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open-0.7" table:style-name="ta1">
        <table:shapes>
          <draw:frame draw:z-index="0" draw:style-name="gr1" draw:text-style-name="P1" svg:width="453.51pt" svg:height="255.09pt" svg:x="67.89pt" svg:y="2.83pt">
            <draw:object draw:notify-on-update-of-ranges="'data-open-0.7'.B1:'data-open-0.7'.B1000 'data-open-0.7'.C1:'data-open-0.7'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.9831693" calcext:value-type="float">
            <text:p>1.9831693</text:p>
          </table:table-cell>
          <table:table-cell office:value-type="float" office:value="0.12606084" calcext:value-type="float">
            <text:p>0.12606084</text:p>
          </table:table-cell>
          <table:table-cell table:formula="of:=[.A1]" office:value-type="float" office:value="1.9831693" calcext:value-type="float">
            <text:p>1.9831693</text:p>
          </table:table-cell>
        </table:table-row>
        <table:table-row table:style-name="ro1">
          <table:table-cell office:value-type="float" office:value="0.5393454" calcext:value-type="float">
            <text:p>0.5393454</text:p>
          </table:table-cell>
          <table:table-cell office:value-type="float" office:value="0.46352488" calcext:value-type="float">
            <text:p>0.46352488</text:p>
          </table:table-cell>
          <table:table-cell table:formula="of:=[.C1]+[.A2]" office:value-type="float" office:value="2.5225147" calcext:value-type="float">
            <text:p>2.5225147</text:p>
          </table:table-cell>
        </table:table-row>
        <table:table-row table:style-name="ro1">
          <table:table-cell office:value-type="float" office:value="0.9274128" calcext:value-type="float">
            <text:p>0.9274128</text:p>
          </table:table-cell>
          <table:table-cell office:value-type="float" office:value="0.2695671" calcext:value-type="float">
            <text:p>0.2695671</text:p>
          </table:table-cell>
          <table:table-cell table:formula="of:=[.C2]+[.A3]" office:value-type="float" office:value="3.4499275" calcext:value-type="float">
            <text:p>3.4499275</text:p>
          </table:table-cell>
        </table:table-row>
        <table:table-row table:style-name="ro1">
          <table:table-cell office:value-type="float" office:value="0.508278" calcext:value-type="float">
            <text:p>0.508278</text:p>
          </table:table-cell>
          <table:table-cell office:value-type="float" office:value="0.4918568" calcext:value-type="float">
            <text:p>0.4918568</text:p>
          </table:table-cell>
          <table:table-cell table:formula="of:=[.C3]+[.A4]" office:value-type="float" office:value="3.9582055" calcext:value-type="float">
            <text:p>3.9582055</text:p>
          </table:table-cell>
        </table:table-row>
        <table:table-row table:style-name="ro1">
          <table:table-cell office:value-type="float" office:value="0.26141757" calcext:value-type="float">
            <text:p>0.26141757</text:p>
          </table:table-cell>
          <table:table-cell office:value-type="float" office:value="0.9563244" calcext:value-type="float">
            <text:p>0.9563244</text:p>
          </table:table-cell>
          <table:table-cell table:formula="of:=[.C4]+[.A5]" office:value-type="float" office:value="4.21962307" calcext:value-type="float">
            <text:p>4.21962307</text:p>
          </table:table-cell>
        </table:table-row>
        <table:table-row table:style-name="ro1">
          <table:table-cell office:value-type="float" office:value="0.1862974" calcext:value-type="float">
            <text:p>0.1862974</text:p>
          </table:table-cell>
          <table:table-cell office:value-type="float" office:value="1.3419404" calcext:value-type="float">
            <text:p>1.3419404</text:p>
          </table:table-cell>
          <table:table-cell table:formula="of:=[.C5]+[.A6]" office:value-type="float" office:value="4.40592047" calcext:value-type="float">
            <text:p>4.40592047</text:p>
          </table:table-cell>
        </table:table-row>
        <table:table-row table:style-name="ro1">
          <table:table-cell office:value-type="float" office:value="0.10009918" calcext:value-type="float">
            <text:p>0.10009918</text:p>
          </table:table-cell>
          <table:table-cell office:value-type="float" office:value="2.4975228" calcext:value-type="float">
            <text:p>2.4975228</text:p>
          </table:table-cell>
          <table:table-cell table:formula="of:=[.C6]+[.A7]" office:value-type="float" office:value="4.50601965" calcext:value-type="float">
            <text:p>4.50601965</text:p>
          </table:table-cell>
        </table:table-row>
        <table:table-row table:style-name="ro1">
          <table:table-cell office:value-type="float" office:value="0.07742428" calcext:value-type="float">
            <text:p>0.07742428</text:p>
          </table:table-cell>
          <table:table-cell office:value-type="float" office:value="3.2289612" calcext:value-type="float">
            <text:p>3.2289612</text:p>
          </table:table-cell>
          <table:table-cell table:formula="of:=[.C7]+[.A8]" office:value-type="float" office:value="4.58344393" calcext:value-type="float">
            <text:p>4.58344393</text:p>
          </table:table-cell>
        </table:table-row>
        <table:table-row table:style-name="ro1">
          <table:table-cell office:value-type="float" office:value="0.06561379" calcext:value-type="float">
            <text:p>0.06561379</text:p>
          </table:table-cell>
          <table:table-cell office:value-type="float" office:value="3.8101745" calcext:value-type="float">
            <text:p>3.8101745</text:p>
          </table:table-cell>
          <table:table-cell table:formula="of:=[.C8]+[.A9]" office:value-type="float" office:value="4.64905772" calcext:value-type="float">
            <text:p>4.64905772</text:p>
          </table:table-cell>
        </table:table-row>
        <table:table-row table:style-name="ro1">
          <table:table-cell office:value-type="float" office:value="0.058411535" calcext:value-type="float">
            <text:p>0.058411535</text:p>
          </table:table-cell>
          <table:table-cell office:value-type="float" office:value="4.279977" calcext:value-type="float">
            <text:p>4.279977</text:p>
          </table:table-cell>
          <table:table-cell table:formula="of:=[.C9]+[.A10]" office:value-type="float" office:value="4.707469255" calcext:value-type="float">
            <text:p>4.707469255</text:p>
          </table:table-cell>
        </table:table-row>
        <table:table-row table:style-name="ro1">
          <table:table-cell office:value-type="float" office:value="0.05148394" calcext:value-type="float">
            <text:p>0.05148394</text:p>
          </table:table-cell>
          <table:table-cell office:value-type="float" office:value="4.855883" calcext:value-type="float">
            <text:p>4.855883</text:p>
          </table:table-cell>
          <table:table-cell table:formula="of:=[.C10]+[.A11]" office:value-type="float" office:value="4.758953195" calcext:value-type="float">
            <text:p>4.758953195</text:p>
          </table:table-cell>
        </table:table-row>
        <table:table-row table:style-name="ro1">
          <table:table-cell office:value-type="float" office:value="0.04823377" calcext:value-type="float">
            <text:p>0.04823377</text:p>
          </table:table-cell>
          <table:table-cell office:value-type="float" office:value="5.1830907" calcext:value-type="float">
            <text:p>5.1830907</text:p>
          </table:table-cell>
          <table:table-cell table:formula="of:=[.C11]+[.A12]" office:value-type="float" office:value="4.807186965" calcext:value-type="float">
            <text:p>4.807186965</text:p>
          </table:table-cell>
        </table:table-row>
        <table:table-row table:style-name="ro1">
          <table:table-cell office:value-type="float" office:value="0.045136187" calcext:value-type="float">
            <text:p>0.045136187</text:p>
          </table:table-cell>
          <table:table-cell office:value-type="float" office:value="5.538793" calcext:value-type="float">
            <text:p>5.538793</text:p>
          </table:table-cell>
          <table:table-cell table:formula="of:=[.C12]+[.A13]" office:value-type="float" office:value="4.852323152" calcext:value-type="float">
            <text:p>4.852323152</text:p>
          </table:table-cell>
        </table:table-row>
        <table:table-row table:style-name="ro1">
          <table:table-cell office:value-type="float" office:value="0.04275578" calcext:value-type="float">
            <text:p>0.04275578</text:p>
          </table:table-cell>
          <table:table-cell office:value-type="float" office:value="5.847163" calcext:value-type="float">
            <text:p>5.847163</text:p>
          </table:table-cell>
          <table:table-cell table:formula="of:=[.C13]+[.A14]" office:value-type="float" office:value="4.895078932" calcext:value-type="float">
            <text:p>4.895078932</text:p>
          </table:table-cell>
        </table:table-row>
        <table:table-row table:style-name="ro1">
          <table:table-cell office:value-type="float" office:value="0.03949035" calcext:value-type="float">
            <text:p>0.03949035</text:p>
          </table:table-cell>
          <table:table-cell office:value-type="float" office:value="6.330661" calcext:value-type="float">
            <text:p>6.330661</text:p>
          </table:table-cell>
          <table:table-cell table:formula="of:=[.C14]+[.A15]" office:value-type="float" office:value="4.934569282" calcext:value-type="float">
            <text:p>4.934569282</text:p>
          </table:table-cell>
        </table:table-row>
        <table:table-row table:style-name="ro1">
          <table:table-cell office:value-type="float" office:value="0.03825437" calcext:value-type="float">
            <text:p>0.03825437</text:p>
          </table:table-cell>
          <table:table-cell office:value-type="float" office:value="6.535201" calcext:value-type="float">
            <text:p>6.535201</text:p>
          </table:table-cell>
          <table:table-cell table:formula="of:=[.C15]+[.A16]" office:value-type="float" office:value="4.972823652" calcext:value-type="float">
            <text:p>4.972823652</text:p>
          </table:table-cell>
        </table:table-row>
        <table:table-row table:style-name="ro1">
          <table:table-cell office:value-type="float" office:value="0.036881056" calcext:value-type="float">
            <text:p>0.036881056</text:p>
          </table:table-cell>
          <table:table-cell office:value-type="float" office:value="6.7785482" calcext:value-type="float">
            <text:p>6.7785482</text:p>
          </table:table-cell>
          <table:table-cell table:formula="of:=[.C16]+[.A17]" office:value-type="float" office:value="5.009704708" calcext:value-type="float">
            <text:p>5.009704708</text:p>
          </table:table-cell>
        </table:table-row>
        <table:table-row table:style-name="ro1">
          <table:table-cell office:value-type="float" office:value="0.03576715" calcext:value-type="float">
            <text:p>0.03576715</text:p>
          </table:table-cell>
          <table:table-cell office:value-type="float" office:value="6.9896545" calcext:value-type="float">
            <text:p>6.9896545</text:p>
          </table:table-cell>
          <table:table-cell table:formula="of:=[.C17]+[.A18]" office:value-type="float" office:value="5.045471858" calcext:value-type="float">
            <text:p>5.045471858</text:p>
          </table:table-cell>
        </table:table-row>
        <table:table-row table:style-name="ro1">
          <table:table-cell office:value-type="float" office:value="0.03358511" calcext:value-type="float">
            <text:p>0.03358511</text:p>
          </table:table-cell>
          <table:table-cell office:value-type="float" office:value="7.443775" calcext:value-type="float">
            <text:p>7.443775</text:p>
          </table:table-cell>
          <table:table-cell table:formula="of:=[.C18]+[.A19]" office:value-type="float" office:value="5.079056968" calcext:value-type="float">
            <text:p>5.079056968</text:p>
          </table:table-cell>
        </table:table-row>
        <table:table-row table:style-name="ro1">
          <table:table-cell office:value-type="float" office:value="0.03311208" calcext:value-type="float">
            <text:p>0.03311208</text:p>
          </table:table-cell>
          <table:table-cell office:value-type="float" office:value="7.550115" calcext:value-type="float">
            <text:p>7.550115</text:p>
          </table:table-cell>
          <table:table-cell table:formula="of:=[.C19]+[.A20]" office:value-type="float" office:value="5.112169048" calcext:value-type="float">
            <text:p>5.112169048</text:p>
          </table:table-cell>
        </table:table-row>
        <table:table-row table:style-name="ro1">
          <table:table-cell office:value-type="float" office:value="0.032394905" calcext:value-type="float">
            <text:p>0.032394905</text:p>
          </table:table-cell>
          <table:table-cell office:value-type="float" office:value="7.7172627" calcext:value-type="float">
            <text:p>7.7172627</text:p>
          </table:table-cell>
          <table:table-cell table:formula="of:=[.C20]+[.A21]" office:value-type="float" office:value="5.144563953" calcext:value-type="float">
            <text:p>5.144563953</text:p>
          </table:table-cell>
        </table:table-row>
        <table:table-row table:style-name="ro1">
          <table:table-cell office:value-type="float" office:value="0.03181506" calcext:value-type="float">
            <text:p>0.03181506</text:p>
          </table:table-cell>
          <table:table-cell office:value-type="float" office:value="7.857914" calcext:value-type="float">
            <text:p>7.857914</text:p>
          </table:table-cell>
          <table:table-cell table:formula="of:=[.C21]+[.A22]" office:value-type="float" office:value="5.176379013" calcext:value-type="float">
            <text:p>5.176379013</text:p>
          </table:table-cell>
        </table:table-row>
        <table:table-row table:style-name="ro1">
          <table:table-cell office:value-type="float" office:value="0.030289158" calcext:value-type="float">
            <text:p>0.030289158</text:p>
          </table:table-cell>
          <table:table-cell office:value-type="float" office:value="8.253778" calcext:value-type="float">
            <text:p>8.253778</text:p>
          </table:table-cell>
          <table:table-cell table:formula="of:=[.C22]+[.A23]" office:value-type="float" office:value="5.206668171" calcext:value-type="float">
            <text:p>5.206668171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23]+[.A24]" office:value-type="float" office:value="5.236789481" calcext:value-type="float">
            <text:p>5.236789481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24]+[.A25]" office:value-type="float" office:value="5.266483537" calcext:value-type="float">
            <text:p>5.266483537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25]+[.A26]" office:value-type="float" office:value="5.295902931" calcext:value-type="float">
            <text:p>5.295902931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26]+[.A27]" office:value-type="float" office:value="5.324132121" calcext:value-type="float">
            <text:p>5.324132121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27]+[.A28]" office:value-type="float" office:value="5.352346052" calcext:value-type="float">
            <text:p>5.352346052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28]+[.A29]" office:value-type="float" office:value="5.380315839" calcext:value-type="float">
            <text:p>5.380315839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29]+[.A30]" office:value-type="float" office:value="5.408148295" calcext:value-type="float">
            <text:p>5.408148295</text:p>
          </table:table-cell>
        </table:table-row>
        <table:table-row table:style-name="ro1">
          <table:table-cell office:value-type="float" office:value="0.026733806" calcext:value-type="float">
            <text:p>0.026733806</text:p>
          </table:table-cell>
          <table:table-cell office:value-type="float" office:value="9.351456" calcext:value-type="float">
            <text:p>9.351456</text:p>
          </table:table-cell>
          <table:table-cell table:formula="of:=[.C30]+[.A31]" office:value-type="float" office:value="5.434882101" calcext:value-type="float">
            <text:p>5.434882101</text:p>
          </table:table-cell>
        </table:table-row>
        <table:table-row table:style-name="ro1">
          <table:table-cell office:value-type="float" office:value="0.026749065" calcext:value-type="float">
            <text:p>0.026749065</text:p>
          </table:table-cell>
          <table:table-cell office:value-type="float" office:value="9.346121" calcext:value-type="float">
            <text:p>9.346121</text:p>
          </table:table-cell>
          <table:table-cell table:formula="of:=[.C31]+[.A32]" office:value-type="float" office:value="5.461631166" calcext:value-type="float">
            <text:p>5.461631166</text:p>
          </table:table-cell>
        </table:table-row>
        <table:table-row table:style-name="ro1">
          <table:table-cell office:value-type="float" office:value="0.026474403" calcext:value-type="float">
            <text:p>0.026474403</text:p>
          </table:table-cell>
          <table:table-cell office:value-type="float" office:value="9.443083" calcext:value-type="float">
            <text:p>9.443083</text:p>
          </table:table-cell>
          <table:table-cell table:formula="of:=[.C32]+[.A33]" office:value-type="float" office:value="5.488105569" calcext:value-type="float">
            <text:p>5.488105569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33]+[.A34]" office:value-type="float" office:value="5.514442641" calcext:value-type="float">
            <text:p>5.514442641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34]+[.A35]" office:value-type="float" office:value="5.539742099" calcext:value-type="float">
            <text:p>5.539742099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35]+[.A36]" office:value-type="float" office:value="5.565087335" calcext:value-type="float">
            <text:p>5.565087335</text:p>
          </table:table-cell>
        </table:table-row>
        <table:table-row table:style-name="ro1">
          <table:table-cell office:value-type="float" office:value="0.02511635" calcext:value-type="float">
            <text:p>0.02511635</text:p>
          </table:table-cell>
          <table:table-cell office:value-type="float" office:value="9.953676" calcext:value-type="float">
            <text:p>9.953676</text:p>
          </table:table-cell>
          <table:table-cell table:formula="of:=[.C36]+[.A37]" office:value-type="float" office:value="5.590203685" calcext:value-type="float">
            <text:p>5.590203685</text:p>
          </table:table-cell>
        </table:table-row>
        <table:table-row table:style-name="ro1">
          <table:table-cell office:value-type="float" office:value="0.024933241" calcext:value-type="float">
            <text:p>0.024933241</text:p>
          </table:table-cell>
          <table:table-cell office:value-type="float" office:value="10.026775" calcext:value-type="float">
            <text:p>10.026775</text:p>
          </table:table-cell>
          <table:table-cell table:formula="of:=[.C37]+[.A38]" office:value-type="float" office:value="5.615136926" calcext:value-type="float">
            <text:p>5.615136926</text:p>
          </table:table-cell>
        </table:table-row>
        <table:table-row table:style-name="ro1">
          <table:table-cell office:value-type="float" office:value="0.023895629" calcext:value-type="float">
            <text:p>0.023895629</text:p>
          </table:table-cell>
          <table:table-cell office:value-type="float" office:value="10.462165" calcext:value-type="float">
            <text:p>10.462165</text:p>
          </table:table-cell>
          <table:table-cell table:formula="of:=[.C38]+[.A39]" office:value-type="float" office:value="5.639032555" calcext:value-type="float">
            <text:p>5.639032555</text:p>
          </table:table-cell>
        </table:table-row>
        <table:table-row table:style-name="ro1">
          <table:table-cell office:value-type="float" office:value="0.023956664" calcext:value-type="float">
            <text:p>0.023956664</text:p>
          </table:table-cell>
          <table:table-cell office:value-type="float" office:value="10.43551" calcext:value-type="float">
            <text:p>10.43551</text:p>
          </table:table-cell>
          <table:table-cell table:formula="of:=[.C39]+[.A40]" office:value-type="float" office:value="5.662989219" calcext:value-type="float">
            <text:p>5.662989219</text:p>
          </table:table-cell>
        </table:table-row>
        <table:table-row table:style-name="ro1">
          <table:table-cell office:value-type="float" office:value="0.023758298" calcext:value-type="float">
            <text:p>0.023758298</text:p>
          </table:table-cell>
          <table:table-cell office:value-type="float" office:value="10.522639" calcext:value-type="float">
            <text:p>10.522639</text:p>
          </table:table-cell>
          <table:table-cell table:formula="of:=[.C40]+[.A41]" office:value-type="float" office:value="5.686747517" calcext:value-type="float">
            <text:p>5.686747517</text:p>
          </table:table-cell>
        </table:table-row>
        <table:table-row table:style-name="ro1">
          <table:table-cell office:value-type="float" office:value="0.023636226" calcext:value-type="float">
            <text:p>0.023636226</text:p>
          </table:table-cell>
          <table:table-cell office:value-type="float" office:value="10.576984" calcext:value-type="float">
            <text:p>10.576984</text:p>
          </table:table-cell>
          <table:table-cell table:formula="of:=[.C41]+[.A42]" office:value-type="float" office:value="5.710383743" calcext:value-type="float">
            <text:p>5.710383743</text:p>
          </table:table-cell>
        </table:table-row>
        <table:table-row table:style-name="ro1">
          <table:table-cell office:value-type="float" office:value="0.022720683" calcext:value-type="float">
            <text:p>0.022720683</text:p>
          </table:table-cell>
          <table:table-cell office:value-type="float" office:value="11.00319" calcext:value-type="float">
            <text:p>11.00319</text:p>
          </table:table-cell>
          <table:table-cell table:formula="of:=[.C42]+[.A43]" office:value-type="float" office:value="5.733104426" calcext:value-type="float">
            <text:p>5.733104426</text:p>
          </table:table-cell>
        </table:table-row>
        <table:table-row table:style-name="ro1">
          <table:table-cell office:value-type="float" office:value="0.02279698" calcext:value-type="float">
            <text:p>0.02279698</text:p>
          </table:table-cell>
          <table:table-cell office:value-type="float" office:value="10.966366" calcext:value-type="float">
            <text:p>10.966366</text:p>
          </table:table-cell>
          <table:table-cell table:formula="of:=[.C43]+[.A44]" office:value-type="float" office:value="5.755901406" calcext:value-type="float">
            <text:p>5.755901406</text:p>
          </table:table-cell>
        </table:table-row>
        <table:table-row table:style-name="ro1">
          <table:table-cell office:value-type="float" office:value="0.022659648" calcext:value-type="float">
            <text:p>0.022659648</text:p>
          </table:table-cell>
          <table:table-cell office:value-type="float" office:value="11.032827" calcext:value-type="float">
            <text:p>11.032827</text:p>
          </table:table-cell>
          <table:table-cell table:formula="of:=[.C44]+[.A45]" office:value-type="float" office:value="5.778561054" calcext:value-type="float">
            <text:p>5.778561054</text:p>
          </table:table-cell>
        </table:table-row>
        <table:table-row table:style-name="ro1">
          <table:table-cell office:value-type="float" office:value="0.022537576" calcext:value-type="float">
            <text:p>0.022537576</text:p>
          </table:table-cell>
          <table:table-cell office:value-type="float" office:value="11.092586" calcext:value-type="float">
            <text:p>11.092586</text:p>
          </table:table-cell>
          <table:table-cell table:formula="of:=[.C45]+[.A46]" office:value-type="float" office:value="5.80109863" calcext:value-type="float">
            <text:p>5.80109863</text:p>
          </table:table-cell>
        </table:table-row>
        <table:table-row table:style-name="ro1">
          <table:table-cell office:value-type="float" office:value="0.02169833" calcext:value-type="float">
            <text:p>0.02169833</text:p>
          </table:table-cell>
          <table:table-cell office:value-type="float" office:value="11.521624" calcext:value-type="float">
            <text:p>11.521624</text:p>
          </table:table-cell>
          <table:table-cell table:formula="of:=[.C46]+[.A47]" office:value-type="float" office:value="5.82279696" calcext:value-type="float">
            <text:p>5.82279696</text:p>
          </table:table-cell>
        </table:table-row>
        <table:table-row table:style-name="ro1">
          <table:table-cell office:value-type="float" office:value="0.021896696" calcext:value-type="float">
            <text:p>0.021896696</text:p>
          </table:table-cell>
          <table:table-cell office:value-type="float" office:value="11.417248" calcext:value-type="float">
            <text:p>11.417248</text:p>
          </table:table-cell>
          <table:table-cell table:formula="of:=[.C47]+[.A48]" office:value-type="float" office:value="5.844693656" calcext:value-type="float">
            <text:p>5.844693656</text:p>
          </table:table-cell>
        </table:table-row>
        <table:table-row table:style-name="ro1">
          <table:table-cell office:value-type="float" office:value="0.021866178" calcext:value-type="float">
            <text:p>0.021866178</text:p>
          </table:table-cell>
          <table:table-cell office:value-type="float" office:value="11.433183" calcext:value-type="float">
            <text:p>11.433183</text:p>
          </table:table-cell>
          <table:table-cell table:formula="of:=[.C48]+[.A49]" office:value-type="float" office:value="5.866559834" calcext:value-type="float">
            <text:p>5.866559834</text:p>
          </table:table-cell>
        </table:table-row>
        <table:table-row table:style-name="ro1">
          <table:table-cell office:value-type="float" office:value="0.021881437" calcext:value-type="float">
            <text:p>0.021881437</text:p>
          </table:table-cell>
          <table:table-cell office:value-type="float" office:value="11.42521" calcext:value-type="float">
            <text:p>11.42521</text:p>
          </table:table-cell>
          <table:table-cell table:formula="of:=[.C49]+[.A50]" office:value-type="float" office:value="5.888441271" calcext:value-type="float">
            <text:p>5.888441271</text:p>
          </table:table-cell>
        </table:table-row>
        <table:table-row table:style-name="ro1">
          <table:table-cell office:value-type="float" office:value="0.021164263" calcext:value-type="float">
            <text:p>0.021164263</text:p>
          </table:table-cell>
          <table:table-cell office:value-type="float" office:value="11.812365" calcext:value-type="float">
            <text:p>11.812365</text:p>
          </table:table-cell>
          <table:table-cell table:formula="of:=[.C50]+[.A51]" office:value-type="float" office:value="5.909605534" calcext:value-type="float">
            <text:p>5.909605534</text:p>
          </table:table-cell>
        </table:table-row>
        <table:table-row table:style-name="ro1">
          <table:table-cell office:value-type="float" office:value="0.021332113" calcext:value-type="float">
            <text:p>0.021332113</text:p>
          </table:table-cell>
          <table:table-cell office:value-type="float" office:value="11.71942" calcext:value-type="float">
            <text:p>11.71942</text:p>
          </table:table-cell>
          <table:table-cell table:formula="of:=[.C51]+[.A52]" office:value-type="float" office:value="5.930937647" calcext:value-type="float">
            <text:p>5.930937647</text:p>
          </table:table-cell>
        </table:table-row>
        <table:table-row table:style-name="ro1">
          <table:table-cell office:value-type="float" office:value="0.021316854" calcext:value-type="float">
            <text:p>0.021316854</text:p>
          </table:table-cell>
          <table:table-cell office:value-type="float" office:value="11.72781" calcext:value-type="float">
            <text:p>11.72781</text:p>
          </table:table-cell>
          <table:table-cell table:formula="of:=[.C52]+[.A53]" office:value-type="float" office:value="5.952254501" calcext:value-type="float">
            <text:p>5.952254501</text:p>
          </table:table-cell>
        </table:table-row>
        <table:table-row table:style-name="ro1">
          <table:table-cell office:value-type="float" office:value="0.02137789" calcext:value-type="float">
            <text:p>0.02137789</text:p>
          </table:table-cell>
          <table:table-cell office:value-type="float" office:value="11.694326" calcext:value-type="float">
            <text:p>11.694326</text:p>
          </table:table-cell>
          <table:table-cell table:formula="of:=[.C53]+[.A54]" office:value-type="float" office:value="5.973632391" calcext:value-type="float">
            <text:p>5.973632391</text:p>
          </table:table-cell>
        </table:table-row>
        <table:table-row table:style-name="ro1">
          <table:table-cell office:value-type="float" office:value="0.020706493" calcext:value-type="float">
            <text:p>0.020706493</text:p>
          </table:table-cell>
          <table:table-cell office:value-type="float" office:value="12.073507" calcext:value-type="float">
            <text:p>12.073507</text:p>
          </table:table-cell>
          <table:table-cell table:formula="of:=[.C54]+[.A55]" office:value-type="float" office:value="5.994338884" calcext:value-type="float">
            <text:p>5.994338884</text:p>
          </table:table-cell>
        </table:table-row>
        <table:table-row table:style-name="ro1">
          <table:table-cell office:value-type="float" office:value="0.02090486" calcext:value-type="float">
            <text:p>0.02090486</text:p>
          </table:table-cell>
          <table:table-cell office:value-type="float" office:value="11.958942" calcext:value-type="float">
            <text:p>11.958942</text:p>
          </table:table-cell>
          <table:table-cell table:formula="of:=[.C55]+[.A56]" office:value-type="float" office:value="6.015243744" calcext:value-type="float">
            <text:p>6.015243744</text:p>
          </table:table-cell>
        </table:table-row>
        <table:table-row table:style-name="ro1">
          <table:table-cell office:value-type="float" office:value="0.020920118" calcext:value-type="float">
            <text:p>0.020920118</text:p>
          </table:table-cell>
          <table:table-cell office:value-type="float" office:value="11.950219" calcext:value-type="float">
            <text:p>11.950219</text:p>
          </table:table-cell>
          <table:table-cell table:formula="of:=[.C56]+[.A57]" office:value-type="float" office:value="6.036163862" calcext:value-type="float">
            <text:p>6.036163862</text:p>
          </table:table-cell>
        </table:table-row>
        <table:table-row table:style-name="ro1">
          <table:table-cell office:value-type="float" office:value="0.020981155" calcext:value-type="float">
            <text:p>0.020981155</text:p>
          </table:table-cell>
          <table:table-cell office:value-type="float" office:value="11.915455" calcext:value-type="float">
            <text:p>11.915455</text:p>
          </table:table-cell>
          <table:table-cell table:formula="of:=[.C57]+[.A58]" office:value-type="float" office:value="6.057145017" calcext:value-type="float">
            <text:p>6.057145017</text:p>
          </table:table-cell>
        </table:table-row>
        <table:table-row table:style-name="ro1">
          <table:table-cell office:value-type="float" office:value="0.020325018" calcext:value-type="float">
            <text:p>0.020325018</text:p>
          </table:table-cell>
          <table:table-cell office:value-type="float" office:value="12.300113" calcext:value-type="float">
            <text:p>12.300113</text:p>
          </table:table-cell>
          <table:table-cell table:formula="of:=[.C58]+[.A59]" office:value-type="float" office:value="6.077470035" calcext:value-type="float">
            <text:p>6.077470035</text:p>
          </table:table-cell>
        </table:table-row>
        <table:table-row table:style-name="ro1">
          <table:table-cell office:value-type="float" office:value="0.020569162" calcext:value-type="float">
            <text:p>0.020569162</text:p>
          </table:table-cell>
          <table:table-cell office:value-type="float" office:value="12.154117" calcext:value-type="float">
            <text:p>12.154117</text:p>
          </table:table-cell>
          <table:table-cell table:formula="of:=[.C59]+[.A60]" office:value-type="float" office:value="6.098039197" calcext:value-type="float">
            <text:p>6.098039197</text:p>
          </table:table-cell>
        </table:table-row>
        <table:table-row table:style-name="ro1">
          <table:table-cell office:value-type="float" office:value="0.020584421" calcext:value-type="float">
            <text:p>0.020584421</text:p>
          </table:table-cell>
          <table:table-cell office:value-type="float" office:value="12.145106" calcext:value-type="float">
            <text:p>12.145106</text:p>
          </table:table-cell>
          <table:table-cell table:formula="of:=[.C60]+[.A61]" office:value-type="float" office:value="6.118623618" calcext:value-type="float">
            <text:p>6.118623618</text:p>
          </table:table-cell>
        </table:table-row>
        <table:table-row table:style-name="ro1">
          <table:table-cell office:value-type="float" office:value="0.020660715" calcext:value-type="float">
            <text:p>0.020660715</text:p>
          </table:table-cell>
          <table:table-cell office:value-type="float" office:value="12.100259" calcext:value-type="float">
            <text:p>12.100259</text:p>
          </table:table-cell>
          <table:table-cell table:formula="of:=[.C61]+[.A62]" office:value-type="float" office:value="6.139284333" calcext:value-type="float">
            <text:p>6.139284333</text:p>
          </table:table-cell>
        </table:table-row>
        <table:table-row table:style-name="ro1">
          <table:table-cell office:value-type="float" office:value="0.020019837" calcext:value-type="float">
            <text:p>0.020019837</text:p>
          </table:table-cell>
          <table:table-cell office:value-type="float" office:value="12.487615" calcext:value-type="float">
            <text:p>12.487615</text:p>
          </table:table-cell>
          <table:table-cell table:formula="of:=[.C62]+[.A63]" office:value-type="float" office:value="6.15930417" calcext:value-type="float">
            <text:p>6.15930417</text:p>
          </table:table-cell>
        </table:table-row>
        <table:table-row table:style-name="ro1">
          <table:table-cell office:value-type="float" office:value="0.020263981" calcext:value-type="float">
            <text:p>0.020263981</text:p>
          </table:table-cell>
          <table:table-cell office:value-type="float" office:value="12.337161" calcext:value-type="float">
            <text:p>12.337161</text:p>
          </table:table-cell>
          <table:table-cell table:formula="of:=[.C63]+[.A64]" office:value-type="float" office:value="6.179568151" calcext:value-type="float">
            <text:p>6.179568151</text:p>
          </table:table-cell>
        </table:table-row>
        <table:table-row table:style-name="ro1">
          <table:table-cell office:value-type="float" office:value="0.02027924" calcext:value-type="float">
            <text:p>0.02027924</text:p>
          </table:table-cell>
          <table:table-cell office:value-type="float" office:value="12.327878" calcext:value-type="float">
            <text:p>12.327878</text:p>
          </table:table-cell>
          <table:table-cell table:formula="of:=[.C64]+[.A65]" office:value-type="float" office:value="6.199847391" calcext:value-type="float">
            <text:p>6.199847391</text:p>
          </table:table-cell>
        </table:table-row>
        <table:table-row table:style-name="ro1">
          <table:table-cell office:value-type="float" office:value="0.020386053" calcext:value-type="float">
            <text:p>0.020386053</text:p>
          </table:table-cell>
          <table:table-cell office:value-type="float" office:value="12.263287" calcext:value-type="float">
            <text:p>12.263287</text:p>
          </table:table-cell>
          <table:table-cell table:formula="of:=[.C65]+[.A66]" office:value-type="float" office:value="6.220233444" calcext:value-type="float">
            <text:p>6.220233444</text:p>
          </table:table-cell>
        </table:table-row>
        <table:table-row table:style-name="ro1">
          <table:table-cell office:value-type="float" office:value="0.019745175" calcext:value-type="float">
            <text:p>0.019745175</text:p>
          </table:table-cell>
          <table:table-cell office:value-type="float" office:value="12.661322" calcext:value-type="float">
            <text:p>12.661322</text:p>
          </table:table-cell>
          <table:table-cell table:formula="of:=[.C66]+[.A67]" office:value-type="float" office:value="6.239978619" calcext:value-type="float">
            <text:p>6.239978619</text:p>
          </table:table-cell>
        </table:table-row>
        <table:table-row table:style-name="ro1">
          <table:table-cell office:value-type="float" office:value="0.020035096" calcext:value-type="float">
            <text:p>0.020035096</text:p>
          </table:table-cell>
          <table:table-cell office:value-type="float" office:value="12.478104" calcext:value-type="float">
            <text:p>12.478104</text:p>
          </table:table-cell>
          <table:table-cell table:formula="of:=[.C67]+[.A68]" office:value-type="float" office:value="6.260013715" calcext:value-type="float">
            <text:p>6.260013715</text:p>
          </table:table-cell>
        </table:table-row>
        <table:table-row table:style-name="ro1">
          <table:table-cell office:value-type="float" office:value="0.020065613" calcext:value-type="float">
            <text:p>0.020065613</text:p>
          </table:table-cell>
          <table:table-cell office:value-type="float" office:value="12.4591255" calcext:value-type="float">
            <text:p>12.4591255</text:p>
          </table:table-cell>
          <table:table-cell table:formula="of:=[.C68]+[.A69]" office:value-type="float" office:value="6.280079328" calcext:value-type="float">
            <text:p>6.280079328</text:p>
          </table:table-cell>
        </table:table-row>
        <table:table-row table:style-name="ro1">
          <table:table-cell office:value-type="float" office:value="0.020187685" calcext:value-type="float">
            <text:p>0.020187685</text:p>
          </table:table-cell>
          <table:table-cell office:value-type="float" office:value="12.383787" calcext:value-type="float">
            <text:p>12.383787</text:p>
          </table:table-cell>
          <table:table-cell table:formula="of:=[.C69]+[.A70]" office:value-type="float" office:value="6.300267013" calcext:value-type="float">
            <text:p>6.300267013</text:p>
          </table:table-cell>
        </table:table-row>
        <table:table-row table:style-name="ro1">
          <table:table-cell office:value-type="float" office:value="0.019592585" calcext:value-type="float">
            <text:p>0.019592585</text:p>
          </table:table-cell>
          <table:table-cell office:value-type="float" office:value="12.759929" calcext:value-type="float">
            <text:p>12.759929</text:p>
          </table:table-cell>
          <table:table-cell table:formula="of:=[.C70]+[.A71]" office:value-type="float" office:value="6.319859598" calcext:value-type="float">
            <text:p>6.319859598</text:p>
          </table:table-cell>
        </table:table-row>
        <table:table-row table:style-name="ro1">
          <table:table-cell office:value-type="float" office:value="0.019851988" calcext:value-type="float">
            <text:p>0.019851988</text:p>
          </table:table-cell>
          <table:table-cell office:value-type="float" office:value="12.593198" calcext:value-type="float">
            <text:p>12.593198</text:p>
          </table:table-cell>
          <table:table-cell table:formula="of:=[.C71]+[.A72]" office:value-type="float" office:value="6.339711586" calcext:value-type="float">
            <text:p>6.339711586</text:p>
          </table:table-cell>
        </table:table-row>
        <table:table-row table:style-name="ro1">
          <table:table-cell office:value-type="float" office:value="0.019851988" calcext:value-type="float">
            <text:p>0.019851988</text:p>
          </table:table-cell>
          <table:table-cell office:value-type="float" office:value="12.593198" calcext:value-type="float">
            <text:p>12.593198</text:p>
          </table:table-cell>
          <table:table-cell table:formula="of:=[.C72]+[.A73]" office:value-type="float" office:value="6.359563574" calcext:value-type="float">
            <text:p>6.359563574</text:p>
          </table:table-cell>
        </table:table-row>
        <table:table-row table:style-name="ro1">
          <table:table-cell office:value-type="float" office:value="0.01998932" calcext:value-type="float">
            <text:p>0.01998932</text:p>
          </table:table-cell>
          <table:table-cell office:value-type="float" office:value="12.50668" calcext:value-type="float">
            <text:p>12.50668</text:p>
          </table:table-cell>
          <table:table-cell table:formula="of:=[.C73]+[.A74]" office:value-type="float" office:value="6.379552894" calcext:value-type="float">
            <text:p>6.379552894</text:p>
          </table:table-cell>
        </table:table-row>
        <table:table-row table:style-name="ro1">
          <table:table-cell office:value-type="float" office:value="0.019409476" calcext:value-type="float">
            <text:p>0.019409476</text:p>
          </table:table-cell>
          <table:table-cell office:value-type="float" office:value="12.880307" calcext:value-type="float">
            <text:p>12.880307</text:p>
          </table:table-cell>
          <table:table-cell table:formula="of:=[.C74]+[.A75]" office:value-type="float" office:value="6.39896237" calcext:value-type="float">
            <text:p>6.39896237</text:p>
          </table:table-cell>
        </table:table-row>
        <table:table-row table:style-name="ro1">
          <table:table-cell office:value-type="float" office:value="0.019668879" calcext:value-type="float">
            <text:p>0.019668879</text:p>
          </table:table-cell>
          <table:table-cell office:value-type="float" office:value="12.710434" calcext:value-type="float">
            <text:p>12.710434</text:p>
          </table:table-cell>
          <table:table-cell table:formula="of:=[.C75]+[.A76]" office:value-type="float" office:value="6.418631249" calcext:value-type="float">
            <text:p>6.418631249</text:p>
          </table:table-cell>
        </table:table-row>
        <table:table-row table:style-name="ro1">
          <table:table-cell office:value-type="float" office:value="0.019699397" calcext:value-type="float">
            <text:p>0.019699397</text:p>
          </table:table-cell>
          <table:table-cell office:value-type="float" office:value="12.690743" calcext:value-type="float">
            <text:p>12.690743</text:p>
          </table:table-cell>
          <table:table-cell table:formula="of:=[.C76]+[.A77]" office:value-type="float" office:value="6.438330646" calcext:value-type="float">
            <text:p>6.438330646</text:p>
          </table:table-cell>
        </table:table-row>
        <table:table-row table:style-name="ro1">
          <table:table-cell office:value-type="float" office:value="0.01980621" calcext:value-type="float">
            <text:p>0.01980621</text:p>
          </table:table-cell>
          <table:table-cell office:value-type="float" office:value="12.622304" calcext:value-type="float">
            <text:p>12.622304</text:p>
          </table:table-cell>
          <table:table-cell table:formula="of:=[.C77]+[.A78]" office:value-type="float" office:value="6.458136856" calcext:value-type="float">
            <text:p>6.458136856</text:p>
          </table:table-cell>
        </table:table-row>
        <table:table-row table:style-name="ro1">
          <table:table-cell office:value-type="float" office:value="0.019241627" calcext:value-type="float">
            <text:p>0.019241627</text:p>
          </table:table-cell>
          <table:table-cell office:value-type="float" office:value="12.992664" calcext:value-type="float">
            <text:p>12.992664</text:p>
          </table:table-cell>
          <table:table-cell table:formula="of:=[.C78]+[.A79]" office:value-type="float" office:value="6.477378483" calcext:value-type="float">
            <text:p>6.477378483</text:p>
          </table:table-cell>
        </table:table-row>
        <table:table-row table:style-name="ro1">
          <table:table-cell office:value-type="float" office:value="0.019485772" calcext:value-type="float">
            <text:p>0.019485772</text:p>
          </table:table-cell>
          <table:table-cell office:value-type="float" office:value="12.829874" calcext:value-type="float">
            <text:p>12.829874</text:p>
          </table:table-cell>
          <table:table-cell table:formula="of:=[.C79]+[.A80]" office:value-type="float" office:value="6.496864255" calcext:value-type="float">
            <text:p>6.496864255</text:p>
          </table:table-cell>
        </table:table-row>
        <table:table-row table:style-name="ro1">
          <table:table-cell office:value-type="float" office:value="0.019531548" calcext:value-type="float">
            <text:p>0.019531548</text:p>
          </table:table-cell>
          <table:table-cell office:value-type="float" office:value="12.799805" calcext:value-type="float">
            <text:p>12.799805</text:p>
          </table:table-cell>
          <table:table-cell table:formula="of:=[.C80]+[.A81]" office:value-type="float" office:value="6.516395803" calcext:value-type="float">
            <text:p>6.516395803</text:p>
          </table:table-cell>
        </table:table-row>
        <table:table-row table:style-name="ro1">
          <table:table-cell office:value-type="float" office:value="0.019668879" calcext:value-type="float">
            <text:p>0.019668879</text:p>
          </table:table-cell>
          <table:table-cell office:value-type="float" office:value="12.710434" calcext:value-type="float">
            <text:p>12.710434</text:p>
          </table:table-cell>
          <table:table-cell table:formula="of:=[.C81]+[.A82]" office:value-type="float" office:value="6.536064682" calcext:value-type="float">
            <text:p>6.536064682</text:p>
          </table:table-cell>
        </table:table-row>
        <table:table-row table:style-name="ro1">
          <table:table-cell office:value-type="float" office:value="0.019058518" calcext:value-type="float">
            <text:p>0.019058518</text:p>
          </table:table-cell>
          <table:table-cell office:value-type="float" office:value="13.117495" calcext:value-type="float">
            <text:p>13.117495</text:p>
          </table:table-cell>
          <table:table-cell table:formula="of:=[.C82]+[.A83]" office:value-type="float" office:value="6.5551232" calcext:value-type="float">
            <text:p>6.5551232</text:p>
          </table:table-cell>
        </table:table-row>
        <table:table-row table:style-name="ro1">
          <table:table-cell office:value-type="float" office:value="0.01934844" calcext:value-type="float">
            <text:p>0.01934844</text:p>
          </table:table-cell>
          <table:table-cell office:value-type="float" office:value="12.9209385" calcext:value-type="float">
            <text:p>12.9209385</text:p>
          </table:table-cell>
          <table:table-cell table:formula="of:=[.C83]+[.A84]" office:value-type="float" office:value="6.57447164" calcext:value-type="float">
            <text:p>6.57447164</text:p>
          </table:table-cell>
        </table:table-row>
        <table:table-row table:style-name="ro1">
          <table:table-cell office:value-type="float" office:value="0.019394217" calcext:value-type="float">
            <text:p>0.019394217</text:p>
          </table:table-cell>
          <table:table-cell office:value-type="float" office:value="12.890441" calcext:value-type="float">
            <text:p>12.890441</text:p>
          </table:table-cell>
          <table:table-cell table:formula="of:=[.C84]+[.A85]" office:value-type="float" office:value="6.593865857" calcext:value-type="float">
            <text:p>6.593865857</text:p>
          </table:table-cell>
        </table:table-row>
        <table:table-row table:style-name="ro1">
          <table:table-cell office:value-type="float" office:value="0.01950103" calcext:value-type="float">
            <text:p>0.01950103</text:p>
          </table:table-cell>
          <table:table-cell office:value-type="float" office:value="12.819836" calcext:value-type="float">
            <text:p>12.819836</text:p>
          </table:table-cell>
          <table:table-cell table:formula="of:=[.C85]+[.A86]" office:value-type="float" office:value="6.613366887" calcext:value-type="float">
            <text:p>6.613366887</text:p>
          </table:table-cell>
        </table:table-row>
        <table:table-row table:style-name="ro1">
          <table:table-cell office:value-type="float" office:value="0.018936446" calcext:value-type="float">
            <text:p>0.018936446</text:p>
          </table:table-cell>
          <table:table-cell office:value-type="float" office:value="13.202055" calcext:value-type="float">
            <text:p>13.202055</text:p>
          </table:table-cell>
          <table:table-cell table:formula="of:=[.C86]+[.A87]" office:value-type="float" office:value="6.632303333" calcext:value-type="float">
            <text:p>6.632303333</text:p>
          </table:table-cell>
        </table:table-row>
        <table:table-row table:style-name="ro1">
          <table:table-cell office:value-type="float" office:value="0.01918059" calcext:value-type="float">
            <text:p>0.01918059</text:p>
          </table:table-cell>
          <table:table-cell office:value-type="float" office:value="13.034009" calcext:value-type="float">
            <text:p>13.034009</text:p>
          </table:table-cell>
          <table:table-cell table:formula="of:=[.C87]+[.A88]" office:value-type="float" office:value="6.651483923" calcext:value-type="float">
            <text:p>6.651483923</text:p>
          </table:table-cell>
        </table:table-row>
        <table:table-row table:style-name="ro1">
          <table:table-cell office:value-type="float" office:value="0.019241627" calcext:value-type="float">
            <text:p>0.019241627</text:p>
          </table:table-cell>
          <table:table-cell office:value-type="float" office:value="12.992664" calcext:value-type="float">
            <text:p>12.992664</text:p>
          </table:table-cell>
          <table:table-cell table:formula="of:=[.C88]+[.A89]" office:value-type="float" office:value="6.67072555" calcext:value-type="float">
            <text:p>6.67072555</text:p>
          </table:table-cell>
        </table:table-row>
        <table:table-row table:style-name="ro1">
          <table:table-cell office:value-type="float" office:value="0.01934844" calcext:value-type="float">
            <text:p>0.01934844</text:p>
          </table:table-cell>
          <table:table-cell office:value-type="float" office:value="12.9209385" calcext:value-type="float">
            <text:p>12.9209385</text:p>
          </table:table-cell>
          <table:table-cell table:formula="of:=[.C89]+[.A90]" office:value-type="float" office:value="6.69007399" calcext:value-type="float">
            <text:p>6.69007399</text:p>
          </table:table-cell>
        </table:table-row>
        <table:table-row table:style-name="ro1">
          <table:table-cell office:value-type="float" office:value="0.018799115" calcext:value-type="float">
            <text:p>0.018799115</text:p>
          </table:table-cell>
          <table:table-cell office:value-type="float" office:value="13.298498" calcext:value-type="float">
            <text:p>13.298498</text:p>
          </table:table-cell>
          <table:table-cell table:formula="of:=[.C90]+[.A91]" office:value-type="float" office:value="6.708873105" calcext:value-type="float">
            <text:p>6.708873105</text:p>
          </table:table-cell>
        </table:table-row>
        <table:table-row table:style-name="ro1">
          <table:table-cell office:value-type="float" office:value="0.019058518" calcext:value-type="float">
            <text:p>0.019058518</text:p>
          </table:table-cell>
          <table:table-cell office:value-type="float" office:value="13.117495" calcext:value-type="float">
            <text:p>13.117495</text:p>
          </table:table-cell>
          <table:table-cell table:formula="of:=[.C91]+[.A92]" office:value-type="float" office:value="6.727931623" calcext:value-type="float">
            <text:p>6.727931623</text:p>
          </table:table-cell>
        </table:table-row>
        <table:table-row table:style-name="ro1">
          <table:table-cell office:value-type="float" office:value="0.019089036" calcext:value-type="float">
            <text:p>0.019089036</text:p>
          </table:table-cell>
          <table:table-cell office:value-type="float" office:value="13.096523" calcext:value-type="float">
            <text:p>13.096523</text:p>
          </table:table-cell>
          <table:table-cell table:formula="of:=[.C92]+[.A93]" office:value-type="float" office:value="6.747020659" calcext:value-type="float">
            <text:p>6.747020659</text:p>
          </table:table-cell>
        </table:table-row>
        <table:table-row table:style-name="ro1">
          <table:table-cell office:value-type="float" office:value="0.01919585" calcext:value-type="float">
            <text:p>0.01919585</text:p>
          </table:table-cell>
          <table:table-cell office:value-type="float" office:value="13.023648" calcext:value-type="float">
            <text:p>13.023648</text:p>
          </table:table-cell>
          <table:table-cell table:formula="of:=[.C93]+[.A94]" office:value-type="float" office:value="6.766216509" calcext:value-type="float">
            <text:p>6.766216509</text:p>
          </table:table-cell>
        </table:table-row>
        <table:table-row table:style-name="ro1">
          <table:table-cell office:value-type="float" office:value="0.018661784" calcext:value-type="float">
            <text:p>0.018661784</text:p>
          </table:table-cell>
          <table:table-cell office:value-type="float" office:value="13.39636" calcext:value-type="float">
            <text:p>13.39636</text:p>
          </table:table-cell>
          <table:table-cell table:formula="of:=[.C94]+[.A95]" office:value-type="float" office:value="6.784878293" calcext:value-type="float">
            <text:p>6.784878293</text:p>
          </table:table-cell>
        </table:table-row>
        <table:table-row table:style-name="ro1">
          <table:table-cell office:value-type="float" office:value="0.018921187" calcext:value-type="float">
            <text:p>0.018921187</text:p>
          </table:table-cell>
          <table:table-cell office:value-type="float" office:value="13.212702" calcext:value-type="float">
            <text:p>13.212702</text:p>
          </table:table-cell>
          <table:table-cell table:formula="of:=[.C95]+[.A96]" office:value-type="float" office:value="6.80379948" calcext:value-type="float">
            <text:p>6.80379948</text:p>
          </table:table-cell>
        </table:table-row>
        <table:table-row table:style-name="ro1">
          <table:table-cell office:value-type="float" office:value="0.018982224" calcext:value-type="float">
            <text:p>0.018982224</text:p>
          </table:table-cell>
          <table:table-cell office:value-type="float" office:value="13.170217" calcext:value-type="float">
            <text:p>13.170217</text:p>
          </table:table-cell>
          <table:table-cell table:formula="of:=[.C96]+[.A97]" office:value-type="float" office:value="6.822781704" calcext:value-type="float">
            <text:p>6.822781704</text:p>
          </table:table-cell>
        </table:table-row>
        <table:table-row table:style-name="ro1">
          <table:table-cell office:value-type="float" office:value="0.019073777" calcext:value-type="float">
            <text:p>0.019073777</text:p>
          </table:table-cell>
          <table:table-cell office:value-type="float" office:value="13.107" calcext:value-type="float">
            <text:p>13.107</text:p>
          </table:table-cell>
          <table:table-cell table:formula="of:=[.C97]+[.A98]" office:value-type="float" office:value="6.841855481" calcext:value-type="float">
            <text:p>6.841855481</text:p>
          </table:table-cell>
        </table:table-row>
        <table:table-row table:style-name="ro1">
          <table:table-cell office:value-type="float" office:value="0.018539712" calcext:value-type="float">
            <text:p>0.018539712</text:p>
          </table:table-cell>
          <table:table-cell office:value-type="float" office:value="13.484568" calcext:value-type="float">
            <text:p>13.484568</text:p>
          </table:table-cell>
          <table:table-cell table:formula="of:=[.C98]+[.A99]" office:value-type="float" office:value="6.860395193" calcext:value-type="float">
            <text:p>6.860395193</text:p>
          </table:table-cell>
        </table:table-row>
        <table:table-row table:style-name="ro1">
          <table:table-cell office:value-type="float" office:value="0.018814374" calcext:value-type="float">
            <text:p>0.018814374</text:p>
          </table:table-cell>
          <table:table-cell office:value-type="float" office:value="13.287713" calcext:value-type="float">
            <text:p>13.287713</text:p>
          </table:table-cell>
          <table:table-cell table:formula="of:=[.C99]+[.A100]" office:value-type="float" office:value="6.879209567" calcext:value-type="float">
            <text:p>6.879209567</text:p>
          </table:table-cell>
        </table:table-row>
        <table:table-row table:style-name="ro1">
          <table:table-cell office:value-type="float" office:value="0.018860152" calcext:value-type="float">
            <text:p>0.018860152</text:p>
          </table:table-cell>
          <table:table-cell office:value-type="float" office:value="13.255461" calcext:value-type="float">
            <text:p>13.255461</text:p>
          </table:table-cell>
          <table:table-cell table:formula="of:=[.C100]+[.A101]" office:value-type="float" office:value="6.898069719" calcext:value-type="float">
            <text:p>6.898069719</text:p>
          </table:table-cell>
        </table:table-row>
        <table:table-row table:style-name="ro1">
          <table:table-cell office:value-type="float" office:value="0.018982224" calcext:value-type="float">
            <text:p>0.018982224</text:p>
          </table:table-cell>
          <table:table-cell office:value-type="float" office:value="13.170217" calcext:value-type="float">
            <text:p>13.170217</text:p>
          </table:table-cell>
          <table:table-cell table:formula="of:=[.C101]+[.A102]" office:value-type="float" office:value="6.917051943" calcext:value-type="float">
            <text:p>6.917051943</text:p>
          </table:table-cell>
        </table:table-row>
        <table:table-row table:style-name="ro1">
          <table:table-cell office:value-type="float" office:value="0.018463416" calcext:value-type="float">
            <text:p>0.018463416</text:p>
          </table:table-cell>
          <table:table-cell office:value-type="float" office:value="13.54029" calcext:value-type="float">
            <text:p>13.54029</text:p>
          </table:table-cell>
          <table:table-cell table:formula="of:=[.C102]+[.A103]" office:value-type="float" office:value="6.935515359" calcext:value-type="float">
            <text:p>6.935515359</text:p>
          </table:table-cell>
        </table:table-row>
        <table:table-row table:style-name="ro1">
          <table:table-cell office:value-type="float" office:value="0.018677043" calcext:value-type="float">
            <text:p>0.018677043</text:p>
          </table:table-cell>
          <table:table-cell office:value-type="float" office:value="13.385416" calcext:value-type="float">
            <text:p>13.385416</text:p>
          </table:table-cell>
          <table:table-cell table:formula="of:=[.C103]+[.A104]" office:value-type="float" office:value="6.954192402" calcext:value-type="float">
            <text:p>6.954192402</text:p>
          </table:table-cell>
        </table:table-row>
        <table:table-row table:style-name="ro1">
          <table:table-cell office:value-type="float" office:value="0.018753339" calcext:value-type="float">
            <text:p>0.018753339</text:p>
          </table:table-cell>
          <table:table-cell office:value-type="float" office:value="13.330959" calcext:value-type="float">
            <text:p>13.330959</text:p>
          </table:table-cell>
          <table:table-cell table:formula="of:=[.C104]+[.A105]" office:value-type="float" office:value="6.972945741" calcext:value-type="float">
            <text:p>6.972945741</text:p>
          </table:table-cell>
        </table:table-row>
        <table:table-row table:style-name="ro1">
          <table:table-cell office:value-type="float" office:value="0.01889067" calcext:value-type="float">
            <text:p>0.01889067</text:p>
          </table:table-cell>
          <table:table-cell office:value-type="float" office:value="13.234047" calcext:value-type="float">
            <text:p>13.234047</text:p>
          </table:table-cell>
          <table:table-cell table:formula="of:=[.C105]+[.A106]" office:value-type="float" office:value="6.991836411" calcext:value-type="float">
            <text:p>6.991836411</text:p>
          </table:table-cell>
        </table:table-row>
        <table:table-row table:style-name="ro1">
          <table:table-cell office:value-type="float" office:value="0.018356603" calcext:value-type="float">
            <text:p>0.018356603</text:p>
          </table:table-cell>
          <table:table-cell office:value-type="float" office:value="13.619078" calcext:value-type="float">
            <text:p>13.619078</text:p>
          </table:table-cell>
          <table:table-cell table:formula="of:=[.C106]+[.A107]" office:value-type="float" office:value="7.010193014" calcext:value-type="float">
            <text:p>7.010193014</text:p>
          </table:table-cell>
        </table:table-row>
        <table:table-row table:style-name="ro1">
          <table:table-cell office:value-type="float" office:value="0.018646525" calcext:value-type="float">
            <text:p>0.018646525</text:p>
          </table:table-cell>
          <table:table-cell office:value-type="float" office:value="13.407323" calcext:value-type="float">
            <text:p>13.407323</text:p>
          </table:table-cell>
          <table:table-cell table:formula="of:=[.C107]+[.A108]" office:value-type="float" office:value="7.028839539" calcext:value-type="float">
            <text:p>7.028839539</text:p>
          </table:table-cell>
        </table:table-row>
        <table:table-row table:style-name="ro1">
          <table:table-cell office:value-type="float" office:value="0.018692302" calcext:value-type="float">
            <text:p>0.018692302</text:p>
          </table:table-cell>
          <table:table-cell office:value-type="float" office:value="13.37449" calcext:value-type="float">
            <text:p>13.37449</text:p>
          </table:table-cell>
          <table:table-cell table:formula="of:=[.C108]+[.A109]" office:value-type="float" office:value="7.047531841" calcext:value-type="float">
            <text:p>7.047531841</text:p>
          </table:table-cell>
        </table:table-row>
        <table:table-row table:style-name="ro1">
          <table:table-cell office:value-type="float" office:value="0.018814374" calcext:value-type="float">
            <text:p>0.018814374</text:p>
          </table:table-cell>
          <table:table-cell office:value-type="float" office:value="13.287713" calcext:value-type="float">
            <text:p>13.287713</text:p>
          </table:table-cell>
          <table:table-cell table:formula="of:=[.C109]+[.A110]" office:value-type="float" office:value="7.066346215" calcext:value-type="float">
            <text:p>7.066346215</text:p>
          </table:table-cell>
        </table:table-row>
        <table:table-row table:style-name="ro1">
          <table:table-cell office:value-type="float" office:value="0.018280309" calcext:value-type="float">
            <text:p>0.018280309</text:p>
          </table:table-cell>
          <table:table-cell office:value-type="float" office:value="13.675918" calcext:value-type="float">
            <text:p>13.675918</text:p>
          </table:table-cell>
          <table:table-cell table:formula="of:=[.C110]+[.A111]" office:value-type="float" office:value="7.084626524" calcext:value-type="float">
            <text:p>7.084626524</text:p>
          </table:table-cell>
        </table:table-row>
        <table:table-row table:style-name="ro1">
          <table:table-cell office:value-type="float" office:value="0.01857023" calcext:value-type="float">
            <text:p>0.01857023</text:p>
          </table:table-cell>
          <table:table-cell office:value-type="float" office:value="13.462408" calcext:value-type="float">
            <text:p>13.462408</text:p>
          </table:table-cell>
          <table:table-cell table:formula="of:=[.C111]+[.A112]" office:value-type="float" office:value="7.103196754" calcext:value-type="float">
            <text:p>7.103196754</text:p>
          </table:table-cell>
        </table:table-row>
        <table:table-row table:style-name="ro1">
          <table:table-cell office:value-type="float" office:value="0.018646525" calcext:value-type="float">
            <text:p>0.018646525</text:p>
          </table:table-cell>
          <table:table-cell office:value-type="float" office:value="13.407323" calcext:value-type="float">
            <text:p>13.407323</text:p>
          </table:table-cell>
          <table:table-cell table:formula="of:=[.C112]+[.A113]" office:value-type="float" office:value="7.121843279" calcext:value-type="float">
            <text:p>7.121843279</text:p>
          </table:table-cell>
        </table:table-row>
        <table:table-row table:style-name="ro1">
          <table:table-cell office:value-type="float" office:value="0.018753339" calcext:value-type="float">
            <text:p>0.018753339</text:p>
          </table:table-cell>
          <table:table-cell office:value-type="float" office:value="13.330959" calcext:value-type="float">
            <text:p>13.330959</text:p>
          </table:table-cell>
          <table:table-cell table:formula="of:=[.C113]+[.A114]" office:value-type="float" office:value="7.140596618" calcext:value-type="float">
            <text:p>7.140596618</text:p>
          </table:table-cell>
        </table:table-row>
        <table:table-row table:style-name="ro1">
          <table:table-cell office:value-type="float" office:value="0.018249791" calcext:value-type="float">
            <text:p>0.018249791</text:p>
          </table:table-cell>
          <table:table-cell office:value-type="float" office:value="13.698787" calcext:value-type="float">
            <text:p>13.698787</text:p>
          </table:table-cell>
          <table:table-cell table:formula="of:=[.C114]+[.A115]" office:value-type="float" office:value="7.158846409" calcext:value-type="float">
            <text:p>7.158846409</text:p>
          </table:table-cell>
        </table:table-row>
        <table:table-row table:style-name="ro1">
          <table:table-cell office:value-type="float" office:value="0.018524453" calcext:value-type="float">
            <text:p>0.018524453</text:p>
          </table:table-cell>
          <table:table-cell office:value-type="float" office:value="13.495675" calcext:value-type="float">
            <text:p>13.495675</text:p>
          </table:table-cell>
          <table:table-cell table:formula="of:=[.C115]+[.A116]" office:value-type="float" office:value="7.177370862" calcext:value-type="float">
            <text:p>7.177370862</text:p>
          </table:table-cell>
        </table:table-row>
        <table:table-row table:style-name="ro1">
          <table:table-cell office:value-type="float" office:value="0.01857023" calcext:value-type="float">
            <text:p>0.01857023</text:p>
          </table:table-cell>
          <table:table-cell office:value-type="float" office:value="13.462408" calcext:value-type="float">
            <text:p>13.462408</text:p>
          </table:table-cell>
          <table:table-cell table:formula="of:=[.C116]+[.A117]" office:value-type="float" office:value="7.195941092" calcext:value-type="float">
            <text:p>7.195941092</text:p>
          </table:table-cell>
        </table:table-row>
        <table:table-row table:style-name="ro1">
          <table:table-cell office:value-type="float" office:value="0.018692302" calcext:value-type="float">
            <text:p>0.018692302</text:p>
          </table:table-cell>
          <table:table-cell office:value-type="float" office:value="13.37449" calcext:value-type="float">
            <text:p>13.37449</text:p>
          </table:table-cell>
          <table:table-cell table:formula="of:=[.C117]+[.A118]" office:value-type="float" office:value="7.214633394" calcext:value-type="float">
            <text:p>7.214633394</text:p>
          </table:table-cell>
        </table:table-row>
        <table:table-row table:style-name="ro1">
          <table:table-cell office:value-type="float" office:value="0.018158237" calcext:value-type="float">
            <text:p>0.018158237</text:p>
          </table:table-cell>
          <table:table-cell office:value-type="float" office:value="13.767857" calcext:value-type="float">
            <text:p>13.767857</text:p>
          </table:table-cell>
          <table:table-cell table:formula="of:=[.C118]+[.A119]" office:value-type="float" office:value="7.232791631" calcext:value-type="float">
            <text:p>7.232791631</text:p>
          </table:table-cell>
        </table:table-row>
        <table:table-row table:style-name="ro1">
          <table:table-cell office:value-type="float" office:value="0.01841764" calcext:value-type="float">
            <text:p>0.01841764</text:p>
          </table:table-cell>
          <table:table-cell office:value-type="float" office:value="13.573944" calcext:value-type="float">
            <text:p>13.573944</text:p>
          </table:table-cell>
          <table:table-cell table:formula="of:=[.C119]+[.A120]" office:value-type="float" office:value="7.251209271" calcext:value-type="float">
            <text:p>7.251209271</text:p>
          </table:table-cell>
        </table:table-row>
        <table:table-row table:style-name="ro1">
          <table:table-cell office:value-type="float" office:value="0.018524453" calcext:value-type="float">
            <text:p>0.018524453</text:p>
          </table:table-cell>
          <table:table-cell office:value-type="float" office:value="13.495675" calcext:value-type="float">
            <text:p>13.495675</text:p>
          </table:table-cell>
          <table:table-cell table:formula="of:=[.C120]+[.A121]" office:value-type="float" office:value="7.269733724" calcext:value-type="float">
            <text:p>7.269733724</text:p>
          </table:table-cell>
        </table:table-row>
        <table:table-row table:style-name="ro1">
          <table:table-cell office:value-type="float" office:value="0.018631266" calcext:value-type="float">
            <text:p>0.018631266</text:p>
          </table:table-cell>
          <table:table-cell office:value-type="float" office:value="13.4183035" calcext:value-type="float">
            <text:p>13.4183035</text:p>
          </table:table-cell>
          <table:table-cell table:formula="of:=[.C121]+[.A122]" office:value-type="float" office:value="7.28836499" calcext:value-type="float">
            <text:p>7.28836499</text:p>
          </table:table-cell>
        </table:table-row>
        <table:table-row table:style-name="ro1">
          <table:table-cell office:value-type="float" office:value="0.018127719" calcext:value-type="float">
            <text:p>0.018127719</text:p>
          </table:table-cell>
          <table:table-cell office:value-type="float" office:value="13.791034" calcext:value-type="float">
            <text:p>13.791034</text:p>
          </table:table-cell>
          <table:table-cell table:formula="of:=[.C122]+[.A123]" office:value-type="float" office:value="7.306492709" calcext:value-type="float">
            <text:p>7.306492709</text:p>
          </table:table-cell>
        </table:table-row>
        <table:table-row table:style-name="ro1">
          <table:table-cell office:value-type="float" office:value="0.018371863" calcext:value-type="float">
            <text:p>0.018371863</text:p>
          </table:table-cell>
          <table:table-cell office:value-type="float" office:value="13.607765" calcext:value-type="float">
            <text:p>13.607765</text:p>
          </table:table-cell>
          <table:table-cell table:formula="of:=[.C123]+[.A124]" office:value-type="float" office:value="7.324864572" calcext:value-type="float">
            <text:p>7.324864572</text:p>
          </table:table-cell>
        </table:table-row>
        <table:table-row table:style-name="ro1">
          <table:table-cell office:value-type="float" office:value="0.018432898" calcext:value-type="float">
            <text:p>0.018432898</text:p>
          </table:table-cell>
          <table:table-cell office:value-type="float" office:value="13.562707" calcext:value-type="float">
            <text:p>13.562707</text:p>
          </table:table-cell>
          <table:table-cell table:formula="of:=[.C124]+[.A125]" office:value-type="float" office:value="7.34329747" calcext:value-type="float">
            <text:p>7.34329747</text:p>
          </table:table-cell>
        </table:table-row>
        <table:table-row table:style-name="ro1">
          <table:table-cell office:value-type="float" office:value="0.01857023" calcext:value-type="float">
            <text:p>0.01857023</text:p>
          </table:table-cell>
          <table:table-cell office:value-type="float" office:value="13.462408" calcext:value-type="float">
            <text:p>13.462408</text:p>
          </table:table-cell>
          <table:table-cell table:formula="of:=[.C125]+[.A126]" office:value-type="float" office:value="7.3618677" calcext:value-type="float">
            <text:p>7.3618677</text:p>
          </table:table-cell>
        </table:table-row>
        <table:table-row table:style-name="ro1">
          <table:table-cell office:value-type="float" office:value="0.018051423" calcext:value-type="float">
            <text:p>0.018051423</text:p>
          </table:table-cell>
          <table:table-cell office:value-type="float" office:value="13.849323" calcext:value-type="float">
            <text:p>13.849323</text:p>
          </table:table-cell>
          <table:table-cell table:formula="of:=[.C126]+[.A127]" office:value-type="float" office:value="7.379919123" calcext:value-type="float">
            <text:p>7.379919123</text:p>
          </table:table-cell>
        </table:table-row>
        <table:table-row table:style-name="ro1">
          <table:table-cell office:value-type="float" office:value="0.018310826" calcext:value-type="float">
            <text:p>0.018310826</text:p>
          </table:table-cell>
          <table:table-cell office:value-type="float" office:value="13.653125" calcext:value-type="float">
            <text:p>13.653125</text:p>
          </table:table-cell>
          <table:table-cell table:formula="of:=[.C127]+[.A128]" office:value-type="float" office:value="7.398229949" calcext:value-type="float">
            <text:p>7.398229949</text:p>
          </table:table-cell>
        </table:table-row>
        <table:table-row table:style-name="ro1">
          <table:table-cell office:value-type="float" office:value="0.01840238" calcext:value-type="float">
            <text:p>0.01840238</text:p>
          </table:table-cell>
          <table:table-cell office:value-type="float" office:value="13.585199" calcext:value-type="float">
            <text:p>13.585199</text:p>
          </table:table-cell>
          <table:table-cell table:formula="of:=[.C128]+[.A129]" office:value-type="float" office:value="7.416632329" calcext:value-type="float">
            <text:p>7.416632329</text:p>
          </table:table-cell>
        </table:table-row>
        <table:table-row table:style-name="ro1">
          <table:table-cell office:value-type="float" office:value="0.018524453" calcext:value-type="float">
            <text:p>0.018524453</text:p>
          </table:table-cell>
          <table:table-cell office:value-type="float" office:value="13.495675" calcext:value-type="float">
            <text:p>13.495675</text:p>
          </table:table-cell>
          <table:table-cell table:formula="of:=[.C129]+[.A130]" office:value-type="float" office:value="7.435156782" calcext:value-type="float">
            <text:p>7.435156782</text:p>
          </table:table-cell>
        </table:table-row>
        <table:table-row table:style-name="ro1">
          <table:table-cell office:value-type="float" office:value="0.018020906" calcext:value-type="float">
            <text:p>0.018020906</text:p>
          </table:table-cell>
          <table:table-cell office:value-type="float" office:value="13.872777" calcext:value-type="float">
            <text:p>13.872777</text:p>
          </table:table-cell>
          <table:table-cell table:formula="of:=[.C130]+[.A131]" office:value-type="float" office:value="7.453177688" calcext:value-type="float">
            <text:p>7.453177688</text:p>
          </table:table-cell>
        </table:table-row>
        <table:table-row table:style-name="ro1">
          <table:table-cell office:value-type="float" office:value="0.018249791" calcext:value-type="float">
            <text:p>0.018249791</text:p>
          </table:table-cell>
          <table:table-cell office:value-type="float" office:value="13.698787" calcext:value-type="float">
            <text:p>13.698787</text:p>
          </table:table-cell>
          <table:table-cell table:formula="of:=[.C131]+[.A132]" office:value-type="float" office:value="7.471427479" calcext:value-type="float">
            <text:p>7.471427479</text:p>
          </table:table-cell>
        </table:table-row>
        <table:table-row table:style-name="ro1">
          <table:table-cell office:value-type="float" office:value="0.018326085" calcext:value-type="float">
            <text:p>0.018326085</text:p>
          </table:table-cell>
          <table:table-cell office:value-type="float" office:value="13.641757" calcext:value-type="float">
            <text:p>13.641757</text:p>
          </table:table-cell>
          <table:table-cell table:formula="of:=[.C132]+[.A133]" office:value-type="float" office:value="7.489753564" calcext:value-type="float">
            <text:p>7.489753564</text:p>
          </table:table-cell>
        </table:table-row>
        <table:table-row table:style-name="ro1">
          <table:table-cell office:value-type="float" office:value="0.018448157" calcext:value-type="float">
            <text:p>0.018448157</text:p>
          </table:table-cell>
          <table:table-cell office:value-type="float" office:value="13.55149" calcext:value-type="float">
            <text:p>13.55149</text:p>
          </table:table-cell>
          <table:table-cell table:formula="of:=[.C133]+[.A134]" office:value-type="float" office:value="7.508201721" calcext:value-type="float">
            <text:p>7.508201721</text:p>
          </table:table-cell>
        </table:table-row>
        <table:table-row table:style-name="ro1">
          <table:table-cell office:value-type="float" office:value="0.017959869" calcext:value-type="float">
            <text:p>0.017959869</text:p>
          </table:table-cell>
          <table:table-cell office:value-type="float" office:value="13.919924" calcext:value-type="float">
            <text:p>13.919924</text:p>
          </table:table-cell>
          <table:table-cell table:formula="of:=[.C134]+[.A135]" office:value-type="float" office:value="7.52616159" calcext:value-type="float">
            <text:p>7.52616159</text:p>
          </table:table-cell>
        </table:table-row>
        <table:table-row table:style-name="ro1">
          <table:table-cell office:value-type="float" office:value="0.018219272" calcext:value-type="float">
            <text:p>0.018219272</text:p>
          </table:table-cell>
          <table:table-cell office:value-type="float" office:value="13.721733" calcext:value-type="float">
            <text:p>13.721733</text:p>
          </table:table-cell>
          <table:table-cell table:formula="of:=[.C135]+[.A136]" office:value-type="float" office:value="7.544380862" calcext:value-type="float">
            <text:p>7.544380862</text:p>
          </table:table-cell>
        </table:table-row>
        <table:table-row table:style-name="ro1">
          <table:table-cell office:value-type="float" office:value="0.018310826" calcext:value-type="float">
            <text:p>0.018310826</text:p>
          </table:table-cell>
          <table:table-cell office:value-type="float" office:value="13.653125" calcext:value-type="float">
            <text:p>13.653125</text:p>
          </table:table-cell>
          <table:table-cell table:formula="of:=[.C136]+[.A137]" office:value-type="float" office:value="7.562691688" calcext:value-type="float">
            <text:p>7.562691688</text:p>
          </table:table-cell>
        </table:table-row>
        <table:table-row table:style-name="ro1">
          <table:table-cell office:value-type="float" office:value="0.01841764" calcext:value-type="float">
            <text:p>0.01841764</text:p>
          </table:table-cell>
          <table:table-cell office:value-type="float" office:value="13.573944" calcext:value-type="float">
            <text:p>13.573944</text:p>
          </table:table-cell>
          <table:table-cell table:formula="of:=[.C137]+[.A138]" office:value-type="float" office:value="7.581109328" calcext:value-type="float">
            <text:p>7.581109328</text:p>
          </table:table-cell>
        </table:table-row>
        <table:table-row table:style-name="ro1">
          <table:table-cell office:value-type="float" office:value="0.017898833" calcext:value-type="float">
            <text:p>0.017898833</text:p>
          </table:table-cell>
          <table:table-cell office:value-type="float" office:value="13.967391" calcext:value-type="float">
            <text:p>13.967391</text:p>
          </table:table-cell>
          <table:table-cell table:formula="of:=[.C138]+[.A139]" office:value-type="float" office:value="7.599008161" calcext:value-type="float">
            <text:p>7.599008161</text:p>
          </table:table-cell>
        </table:table-row>
        <table:table-row table:style-name="ro1">
          <table:table-cell office:value-type="float" office:value="0.018204013" calcext:value-type="float">
            <text:p>0.018204013</text:p>
          </table:table-cell>
          <table:table-cell office:value-type="float" office:value="13.733235" calcext:value-type="float">
            <text:p>13.733235</text:p>
          </table:table-cell>
          <table:table-cell table:formula="of:=[.C139]+[.A140]" office:value-type="float" office:value="7.617212174" calcext:value-type="float">
            <text:p>7.617212174</text:p>
          </table:table-cell>
        </table:table-row>
        <table:table-row table:style-name="ro1">
          <table:table-cell office:value-type="float" office:value="0.018249791" calcext:value-type="float">
            <text:p>0.018249791</text:p>
          </table:table-cell>
          <table:table-cell office:value-type="float" office:value="13.698787" calcext:value-type="float">
            <text:p>13.698787</text:p>
          </table:table-cell>
          <table:table-cell table:formula="of:=[.C140]+[.A141]" office:value-type="float" office:value="7.635461965" calcext:value-type="float">
            <text:p>7.635461965</text:p>
          </table:table-cell>
        </table:table-row>
        <table:table-row table:style-name="ro1">
          <table:table-cell office:value-type="float" office:value="0.018371863" calcext:value-type="float">
            <text:p>0.018371863</text:p>
          </table:table-cell>
          <table:table-cell office:value-type="float" office:value="13.607765" calcext:value-type="float">
            <text:p>13.607765</text:p>
          </table:table-cell>
          <table:table-cell table:formula="of:=[.C141]+[.A142]" office:value-type="float" office:value="7.653833828" calcext:value-type="float">
            <text:p>7.653833828</text:p>
          </table:table-cell>
        </table:table-row>
        <table:table-row table:style-name="ro1">
          <table:table-cell office:value-type="float" office:value="0.017898833" calcext:value-type="float">
            <text:p>0.017898833</text:p>
          </table:table-cell>
          <table:table-cell office:value-type="float" office:value="13.967391" calcext:value-type="float">
            <text:p>13.967391</text:p>
          </table:table-cell>
          <table:table-cell table:formula="of:=[.C142]+[.A143]" office:value-type="float" office:value="7.671732661" calcext:value-type="float">
            <text:p>7.671732661</text:p>
          </table:table-cell>
        </table:table-row>
        <table:table-row table:style-name="ro1">
          <table:table-cell office:value-type="float" office:value="0.018127719" calcext:value-type="float">
            <text:p>0.018127719</text:p>
          </table:table-cell>
          <table:table-cell office:value-type="float" office:value="13.791034" calcext:value-type="float">
            <text:p>13.791034</text:p>
          </table:table-cell>
          <table:table-cell table:formula="of:=[.C143]+[.A144]" office:value-type="float" office:value="7.68986038" calcext:value-type="float">
            <text:p>7.68986038</text:p>
          </table:table-cell>
        </table:table-row>
        <table:table-row table:style-name="ro1">
          <table:table-cell office:value-type="float" office:value="0.018204013" calcext:value-type="float">
            <text:p>0.018204013</text:p>
          </table:table-cell>
          <table:table-cell office:value-type="float" office:value="13.733235" calcext:value-type="float">
            <text:p>13.733235</text:p>
          </table:table-cell>
          <table:table-cell table:formula="of:=[.C144]+[.A145]" office:value-type="float" office:value="7.708064393" calcext:value-type="float">
            <text:p>7.708064393</text:p>
          </table:table-cell>
        </table:table-row>
        <table:table-row table:style-name="ro1">
          <table:table-cell office:value-type="float" office:value="0.018326085" calcext:value-type="float">
            <text:p>0.018326085</text:p>
          </table:table-cell>
          <table:table-cell office:value-type="float" office:value="13.641757" calcext:value-type="float">
            <text:p>13.641757</text:p>
          </table:table-cell>
          <table:table-cell table:formula="of:=[.C145]+[.A146]" office:value-type="float" office:value="7.726390478" calcext:value-type="float">
            <text:p>7.726390478</text:p>
          </table:table-cell>
        </table:table-row>
        <table:table-row table:style-name="ro1">
          <table:table-cell office:value-type="float" office:value="0.017837796" calcext:value-type="float">
            <text:p>0.017837796</text:p>
          </table:table-cell>
          <table:table-cell office:value-type="float" office:value="14.015184" calcext:value-type="float">
            <text:p>14.015184</text:p>
          </table:table-cell>
          <table:table-cell table:formula="of:=[.C146]+[.A147]" office:value-type="float" office:value="7.744228274" calcext:value-type="float">
            <text:p>7.744228274</text:p>
          </table:table-cell>
        </table:table-row>
        <table:table-row table:style-name="ro1">
          <table:table-cell office:value-type="float" office:value="0.018112458" calcext:value-type="float">
            <text:p>0.018112458</text:p>
          </table:table-cell>
          <table:table-cell office:value-type="float" office:value="13.802654" calcext:value-type="float">
            <text:p>13.802654</text:p>
          </table:table-cell>
          <table:table-cell table:formula="of:=[.C147]+[.A148]" office:value-type="float" office:value="7.762340732" calcext:value-type="float">
            <text:p>7.762340732</text:p>
          </table:table-cell>
        </table:table-row>
        <table:table-row table:style-name="ro1">
          <table:table-cell office:value-type="float" office:value="0.018158237" calcext:value-type="float">
            <text:p>0.018158237</text:p>
          </table:table-cell>
          <table:table-cell office:value-type="float" office:value="13.767857" calcext:value-type="float">
            <text:p>13.767857</text:p>
          </table:table-cell>
          <table:table-cell table:formula="of:=[.C148]+[.A149]" office:value-type="float" office:value="7.780498969" calcext:value-type="float">
            <text:p>7.780498969</text:p>
          </table:table-cell>
        </table:table-row>
        <table:table-row table:style-name="ro1">
          <table:table-cell office:value-type="float" office:value="0.018310826" calcext:value-type="float">
            <text:p>0.018310826</text:p>
          </table:table-cell>
          <table:table-cell office:value-type="float" office:value="13.653125" calcext:value-type="float">
            <text:p>13.653125</text:p>
          </table:table-cell>
          <table:table-cell table:formula="of:=[.C149]+[.A150]" office:value-type="float" office:value="7.798809795" calcext:value-type="float">
            <text:p>7.798809795</text:p>
          </table:table-cell>
        </table:table-row>
        <table:table-row table:style-name="ro1">
          <table:table-cell office:value-type="float" office:value="0.017822538" calcext:value-type="float">
            <text:p>0.017822538</text:p>
          </table:table-cell>
          <table:table-cell office:value-type="float" office:value="14.027184" calcext:value-type="float">
            <text:p>14.027184</text:p>
          </table:table-cell>
          <table:table-cell table:formula="of:=[.C150]+[.A151]" office:value-type="float" office:value="7.816632333" calcext:value-type="float">
            <text:p>7.816632333</text:p>
          </table:table-cell>
        </table:table-row>
        <table:table-row table:style-name="ro1">
          <table:table-cell office:value-type="float" office:value="0.018066682" calcext:value-type="float">
            <text:p>0.018066682</text:p>
          </table:table-cell>
          <table:table-cell office:value-type="float" office:value="13.837626" calcext:value-type="float">
            <text:p>13.837626</text:p>
          </table:table-cell>
          <table:table-cell table:formula="of:=[.C151]+[.A152]" office:value-type="float" office:value="7.834699015" calcext:value-type="float">
            <text:p>7.834699015</text:p>
          </table:table-cell>
        </table:table-row>
        <table:table-row table:style-name="ro1">
          <table:table-cell office:value-type="float" office:value="0.018127719" calcext:value-type="float">
            <text:p>0.018127719</text:p>
          </table:table-cell>
          <table:table-cell office:value-type="float" office:value="13.791034" calcext:value-type="float">
            <text:p>13.791034</text:p>
          </table:table-cell>
          <table:table-cell table:formula="of:=[.C152]+[.A153]" office:value-type="float" office:value="7.852826734" calcext:value-type="float">
            <text:p>7.852826734</text:p>
          </table:table-cell>
        </table:table-row>
        <table:table-row table:style-name="ro1">
          <table:table-cell office:value-type="float" office:value="0.018295567" calcext:value-type="float">
            <text:p>0.018295567</text:p>
          </table:table-cell>
          <table:table-cell office:value-type="float" office:value="13.664512" calcext:value-type="float">
            <text:p>13.664512</text:p>
          </table:table-cell>
          <table:table-cell table:formula="of:=[.C153]+[.A154]" office:value-type="float" office:value="7.871122301" calcext:value-type="float">
            <text:p>7.871122301</text:p>
          </table:table-cell>
        </table:table-row>
        <table:table-row table:style-name="ro1">
          <table:table-cell office:value-type="float" office:value="0.017776761" calcext:value-type="float">
            <text:p>0.017776761</text:p>
          </table:table-cell>
          <table:table-cell office:value-type="float" office:value="14.063304" calcext:value-type="float">
            <text:p>14.063304</text:p>
          </table:table-cell>
          <table:table-cell table:formula="of:=[.C154]+[.A155]" office:value-type="float" office:value="7.888899062" calcext:value-type="float">
            <text:p>7.888899062</text:p>
          </table:table-cell>
        </table:table-row>
        <table:table-row table:style-name="ro1">
          <table:table-cell office:value-type="float" office:value="0.018051423" calcext:value-type="float">
            <text:p>0.018051423</text:p>
          </table:table-cell>
          <table:table-cell office:value-type="float" office:value="13.849323" calcext:value-type="float">
            <text:p>13.849323</text:p>
          </table:table-cell>
          <table:table-cell table:formula="of:=[.C155]+[.A156]" office:value-type="float" office:value="7.906950485" calcext:value-type="float">
            <text:p>7.906950485</text:p>
          </table:table-cell>
        </table:table-row>
        <table:table-row table:style-name="ro1">
          <table:table-cell office:value-type="float" office:value="0.018112458" calcext:value-type="float">
            <text:p>0.018112458</text:p>
          </table:table-cell>
          <table:table-cell office:value-type="float" office:value="13.802654" calcext:value-type="float">
            <text:p>13.802654</text:p>
          </table:table-cell>
          <table:table-cell table:formula="of:=[.C156]+[.A157]" office:value-type="float" office:value="7.925062943" calcext:value-type="float">
            <text:p>7.925062943</text:p>
          </table:table-cell>
        </table:table-row>
        <table:table-row table:style-name="ro1">
          <table:table-cell office:value-type="float" office:value="0.018249791" calcext:value-type="float">
            <text:p>0.018249791</text:p>
          </table:table-cell>
          <table:table-cell office:value-type="float" office:value="13.698787" calcext:value-type="float">
            <text:p>13.698787</text:p>
          </table:table-cell>
          <table:table-cell table:formula="of:=[.C157]+[.A158]" office:value-type="float" office:value="7.943312734" calcext:value-type="float">
            <text:p>7.943312734</text:p>
          </table:table-cell>
        </table:table-row>
        <table:table-row table:style-name="ro1">
          <table:table-cell office:value-type="float" office:value="0.017761502" calcext:value-type="float">
            <text:p>0.017761502</text:p>
          </table:table-cell>
          <table:table-cell office:value-type="float" office:value="14.075386" calcext:value-type="float">
            <text:p>14.075386</text:p>
          </table:table-cell>
          <table:table-cell table:formula="of:=[.C158]+[.A159]" office:value-type="float" office:value="7.961074236" calcext:value-type="float">
            <text:p>7.961074236</text:p>
          </table:table-cell>
        </table:table-row>
        <table:table-row table:style-name="ro1">
          <table:table-cell office:value-type="float" office:value="0.017975127" calcext:value-type="float">
            <text:p>0.017975127</text:p>
          </table:table-cell>
          <table:table-cell office:value-type="float" office:value="13.908108" calcext:value-type="float">
            <text:p>13.908108</text:p>
          </table:table-cell>
          <table:table-cell table:formula="of:=[.C159]+[.A160]" office:value-type="float" office:value="7.979049363" calcext:value-type="float">
            <text:p>7.979049363</text:p>
          </table:table-cell>
        </table:table-row>
        <table:table-row table:style-name="ro1">
          <table:table-cell office:value-type="float" office:value="0.018066682" calcext:value-type="float">
            <text:p>0.018066682</text:p>
          </table:table-cell>
          <table:table-cell office:value-type="float" office:value="13.837626" calcext:value-type="float">
            <text:p>13.837626</text:p>
          </table:table-cell>
          <table:table-cell table:formula="of:=[.C160]+[.A161]" office:value-type="float" office:value="7.997116045" calcext:value-type="float">
            <text:p>7.997116045</text:p>
          </table:table-cell>
        </table:table-row>
        <table:table-row table:style-name="ro1">
          <table:table-cell office:value-type="float" office:value="0.018219272" calcext:value-type="float">
            <text:p>0.018219272</text:p>
          </table:table-cell>
          <table:table-cell office:value-type="float" office:value="13.721733" calcext:value-type="float">
            <text:p>13.721733</text:p>
          </table:table-cell>
          <table:table-cell table:formula="of:=[.C161]+[.A162]" office:value-type="float" office:value="8.015335317" calcext:value-type="float">
            <text:p>8.015335317</text:p>
          </table:table-cell>
        </table:table-row>
        <table:table-row table:style-name="ro1">
          <table:table-cell office:value-type="float" office:value="0.017685207" calcext:value-type="float">
            <text:p>0.017685207</text:p>
          </table:table-cell>
          <table:table-cell office:value-type="float" office:value="14.136108" calcext:value-type="float">
            <text:p>14.136108</text:p>
          </table:table-cell>
          <table:table-cell table:formula="of:=[.C162]+[.A163]" office:value-type="float" office:value="8.033020524" calcext:value-type="float">
            <text:p>8.033020524</text:p>
          </table:table-cell>
        </table:table-row>
        <table:table-row table:style-name="ro1">
          <table:table-cell office:value-type="float" office:value="0.017975127" calcext:value-type="float">
            <text:p>0.017975127</text:p>
          </table:table-cell>
          <table:table-cell office:value-type="float" office:value="13.908108" calcext:value-type="float">
            <text:p>13.908108</text:p>
          </table:table-cell>
          <table:table-cell table:formula="of:=[.C163]+[.A164]" office:value-type="float" office:value="8.050995651" calcext:value-type="float">
            <text:p>8.050995651</text:p>
          </table:table-cell>
        </table:table-row>
        <table:table-row table:style-name="ro1">
          <table:table-cell office:value-type="float" office:value="0.018066682" calcext:value-type="float">
            <text:p>0.018066682</text:p>
          </table:table-cell>
          <table:table-cell office:value-type="float" office:value="13.837626" calcext:value-type="float">
            <text:p>13.837626</text:p>
          </table:table-cell>
          <table:table-cell table:formula="of:=[.C164]+[.A165]" office:value-type="float" office:value="8.069062333" calcext:value-type="float">
            <text:p>8.069062333</text:p>
          </table:table-cell>
        </table:table-row>
        <table:table-row table:style-name="ro1">
          <table:table-cell office:value-type="float" office:value="0.018188754" calcext:value-type="float">
            <text:p>0.018188754</text:p>
          </table:table-cell>
          <table:table-cell office:value-type="float" office:value="13.744757" calcext:value-type="float">
            <text:p>13.744757</text:p>
          </table:table-cell>
          <table:table-cell table:formula="of:=[.C165]+[.A166]" office:value-type="float" office:value="8.087251087" calcext:value-type="float">
            <text:p>8.087251087</text:p>
          </table:table-cell>
        </table:table-row>
        <table:table-row table:style-name="ro1">
          <table:table-cell office:value-type="float" office:value="0.017685207" calcext:value-type="float">
            <text:p>0.017685207</text:p>
          </table:table-cell>
          <table:table-cell office:value-type="float" office:value="14.136108" calcext:value-type="float">
            <text:p>14.136108</text:p>
          </table:table-cell>
          <table:table-cell table:formula="of:=[.C166]+[.A167]" office:value-type="float" office:value="8.104936294" calcext:value-type="float">
            <text:p>8.104936294</text:p>
          </table:table-cell>
        </table:table-row>
        <table:table-row table:style-name="ro1">
          <table:table-cell office:value-type="float" office:value="0.017959869" calcext:value-type="float">
            <text:p>0.017959869</text:p>
          </table:table-cell>
          <table:table-cell office:value-type="float" office:value="13.919924" calcext:value-type="float">
            <text:p>13.919924</text:p>
          </table:table-cell>
          <table:table-cell table:formula="of:=[.C167]+[.A168]" office:value-type="float" office:value="8.122896163" calcext:value-type="float">
            <text:p>8.122896163</text:p>
          </table:table-cell>
        </table:table-row>
        <table:table-row table:style-name="ro1">
          <table:table-cell office:value-type="float" office:value="0.018051423" calcext:value-type="float">
            <text:p>0.018051423</text:p>
          </table:table-cell>
          <table:table-cell office:value-type="float" office:value="13.849323" calcext:value-type="float">
            <text:p>13.849323</text:p>
          </table:table-cell>
          <table:table-cell table:formula="of:=[.C168]+[.A169]" office:value-type="float" office:value="8.140947586" calcext:value-type="float">
            <text:p>8.140947586</text:p>
          </table:table-cell>
        </table:table-row>
        <table:table-row table:style-name="ro1">
          <table:table-cell office:value-type="float" office:value="0.018173495" calcext:value-type="float">
            <text:p>0.018173495</text:p>
          </table:table-cell>
          <table:table-cell office:value-type="float" office:value="13.756296" calcext:value-type="float">
            <text:p>13.756296</text:p>
          </table:table-cell>
          <table:table-cell table:formula="of:=[.C169]+[.A170]" office:value-type="float" office:value="8.159121081" calcext:value-type="float">
            <text:p>8.159121081</text:p>
          </table:table-cell>
        </table:table-row>
        <table:table-row table:style-name="ro1">
          <table:table-cell office:value-type="float" office:value="0.017669948" calcext:value-type="float">
            <text:p>0.017669948</text:p>
          </table:table-cell>
          <table:table-cell office:value-type="float" office:value="14.148315" calcext:value-type="float">
            <text:p>14.148315</text:p>
          </table:table-cell>
          <table:table-cell table:formula="of:=[.C170]+[.A171]" office:value-type="float" office:value="8.176791029" calcext:value-type="float">
            <text:p>8.176791029</text:p>
          </table:table-cell>
        </table:table-row>
        <table:table-row table:style-name="ro1">
          <table:table-cell office:value-type="float" office:value="0.017959869" calcext:value-type="float">
            <text:p>0.017959869</text:p>
          </table:table-cell>
          <table:table-cell office:value-type="float" office:value="13.919924" calcext:value-type="float">
            <text:p>13.919924</text:p>
          </table:table-cell>
          <table:table-cell table:formula="of:=[.C171]+[.A172]" office:value-type="float" office:value="8.194750898" calcext:value-type="float">
            <text:p>8.194750898</text:p>
          </table:table-cell>
        </table:table-row>
        <table:table-row table:style-name="ro1">
          <table:table-cell office:value-type="float" office:value="0.018051423" calcext:value-type="float">
            <text:p>0.018051423</text:p>
          </table:table-cell>
          <table:table-cell office:value-type="float" office:value="13.849323" calcext:value-type="float">
            <text:p>13.849323</text:p>
          </table:table-cell>
          <table:table-cell table:formula="of:=[.C172]+[.A173]" office:value-type="float" office:value="8.212802321" calcext:value-type="float">
            <text:p>8.212802321</text:p>
          </table:table-cell>
        </table:table-row>
        <table:table-row table:style-name="ro1">
          <table:table-cell office:value-type="float" office:value="0.018173495" calcext:value-type="float">
            <text:p>0.018173495</text:p>
          </table:table-cell>
          <table:table-cell office:value-type="float" office:value="13.756296" calcext:value-type="float">
            <text:p>13.756296</text:p>
          </table:table-cell>
          <table:table-cell table:formula="of:=[.C173]+[.A174]" office:value-type="float" office:value="8.230975816" calcext:value-type="float">
            <text:p>8.230975816</text:p>
          </table:table-cell>
        </table:table-row>
        <table:table-row table:style-name="ro1">
          <table:table-cell office:value-type="float" office:value="0.017669948" calcext:value-type="float">
            <text:p>0.017669948</text:p>
          </table:table-cell>
          <table:table-cell office:value-type="float" office:value="14.148315" calcext:value-type="float">
            <text:p>14.148315</text:p>
          </table:table-cell>
          <table:table-cell table:formula="of:=[.C174]+[.A175]" office:value-type="float" office:value="8.248645764" calcext:value-type="float">
            <text:p>8.248645764</text:p>
          </table:table-cell>
        </table:table-row>
        <table:table-row table:style-name="ro1">
          <table:table-cell office:value-type="float" office:value="0.017929351" calcext:value-type="float">
            <text:p>0.017929351</text:p>
          </table:table-cell>
          <table:table-cell office:value-type="float" office:value="13.943617" calcext:value-type="float">
            <text:p>13.943617</text:p>
          </table:table-cell>
          <table:table-cell table:formula="of:=[.C175]+[.A176]" office:value-type="float" office:value="8.266575115" calcext:value-type="float">
            <text:p>8.266575115</text:p>
          </table:table-cell>
        </table:table-row>
        <table:table-row table:style-name="ro1">
          <table:table-cell office:value-type="float" office:value="0.018036164" calcext:value-type="float">
            <text:p>0.018036164</text:p>
          </table:table-cell>
          <table:table-cell office:value-type="float" office:value="13.86104" calcext:value-type="float">
            <text:p>13.86104</text:p>
          </table:table-cell>
          <table:table-cell table:formula="of:=[.C176]+[.A177]" office:value-type="float" office:value="8.284611279" calcext:value-type="float">
            <text:p>8.284611279</text:p>
          </table:table-cell>
        </table:table-row>
        <table:table-row table:style-name="ro1">
          <table:table-cell office:value-type="float" office:value="0.018173495" calcext:value-type="float">
            <text:p>0.018173495</text:p>
          </table:table-cell>
          <table:table-cell office:value-type="float" office:value="13.756296" calcext:value-type="float">
            <text:p>13.756296</text:p>
          </table:table-cell>
          <table:table-cell table:formula="of:=[.C177]+[.A178]" office:value-type="float" office:value="8.302784774" calcext:value-type="float">
            <text:p>8.302784774</text:p>
          </table:table-cell>
        </table:table-row>
        <table:table-row table:style-name="ro1">
          <table:table-cell office:value-type="float" office:value="0.017685207" calcext:value-type="float">
            <text:p>0.017685207</text:p>
          </table:table-cell>
          <table:table-cell office:value-type="float" office:value="14.136108" calcext:value-type="float">
            <text:p>14.136108</text:p>
          </table:table-cell>
          <table:table-cell table:formula="of:=[.C178]+[.A179]" office:value-type="float" office:value="8.320469981" calcext:value-type="float">
            <text:p>8.320469981</text:p>
          </table:table-cell>
        </table:table-row>
        <table:table-row table:style-name="ro1">
          <table:table-cell office:value-type="float" office:value="0.017975127" calcext:value-type="float">
            <text:p>0.017975127</text:p>
          </table:table-cell>
          <table:table-cell office:value-type="float" office:value="13.908108" calcext:value-type="float">
            <text:p>13.908108</text:p>
          </table:table-cell>
          <table:table-cell table:formula="of:=[.C179]+[.A180]" office:value-type="float" office:value="8.338445108" calcext:value-type="float">
            <text:p>8.338445108</text:p>
          </table:table-cell>
        </table:table-row>
        <table:table-row table:style-name="ro1">
          <table:table-cell office:value-type="float" office:value="0.018020906" calcext:value-type="float">
            <text:p>0.018020906</text:p>
          </table:table-cell>
          <table:table-cell office:value-type="float" office:value="13.872777" calcext:value-type="float">
            <text:p>13.872777</text:p>
          </table:table-cell>
          <table:table-cell table:formula="of:=[.C180]+[.A181]" office:value-type="float" office:value="8.356466014" calcext:value-type="float">
            <text:p>8.356466014</text:p>
          </table:table-cell>
        </table:table-row>
        <table:table-row table:style-name="ro1">
          <table:table-cell office:value-type="float" office:value="0.018204013" calcext:value-type="float">
            <text:p>0.018204013</text:p>
          </table:table-cell>
          <table:table-cell office:value-type="float" office:value="13.733235" calcext:value-type="float">
            <text:p>13.733235</text:p>
          </table:table-cell>
          <table:table-cell table:formula="of:=[.C181]+[.A182]" office:value-type="float" office:value="8.374670027" calcext:value-type="float">
            <text:p>8.374670027</text:p>
          </table:table-cell>
        </table:table-row>
        <table:table-row table:style-name="ro1">
          <table:table-cell office:value-type="float" office:value="0.017700465" calcext:value-type="float">
            <text:p>0.017700465</text:p>
          </table:table-cell>
          <table:table-cell office:value-type="float" office:value="14.123922" calcext:value-type="float">
            <text:p>14.123922</text:p>
          </table:table-cell>
          <table:table-cell table:formula="of:=[.C182]+[.A183]" office:value-type="float" office:value="8.392370492" calcext:value-type="float">
            <text:p>8.392370492</text:p>
          </table:table-cell>
        </table:table-row>
        <table:table-row table:style-name="ro1">
          <table:table-cell office:value-type="float" office:value="0.017990386" calcext:value-type="float">
            <text:p>0.017990386</text:p>
          </table:table-cell>
          <table:table-cell office:value-type="float" office:value="13.896312" calcext:value-type="float">
            <text:p>13.896312</text:p>
          </table:table-cell>
          <table:table-cell table:formula="of:=[.C183]+[.A184]" office:value-type="float" office:value="8.410360878" calcext:value-type="float">
            <text:p>8.410360878</text:p>
          </table:table-cell>
        </table:table-row>
        <table:table-row table:style-name="ro1">
          <table:table-cell office:value-type="float" office:value="0.018051423" calcext:value-type="float">
            <text:p>0.018051423</text:p>
          </table:table-cell>
          <table:table-cell office:value-type="float" office:value="13.849323" calcext:value-type="float">
            <text:p>13.849323</text:p>
          </table:table-cell>
          <table:table-cell table:formula="of:=[.C184]+[.A185]" office:value-type="float" office:value="8.42841230099999" calcext:value-type="float">
            <text:p>8.42841230099999</text:p>
          </table:table-cell>
        </table:table-row>
        <table:table-row table:style-name="ro1">
          <table:table-cell office:value-type="float" office:value="0.018204013" calcext:value-type="float">
            <text:p>0.018204013</text:p>
          </table:table-cell>
          <table:table-cell office:value-type="float" office:value="13.733235" calcext:value-type="float">
            <text:p>13.733235</text:p>
          </table:table-cell>
          <table:table-cell table:formula="of:=[.C185]+[.A186]" office:value-type="float" office:value="8.44661631399999" calcext:value-type="float">
            <text:p>8.44661631399999</text:p>
          </table:table-cell>
        </table:table-row>
        <table:table-row table:style-name="ro1">
          <table:table-cell office:value-type="float" office:value="0.017715724" calcext:value-type="float">
            <text:p>0.017715724</text:p>
          </table:table-cell>
          <table:table-cell office:value-type="float" office:value="14.111756" calcext:value-type="float">
            <text:p>14.111756</text:p>
          </table:table-cell>
          <table:table-cell table:formula="of:=[.C186]+[.A187]" office:value-type="float" office:value="8.464332038" calcext:value-type="float">
            <text:p>8.464332038</text:p>
          </table:table-cell>
        </table:table-row>
        <table:table-row table:style-name="ro1">
          <table:table-cell office:value-type="float" office:value="0.017975127" calcext:value-type="float">
            <text:p>0.017975127</text:p>
          </table:table-cell>
          <table:table-cell office:value-type="float" office:value="13.908108" calcext:value-type="float">
            <text:p>13.908108</text:p>
          </table:table-cell>
          <table:table-cell table:formula="of:=[.C187]+[.A188]" office:value-type="float" office:value="8.48230716499999" calcext:value-type="float">
            <text:p>8.48230716499999</text:p>
          </table:table-cell>
        </table:table-row>
        <table:table-row table:style-name="ro1">
          <table:table-cell office:value-type="float" office:value="0.018066682" calcext:value-type="float">
            <text:p>0.018066682</text:p>
          </table:table-cell>
          <table:table-cell office:value-type="float" office:value="13.837626" calcext:value-type="float">
            <text:p>13.837626</text:p>
          </table:table-cell>
          <table:table-cell table:formula="of:=[.C188]+[.A189]" office:value-type="float" office:value="8.500373847" calcext:value-type="float">
            <text:p>8.500373847</text:p>
          </table:table-cell>
        </table:table-row>
        <table:table-row table:style-name="ro1">
          <table:table-cell office:value-type="float" office:value="0.01823453" calcext:value-type="float">
            <text:p>0.01823453</text:p>
          </table:table-cell>
          <table:table-cell office:value-type="float" office:value="13.710251" calcext:value-type="float">
            <text:p>13.710251</text:p>
          </table:table-cell>
          <table:table-cell table:formula="of:=[.C189]+[.A190]" office:value-type="float" office:value="8.518608377" calcext:value-type="float">
            <text:p>8.518608377</text:p>
          </table:table-cell>
        </table:table-row>
        <table:table-row table:style-name="ro1">
          <table:table-cell office:value-type="float" office:value="0.017746242" calcext:value-type="float">
            <text:p>0.017746242</text:p>
          </table:table-cell>
          <table:table-cell office:value-type="float" office:value="14.087489" calcext:value-type="float">
            <text:p>14.087489</text:p>
          </table:table-cell>
          <table:table-cell table:formula="of:=[.C190]+[.A191]" office:value-type="float" office:value="8.536354619" calcext:value-type="float">
            <text:p>8.536354619</text:p>
          </table:table-cell>
        </table:table-row>
        <table:table-row table:style-name="ro1">
          <table:table-cell office:value-type="float" office:value="0.018020906" calcext:value-type="float">
            <text:p>0.018020906</text:p>
          </table:table-cell>
          <table:table-cell office:value-type="float" office:value="13.872777" calcext:value-type="float">
            <text:p>13.872777</text:p>
          </table:table-cell>
          <table:table-cell table:formula="of:=[.C191]+[.A192]" office:value-type="float" office:value="8.554375525" calcext:value-type="float">
            <text:p>8.554375525</text:p>
          </table:table-cell>
        </table:table-row>
        <table:table-row table:style-name="ro1">
          <table:table-cell office:value-type="float" office:value="0.01808194" calcext:value-type="float">
            <text:p>0.01808194</text:p>
          </table:table-cell>
          <table:table-cell office:value-type="float" office:value="13.82595" calcext:value-type="float">
            <text:p>13.82595</text:p>
          </table:table-cell>
          <table:table-cell table:formula="of:=[.C192]+[.A193]" office:value-type="float" office:value="8.572457465" calcext:value-type="float">
            <text:p>8.572457465</text:p>
          </table:table-cell>
        </table:table-row>
        <table:table-row table:style-name="ro1">
          <table:table-cell office:value-type="float" office:value="0.018249791" calcext:value-type="float">
            <text:p>0.018249791</text:p>
          </table:table-cell>
          <table:table-cell office:value-type="float" office:value="13.698787" calcext:value-type="float">
            <text:p>13.698787</text:p>
          </table:table-cell>
          <table:table-cell table:formula="of:=[.C193]+[.A194]" office:value-type="float" office:value="8.590707256" calcext:value-type="float">
            <text:p>8.590707256</text:p>
          </table:table-cell>
        </table:table-row>
        <table:table-row table:style-name="ro1">
          <table:table-cell office:value-type="float" office:value="0.017761502" calcext:value-type="float">
            <text:p>0.017761502</text:p>
          </table:table-cell>
          <table:table-cell office:value-type="float" office:value="14.075386" calcext:value-type="float">
            <text:p>14.075386</text:p>
          </table:table-cell>
          <table:table-cell table:formula="of:=[.C194]+[.A195]" office:value-type="float" office:value="8.608468758" calcext:value-type="float">
            <text:p>8.608468758</text:p>
          </table:table-cell>
        </table:table-row>
        <table:table-row table:style-name="ro1">
          <table:table-cell office:value-type="float" office:value="0.018051423" calcext:value-type="float">
            <text:p>0.018051423</text:p>
          </table:table-cell>
          <table:table-cell office:value-type="float" office:value="13.849323" calcext:value-type="float">
            <text:p>13.849323</text:p>
          </table:table-cell>
          <table:table-cell table:formula="of:=[.C195]+[.A196]" office:value-type="float" office:value="8.626520181" calcext:value-type="float">
            <text:p>8.626520181</text:p>
          </table:table-cell>
        </table:table-row>
        <table:table-row table:style-name="ro1">
          <table:table-cell office:value-type="float" office:value="0.018127719" calcext:value-type="float">
            <text:p>0.018127719</text:p>
          </table:table-cell>
          <table:table-cell office:value-type="float" office:value="13.791034" calcext:value-type="float">
            <text:p>13.791034</text:p>
          </table:table-cell>
          <table:table-cell table:formula="of:=[.C196]+[.A197]" office:value-type="float" office:value="8.6446479" calcext:value-type="float">
            <text:p>8.6446479</text:p>
          </table:table-cell>
        </table:table-row>
        <table:table-row table:style-name="ro1">
          <table:table-cell office:value-type="float" office:value="0.01826505" calcext:value-type="float">
            <text:p>0.01826505</text:p>
          </table:table-cell>
          <table:table-cell office:value-type="float" office:value="13.687343" calcext:value-type="float">
            <text:p>13.687343</text:p>
          </table:table-cell>
          <table:table-cell table:formula="of:=[.C197]+[.A198]" office:value-type="float" office:value="8.66291295" calcext:value-type="float">
            <text:p>8.66291295</text:p>
          </table:table-cell>
        </table:table-row>
        <table:table-row table:style-name="ro1">
          <table:table-cell office:value-type="float" office:value="0.017807279" calcext:value-type="float">
            <text:p>0.017807279</text:p>
          </table:table-cell>
          <table:table-cell office:value-type="float" office:value="14.039203" calcext:value-type="float">
            <text:p>14.039203</text:p>
          </table:table-cell>
          <table:table-cell table:formula="of:=[.C198]+[.A199]" office:value-type="float" office:value="8.680720229" calcext:value-type="float">
            <text:p>8.680720229</text:p>
          </table:table-cell>
        </table:table-row>
        <table:table-row table:style-name="ro1">
          <table:table-cell office:value-type="float" office:value="0.0180972" calcext:value-type="float">
            <text:p>0.0180972</text:p>
          </table:table-cell>
          <table:table-cell office:value-type="float" office:value="13.814292" calcext:value-type="float">
            <text:p>13.814292</text:p>
          </table:table-cell>
          <table:table-cell table:formula="of:=[.C199]+[.A200]" office:value-type="float" office:value="8.698817429" calcext:value-type="float">
            <text:p>8.698817429</text:p>
          </table:table-cell>
        </table:table-row>
        <table:table-row table:style-name="ro1">
          <table:table-cell office:value-type="float" office:value="0.018158237" calcext:value-type="float">
            <text:p>0.018158237</text:p>
          </table:table-cell>
          <table:table-cell office:value-type="float" office:value="13.767857" calcext:value-type="float">
            <text:p>13.767857</text:p>
          </table:table-cell>
          <table:table-cell table:formula="of:=[.C200]+[.A201]" office:value-type="float" office:value="8.716975666" calcext:value-type="float">
            <text:p>8.716975666</text:p>
          </table:table-cell>
        </table:table-row>
        <table:table-row table:style-name="ro1">
          <table:table-cell office:value-type="float" office:value="0.018356603" calcext:value-type="float">
            <text:p>0.018356603</text:p>
          </table:table-cell>
          <table:table-cell office:value-type="float" office:value="13.619078" calcext:value-type="float">
            <text:p>13.619078</text:p>
          </table:table-cell>
          <table:table-cell table:formula="of:=[.C201]+[.A202]" office:value-type="float" office:value="8.735332269" calcext:value-type="float">
            <text:p>8.735332269</text:p>
          </table:table-cell>
        </table:table-row>
        <table:table-row table:style-name="ro1">
          <table:table-cell office:value-type="float" office:value="0.017868314" calcext:value-type="float">
            <text:p>0.017868314</text:p>
          </table:table-cell>
          <table:table-cell office:value-type="float" office:value="13.991247" calcext:value-type="float">
            <text:p>13.991247</text:p>
          </table:table-cell>
          <table:table-cell table:formula="of:=[.C202]+[.A203]" office:value-type="float" office:value="8.753200583" calcext:value-type="float">
            <text:p>8.753200583</text:p>
          </table:table-cell>
        </table:table-row>
        <table:table-row table:style-name="ro1">
          <table:table-cell office:value-type="float" office:value="0.018142978" calcext:value-type="float">
            <text:p>0.018142978</text:p>
          </table:table-cell>
          <table:table-cell office:value-type="float" office:value="13.779435" calcext:value-type="float">
            <text:p>13.779435</text:p>
          </table:table-cell>
          <table:table-cell table:formula="of:=[.C203]+[.A204]" office:value-type="float" office:value="8.771343561" calcext:value-type="float">
            <text:p>8.771343561</text:p>
          </table:table-cell>
        </table:table-row>
        <table:table-row table:style-name="ro1">
          <table:table-cell office:value-type="float" office:value="0.018249791" calcext:value-type="float">
            <text:p>0.018249791</text:p>
          </table:table-cell>
          <table:table-cell office:value-type="float" office:value="13.698787" calcext:value-type="float">
            <text:p>13.698787</text:p>
          </table:table-cell>
          <table:table-cell table:formula="of:=[.C204]+[.A205]" office:value-type="float" office:value="8.789593352" calcext:value-type="float">
            <text:p>8.789593352</text:p>
          </table:table-cell>
        </table:table-row>
        <table:table-row table:style-name="ro1">
          <table:table-cell office:value-type="float" office:value="0.018371863" calcext:value-type="float">
            <text:p>0.018371863</text:p>
          </table:table-cell>
          <table:table-cell office:value-type="float" office:value="13.607765" calcext:value-type="float">
            <text:p>13.607765</text:p>
          </table:table-cell>
          <table:table-cell table:formula="of:=[.C205]+[.A206]" office:value-type="float" office:value="8.807965215" calcext:value-type="float">
            <text:p>8.807965215</text:p>
          </table:table-cell>
        </table:table-row>
        <table:table-row table:style-name="ro1">
          <table:table-cell office:value-type="float" office:value="0.017914092" calcext:value-type="float">
            <text:p>0.017914092</text:p>
          </table:table-cell>
          <table:table-cell office:value-type="float" office:value="13.955494" calcext:value-type="float">
            <text:p>13.955494</text:p>
          </table:table-cell>
          <table:table-cell table:formula="of:=[.C206]+[.A207]" office:value-type="float" office:value="8.825879307" calcext:value-type="float">
            <text:p>8.825879307</text:p>
          </table:table-cell>
        </table:table-row>
        <table:table-row table:style-name="ro1">
          <table:table-cell office:value-type="float" office:value="0.018204013" calcext:value-type="float">
            <text:p>0.018204013</text:p>
          </table:table-cell>
          <table:table-cell office:value-type="float" office:value="13.733235" calcext:value-type="float">
            <text:p>13.733235</text:p>
          </table:table-cell>
          <table:table-cell table:formula="of:=[.C207]+[.A208]" office:value-type="float" office:value="8.84408332" calcext:value-type="float">
            <text:p>8.84408332</text:p>
          </table:table-cell>
        </table:table-row>
        <table:table-row table:style-name="ro1">
          <table:table-cell office:value-type="float" office:value="0.018280309" calcext:value-type="float">
            <text:p>0.018280309</text:p>
          </table:table-cell>
          <table:table-cell office:value-type="float" office:value="13.675918" calcext:value-type="float">
            <text:p>13.675918</text:p>
          </table:table-cell>
          <table:table-cell table:formula="of:=[.C208]+[.A209]" office:value-type="float" office:value="8.862363629" calcext:value-type="float">
            <text:p>8.862363629</text:p>
          </table:table-cell>
        </table:table-row>
        <table:table-row table:style-name="ro1">
          <table:table-cell office:value-type="float" office:value="0.018463416" calcext:value-type="float">
            <text:p>0.018463416</text:p>
          </table:table-cell>
          <table:table-cell office:value-type="float" office:value="13.54029" calcext:value-type="float">
            <text:p>13.54029</text:p>
          </table:table-cell>
          <table:table-cell table:formula="of:=[.C209]+[.A210]" office:value-type="float" office:value="8.880827045" calcext:value-type="float">
            <text:p>8.880827045</text:p>
          </table:table-cell>
        </table:table-row>
        <table:table-row table:style-name="ro1">
          <table:table-cell office:value-type="float" office:value="0.01794461" calcext:value-type="float">
            <text:p>0.01794461</text:p>
          </table:table-cell>
          <table:table-cell office:value-type="float" office:value="13.931761" calcext:value-type="float">
            <text:p>13.931761</text:p>
          </table:table-cell>
          <table:table-cell table:formula="of:=[.C210]+[.A211]" office:value-type="float" office:value="8.898771655" calcext:value-type="float">
            <text:p>8.898771655</text:p>
          </table:table-cell>
        </table:table-row>
        <table:table-row table:style-name="ro1">
          <table:table-cell office:value-type="float" office:value="0.018219272" calcext:value-type="float">
            <text:p>0.018219272</text:p>
          </table:table-cell>
          <table:table-cell office:value-type="float" office:value="13.721733" calcext:value-type="float">
            <text:p>13.721733</text:p>
          </table:table-cell>
          <table:table-cell table:formula="of:=[.C211]+[.A212]" office:value-type="float" office:value="8.916990927" calcext:value-type="float">
            <text:p>8.916990927</text:p>
          </table:table-cell>
        </table:table-row>
        <table:table-row table:style-name="ro1">
          <table:table-cell office:value-type="float" office:value="0.018371863" calcext:value-type="float">
            <text:p>0.018371863</text:p>
          </table:table-cell>
          <table:table-cell office:value-type="float" office:value="13.607765" calcext:value-type="float">
            <text:p>13.607765</text:p>
          </table:table-cell>
          <table:table-cell table:formula="of:=[.C212]+[.A213]" office:value-type="float" office:value="8.93536279" calcext:value-type="float">
            <text:p>8.93536279</text:p>
          </table:table-cell>
        </table:table-row>
        <table:table-row table:style-name="ro1">
          <table:table-cell office:value-type="float" office:value="0.018524453" calcext:value-type="float">
            <text:p>0.018524453</text:p>
          </table:table-cell>
          <table:table-cell office:value-type="float" office:value="13.495675" calcext:value-type="float">
            <text:p>13.495675</text:p>
          </table:table-cell>
          <table:table-cell table:formula="of:=[.C213]+[.A214]" office:value-type="float" office:value="8.953887243" calcext:value-type="float">
            <text:p>8.953887243</text:p>
          </table:table-cell>
        </table:table-row>
        <table:table-row table:style-name="ro1">
          <table:table-cell office:value-type="float" office:value="0.018020906" calcext:value-type="float">
            <text:p>0.018020906</text:p>
          </table:table-cell>
          <table:table-cell office:value-type="float" office:value="13.872777" calcext:value-type="float">
            <text:p>13.872777</text:p>
          </table:table-cell>
          <table:table-cell table:formula="of:=[.C214]+[.A215]" office:value-type="float" office:value="8.971908149" calcext:value-type="float">
            <text:p>8.971908149</text:p>
          </table:table-cell>
        </table:table-row>
        <table:table-row table:style-name="ro1">
          <table:table-cell office:value-type="float" office:value="0.018341344" calcext:value-type="float">
            <text:p>0.018341344</text:p>
          </table:table-cell>
          <table:table-cell office:value-type="float" office:value="13.630408" calcext:value-type="float">
            <text:p>13.630408</text:p>
          </table:table-cell>
          <table:table-cell table:formula="of:=[.C215]+[.A216]" office:value-type="float" office:value="8.990249493" calcext:value-type="float">
            <text:p>8.990249493</text:p>
          </table:table-cell>
        </table:table-row>
        <table:table-row table:style-name="ro1">
          <table:table-cell office:value-type="float" office:value="0.018432898" calcext:value-type="float">
            <text:p>0.018432898</text:p>
          </table:table-cell>
          <table:table-cell office:value-type="float" office:value="13.562707" calcext:value-type="float">
            <text:p>13.562707</text:p>
          </table:table-cell>
          <table:table-cell table:formula="of:=[.C216]+[.A217]" office:value-type="float" office:value="9.008682391" calcext:value-type="float">
            <text:p>9.008682391</text:p>
          </table:table-cell>
        </table:table-row>
        <table:table-row table:style-name="ro1">
          <table:table-cell office:value-type="float" office:value="0.018600747" calcext:value-type="float">
            <text:p>0.018600747</text:p>
          </table:table-cell>
          <table:table-cell office:value-type="float" office:value="13.44032" calcext:value-type="float">
            <text:p>13.44032</text:p>
          </table:table-cell>
          <table:table-cell table:formula="of:=[.C217]+[.A218]" office:value-type="float" office:value="9.027283138" calcext:value-type="float">
            <text:p>9.027283138</text:p>
          </table:table-cell>
        </table:table-row>
        <table:table-row table:style-name="ro1">
          <table:table-cell office:value-type="float" office:value="0.01808194" calcext:value-type="float">
            <text:p>0.01808194</text:p>
          </table:table-cell>
          <table:table-cell office:value-type="float" office:value="13.82595" calcext:value-type="float">
            <text:p>13.82595</text:p>
          </table:table-cell>
          <table:table-cell table:formula="of:=[.C218]+[.A219]" office:value-type="float" office:value="9.045365078" calcext:value-type="float">
            <text:p>9.045365078</text:p>
          </table:table-cell>
        </table:table-row>
        <table:table-row table:style-name="ro1">
          <table:table-cell office:value-type="float" office:value="0.01840238" calcext:value-type="float">
            <text:p>0.01840238</text:p>
          </table:table-cell>
          <table:table-cell office:value-type="float" office:value="13.585199" calcext:value-type="float">
            <text:p>13.585199</text:p>
          </table:table-cell>
          <table:table-cell table:formula="of:=[.C219]+[.A220]" office:value-type="float" office:value="9.063767458" calcext:value-type="float">
            <text:p>9.063767458</text:p>
          </table:table-cell>
        </table:table-row>
        <table:table-row table:style-name="ro1">
          <table:table-cell office:value-type="float" office:value="0.018509194" calcext:value-type="float">
            <text:p>0.018509194</text:p>
          </table:table-cell>
          <table:table-cell office:value-type="float" office:value="13.506801" calcext:value-type="float">
            <text:p>13.506801</text:p>
          </table:table-cell>
          <table:table-cell table:formula="of:=[.C220]+[.A221]" office:value-type="float" office:value="9.082276652" calcext:value-type="float">
            <text:p>9.082276652</text:p>
          </table:table-cell>
        </table:table-row>
        <table:table-row table:style-name="ro1">
          <table:table-cell office:value-type="float" office:value="0.018677043" calcext:value-type="float">
            <text:p>0.018677043</text:p>
          </table:table-cell>
          <table:table-cell office:value-type="float" office:value="13.385416" calcext:value-type="float">
            <text:p>13.385416</text:p>
          </table:table-cell>
          <table:table-cell table:formula="of:=[.C221]+[.A222]" office:value-type="float" office:value="9.100953695" calcext:value-type="float">
            <text:p>9.100953695</text:p>
          </table:table-cell>
        </table:table-row>
        <table:table-row table:style-name="ro1">
          <table:table-cell office:value-type="float" office:value="0.018173495" calcext:value-type="float">
            <text:p>0.018173495</text:p>
          </table:table-cell>
          <table:table-cell office:value-type="float" office:value="13.756296" calcext:value-type="float">
            <text:p>13.756296</text:p>
          </table:table-cell>
          <table:table-cell table:formula="of:=[.C222]+[.A223]" office:value-type="float" office:value="9.11912719" calcext:value-type="float">
            <text:p>9.11912719</text:p>
          </table:table-cell>
        </table:table-row>
        <table:table-row table:style-name="ro1">
          <table:table-cell office:value-type="float" office:value="0.018478675" calcext:value-type="float">
            <text:p>0.018478675</text:p>
          </table:table-cell>
          <table:table-cell office:value-type="float" office:value="13.529109" calcext:value-type="float">
            <text:p>13.529109</text:p>
          </table:table-cell>
          <table:table-cell table:formula="of:=[.C223]+[.A224]" office:value-type="float" office:value="9.137605865" calcext:value-type="float">
            <text:p>9.137605865</text:p>
          </table:table-cell>
        </table:table-row>
        <table:table-row table:style-name="ro1">
          <table:table-cell office:value-type="float" office:value="0.01857023" calcext:value-type="float">
            <text:p>0.01857023</text:p>
          </table:table-cell>
          <table:table-cell office:value-type="float" office:value="13.462408" calcext:value-type="float">
            <text:p>13.462408</text:p>
          </table:table-cell>
          <table:table-cell table:formula="of:=[.C224]+[.A225]" office:value-type="float" office:value="9.156176095" calcext:value-type="float">
            <text:p>9.156176095</text:p>
          </table:table-cell>
        </table:table-row>
        <table:table-row table:style-name="ro1">
          <table:table-cell office:value-type="float" office:value="0.01873808" calcext:value-type="float">
            <text:p>0.01873808</text:p>
          </table:table-cell>
          <table:table-cell office:value-type="float" office:value="13.341815" calcext:value-type="float">
            <text:p>13.341815</text:p>
          </table:table-cell>
          <table:table-cell table:formula="of:=[.C225]+[.A226]" office:value-type="float" office:value="9.174914175" calcext:value-type="float">
            <text:p>9.174914175</text:p>
          </table:table-cell>
        </table:table-row>
        <table:table-row table:style-name="ro1">
          <table:table-cell office:value-type="float" office:value="0.018249791" calcext:value-type="float">
            <text:p>0.018249791</text:p>
          </table:table-cell>
          <table:table-cell office:value-type="float" office:value="13.698787" calcext:value-type="float">
            <text:p>13.698787</text:p>
          </table:table-cell>
          <table:table-cell table:formula="of:=[.C226]+[.A227]" office:value-type="float" office:value="9.193163966" calcext:value-type="float">
            <text:p>9.193163966</text:p>
          </table:table-cell>
        </table:table-row>
        <table:table-row table:style-name="ro1">
          <table:table-cell office:value-type="float" office:value="0.018539712" calcext:value-type="float">
            <text:p>0.018539712</text:p>
          </table:table-cell>
          <table:table-cell office:value-type="float" office:value="13.484568" calcext:value-type="float">
            <text:p>13.484568</text:p>
          </table:table-cell>
          <table:table-cell table:formula="of:=[.C227]+[.A228]" office:value-type="float" office:value="9.211703678" calcext:value-type="float">
            <text:p>9.211703678</text:p>
          </table:table-cell>
        </table:table-row>
        <table:table-row table:style-name="ro1">
          <table:table-cell office:value-type="float" office:value="0.018646525" calcext:value-type="float">
            <text:p>0.018646525</text:p>
          </table:table-cell>
          <table:table-cell office:value-type="float" office:value="13.407323" calcext:value-type="float">
            <text:p>13.407323</text:p>
          </table:table-cell>
          <table:table-cell table:formula="of:=[.C228]+[.A229]" office:value-type="float" office:value="9.230350203" calcext:value-type="float">
            <text:p>9.230350203</text:p>
          </table:table-cell>
        </table:table-row>
        <table:table-row table:style-name="ro1">
          <table:table-cell office:value-type="float" office:value="0.018814374" calcext:value-type="float">
            <text:p>0.018814374</text:p>
          </table:table-cell>
          <table:table-cell office:value-type="float" office:value="13.287713" calcext:value-type="float">
            <text:p>13.287713</text:p>
          </table:table-cell>
          <table:table-cell table:formula="of:=[.C229]+[.A230]" office:value-type="float" office:value="9.249164577" calcext:value-type="float">
            <text:p>9.249164577</text:p>
          </table:table-cell>
        </table:table-row>
        <table:table-row table:style-name="ro1">
          <table:table-cell office:value-type="float" office:value="0.018341344" calcext:value-type="float">
            <text:p>0.018341344</text:p>
          </table:table-cell>
          <table:table-cell office:value-type="float" office:value="13.630408" calcext:value-type="float">
            <text:p>13.630408</text:p>
          </table:table-cell>
          <table:table-cell table:formula="of:=[.C230]+[.A231]" office:value-type="float" office:value="9.267505921" calcext:value-type="float">
            <text:p>9.267505921</text:p>
          </table:table-cell>
        </table:table-row>
        <table:table-row table:style-name="ro1">
          <table:table-cell office:value-type="float" office:value="0.018631266" calcext:value-type="float">
            <text:p>0.018631266</text:p>
          </table:table-cell>
          <table:table-cell office:value-type="float" office:value="13.4183035" calcext:value-type="float">
            <text:p>13.4183035</text:p>
          </table:table-cell>
          <table:table-cell table:formula="of:=[.C231]+[.A232]" office:value-type="float" office:value="9.286137187" calcext:value-type="float">
            <text:p>9.286137187</text:p>
          </table:table-cell>
        </table:table-row>
        <table:table-row table:style-name="ro1">
          <table:table-cell office:value-type="float" office:value="0.01872282" calcext:value-type="float">
            <text:p>0.01872282</text:p>
          </table:table-cell>
          <table:table-cell office:value-type="float" office:value="13.35269" calcext:value-type="float">
            <text:p>13.35269</text:p>
          </table:table-cell>
          <table:table-cell table:formula="of:=[.C232]+[.A233]" office:value-type="float" office:value="9.304860007" calcext:value-type="float">
            <text:p>9.304860007</text:p>
          </table:table-cell>
        </table:table-row>
        <table:table-row table:style-name="ro1">
          <table:table-cell office:value-type="float" office:value="0.018905928" calcext:value-type="float">
            <text:p>0.018905928</text:p>
          </table:table-cell>
          <table:table-cell office:value-type="float" office:value="13.223366" calcext:value-type="float">
            <text:p>13.223366</text:p>
          </table:table-cell>
          <table:table-cell table:formula="of:=[.C233]+[.A234]" office:value-type="float" office:value="9.323765935" calcext:value-type="float">
            <text:p>9.323765935</text:p>
          </table:table-cell>
        </table:table-row>
        <table:table-row table:style-name="ro1">
          <table:table-cell office:value-type="float" office:value="0.01840238" calcext:value-type="float">
            <text:p>0.01840238</text:p>
          </table:table-cell>
          <table:table-cell office:value-type="float" office:value="13.585199" calcext:value-type="float">
            <text:p>13.585199</text:p>
          </table:table-cell>
          <table:table-cell table:formula="of:=[.C234]+[.A235]" office:value-type="float" office:value="9.342168315" calcext:value-type="float">
            <text:p>9.342168315</text:p>
          </table:table-cell>
        </table:table-row>
        <table:table-row table:style-name="ro1">
          <table:table-cell office:value-type="float" office:value="0.01872282" calcext:value-type="float">
            <text:p>0.01872282</text:p>
          </table:table-cell>
          <table:table-cell office:value-type="float" office:value="13.35269" calcext:value-type="float">
            <text:p>13.35269</text:p>
          </table:table-cell>
          <table:table-cell table:formula="of:=[.C235]+[.A236]" office:value-type="float" office:value="9.360891135" calcext:value-type="float">
            <text:p>9.360891135</text:p>
          </table:table-cell>
        </table:table-row>
        <table:table-row table:style-name="ro1">
          <table:table-cell office:value-type="float" office:value="0.018814374" calcext:value-type="float">
            <text:p>0.018814374</text:p>
          </table:table-cell>
          <table:table-cell office:value-type="float" office:value="13.287713" calcext:value-type="float">
            <text:p>13.287713</text:p>
          </table:table-cell>
          <table:table-cell table:formula="of:=[.C236]+[.A237]" office:value-type="float" office:value="9.379705509" calcext:value-type="float">
            <text:p>9.379705509</text:p>
          </table:table-cell>
        </table:table-row>
        <table:table-row table:style-name="ro1">
          <table:table-cell office:value-type="float" office:value="0.018997483" calcext:value-type="float">
            <text:p>0.018997483</text:p>
          </table:table-cell>
          <table:table-cell office:value-type="float" office:value="13.159638" calcext:value-type="float">
            <text:p>13.159638</text:p>
          </table:table-cell>
          <table:table-cell table:formula="of:=[.C237]+[.A238]" office:value-type="float" office:value="9.398702992" calcext:value-type="float">
            <text:p>9.398702992</text:p>
          </table:table-cell>
        </table:table-row>
        <table:table-row table:style-name="ro1">
          <table:table-cell office:value-type="float" office:value="0.018478675" calcext:value-type="float">
            <text:p>0.018478675</text:p>
          </table:table-cell>
          <table:table-cell office:value-type="float" office:value="13.529109" calcext:value-type="float">
            <text:p>13.529109</text:p>
          </table:table-cell>
          <table:table-cell table:formula="of:=[.C238]+[.A239]" office:value-type="float" office:value="9.417181667" calcext:value-type="float">
            <text:p>9.417181667</text:p>
          </table:table-cell>
        </table:table-row>
        <table:table-row table:style-name="ro1">
          <table:table-cell office:value-type="float" office:value="0.018799115" calcext:value-type="float">
            <text:p>0.018799115</text:p>
          </table:table-cell>
          <table:table-cell office:value-type="float" office:value="13.298498" calcext:value-type="float">
            <text:p>13.298498</text:p>
          </table:table-cell>
          <table:table-cell table:formula="of:=[.C239]+[.A240]" office:value-type="float" office:value="9.435980782" calcext:value-type="float">
            <text:p>9.435980782</text:p>
          </table:table-cell>
        </table:table-row>
        <table:table-row table:style-name="ro1">
          <table:table-cell office:value-type="float" office:value="0.01889067" calcext:value-type="float">
            <text:p>0.01889067</text:p>
          </table:table-cell>
          <table:table-cell office:value-type="float" office:value="13.234047" calcext:value-type="float">
            <text:p>13.234047</text:p>
          </table:table-cell>
          <table:table-cell table:formula="of:=[.C240]+[.A241]" office:value-type="float" office:value="9.454871452" calcext:value-type="float">
            <text:p>9.454871452</text:p>
          </table:table-cell>
        </table:table-row>
        <table:table-row table:style-name="ro1">
          <table:table-cell office:value-type="float" office:value="0.019058518" calcext:value-type="float">
            <text:p>0.019058518</text:p>
          </table:table-cell>
          <table:table-cell office:value-type="float" office:value="13.117495" calcext:value-type="float">
            <text:p>13.117495</text:p>
          </table:table-cell>
          <table:table-cell table:formula="of:=[.C241]+[.A242]" office:value-type="float" office:value="9.47392997" calcext:value-type="float">
            <text:p>9.47392997</text:p>
          </table:table-cell>
        </table:table-row>
        <table:table-row table:style-name="ro1">
          <table:table-cell office:value-type="float" office:value="0.01857023" calcext:value-type="float">
            <text:p>0.01857023</text:p>
          </table:table-cell>
          <table:table-cell office:value-type="float" office:value="13.462408" calcext:value-type="float">
            <text:p>13.462408</text:p>
          </table:table-cell>
          <table:table-cell table:formula="of:=[.C242]+[.A243]" office:value-type="float" office:value="9.4925002" calcext:value-type="float">
            <text:p>9.4925002</text:p>
          </table:table-cell>
        </table:table-row>
        <table:table-row table:style-name="ro1">
          <table:table-cell office:value-type="float" office:value="0.01887541" calcext:value-type="float">
            <text:p>0.01887541</text:p>
          </table:table-cell>
          <table:table-cell office:value-type="float" office:value="13.244745" calcext:value-type="float">
            <text:p>13.244745</text:p>
          </table:table-cell>
          <table:table-cell table:formula="of:=[.C243]+[.A244]" office:value-type="float" office:value="9.51137561" calcext:value-type="float">
            <text:p>9.51137561</text:p>
          </table:table-cell>
        </table:table-row>
        <table:table-row table:style-name="ro1">
          <table:table-cell office:value-type="float" office:value="0.018951705" calcext:value-type="float">
            <text:p>0.018951705</text:p>
          </table:table-cell>
          <table:table-cell office:value-type="float" office:value="13.191426" calcext:value-type="float">
            <text:p>13.191426</text:p>
          </table:table-cell>
          <table:table-cell table:formula="of:=[.C244]+[.A245]" office:value-type="float" office:value="9.530327315" calcext:value-type="float">
            <text:p>9.530327315</text:p>
          </table:table-cell>
        </table:table-row>
        <table:table-row table:style-name="ro1">
          <table:table-cell office:value-type="float" office:value="0.019165331" calcext:value-type="float">
            <text:p>0.019165331</text:p>
          </table:table-cell>
          <table:table-cell office:value-type="float" office:value="13.044387" calcext:value-type="float">
            <text:p>13.044387</text:p>
          </table:table-cell>
          <table:table-cell table:formula="of:=[.C245]+[.A246]" office:value-type="float" office:value="9.549492646" calcext:value-type="float">
            <text:p>9.549492646</text:p>
          </table:table-cell>
        </table:table-row>
        <table:table-row table:style-name="ro1">
          <table:table-cell office:value-type="float" office:value="0.018646525" calcext:value-type="float">
            <text:p>0.018646525</text:p>
          </table:table-cell>
          <table:table-cell office:value-type="float" office:value="13.407323" calcext:value-type="float">
            <text:p>13.407323</text:p>
          </table:table-cell>
          <table:table-cell table:formula="of:=[.C246]+[.A247]" office:value-type="float" office:value="9.568139171" calcext:value-type="float">
            <text:p>9.568139171</text:p>
          </table:table-cell>
        </table:table-row>
        <table:table-row table:style-name="ro1">
          <table:table-cell office:value-type="float" office:value="0.018982224" calcext:value-type="float">
            <text:p>0.018982224</text:p>
          </table:table-cell>
          <table:table-cell office:value-type="float" office:value="13.170217" calcext:value-type="float">
            <text:p>13.170217</text:p>
          </table:table-cell>
          <table:table-cell table:formula="of:=[.C247]+[.A248]" office:value-type="float" office:value="9.587121395" calcext:value-type="float">
            <text:p>9.587121395</text:p>
          </table:table-cell>
        </table:table-row>
        <table:table-row table:style-name="ro1">
          <table:table-cell office:value-type="float" office:value="0.019089036" calcext:value-type="float">
            <text:p>0.019089036</text:p>
          </table:table-cell>
          <table:table-cell office:value-type="float" office:value="13.096523" calcext:value-type="float">
            <text:p>13.096523</text:p>
          </table:table-cell>
          <table:table-cell table:formula="of:=[.C248]+[.A249]" office:value-type="float" office:value="9.606210431" calcext:value-type="float">
            <text:p>9.606210431</text:p>
          </table:table-cell>
        </table:table-row>
        <table:table-row table:style-name="ro1">
          <table:table-cell office:value-type="float" office:value="0.019226369" calcext:value-type="float">
            <text:p>0.019226369</text:p>
          </table:table-cell>
          <table:table-cell office:value-type="float" office:value="13.002975" calcext:value-type="float">
            <text:p>13.002975</text:p>
          </table:table-cell>
          <table:table-cell table:formula="of:=[.C249]+[.A250]" office:value-type="float" office:value="9.6254368" calcext:value-type="float">
            <text:p>9.6254368</text:p>
          </table:table-cell>
        </table:table-row>
        <table:table-row table:style-name="ro1">
          <table:table-cell office:value-type="float" office:value="0.01872282" calcext:value-type="float">
            <text:p>0.01872282</text:p>
          </table:table-cell>
          <table:table-cell office:value-type="float" office:value="13.35269" calcext:value-type="float">
            <text:p>13.35269</text:p>
          </table:table-cell>
          <table:table-cell table:formula="of:=[.C250]+[.A251]" office:value-type="float" office:value="9.64415962" calcext:value-type="float">
            <text:p>9.64415962</text:p>
          </table:table-cell>
        </table:table-row>
        <table:table-row table:style-name="ro1">
          <table:table-cell office:value-type="float" office:value="0.01904326" calcext:value-type="float">
            <text:p>0.01904326</text:p>
          </table:table-cell>
          <table:table-cell office:value-type="float" office:value="13.128005" calcext:value-type="float">
            <text:p>13.128005</text:p>
          </table:table-cell>
          <table:table-cell table:formula="of:=[.C251]+[.A252]" office:value-type="float" office:value="9.66320288" calcext:value-type="float">
            <text:p>9.66320288</text:p>
          </table:table-cell>
        </table:table-row>
        <table:table-row table:style-name="ro1">
          <table:table-cell office:value-type="float" office:value="0.01918059" calcext:value-type="float">
            <text:p>0.01918059</text:p>
          </table:table-cell>
          <table:table-cell office:value-type="float" office:value="13.034009" calcext:value-type="float">
            <text:p>13.034009</text:p>
          </table:table-cell>
          <table:table-cell table:formula="of:=[.C252]+[.A253]" office:value-type="float" office:value="9.68238347" calcext:value-type="float">
            <text:p>9.68238347</text:p>
          </table:table-cell>
        </table:table-row>
        <table:table-row table:style-name="ro1">
          <table:table-cell office:value-type="float" office:value="0.0193637" calcext:value-type="float">
            <text:p>0.0193637</text:p>
          </table:table-cell>
          <table:table-cell office:value-type="float" office:value="12.910756" calcext:value-type="float">
            <text:p>12.910756</text:p>
          </table:table-cell>
          <table:table-cell table:formula="of:=[.C253]+[.A254]" office:value-type="float" office:value="9.70174717" calcext:value-type="float">
            <text:p>9.70174717</text:p>
          </table:table-cell>
        </table:table-row>
        <table:table-row table:style-name="ro1">
          <table:table-cell office:value-type="float" office:value="0.01887541" calcext:value-type="float">
            <text:p>0.01887541</text:p>
          </table:table-cell>
          <table:table-cell office:value-type="float" office:value="13.244745" calcext:value-type="float">
            <text:p>13.244745</text:p>
          </table:table-cell>
          <table:table-cell table:formula="of:=[.C254]+[.A255]" office:value-type="float" office:value="9.72062258" calcext:value-type="float">
            <text:p>9.72062258</text:p>
          </table:table-cell>
        </table:table-row>
        <table:table-row table:style-name="ro1">
          <table:table-cell office:value-type="float" office:value="0.01918059" calcext:value-type="float">
            <text:p>0.01918059</text:p>
          </table:table-cell>
          <table:table-cell office:value-type="float" office:value="13.034009" calcext:value-type="float">
            <text:p>13.034009</text:p>
          </table:table-cell>
          <table:table-cell table:formula="of:=[.C255]+[.A256]" office:value-type="float" office:value="9.73980317" calcext:value-type="float">
            <text:p>9.73980317</text:p>
          </table:table-cell>
        </table:table-row>
        <table:table-row table:style-name="ro1">
          <table:table-cell office:value-type="float" office:value="0.019272145" calcext:value-type="float">
            <text:p>0.019272145</text:p>
          </table:table-cell>
          <table:table-cell office:value-type="float" office:value="12.97209" calcext:value-type="float">
            <text:p>12.97209</text:p>
          </table:table-cell>
          <table:table-cell table:formula="of:=[.C256]+[.A257]" office:value-type="float" office:value="9.759075315" calcext:value-type="float">
            <text:p>9.759075315</text:p>
          </table:table-cell>
        </table:table-row>
        <table:table-row table:style-name="ro1">
          <table:table-cell office:value-type="float" office:value="0.019439993" calcext:value-type="float">
            <text:p>0.019439993</text:p>
          </table:table-cell>
          <table:table-cell office:value-type="float" office:value="12.860087" calcext:value-type="float">
            <text:p>12.860087</text:p>
          </table:table-cell>
          <table:table-cell table:formula="of:=[.C257]+[.A258]" office:value-type="float" office:value="9.778515308" calcext:value-type="float">
            <text:p>9.778515308</text:p>
          </table:table-cell>
        </table:table-row>
        <table:table-row table:style-name="ro1">
          <table:table-cell office:value-type="float" office:value="0.018936446" calcext:value-type="float">
            <text:p>0.018936446</text:p>
          </table:table-cell>
          <table:table-cell office:value-type="float" office:value="13.202055" calcext:value-type="float">
            <text:p>13.202055</text:p>
          </table:table-cell>
          <table:table-cell table:formula="of:=[.C258]+[.A259]" office:value-type="float" office:value="9.797451754" calcext:value-type="float">
            <text:p>9.797451754</text:p>
          </table:table-cell>
        </table:table-row>
        <table:table-row table:style-name="ro1">
          <table:table-cell office:value-type="float" office:value="0.019287404" calcext:value-type="float">
            <text:p>0.019287404</text:p>
          </table:table-cell>
          <table:table-cell office:value-type="float" office:value="12.961827" calcext:value-type="float">
            <text:p>12.961827</text:p>
          </table:table-cell>
          <table:table-cell table:formula="of:=[.C259]+[.A260]" office:value-type="float" office:value="9.816739158" calcext:value-type="float">
            <text:p>9.816739158</text:p>
          </table:table-cell>
        </table:table-row>
        <table:table-row table:style-name="ro1">
          <table:table-cell office:value-type="float" office:value="0.019394217" calcext:value-type="float">
            <text:p>0.019394217</text:p>
          </table:table-cell>
          <table:table-cell office:value-type="float" office:value="12.890441" calcext:value-type="float">
            <text:p>12.890441</text:p>
          </table:table-cell>
          <table:table-cell table:formula="of:=[.C260]+[.A261]" office:value-type="float" office:value="9.836133375" calcext:value-type="float">
            <text:p>9.836133375</text:p>
          </table:table-cell>
        </table:table-row>
        <table:table-row table:style-name="ro1">
          <table:table-cell office:value-type="float" office:value="0.019562066" calcext:value-type="float">
            <text:p>0.019562066</text:p>
          </table:table-cell>
          <table:table-cell office:value-type="float" office:value="12.779837" calcext:value-type="float">
            <text:p>12.779837</text:p>
          </table:table-cell>
          <table:table-cell table:formula="of:=[.C261]+[.A262]" office:value-type="float" office:value="9.855695441" calcext:value-type="float">
            <text:p>9.855695441</text:p>
          </table:table-cell>
        </table:table-row>
        <table:table-row table:style-name="ro1">
          <table:table-cell office:value-type="float" office:value="0.019073777" calcext:value-type="float">
            <text:p>0.019073777</text:p>
          </table:table-cell>
          <table:table-cell office:value-type="float" office:value="13.107" calcext:value-type="float">
            <text:p>13.107</text:p>
          </table:table-cell>
          <table:table-cell table:formula="of:=[.C262]+[.A263]" office:value-type="float" office:value="9.874769218" calcext:value-type="float">
            <text:p>9.874769218</text:p>
          </table:table-cell>
        </table:table-row>
        <table:table-row table:style-name="ro1">
          <table:table-cell office:value-type="float" office:value="0.019378958" calcext:value-type="float">
            <text:p>0.019378958</text:p>
          </table:table-cell>
          <table:table-cell office:value-type="float" office:value="12.900591" calcext:value-type="float">
            <text:p>12.900591</text:p>
          </table:table-cell>
          <table:table-cell table:formula="of:=[.C263]+[.A264]" office:value-type="float" office:value="9.894148176" calcext:value-type="float">
            <text:p>9.894148176</text:p>
          </table:table-cell>
        </table:table-row>
        <table:table-row table:style-name="ro1">
          <table:table-cell office:value-type="float" office:value="0.01950103" calcext:value-type="float">
            <text:p>0.01950103</text:p>
          </table:table-cell>
          <table:table-cell office:value-type="float" office:value="12.819836" calcext:value-type="float">
            <text:p>12.819836</text:p>
          </table:table-cell>
          <table:table-cell table:formula="of:=[.C264]+[.A265]" office:value-type="float" office:value="9.913649206" calcext:value-type="float">
            <text:p>9.913649206</text:p>
          </table:table-cell>
        </table:table-row>
        <table:table-row table:style-name="ro1">
          <table:table-cell office:value-type="float" office:value="0.019668879" calcext:value-type="float">
            <text:p>0.019668879</text:p>
          </table:table-cell>
          <table:table-cell office:value-type="float" office:value="12.710434" calcext:value-type="float">
            <text:p>12.710434</text:p>
          </table:table-cell>
          <table:table-cell table:formula="of:=[.C265]+[.A266]" office:value-type="float" office:value="9.933318085" calcext:value-type="float">
            <text:p>9.933318085</text:p>
          </table:table-cell>
        </table:table-row>
        <table:table-row table:style-name="ro1">
          <table:table-cell office:value-type="float" office:value="0.01918059" calcext:value-type="float">
            <text:p>0.01918059</text:p>
          </table:table-cell>
          <table:table-cell office:value-type="float" office:value="13.034009" calcext:value-type="float">
            <text:p>13.034009</text:p>
          </table:table-cell>
          <table:table-cell table:formula="of:=[.C266]+[.A267]" office:value-type="float" office:value="9.952498675" calcext:value-type="float">
            <text:p>9.952498675</text:p>
          </table:table-cell>
        </table:table-row>
        <table:table-row table:style-name="ro1">
          <table:table-cell office:value-type="float" office:value="0.019470513" calcext:value-type="float">
            <text:p>0.019470513</text:p>
          </table:table-cell>
          <table:table-cell office:value-type="float" office:value="12.839929" calcext:value-type="float">
            <text:p>12.839929</text:p>
          </table:table-cell>
          <table:table-cell table:formula="of:=[.C267]+[.A268]" office:value-type="float" office:value="9.971969188" calcext:value-type="float">
            <text:p>9.971969188</text:p>
          </table:table-cell>
        </table:table-row>
        <table:table-row table:style-name="ro1">
          <table:table-cell office:value-type="float" office:value="0.019592585" calcext:value-type="float">
            <text:p>0.019592585</text:p>
          </table:table-cell>
          <table:table-cell office:value-type="float" office:value="12.759929" calcext:value-type="float">
            <text:p>12.759929</text:p>
          </table:table-cell>
          <table:table-cell table:formula="of:=[.C268]+[.A269]" office:value-type="float" office:value="9.991561773" calcext:value-type="float">
            <text:p>9.991561773</text:p>
          </table:table-cell>
        </table:table-row>
        <table:table-row table:style-name="ro1">
          <table:table-cell office:value-type="float" office:value="0.019775692" calcext:value-type="float">
            <text:p>0.019775692</text:p>
          </table:table-cell>
          <table:table-cell office:value-type="float" office:value="12.641783" calcext:value-type="float">
            <text:p>12.641783</text:p>
          </table:table-cell>
          <table:table-cell table:formula="of:=[.C269]+[.A270]" office:value-type="float" office:value="10.011337465" calcext:value-type="float">
            <text:p>10.011337465</text:p>
          </table:table-cell>
        </table:table-row>
        <table:table-row table:style-name="ro1">
          <table:table-cell office:value-type="float" office:value="0.019256886" calcext:value-type="float">
            <text:p>0.019256886</text:p>
          </table:table-cell>
          <table:table-cell office:value-type="float" office:value="12.982368" calcext:value-type="float">
            <text:p>12.982368</text:p>
          </table:table-cell>
          <table:table-cell table:formula="of:=[.C270]+[.A271]" office:value-type="float" office:value="10.030594351" calcext:value-type="float">
            <text:p>10.030594351</text:p>
          </table:table-cell>
        </table:table-row>
        <table:table-row table:style-name="ro1">
          <table:table-cell office:value-type="float" office:value="0.019592585" calcext:value-type="float">
            <text:p>0.019592585</text:p>
          </table:table-cell>
          <table:table-cell office:value-type="float" office:value="12.759929" calcext:value-type="float">
            <text:p>12.759929</text:p>
          </table:table-cell>
          <table:table-cell table:formula="of:=[.C271]+[.A272]" office:value-type="float" office:value="10.050186936" calcext:value-type="float">
            <text:p>10.050186936</text:p>
          </table:table-cell>
        </table:table-row>
        <table:table-row table:style-name="ro1">
          <table:table-cell office:value-type="float" office:value="0.019699397" calcext:value-type="float">
            <text:p>0.019699397</text:p>
          </table:table-cell>
          <table:table-cell office:value-type="float" office:value="12.690743" calcext:value-type="float">
            <text:p>12.690743</text:p>
          </table:table-cell>
          <table:table-cell table:formula="of:=[.C272]+[.A273]" office:value-type="float" office:value="10.069886333" calcext:value-type="float">
            <text:p>10.069886333</text:p>
          </table:table-cell>
        </table:table-row>
        <table:table-row table:style-name="ro1">
          <table:table-cell office:value-type="float" office:value="0.019851988" calcext:value-type="float">
            <text:p>0.019851988</text:p>
          </table:table-cell>
          <table:table-cell office:value-type="float" office:value="12.593198" calcext:value-type="float">
            <text:p>12.593198</text:p>
          </table:table-cell>
          <table:table-cell table:formula="of:=[.C273]+[.A274]" office:value-type="float" office:value="10.089738321" calcext:value-type="float">
            <text:p>10.089738321</text:p>
          </table:table-cell>
        </table:table-row>
        <table:table-row table:style-name="ro1">
          <table:table-cell office:value-type="float" office:value="0.0193637" calcext:value-type="float">
            <text:p>0.0193637</text:p>
          </table:table-cell>
          <table:table-cell office:value-type="float" office:value="12.910756" calcext:value-type="float">
            <text:p>12.910756</text:p>
          </table:table-cell>
          <table:table-cell table:formula="of:=[.C274]+[.A275]" office:value-type="float" office:value="10.109102021" calcext:value-type="float">
            <text:p>10.109102021</text:p>
          </table:table-cell>
        </table:table-row>
        <table:table-row table:style-name="ro1">
          <table:table-cell office:value-type="float" office:value="0.019684138" calcext:value-type="float">
            <text:p>0.019684138</text:p>
          </table:table-cell>
          <table:table-cell office:value-type="float" office:value="12.700582" calcext:value-type="float">
            <text:p>12.700582</text:p>
          </table:table-cell>
          <table:table-cell table:formula="of:=[.C275]+[.A276]" office:value-type="float" office:value="10.128786159" calcext:value-type="float">
            <text:p>10.128786159</text:p>
          </table:table-cell>
        </table:table-row>
        <table:table-row table:style-name="ro1">
          <table:table-cell office:value-type="float" office:value="0.019790951" calcext:value-type="float">
            <text:p>0.019790951</text:p>
          </table:table-cell>
          <table:table-cell office:value-type="float" office:value="12.632035" calcext:value-type="float">
            <text:p>12.632035</text:p>
          </table:table-cell>
          <table:table-cell table:formula="of:=[.C276]+[.A277]" office:value-type="float" office:value="10.14857711" calcext:value-type="float">
            <text:p>10.14857711</text:p>
          </table:table-cell>
        </table:table-row>
        <table:table-row table:style-name="ro1">
          <table:table-cell office:value-type="float" office:value="0.01997406" calcext:value-type="float">
            <text:p>0.01997406</text:p>
          </table:table-cell>
          <table:table-cell office:value-type="float" office:value="12.516233" calcext:value-type="float">
            <text:p>12.516233</text:p>
          </table:table-cell>
          <table:table-cell table:formula="of:=[.C277]+[.A278]" office:value-type="float" office:value="10.16855117" calcext:value-type="float">
            <text:p>10.16855117</text:p>
          </table:table-cell>
        </table:table-row>
        <table:table-row table:style-name="ro1">
          <table:table-cell office:value-type="float" office:value="0.019455252" calcext:value-type="float">
            <text:p>0.019455252</text:p>
          </table:table-cell>
          <table:table-cell office:value-type="float" office:value="12.850001" calcext:value-type="float">
            <text:p>12.850001</text:p>
          </table:table-cell>
          <table:table-cell table:formula="of:=[.C278]+[.A279]" office:value-type="float" office:value="10.188006422" calcext:value-type="float">
            <text:p>10.188006422</text:p>
          </table:table-cell>
        </table:table-row>
        <table:table-row table:style-name="ro1">
          <table:table-cell office:value-type="float" office:value="0.019775692" calcext:value-type="float">
            <text:p>0.019775692</text:p>
          </table:table-cell>
          <table:table-cell office:value-type="float" office:value="12.641783" calcext:value-type="float">
            <text:p>12.641783</text:p>
          </table:table-cell>
          <table:table-cell table:formula="of:=[.C279]+[.A280]" office:value-type="float" office:value="10.207782114" calcext:value-type="float">
            <text:p>10.207782114</text:p>
          </table:table-cell>
        </table:table-row>
        <table:table-row table:style-name="ro1">
          <table:table-cell office:value-type="float" office:value="0.01983673" calcext:value-type="float">
            <text:p>0.01983673</text:p>
          </table:table-cell>
          <table:table-cell office:value-type="float" office:value="12.602884" calcext:value-type="float">
            <text:p>12.602884</text:p>
          </table:table-cell>
          <table:table-cell table:formula="of:=[.C280]+[.A281]" office:value-type="float" office:value="10.227618844" calcext:value-type="float">
            <text:p>10.227618844</text:p>
          </table:table-cell>
        </table:table-row>
        <table:table-row table:style-name="ro1">
          <table:table-cell office:value-type="float" office:value="0.020050354" calcext:value-type="float">
            <text:p>0.020050354</text:p>
          </table:table-cell>
          <table:table-cell office:value-type="float" office:value="12.468608" calcext:value-type="float">
            <text:p>12.468608</text:p>
          </table:table-cell>
          <table:table-cell table:formula="of:=[.C281]+[.A282]" office:value-type="float" office:value="10.247669198" calcext:value-type="float">
            <text:p>10.247669198</text:p>
          </table:table-cell>
        </table:table-row>
        <table:table-row table:style-name="ro1">
          <table:table-cell office:value-type="float" office:value="0.019485772" calcext:value-type="float">
            <text:p>0.019485772</text:p>
          </table:table-cell>
          <table:table-cell office:value-type="float" office:value="12.829874" calcext:value-type="float">
            <text:p>12.829874</text:p>
          </table:table-cell>
          <table:table-cell table:formula="of:=[.C282]+[.A283]" office:value-type="float" office:value="10.26715497" calcext:value-type="float">
            <text:p>10.26715497</text:p>
          </table:table-cell>
        </table:table-row>
        <table:table-row table:style-name="ro1">
          <table:table-cell office:value-type="float" office:value="0.01980621" calcext:value-type="float">
            <text:p>0.01980621</text:p>
          </table:table-cell>
          <table:table-cell office:value-type="float" office:value="12.622304" calcext:value-type="float">
            <text:p>12.622304</text:p>
          </table:table-cell>
          <table:table-cell table:formula="of:=[.C283]+[.A284]" office:value-type="float" office:value="10.28696118" calcext:value-type="float">
            <text:p>10.28696118</text:p>
          </table:table-cell>
        </table:table-row>
        <table:table-row table:style-name="ro1">
          <table:table-cell office:value-type="float" office:value="0.019882506" calcext:value-type="float">
            <text:p>0.019882506</text:p>
          </table:table-cell>
          <table:table-cell office:value-type="float" office:value="12.573868" calcext:value-type="float">
            <text:p>12.573868</text:p>
          </table:table-cell>
          <table:table-cell table:formula="of:=[.C284]+[.A285]" office:value-type="float" office:value="10.306843686" calcext:value-type="float">
            <text:p>10.306843686</text:p>
          </table:table-cell>
        </table:table-row>
        <table:table-row table:style-name="ro1">
          <table:table-cell office:value-type="float" office:value="0.020035096" calcext:value-type="float">
            <text:p>0.020035096</text:p>
          </table:table-cell>
          <table:table-cell office:value-type="float" office:value="12.478104" calcext:value-type="float">
            <text:p>12.478104</text:p>
          </table:table-cell>
          <table:table-cell table:formula="of:=[.C285]+[.A286]" office:value-type="float" office:value="10.326878782" calcext:value-type="float">
            <text:p>10.326878782</text:p>
          </table:table-cell>
        </table:table-row>
        <table:table-row table:style-name="ro1">
          <table:table-cell office:value-type="float" office:value="0.01951629" calcext:value-type="float">
            <text:p>0.01951629</text:p>
          </table:table-cell>
          <table:table-cell office:value-type="float" office:value="12.809813" calcext:value-type="float">
            <text:p>12.809813</text:p>
          </table:table-cell>
          <table:table-cell table:formula="of:=[.C286]+[.A287]" office:value-type="float" office:value="10.346395072" calcext:value-type="float">
            <text:p>10.346395072</text:p>
          </table:table-cell>
        </table:table-row>
        <table:table-row table:style-name="ro1">
          <table:table-cell office:value-type="float" office:value="0.019790951" calcext:value-type="float">
            <text:p>0.019790951</text:p>
          </table:table-cell>
          <table:table-cell office:value-type="float" office:value="12.632035" calcext:value-type="float">
            <text:p>12.632035</text:p>
          </table:table-cell>
          <table:table-cell table:formula="of:=[.C287]+[.A288]" office:value-type="float" office:value="10.366186023" calcext:value-type="float">
            <text:p>10.366186023</text:p>
          </table:table-cell>
        </table:table-row>
        <table:table-row table:style-name="ro1">
          <table:table-cell office:value-type="float" office:value="0.019867247" calcext:value-type="float">
            <text:p>0.019867247</text:p>
          </table:table-cell>
          <table:table-cell office:value-type="float" office:value="12.583526" calcext:value-type="float">
            <text:p>12.583526</text:p>
          </table:table-cell>
          <table:table-cell table:formula="of:=[.C288]+[.A289]" office:value-type="float" office:value="10.38605327" calcext:value-type="float">
            <text:p>10.38605327</text:p>
          </table:table-cell>
        </table:table-row>
        <table:table-row table:style-name="ro1">
          <table:table-cell office:value-type="float" office:value="0.01998932" calcext:value-type="float">
            <text:p>0.01998932</text:p>
          </table:table-cell>
          <table:table-cell office:value-type="float" office:value="12.50668" calcext:value-type="float">
            <text:p>12.50668</text:p>
          </table:table-cell>
          <table:table-cell table:formula="of:=[.C289]+[.A290]" office:value-type="float" office:value="10.40604259" calcext:value-type="float">
            <text:p>10.40604259</text:p>
          </table:table-cell>
        </table:table-row>
        <table:table-row table:style-name="ro1">
          <table:table-cell office:value-type="float" office:value="0.019439993" calcext:value-type="float">
            <text:p>0.019439993</text:p>
          </table:table-cell>
          <table:table-cell office:value-type="float" office:value="12.860087" calcext:value-type="float">
            <text:p>12.860087</text:p>
          </table:table-cell>
          <table:table-cell table:formula="of:=[.C290]+[.A291]" office:value-type="float" office:value="10.425482583" calcext:value-type="float">
            <text:p>10.425482583</text:p>
          </table:table-cell>
        </table:table-row>
        <table:table-row table:style-name="ro1">
          <table:table-cell office:value-type="float" office:value="0.019714657" calcext:value-type="float">
            <text:p>0.019714657</text:p>
          </table:table-cell>
          <table:table-cell office:value-type="float" office:value="12.680921" calcext:value-type="float">
            <text:p>12.680921</text:p>
          </table:table-cell>
          <table:table-cell table:formula="of:=[.C291]+[.A292]" office:value-type="float" office:value="10.44519724" calcext:value-type="float">
            <text:p>10.44519724</text:p>
          </table:table-cell>
        </table:table-row>
        <table:table-row table:style-name="ro1">
          <table:table-cell office:value-type="float" office:value="0.019775692" calcext:value-type="float">
            <text:p>0.019775692</text:p>
          </table:table-cell>
          <table:table-cell office:value-type="float" office:value="12.641783" calcext:value-type="float">
            <text:p>12.641783</text:p>
          </table:table-cell>
          <table:table-cell table:formula="of:=[.C292]+[.A293]" office:value-type="float" office:value="10.464972932" calcext:value-type="float">
            <text:p>10.464972932</text:p>
          </table:table-cell>
        </table:table-row>
        <table:table-row table:style-name="ro1">
          <table:table-cell office:value-type="float" office:value="0.019867247" calcext:value-type="float">
            <text:p>0.019867247</text:p>
          </table:table-cell>
          <table:table-cell office:value-type="float" office:value="12.583526" calcext:value-type="float">
            <text:p>12.583526</text:p>
          </table:table-cell>
          <table:table-cell table:formula="of:=[.C293]+[.A294]" office:value-type="float" office:value="10.484840179" calcext:value-type="float">
            <text:p>10.484840179</text:p>
          </table:table-cell>
        </table:table-row>
        <table:table-row table:style-name="ro1">
          <table:table-cell office:value-type="float" office:value="0.019272145" calcext:value-type="float">
            <text:p>0.019272145</text:p>
          </table:table-cell>
          <table:table-cell office:value-type="float" office:value="12.97209" calcext:value-type="float">
            <text:p>12.97209</text:p>
          </table:table-cell>
          <table:table-cell table:formula="of:=[.C294]+[.A295]" office:value-type="float" office:value="10.504112324" calcext:value-type="float">
            <text:p>10.504112324</text:p>
          </table:table-cell>
        </table:table-row>
        <table:table-row table:style-name="ro1">
          <table:table-cell office:value-type="float" office:value="0.019531548" calcext:value-type="float">
            <text:p>0.019531548</text:p>
          </table:table-cell>
          <table:table-cell office:value-type="float" office:value="12.799805" calcext:value-type="float">
            <text:p>12.799805</text:p>
          </table:table-cell>
          <table:table-cell table:formula="of:=[.C295]+[.A296]" office:value-type="float" office:value="10.523643872" calcext:value-type="float">
            <text:p>10.523643872</text:p>
          </table:table-cell>
        </table:table-row>
        <table:table-row table:style-name="ro1">
          <table:table-cell office:value-type="float" office:value="0.019592585" calcext:value-type="float">
            <text:p>0.019592585</text:p>
          </table:table-cell>
          <table:table-cell office:value-type="float" office:value="12.759929" calcext:value-type="float">
            <text:p>12.759929</text:p>
          </table:table-cell>
          <table:table-cell table:formula="of:=[.C296]+[.A297]" office:value-type="float" office:value="10.543236457" calcext:value-type="float">
            <text:p>10.543236457</text:p>
          </table:table-cell>
        </table:table-row>
        <table:table-row table:style-name="ro1">
          <table:table-cell office:value-type="float" office:value="0.019714657" calcext:value-type="float">
            <text:p>0.019714657</text:p>
          </table:table-cell>
          <table:table-cell office:value-type="float" office:value="12.680921" calcext:value-type="float">
            <text:p>12.680921</text:p>
          </table:table-cell>
          <table:table-cell table:formula="of:=[.C297]+[.A298]" office:value-type="float" office:value="10.562951114" calcext:value-type="float">
            <text:p>10.562951114</text:p>
          </table:table-cell>
        </table:table-row>
        <table:table-row table:style-name="ro1">
          <table:table-cell office:value-type="float" office:value="0.019134814" calcext:value-type="float">
            <text:p>0.019134814</text:p>
          </table:table-cell>
          <table:table-cell office:value-type="float" office:value="13.06519" calcext:value-type="float">
            <text:p>13.06519</text:p>
          </table:table-cell>
          <table:table-cell table:formula="of:=[.C298]+[.A299]" office:value-type="float" office:value="10.582085928" calcext:value-type="float">
            <text:p>10.582085928</text:p>
          </table:table-cell>
        </table:table-row>
        <table:table-row table:style-name="ro1">
          <table:table-cell office:value-type="float" office:value="0.019394217" calcext:value-type="float">
            <text:p>0.019394217</text:p>
          </table:table-cell>
          <table:table-cell office:value-type="float" office:value="12.890441" calcext:value-type="float">
            <text:p>12.890441</text:p>
          </table:table-cell>
          <table:table-cell table:formula="of:=[.C299]+[.A300]" office:value-type="float" office:value="10.601480145" calcext:value-type="float">
            <text:p>10.601480145</text:p>
          </table:table-cell>
        </table:table-row>
        <table:table-row table:style-name="ro1">
          <table:table-cell office:value-type="float" office:value="0.019424735" calcext:value-type="float">
            <text:p>0.019424735</text:p>
          </table:table-cell>
          <table:table-cell office:value-type="float" office:value="12.870189" calcext:value-type="float">
            <text:p>12.870189</text:p>
          </table:table-cell>
          <table:table-cell table:formula="of:=[.C300]+[.A301]" office:value-type="float" office:value="10.62090488" calcext:value-type="float">
            <text:p>10.62090488</text:p>
          </table:table-cell>
        </table:table-row>
        <table:table-row table:style-name="ro1">
          <table:table-cell office:value-type="float" office:value="0.019531548" calcext:value-type="float">
            <text:p>0.019531548</text:p>
          </table:table-cell>
          <table:table-cell office:value-type="float" office:value="12.799805" calcext:value-type="float">
            <text:p>12.799805</text:p>
          </table:table-cell>
          <table:table-cell table:formula="of:=[.C301]+[.A302]" office:value-type="float" office:value="10.640436428" calcext:value-type="float">
            <text:p>10.640436428</text:p>
          </table:table-cell>
        </table:table-row>
        <table:table-row table:style-name="ro1">
          <table:table-cell office:value-type="float" office:value="0.018966964" calcext:value-type="float">
            <text:p>0.018966964</text:p>
          </table:table-cell>
          <table:table-cell office:value-type="float" office:value="13.180814" calcext:value-type="float">
            <text:p>13.180814</text:p>
          </table:table-cell>
          <table:table-cell table:formula="of:=[.C302]+[.A303]" office:value-type="float" office:value="10.659403392" calcext:value-type="float">
            <text:p>10.659403392</text:p>
          </table:table-cell>
        </table:table-row>
        <table:table-row table:style-name="ro1">
          <table:table-cell office:value-type="float" office:value="0.019211108" calcext:value-type="float">
            <text:p>0.019211108</text:p>
          </table:table-cell>
          <table:table-cell office:value-type="float" office:value="13.013305" calcext:value-type="float">
            <text:p>13.013305</text:p>
          </table:table-cell>
          <table:table-cell table:formula="of:=[.C303]+[.A304]" office:value-type="float" office:value="10.6786145" calcext:value-type="float">
            <text:p>10.6786145</text:p>
          </table:table-cell>
        </table:table-row>
        <table:table-row table:style-name="ro1">
          <table:table-cell office:value-type="float" office:value="0.019241627" calcext:value-type="float">
            <text:p>0.019241627</text:p>
          </table:table-cell>
          <table:table-cell office:value-type="float" office:value="12.992664" calcext:value-type="float">
            <text:p>12.992664</text:p>
          </table:table-cell>
          <table:table-cell table:formula="of:=[.C304]+[.A305]" office:value-type="float" office:value="10.697856127" calcext:value-type="float">
            <text:p>10.697856127</text:p>
          </table:table-cell>
        </table:table-row>
        <table:table-row table:style-name="ro1">
          <table:table-cell office:value-type="float" office:value="0.0193637" calcext:value-type="float">
            <text:p>0.0193637</text:p>
          </table:table-cell>
          <table:table-cell office:value-type="float" office:value="12.910756" calcext:value-type="float">
            <text:p>12.910756</text:p>
          </table:table-cell>
          <table:table-cell table:formula="of:=[.C305]+[.A306]" office:value-type="float" office:value="10.717219827" calcext:value-type="float">
            <text:p>10.717219827</text:p>
          </table:table-cell>
        </table:table-row>
        <table:table-row table:style-name="ro1">
          <table:table-cell office:value-type="float" office:value="0.018829633" calcext:value-type="float">
            <text:p>0.018829633</text:p>
          </table:table-cell>
          <table:table-cell office:value-type="float" office:value="13.276945" calcext:value-type="float">
            <text:p>13.276945</text:p>
          </table:table-cell>
          <table:table-cell table:formula="of:=[.C306]+[.A307]" office:value-type="float" office:value="10.73604946" calcext:value-type="float">
            <text:p>10.73604946</text:p>
          </table:table-cell>
        </table:table-row>
        <table:table-row table:style-name="ro1">
          <table:table-cell office:value-type="float" office:value="0.019058518" calcext:value-type="float">
            <text:p>0.019058518</text:p>
          </table:table-cell>
          <table:table-cell office:value-type="float" office:value="13.117495" calcext:value-type="float">
            <text:p>13.117495</text:p>
          </table:table-cell>
          <table:table-cell table:formula="of:=[.C307]+[.A308]" office:value-type="float" office:value="10.755107978" calcext:value-type="float">
            <text:p>10.755107978</text:p>
          </table:table-cell>
        </table:table-row>
        <table:table-row table:style-name="ro1">
          <table:table-cell office:value-type="float" office:value="0.019134814" calcext:value-type="float">
            <text:p>0.019134814</text:p>
          </table:table-cell>
          <table:table-cell office:value-type="float" office:value="13.06519" calcext:value-type="float">
            <text:p>13.06519</text:p>
          </table:table-cell>
          <table:table-cell table:formula="of:=[.C308]+[.A309]" office:value-type="float" office:value="10.774242792" calcext:value-type="float">
            <text:p>10.774242792</text:p>
          </table:table-cell>
        </table:table-row>
        <table:table-row table:style-name="ro1">
          <table:table-cell office:value-type="float" office:value="0.019241627" calcext:value-type="float">
            <text:p>0.019241627</text:p>
          </table:table-cell>
          <table:table-cell office:value-type="float" office:value="12.992664" calcext:value-type="float">
            <text:p>12.992664</text:p>
          </table:table-cell>
          <table:table-cell table:formula="of:=[.C309]+[.A310]" office:value-type="float" office:value="10.793484419" calcext:value-type="float">
            <text:p>10.793484419</text:p>
          </table:table-cell>
        </table:table-row>
        <table:table-row table:style-name="ro1">
          <table:table-cell office:value-type="float" office:value="0.018692302" calcext:value-type="float">
            <text:p>0.018692302</text:p>
          </table:table-cell>
          <table:table-cell office:value-type="float" office:value="13.37449" calcext:value-type="float">
            <text:p>13.37449</text:p>
          </table:table-cell>
          <table:table-cell table:formula="of:=[.C310]+[.A311]" office:value-type="float" office:value="10.812176721" calcext:value-type="float">
            <text:p>10.812176721</text:p>
          </table:table-cell>
        </table:table-row>
        <table:table-row table:style-name="ro1">
          <table:table-cell office:value-type="float" office:value="0.018951705" calcext:value-type="float">
            <text:p>0.018951705</text:p>
          </table:table-cell>
          <table:table-cell office:value-type="float" office:value="13.191426" calcext:value-type="float">
            <text:p>13.191426</text:p>
          </table:table-cell>
          <table:table-cell table:formula="of:=[.C311]+[.A312]" office:value-type="float" office:value="10.831128426" calcext:value-type="float">
            <text:p>10.831128426</text:p>
          </table:table-cell>
        </table:table-row>
        <table:table-row table:style-name="ro1">
          <table:table-cell office:value-type="float" office:value="0.018997483" calcext:value-type="float">
            <text:p>0.018997483</text:p>
          </table:table-cell>
          <table:table-cell office:value-type="float" office:value="13.159638" calcext:value-type="float">
            <text:p>13.159638</text:p>
          </table:table-cell>
          <table:table-cell table:formula="of:=[.C312]+[.A313]" office:value-type="float" office:value="10.850125909" calcext:value-type="float">
            <text:p>10.850125909</text:p>
          </table:table-cell>
        </table:table-row>
        <table:table-row table:style-name="ro1">
          <table:table-cell office:value-type="float" office:value="0.019104296" calcext:value-type="float">
            <text:p>0.019104296</text:p>
          </table:table-cell>
          <table:table-cell office:value-type="float" office:value="13.0860615" calcext:value-type="float">
            <text:p>13.0860615</text:p>
          </table:table-cell>
          <table:table-cell table:formula="of:=[.C313]+[.A314]" office:value-type="float" office:value="10.869230205" calcext:value-type="float">
            <text:p>10.869230205</text:p>
          </table:table-cell>
        </table:table-row>
        <table:table-row table:style-name="ro1">
          <table:table-cell office:value-type="float" office:value="0.018585488" calcext:value-type="float">
            <text:p>0.018585488</text:p>
          </table:table-cell>
          <table:table-cell office:value-type="float" office:value="13.451355" calcext:value-type="float">
            <text:p>13.451355</text:p>
          </table:table-cell>
          <table:table-cell table:formula="of:=[.C314]+[.A315]" office:value-type="float" office:value="10.887815693" calcext:value-type="float">
            <text:p>10.887815693</text:p>
          </table:table-cell>
        </table:table-row>
        <table:table-row table:style-name="ro1">
          <table:table-cell office:value-type="float" office:value="0.018860152" calcext:value-type="float">
            <text:p>0.018860152</text:p>
          </table:table-cell>
          <table:table-cell office:value-type="float" office:value="13.255461" calcext:value-type="float">
            <text:p>13.255461</text:p>
          </table:table-cell>
          <table:table-cell table:formula="of:=[.C315]+[.A316]" office:value-type="float" office:value="10.906675845" calcext:value-type="float">
            <text:p>10.906675845</text:p>
          </table:table-cell>
        </table:table-row>
        <table:table-row table:style-name="ro1">
          <table:table-cell office:value-type="float" office:value="0.018936446" calcext:value-type="float">
            <text:p>0.018936446</text:p>
          </table:table-cell>
          <table:table-cell office:value-type="float" office:value="13.202055" calcext:value-type="float">
            <text:p>13.202055</text:p>
          </table:table-cell>
          <table:table-cell table:formula="of:=[.C316]+[.A317]" office:value-type="float" office:value="10.925612291" calcext:value-type="float">
            <text:p>10.925612291</text:p>
          </table:table-cell>
        </table:table-row>
        <table:table-row table:style-name="ro1">
          <table:table-cell office:value-type="float" office:value="0.019073777" calcext:value-type="float">
            <text:p>0.019073777</text:p>
          </table:table-cell>
          <table:table-cell office:value-type="float" office:value="13.107" calcext:value-type="float">
            <text:p>13.107</text:p>
          </table:table-cell>
          <table:table-cell table:formula="of:=[.C317]+[.A318]" office:value-type="float" office:value="10.944686068" calcext:value-type="float">
            <text:p>10.944686068</text:p>
          </table:table-cell>
        </table:table-row>
        <table:table-row table:style-name="ro1">
          <table:table-cell office:value-type="float" office:value="0.01855497" calcext:value-type="float">
            <text:p>0.01855497</text:p>
          </table:table-cell>
          <table:table-cell office:value-type="float" office:value="13.473478" calcext:value-type="float">
            <text:p>13.473478</text:p>
          </table:table-cell>
          <table:table-cell table:formula="of:=[.C318]+[.A319]" office:value-type="float" office:value="10.963241038" calcext:value-type="float">
            <text:p>10.963241038</text:p>
          </table:table-cell>
        </table:table-row>
        <table:table-row table:style-name="ro1">
          <table:table-cell office:value-type="float" office:value="0.018829633" calcext:value-type="float">
            <text:p>0.018829633</text:p>
          </table:table-cell>
          <table:table-cell office:value-type="float" office:value="13.276945" calcext:value-type="float">
            <text:p>13.276945</text:p>
          </table:table-cell>
          <table:table-cell table:formula="of:=[.C319]+[.A320]" office:value-type="float" office:value="10.982070671" calcext:value-type="float">
            <text:p>10.982070671</text:p>
          </table:table-cell>
        </table:table-row>
        <table:table-row table:style-name="ro1">
          <table:table-cell office:value-type="float" office:value="0.018905928" calcext:value-type="float">
            <text:p>0.018905928</text:p>
          </table:table-cell>
          <table:table-cell office:value-type="float" office:value="13.223366" calcext:value-type="float">
            <text:p>13.223366</text:p>
          </table:table-cell>
          <table:table-cell table:formula="of:=[.C320]+[.A321]" office:value-type="float" office:value="11.000976599" calcext:value-type="float">
            <text:p>11.000976599</text:p>
          </table:table-cell>
        </table:table-row>
        <table:table-row table:style-name="ro1">
          <table:table-cell office:value-type="float" office:value="0.019058518" calcext:value-type="float">
            <text:p>0.019058518</text:p>
          </table:table-cell>
          <table:table-cell office:value-type="float" office:value="13.117495" calcext:value-type="float">
            <text:p>13.117495</text:p>
          </table:table-cell>
          <table:table-cell table:formula="of:=[.C321]+[.A322]" office:value-type="float" office:value="11.020035117" calcext:value-type="float">
            <text:p>11.020035117</text:p>
          </table:table-cell>
        </table:table-row>
        <table:table-row table:style-name="ro1">
          <table:table-cell office:value-type="float" office:value="0.018539712" calcext:value-type="float">
            <text:p>0.018539712</text:p>
          </table:table-cell>
          <table:table-cell office:value-type="float" office:value="13.484568" calcext:value-type="float">
            <text:p>13.484568</text:p>
          </table:table-cell>
          <table:table-cell table:formula="of:=[.C322]+[.A323]" office:value-type="float" office:value="11.038574829" calcext:value-type="float">
            <text:p>11.038574829</text:p>
          </table:table-cell>
        </table:table-row>
        <table:table-row table:style-name="ro1">
          <table:table-cell office:value-type="float" office:value="0.018829633" calcext:value-type="float">
            <text:p>0.018829633</text:p>
          </table:table-cell>
          <table:table-cell office:value-type="float" office:value="13.276945" calcext:value-type="float">
            <text:p>13.276945</text:p>
          </table:table-cell>
          <table:table-cell table:formula="of:=[.C323]+[.A324]" office:value-type="float" office:value="11.057404462" calcext:value-type="float">
            <text:p>11.057404462</text:p>
          </table:table-cell>
        </table:table-row>
        <table:table-row table:style-name="ro1">
          <table:table-cell office:value-type="float" office:value="0.018921187" calcext:value-type="float">
            <text:p>0.018921187</text:p>
          </table:table-cell>
          <table:table-cell office:value-type="float" office:value="13.212702" calcext:value-type="float">
            <text:p>13.212702</text:p>
          </table:table-cell>
          <table:table-cell table:formula="of:=[.C324]+[.A325]" office:value-type="float" office:value="11.076325649" calcext:value-type="float">
            <text:p>11.076325649</text:p>
          </table:table-cell>
        </table:table-row>
        <table:table-row table:style-name="ro1">
          <table:table-cell office:value-type="float" office:value="0.019073777" calcext:value-type="float">
            <text:p>0.019073777</text:p>
          </table:table-cell>
          <table:table-cell office:value-type="float" office:value="13.107" calcext:value-type="float">
            <text:p>13.107</text:p>
          </table:table-cell>
          <table:table-cell table:formula="of:=[.C325]+[.A326]" office:value-type="float" office:value="11.095399426" calcext:value-type="float">
            <text:p>11.095399426</text:p>
          </table:table-cell>
        </table:table-row>
        <table:table-row table:style-name="ro1">
          <table:table-cell office:value-type="float" office:value="0.01857023" calcext:value-type="float">
            <text:p>0.01857023</text:p>
          </table:table-cell>
          <table:table-cell office:value-type="float" office:value="13.462408" calcext:value-type="float">
            <text:p>13.462408</text:p>
          </table:table-cell>
          <table:table-cell table:formula="of:=[.C326]+[.A327]" office:value-type="float" office:value="11.113969656" calcext:value-type="float">
            <text:p>11.113969656</text:p>
          </table:table-cell>
        </table:table-row>
        <table:table-row table:style-name="ro1">
          <table:table-cell office:value-type="float" office:value="0.018860152" calcext:value-type="float">
            <text:p>0.018860152</text:p>
          </table:table-cell>
          <table:table-cell office:value-type="float" office:value="13.255461" calcext:value-type="float">
            <text:p>13.255461</text:p>
          </table:table-cell>
          <table:table-cell table:formula="of:=[.C327]+[.A328]" office:value-type="float" office:value="11.132829808" calcext:value-type="float">
            <text:p>11.132829808</text:p>
          </table:table-cell>
        </table:table-row>
        <table:table-row table:style-name="ro1">
          <table:table-cell office:value-type="float" office:value="0.018936446" calcext:value-type="float">
            <text:p>0.018936446</text:p>
          </table:table-cell>
          <table:table-cell office:value-type="float" office:value="13.202055" calcext:value-type="float">
            <text:p>13.202055</text:p>
          </table:table-cell>
          <table:table-cell table:formula="of:=[.C328]+[.A329]" office:value-type="float" office:value="11.151766254" calcext:value-type="float">
            <text:p>11.151766254</text:p>
          </table:table-cell>
        </table:table-row>
        <table:table-row table:style-name="ro1">
          <table:table-cell office:value-type="float" office:value="0.019104296" calcext:value-type="float">
            <text:p>0.019104296</text:p>
          </table:table-cell>
          <table:table-cell office:value-type="float" office:value="13.0860615" calcext:value-type="float">
            <text:p>13.0860615</text:p>
          </table:table-cell>
          <table:table-cell table:formula="of:=[.C329]+[.A330]" office:value-type="float" office:value="11.17087055" calcext:value-type="float">
            <text:p>11.17087055</text:p>
          </table:table-cell>
        </table:table-row>
        <table:table-row table:style-name="ro1">
          <table:table-cell office:value-type="float" office:value="0.018616008" calcext:value-type="float">
            <text:p>0.018616008</text:p>
          </table:table-cell>
          <table:table-cell office:value-type="float" office:value="13.429302" calcext:value-type="float">
            <text:p>13.429302</text:p>
          </table:table-cell>
          <table:table-cell table:formula="of:=[.C330]+[.A331]" office:value-type="float" office:value="11.189486558" calcext:value-type="float">
            <text:p>11.189486558</text:p>
          </table:table-cell>
        </table:table-row>
        <table:table-row table:style-name="ro1">
          <table:table-cell office:value-type="float" office:value="0.018921187" calcext:value-type="float">
            <text:p>0.018921187</text:p>
          </table:table-cell>
          <table:table-cell office:value-type="float" office:value="13.212702" calcext:value-type="float">
            <text:p>13.212702</text:p>
          </table:table-cell>
          <table:table-cell table:formula="of:=[.C331]+[.A332]" office:value-type="float" office:value="11.208407745" calcext:value-type="float">
            <text:p>11.208407745</text:p>
          </table:table-cell>
        </table:table-row>
        <table:table-row table:style-name="ro1">
          <table:table-cell office:value-type="float" office:value="0.018997483" calcext:value-type="float">
            <text:p>0.018997483</text:p>
          </table:table-cell>
          <table:table-cell office:value-type="float" office:value="13.159638" calcext:value-type="float">
            <text:p>13.159638</text:p>
          </table:table-cell>
          <table:table-cell table:formula="of:=[.C332]+[.A333]" office:value-type="float" office:value="11.227405228" calcext:value-type="float">
            <text:p>11.227405228</text:p>
          </table:table-cell>
        </table:table-row>
        <table:table-row table:style-name="ro1">
          <table:table-cell office:value-type="float" office:value="0.01918059" calcext:value-type="float">
            <text:p>0.01918059</text:p>
          </table:table-cell>
          <table:table-cell office:value-type="float" office:value="13.034009" calcext:value-type="float">
            <text:p>13.034009</text:p>
          </table:table-cell>
          <table:table-cell table:formula="of:=[.C333]+[.A334]" office:value-type="float" office:value="11.246585818" calcext:value-type="float">
            <text:p>11.246585818</text:p>
          </table:table-cell>
        </table:table-row>
        <table:table-row table:style-name="ro1">
          <table:table-cell office:value-type="float" office:value="0.018677043" calcext:value-type="float">
            <text:p>0.018677043</text:p>
          </table:table-cell>
          <table:table-cell office:value-type="float" office:value="13.385416" calcext:value-type="float">
            <text:p>13.385416</text:p>
          </table:table-cell>
          <table:table-cell table:formula="of:=[.C334]+[.A335]" office:value-type="float" office:value="11.265262861" calcext:value-type="float">
            <text:p>11.265262861</text:p>
          </table:table-cell>
        </table:table-row>
        <table:table-row table:style-name="ro1">
          <table:table-cell office:value-type="float" office:value="0.018951705" calcext:value-type="float">
            <text:p>0.018951705</text:p>
          </table:table-cell>
          <table:table-cell office:value-type="float" office:value="13.191426" calcext:value-type="float">
            <text:p>13.191426</text:p>
          </table:table-cell>
          <table:table-cell table:formula="of:=[.C335]+[.A336]" office:value-type="float" office:value="11.284214566" calcext:value-type="float">
            <text:p>11.284214566</text:p>
          </table:table-cell>
        </table:table-row>
        <table:table-row table:style-name="ro1">
          <table:table-cell office:value-type="float" office:value="0.019028" calcext:value-type="float">
            <text:p>0.019028</text:p>
          </table:table-cell>
          <table:table-cell office:value-type="float" office:value="13.138533" calcext:value-type="float">
            <text:p>13.138533</text:p>
          </table:table-cell>
          <table:table-cell table:formula="of:=[.C336]+[.A337]" office:value-type="float" office:value="11.303242566" calcext:value-type="float">
            <text:p>11.303242566</text:p>
          </table:table-cell>
        </table:table-row>
        <table:table-row table:style-name="ro1">
          <table:table-cell office:value-type="float" office:value="0.019211108" calcext:value-type="float">
            <text:p>0.019211108</text:p>
          </table:table-cell>
          <table:table-cell office:value-type="float" office:value="13.013305" calcext:value-type="float">
            <text:p>13.013305</text:p>
          </table:table-cell>
          <table:table-cell table:formula="of:=[.C337]+[.A338]" office:value-type="float" office:value="11.322453674" calcext:value-type="float">
            <text:p>11.322453674</text:p>
          </table:table-cell>
        </table:table-row>
        <table:table-row table:style-name="ro1">
          <table:table-cell office:value-type="float" office:value="0.01872282" calcext:value-type="float">
            <text:p>0.01872282</text:p>
          </table:table-cell>
          <table:table-cell office:value-type="float" office:value="13.35269" calcext:value-type="float">
            <text:p>13.35269</text:p>
          </table:table-cell>
          <table:table-cell table:formula="of:=[.C338]+[.A339]" office:value-type="float" office:value="11.341176494" calcext:value-type="float">
            <text:p>11.341176494</text:p>
          </table:table-cell>
        </table:table-row>
        <table:table-row table:style-name="ro1">
          <table:table-cell office:value-type="float" office:value="0.019028" calcext:value-type="float">
            <text:p>0.019028</text:p>
          </table:table-cell>
          <table:table-cell office:value-type="float" office:value="13.138533" calcext:value-type="float">
            <text:p>13.138533</text:p>
          </table:table-cell>
          <table:table-cell table:formula="of:=[.C339]+[.A340]" office:value-type="float" office:value="11.360204494" calcext:value-type="float">
            <text:p>11.360204494</text:p>
          </table:table-cell>
        </table:table-row>
        <table:table-row table:style-name="ro1">
          <table:table-cell office:value-type="float" office:value="0.019150073" calcext:value-type="float">
            <text:p>0.019150073</text:p>
          </table:table-cell>
          <table:table-cell office:value-type="float" office:value="13.05478" calcext:value-type="float">
            <text:p>13.05478</text:p>
          </table:table-cell>
          <table:table-cell table:formula="of:=[.C340]+[.A341]" office:value-type="float" office:value="11.379354567" calcext:value-type="float">
            <text:p>11.379354567</text:p>
          </table:table-cell>
        </table:table-row>
        <table:table-row table:style-name="ro1">
          <table:table-cell office:value-type="float" office:value="0.019302662" calcext:value-type="float">
            <text:p>0.019302662</text:p>
          </table:table-cell>
          <table:table-cell office:value-type="float" office:value="12.951581" calcext:value-type="float">
            <text:p>12.951581</text:p>
          </table:table-cell>
          <table:table-cell table:formula="of:=[.C341]+[.A342]" office:value-type="float" office:value="11.398657229" calcext:value-type="float">
            <text:p>11.398657229</text:p>
          </table:table-cell>
        </table:table-row>
        <table:table-row table:style-name="ro1">
          <table:table-cell office:value-type="float" office:value="0.018799115" calcext:value-type="float">
            <text:p>0.018799115</text:p>
          </table:table-cell>
          <table:table-cell office:value-type="float" office:value="13.298498" calcext:value-type="float">
            <text:p>13.298498</text:p>
          </table:table-cell>
          <table:table-cell table:formula="of:=[.C342]+[.A343]" office:value-type="float" office:value="11.417456344" calcext:value-type="float">
            <text:p>11.417456344</text:p>
          </table:table-cell>
        </table:table-row>
        <table:table-row table:style-name="ro1">
          <table:table-cell office:value-type="float" office:value="0.019104296" calcext:value-type="float">
            <text:p>0.019104296</text:p>
          </table:table-cell>
          <table:table-cell office:value-type="float" office:value="13.0860615" calcext:value-type="float">
            <text:p>13.0860615</text:p>
          </table:table-cell>
          <table:table-cell table:formula="of:=[.C343]+[.A344]" office:value-type="float" office:value="11.43656064" calcext:value-type="float">
            <text:p>11.43656064</text:p>
          </table:table-cell>
        </table:table-row>
        <table:table-row table:style-name="ro1">
          <table:table-cell office:value-type="float" office:value="0.019226369" calcext:value-type="float">
            <text:p>0.019226369</text:p>
          </table:table-cell>
          <table:table-cell office:value-type="float" office:value="13.002975" calcext:value-type="float">
            <text:p>13.002975</text:p>
          </table:table-cell>
          <table:table-cell table:formula="of:=[.C344]+[.A345]" office:value-type="float" office:value="11.455787009" calcext:value-type="float">
            <text:p>11.455787009</text:p>
          </table:table-cell>
        </table:table-row>
        <table:table-row table:style-name="ro1">
          <table:table-cell office:value-type="float" office:value="0.019409476" calcext:value-type="float">
            <text:p>0.019409476</text:p>
          </table:table-cell>
          <table:table-cell office:value-type="float" office:value="12.880307" calcext:value-type="float">
            <text:p>12.880307</text:p>
          </table:table-cell>
          <table:table-cell table:formula="of:=[.C345]+[.A346]" office:value-type="float" office:value="11.475196485" calcext:value-type="float">
            <text:p>11.475196485</text:p>
          </table:table-cell>
        </table:table-row>
        <table:table-row table:style-name="ro1">
          <table:table-cell office:value-type="float" office:value="0.01887541" calcext:value-type="float">
            <text:p>0.01887541</text:p>
          </table:table-cell>
          <table:table-cell office:value-type="float" office:value="13.244745" calcext:value-type="float">
            <text:p>13.244745</text:p>
          </table:table-cell>
          <table:table-cell table:formula="of:=[.C346]+[.A347]" office:value-type="float" office:value="11.494071895" calcext:value-type="float">
            <text:p>11.494071895</text:p>
          </table:table-cell>
        </table:table-row>
        <table:table-row table:style-name="ro1">
          <table:table-cell office:value-type="float" office:value="0.01919585" calcext:value-type="float">
            <text:p>0.01919585</text:p>
          </table:table-cell>
          <table:table-cell office:value-type="float" office:value="13.023648" calcext:value-type="float">
            <text:p>13.023648</text:p>
          </table:table-cell>
          <table:table-cell table:formula="of:=[.C347]+[.A348]" office:value-type="float" office:value="11.513267745" calcext:value-type="float">
            <text:p>11.513267745</text:p>
          </table:table-cell>
        </table:table-row>
        <table:table-row table:style-name="ro1">
          <table:table-cell office:value-type="float" office:value="0.019272145" calcext:value-type="float">
            <text:p>0.019272145</text:p>
          </table:table-cell>
          <table:table-cell office:value-type="float" office:value="12.97209" calcext:value-type="float">
            <text:p>12.97209</text:p>
          </table:table-cell>
          <table:table-cell table:formula="of:=[.C348]+[.A349]" office:value-type="float" office:value="11.53253989" calcext:value-type="float">
            <text:p>11.53253989</text:p>
          </table:table-cell>
        </table:table-row>
        <table:table-row table:style-name="ro1">
          <table:table-cell office:value-type="float" office:value="0.019470513" calcext:value-type="float">
            <text:p>0.019470513</text:p>
          </table:table-cell>
          <table:table-cell office:value-type="float" office:value="12.839929" calcext:value-type="float">
            <text:p>12.839929</text:p>
          </table:table-cell>
          <table:table-cell table:formula="of:=[.C349]+[.A350]" office:value-type="float" office:value="11.552010403" calcext:value-type="float">
            <text:p>11.552010403</text:p>
          </table:table-cell>
        </table:table-row>
        <table:table-row table:style-name="ro1">
          <table:table-cell office:value-type="float" office:value="0.018966964" calcext:value-type="float">
            <text:p>0.018966964</text:p>
          </table:table-cell>
          <table:table-cell office:value-type="float" office:value="13.180814" calcext:value-type="float">
            <text:p>13.180814</text:p>
          </table:table-cell>
          <table:table-cell table:formula="of:=[.C350]+[.A351]" office:value-type="float" office:value="11.570977367" calcext:value-type="float">
            <text:p>11.570977367</text:p>
          </table:table-cell>
        </table:table-row>
        <table:table-row table:style-name="ro1">
          <table:table-cell office:value-type="float" office:value="0.019287404" calcext:value-type="float">
            <text:p>0.019287404</text:p>
          </table:table-cell>
          <table:table-cell office:value-type="float" office:value="12.961827" calcext:value-type="float">
            <text:p>12.961827</text:p>
          </table:table-cell>
          <table:table-cell table:formula="of:=[.C351]+[.A352]" office:value-type="float" office:value="11.590264771" calcext:value-type="float">
            <text:p>11.590264771</text:p>
          </table:table-cell>
        </table:table-row>
        <table:table-row table:style-name="ro1">
          <table:table-cell office:value-type="float" office:value="0.019409476" calcext:value-type="float">
            <text:p>0.019409476</text:p>
          </table:table-cell>
          <table:table-cell office:value-type="float" office:value="12.880307" calcext:value-type="float">
            <text:p>12.880307</text:p>
          </table:table-cell>
          <table:table-cell table:formula="of:=[.C352]+[.A353]" office:value-type="float" office:value="11.609674247" calcext:value-type="float">
            <text:p>11.609674247</text:p>
          </table:table-cell>
        </table:table-row>
        <table:table-row table:style-name="ro1">
          <table:table-cell office:value-type="float" office:value="0.019531548" calcext:value-type="float">
            <text:p>0.019531548</text:p>
          </table:table-cell>
          <table:table-cell office:value-type="float" office:value="12.799805" calcext:value-type="float">
            <text:p>12.799805</text:p>
          </table:table-cell>
          <table:table-cell table:formula="of:=[.C353]+[.A354]" office:value-type="float" office:value="11.629205795" calcext:value-type="float">
            <text:p>11.629205795</text:p>
          </table:table-cell>
        </table:table-row>
        <table:table-row table:style-name="ro1">
          <table:table-cell office:value-type="float" office:value="0.019073777" calcext:value-type="float">
            <text:p>0.019073777</text:p>
          </table:table-cell>
          <table:table-cell office:value-type="float" office:value="13.107" calcext:value-type="float">
            <text:p>13.107</text:p>
          </table:table-cell>
          <table:table-cell table:formula="of:=[.C354]+[.A355]" office:value-type="float" office:value="11.648279572" calcext:value-type="float">
            <text:p>11.648279572</text:p>
          </table:table-cell>
        </table:table-row>
        <table:table-row table:style-name="ro1">
          <table:table-cell office:value-type="float" office:value="0.019378958" calcext:value-type="float">
            <text:p>0.019378958</text:p>
          </table:table-cell>
          <table:table-cell office:value-type="float" office:value="12.900591" calcext:value-type="float">
            <text:p>12.900591</text:p>
          </table:table-cell>
          <table:table-cell table:formula="of:=[.C355]+[.A356]" office:value-type="float" office:value="11.66765853" calcext:value-type="float">
            <text:p>11.66765853</text:p>
          </table:table-cell>
        </table:table-row>
        <table:table-row table:style-name="ro1">
          <table:table-cell office:value-type="float" office:value="0.01950103" calcext:value-type="float">
            <text:p>0.01950103</text:p>
          </table:table-cell>
          <table:table-cell office:value-type="float" office:value="12.819836" calcext:value-type="float">
            <text:p>12.819836</text:p>
          </table:table-cell>
          <table:table-cell table:formula="of:=[.C356]+[.A357]" office:value-type="float" office:value="11.68715956" calcext:value-type="float">
            <text:p>11.68715956</text:p>
          </table:table-cell>
        </table:table-row>
        <table:table-row table:style-name="ro1">
          <table:table-cell office:value-type="float" office:value="0.01965362" calcext:value-type="float">
            <text:p>0.01965362</text:p>
          </table:table-cell>
          <table:table-cell office:value-type="float" office:value="12.720303" calcext:value-type="float">
            <text:p>12.720303</text:p>
          </table:table-cell>
          <table:table-cell table:formula="of:=[.C357]+[.A358]" office:value-type="float" office:value="11.70681318" calcext:value-type="float">
            <text:p>11.70681318</text:p>
          </table:table-cell>
        </table:table-row>
        <table:table-row table:style-name="ro1">
          <table:table-cell office:value-type="float" office:value="0.019150073" calcext:value-type="float">
            <text:p>0.019150073</text:p>
          </table:table-cell>
          <table:table-cell office:value-type="float" office:value="13.05478" calcext:value-type="float">
            <text:p>13.05478</text:p>
          </table:table-cell>
          <table:table-cell table:formula="of:=[.C358]+[.A359]" office:value-type="float" office:value="11.725963253" calcext:value-type="float">
            <text:p>11.725963253</text:p>
          </table:table-cell>
        </table:table-row>
        <table:table-row table:style-name="ro1">
          <table:table-cell office:value-type="float" office:value="0.019470513" calcext:value-type="float">
            <text:p>0.019470513</text:p>
          </table:table-cell>
          <table:table-cell office:value-type="float" office:value="12.839929" calcext:value-type="float">
            <text:p>12.839929</text:p>
          </table:table-cell>
          <table:table-cell table:formula="of:=[.C359]+[.A360]" office:value-type="float" office:value="11.745433766" calcext:value-type="float">
            <text:p>11.745433766</text:p>
          </table:table-cell>
        </table:table-row>
        <table:table-row table:style-name="ro1">
          <table:table-cell office:value-type="float" office:value="0.019592585" calcext:value-type="float">
            <text:p>0.019592585</text:p>
          </table:table-cell>
          <table:table-cell office:value-type="float" office:value="12.759929" calcext:value-type="float">
            <text:p>12.759929</text:p>
          </table:table-cell>
          <table:table-cell table:formula="of:=[.C360]+[.A361]" office:value-type="float" office:value="11.765026351" calcext:value-type="float">
            <text:p>11.765026351</text:p>
          </table:table-cell>
        </table:table-row>
        <table:table-row table:style-name="ro1">
          <table:table-cell office:value-type="float" office:value="0.019760434" calcext:value-type="float">
            <text:p>0.019760434</text:p>
          </table:table-cell>
          <table:table-cell office:value-type="float" office:value="12.651545" calcext:value-type="float">
            <text:p>12.651545</text:p>
          </table:table-cell>
          <table:table-cell table:formula="of:=[.C361]+[.A362]" office:value-type="float" office:value="11.784786785" calcext:value-type="float">
            <text:p>11.784786785</text:p>
          </table:table-cell>
        </table:table-row>
        <table:table-row table:style-name="ro1">
          <table:table-cell office:value-type="float" office:value="0.019272145" calcext:value-type="float">
            <text:p>0.019272145</text:p>
          </table:table-cell>
          <table:table-cell office:value-type="float" office:value="12.97209" calcext:value-type="float">
            <text:p>12.97209</text:p>
          </table:table-cell>
          <table:table-cell table:formula="of:=[.C362]+[.A363]" office:value-type="float" office:value="11.80405893" calcext:value-type="float">
            <text:p>11.80405893</text:p>
          </table:table-cell>
        </table:table-row>
        <table:table-row table:style-name="ro1">
          <table:table-cell office:value-type="float" office:value="0.019577324" calcext:value-type="float">
            <text:p>0.019577324</text:p>
          </table:table-cell>
          <table:table-cell office:value-type="float" office:value="12.769876" calcext:value-type="float">
            <text:p>12.769876</text:p>
          </table:table-cell>
          <table:table-cell table:formula="of:=[.C363]+[.A364]" office:value-type="float" office:value="11.823636254" calcext:value-type="float">
            <text:p>11.823636254</text:p>
          </table:table-cell>
        </table:table-row>
        <table:table-row table:style-name="ro1">
          <table:table-cell office:value-type="float" office:value="0.019684138" calcext:value-type="float">
            <text:p>0.019684138</text:p>
          </table:table-cell>
          <table:table-cell office:value-type="float" office:value="12.700582" calcext:value-type="float">
            <text:p>12.700582</text:p>
          </table:table-cell>
          <table:table-cell table:formula="of:=[.C364]+[.A365]" office:value-type="float" office:value="11.843320392" calcext:value-type="float">
            <text:p>11.843320392</text:p>
          </table:table-cell>
        </table:table-row>
        <table:table-row table:style-name="ro1">
          <table:table-cell office:value-type="float" office:value="0.019867247" calcext:value-type="float">
            <text:p>0.019867247</text:p>
          </table:table-cell>
          <table:table-cell office:value-type="float" office:value="12.583526" calcext:value-type="float">
            <text:p>12.583526</text:p>
          </table:table-cell>
          <table:table-cell table:formula="of:=[.C365]+[.A366]" office:value-type="float" office:value="11.863187639" calcext:value-type="float">
            <text:p>11.863187639</text:p>
          </table:table-cell>
        </table:table-row>
        <table:table-row table:style-name="ro1">
          <table:table-cell office:value-type="float" office:value="0.0193637" calcext:value-type="float">
            <text:p>0.0193637</text:p>
          </table:table-cell>
          <table:table-cell office:value-type="float" office:value="12.910756" calcext:value-type="float">
            <text:p>12.910756</text:p>
          </table:table-cell>
          <table:table-cell table:formula="of:=[.C366]+[.A367]" office:value-type="float" office:value="11.882551339" calcext:value-type="float">
            <text:p>11.882551339</text:p>
          </table:table-cell>
        </table:table-row>
        <table:table-row table:style-name="ro1">
          <table:table-cell office:value-type="float" office:value="0.019668879" calcext:value-type="float">
            <text:p>0.019668879</text:p>
          </table:table-cell>
          <table:table-cell office:value-type="float" office:value="12.710434" calcext:value-type="float">
            <text:p>12.710434</text:p>
          </table:table-cell>
          <table:table-cell table:formula="of:=[.C367]+[.A368]" office:value-type="float" office:value="11.902220218" calcext:value-type="float">
            <text:p>11.902220218</text:p>
          </table:table-cell>
        </table:table-row>
        <table:table-row table:style-name="ro1">
          <table:table-cell office:value-type="float" office:value="0.01980621" calcext:value-type="float">
            <text:p>0.01980621</text:p>
          </table:table-cell>
          <table:table-cell office:value-type="float" office:value="12.622304" calcext:value-type="float">
            <text:p>12.622304</text:p>
          </table:table-cell>
          <table:table-cell table:formula="of:=[.C368]+[.A369]" office:value-type="float" office:value="11.922026428" calcext:value-type="float">
            <text:p>11.922026428</text:p>
          </table:table-cell>
        </table:table-row>
        <table:table-row table:style-name="ro1">
          <table:table-cell office:value-type="float" office:value="0.01997406" calcext:value-type="float">
            <text:p>0.01997406</text:p>
          </table:table-cell>
          <table:table-cell office:value-type="float" office:value="12.516233" calcext:value-type="float">
            <text:p>12.516233</text:p>
          </table:table-cell>
          <table:table-cell table:formula="of:=[.C369]+[.A370]" office:value-type="float" office:value="11.942000488" calcext:value-type="float">
            <text:p>11.942000488</text:p>
          </table:table-cell>
        </table:table-row>
        <table:table-row table:style-name="ro1">
          <table:table-cell office:value-type="float" office:value="0.019455252" calcext:value-type="float">
            <text:p>0.019455252</text:p>
          </table:table-cell>
          <table:table-cell office:value-type="float" office:value="12.850001" calcext:value-type="float">
            <text:p>12.850001</text:p>
          </table:table-cell>
          <table:table-cell table:formula="of:=[.C370]+[.A371]" office:value-type="float" office:value="11.96145574" calcext:value-type="float">
            <text:p>11.96145574</text:p>
          </table:table-cell>
        </table:table-row>
        <table:table-row table:style-name="ro1">
          <table:table-cell office:value-type="float" office:value="0.019775692" calcext:value-type="float">
            <text:p>0.019775692</text:p>
          </table:table-cell>
          <table:table-cell office:value-type="float" office:value="12.641783" calcext:value-type="float">
            <text:p>12.641783</text:p>
          </table:table-cell>
          <table:table-cell table:formula="of:=[.C371]+[.A372]" office:value-type="float" office:value="11.981231432" calcext:value-type="float">
            <text:p>11.981231432</text:p>
          </table:table-cell>
        </table:table-row>
        <table:table-row table:style-name="ro1">
          <table:table-cell office:value-type="float" office:value="0.019867247" calcext:value-type="float">
            <text:p>0.019867247</text:p>
          </table:table-cell>
          <table:table-cell office:value-type="float" office:value="12.583526" calcext:value-type="float">
            <text:p>12.583526</text:p>
          </table:table-cell>
          <table:table-cell table:formula="of:=[.C372]+[.A373]" office:value-type="float" office:value="12.001098679" calcext:value-type="float">
            <text:p>12.001098679</text:p>
          </table:table-cell>
        </table:table-row>
        <table:table-row table:style-name="ro1">
          <table:table-cell office:value-type="float" office:value="0.020096133" calcext:value-type="float">
            <text:p>0.020096133</text:p>
          </table:table-cell>
          <table:table-cell office:value-type="float" office:value="12.440205" calcext:value-type="float">
            <text:p>12.440205</text:p>
          </table:table-cell>
          <table:table-cell table:formula="of:=[.C373]+[.A374]" office:value-type="float" office:value="12.021194812" calcext:value-type="float">
            <text:p>12.021194812</text:p>
          </table:table-cell>
        </table:table-row>
        <table:table-row table:style-name="ro1">
          <table:table-cell office:value-type="float" office:value="0.019577324" calcext:value-type="float">
            <text:p>0.019577324</text:p>
          </table:table-cell>
          <table:table-cell office:value-type="float" office:value="12.769876" calcext:value-type="float">
            <text:p>12.769876</text:p>
          </table:table-cell>
          <table:table-cell table:formula="of:=[.C374]+[.A375]" office:value-type="float" office:value="12.040772136" calcext:value-type="float">
            <text:p>12.040772136</text:p>
          </table:table-cell>
        </table:table-row>
        <table:table-row table:style-name="ro1">
          <table:table-cell office:value-type="float" office:value="0.019913023" calcext:value-type="float">
            <text:p>0.019913023</text:p>
          </table:table-cell>
          <table:table-cell office:value-type="float" office:value="12.554598" calcext:value-type="float">
            <text:p>12.554598</text:p>
          </table:table-cell>
          <table:table-cell table:formula="of:=[.C375]+[.A376]" office:value-type="float" office:value="12.060685159" calcext:value-type="float">
            <text:p>12.060685159</text:p>
          </table:table-cell>
        </table:table-row>
        <table:table-row table:style-name="ro1">
          <table:table-cell office:value-type="float" office:value="0.020019837" calcext:value-type="float">
            <text:p>0.020019837</text:p>
          </table:table-cell>
          <table:table-cell office:value-type="float" office:value="12.487615" calcext:value-type="float">
            <text:p>12.487615</text:p>
          </table:table-cell>
          <table:table-cell table:formula="of:=[.C376]+[.A377]" office:value-type="float" office:value="12.080704996" calcext:value-type="float">
            <text:p>12.080704996</text:p>
          </table:table-cell>
        </table:table-row>
        <table:table-row table:style-name="ro1">
          <table:table-cell office:value-type="float" office:value="0.020218205" calcext:value-type="float">
            <text:p>0.020218205</text:p>
          </table:table-cell>
          <table:table-cell office:value-type="float" office:value="12.365094" calcext:value-type="float">
            <text:p>12.365094</text:p>
          </table:table-cell>
          <table:table-cell table:formula="of:=[.C377]+[.A378]" office:value-type="float" office:value="12.100923201" calcext:value-type="float">
            <text:p>12.100923201</text:p>
          </table:table-cell>
        </table:table-row>
        <table:table-row table:style-name="ro1">
          <table:table-cell office:value-type="float" office:value="0.01965362" calcext:value-type="float">
            <text:p>0.01965362</text:p>
          </table:table-cell>
          <table:table-cell office:value-type="float" office:value="12.720303" calcext:value-type="float">
            <text:p>12.720303</text:p>
          </table:table-cell>
          <table:table-cell table:formula="of:=[.C378]+[.A379]" office:value-type="float" office:value="12.120576821" calcext:value-type="float">
            <text:p>12.120576821</text:p>
          </table:table-cell>
        </table:table-row>
        <table:table-row table:style-name="ro1">
          <table:table-cell office:value-type="float" office:value="0.020019837" calcext:value-type="float">
            <text:p>0.020019837</text:p>
          </table:table-cell>
          <table:table-cell office:value-type="float" office:value="12.487615" calcext:value-type="float">
            <text:p>12.487615</text:p>
          </table:table-cell>
          <table:table-cell table:formula="of:=[.C379]+[.A380]" office:value-type="float" office:value="12.140596658" calcext:value-type="float">
            <text:p>12.140596658</text:p>
          </table:table-cell>
        </table:table-row>
        <table:table-row table:style-name="ro1">
          <table:table-cell office:value-type="float" office:value="0.020111391" calcext:value-type="float">
            <text:p>0.020111391</text:p>
          </table:table-cell>
          <table:table-cell office:value-type="float" office:value="12.430766" calcext:value-type="float">
            <text:p>12.430766</text:p>
          </table:table-cell>
          <table:table-cell table:formula="of:=[.C380]+[.A381]" office:value-type="float" office:value="12.160708049" calcext:value-type="float">
            <text:p>12.160708049</text:p>
          </table:table-cell>
        </table:table-row>
        <table:table-row table:style-name="ro1">
          <table:table-cell office:value-type="float" office:value="0.020309757" calcext:value-type="float">
            <text:p>0.020309757</text:p>
          </table:table-cell>
          <table:table-cell office:value-type="float" office:value="12.309354" calcext:value-type="float">
            <text:p>12.309354</text:p>
          </table:table-cell>
          <table:table-cell table:formula="of:=[.C381]+[.A382]" office:value-type="float" office:value="12.181017806" calcext:value-type="float">
            <text:p>12.181017806</text:p>
          </table:table-cell>
        </table:table-row>
        <table:table-row table:style-name="ro1">
          <table:table-cell office:value-type="float" office:value="0.019775692" calcext:value-type="float">
            <text:p>0.019775692</text:p>
          </table:table-cell>
          <table:table-cell office:value-type="float" office:value="12.641783" calcext:value-type="float">
            <text:p>12.641783</text:p>
          </table:table-cell>
          <table:table-cell table:formula="of:=[.C382]+[.A383]" office:value-type="float" office:value="12.200793498" calcext:value-type="float">
            <text:p>12.200793498</text:p>
          </table:table-cell>
        </table:table-row>
        <table:table-row table:style-name="ro1">
          <table:table-cell office:value-type="float" office:value="0.020111391" calcext:value-type="float">
            <text:p>0.020111391</text:p>
          </table:table-cell>
          <table:table-cell office:value-type="float" office:value="12.430766" calcext:value-type="float">
            <text:p>12.430766</text:p>
          </table:table-cell>
          <table:table-cell table:formula="of:=[.C383]+[.A384]" office:value-type="float" office:value="12.220904889" calcext:value-type="float">
            <text:p>12.220904889</text:p>
          </table:table-cell>
        </table:table-row>
        <table:table-row table:style-name="ro1">
          <table:table-cell office:value-type="float" office:value="0.020218205" calcext:value-type="float">
            <text:p>0.020218205</text:p>
          </table:table-cell>
          <table:table-cell office:value-type="float" office:value="12.365094" calcext:value-type="float">
            <text:p>12.365094</text:p>
          </table:table-cell>
          <table:table-cell table:formula="of:=[.C384]+[.A385]" office:value-type="float" office:value="12.241123094" calcext:value-type="float">
            <text:p>12.241123094</text:p>
          </table:table-cell>
        </table:table-row>
        <table:table-row table:style-name="ro1">
          <table:table-cell office:value-type="float" office:value="0.02041657" calcext:value-type="float">
            <text:p>0.02041657</text:p>
          </table:table-cell>
          <table:table-cell office:value-type="float" office:value="12.244956" calcext:value-type="float">
            <text:p>12.244956</text:p>
          </table:table-cell>
          <table:table-cell table:formula="of:=[.C385]+[.A386]" office:value-type="float" office:value="12.261539664" calcext:value-type="float">
            <text:p>12.261539664</text:p>
          </table:table-cell>
        </table:table-row>
        <table:table-row table:style-name="ro1">
          <table:table-cell office:value-type="float" office:value="0.019882506" calcext:value-type="float">
            <text:p>0.019882506</text:p>
          </table:table-cell>
          <table:table-cell office:value-type="float" office:value="12.573868" calcext:value-type="float">
            <text:p>12.573868</text:p>
          </table:table-cell>
          <table:table-cell table:formula="of:=[.C386]+[.A387]" office:value-type="float" office:value="12.28142217" calcext:value-type="float">
            <text:p>12.28142217</text:p>
          </table:table-cell>
        </table:table-row>
        <table:table-row table:style-name="ro1">
          <table:table-cell office:value-type="float" office:value="0.020218205" calcext:value-type="float">
            <text:p>0.020218205</text:p>
          </table:table-cell>
          <table:table-cell office:value-type="float" office:value="12.365094" calcext:value-type="float">
            <text:p>12.365094</text:p>
          </table:table-cell>
          <table:table-cell table:formula="of:=[.C387]+[.A388]" office:value-type="float" office:value="12.301640375" calcext:value-type="float">
            <text:p>12.301640375</text:p>
          </table:table-cell>
        </table:table-row>
        <table:table-row table:style-name="ro1">
          <table:table-cell office:value-type="float" office:value="0.020309757" calcext:value-type="float">
            <text:p>0.020309757</text:p>
          </table:table-cell>
          <table:table-cell office:value-type="float" office:value="12.309354" calcext:value-type="float">
            <text:p>12.309354</text:p>
          </table:table-cell>
          <table:table-cell table:formula="of:=[.C388]+[.A389]" office:value-type="float" office:value="12.321950132" calcext:value-type="float">
            <text:p>12.321950132</text:p>
          </table:table-cell>
        </table:table-row>
        <table:table-row table:style-name="ro1">
          <table:table-cell office:value-type="float" office:value="0.020477608" calcext:value-type="float">
            <text:p>0.020477608</text:p>
          </table:table-cell>
          <table:table-cell office:value-type="float" office:value="12.208457" calcext:value-type="float">
            <text:p>12.208457</text:p>
          </table:table-cell>
          <table:table-cell table:formula="of:=[.C389]+[.A390]" office:value-type="float" office:value="12.34242774" calcext:value-type="float">
            <text:p>12.34242774</text:p>
          </table:table-cell>
        </table:table-row>
        <table:table-row table:style-name="ro1">
          <table:table-cell office:value-type="float" office:value="0.019958802" calcext:value-type="float">
            <text:p>0.019958802</text:p>
          </table:table-cell>
          <table:table-cell office:value-type="float" office:value="12.525803" calcext:value-type="float">
            <text:p>12.525803</text:p>
          </table:table-cell>
          <table:table-cell table:formula="of:=[.C390]+[.A391]" office:value-type="float" office:value="12.362386542" calcext:value-type="float">
            <text:p>12.362386542</text:p>
          </table:table-cell>
        </table:table-row>
        <table:table-row table:style-name="ro1">
          <table:table-cell office:value-type="float" office:value="0.020263981" calcext:value-type="float">
            <text:p>0.020263981</text:p>
          </table:table-cell>
          <table:table-cell office:value-type="float" office:value="12.337161" calcext:value-type="float">
            <text:p>12.337161</text:p>
          </table:table-cell>
          <table:table-cell table:formula="of:=[.C391]+[.A392]" office:value-type="float" office:value="12.382650523" calcext:value-type="float">
            <text:p>12.382650523</text:p>
          </table:table-cell>
        </table:table-row>
        <table:table-row table:style-name="ro1">
          <table:table-cell office:value-type="float" office:value="0.020401312" calcext:value-type="float">
            <text:p>0.020401312</text:p>
          </table:table-cell>
          <table:table-cell office:value-type="float" office:value="12.254114" calcext:value-type="float">
            <text:p>12.254114</text:p>
          </table:table-cell>
          <table:table-cell table:formula="of:=[.C392]+[.A393]" office:value-type="float" office:value="12.403051835" calcext:value-type="float">
            <text:p>12.403051835</text:p>
          </table:table-cell>
        </table:table-row>
        <table:table-row table:style-name="ro1">
          <table:table-cell office:value-type="float" office:value="0.020553902" calcext:value-type="float">
            <text:p>0.020553902</text:p>
          </table:table-cell>
          <table:table-cell office:value-type="float" office:value="12.16314" calcext:value-type="float">
            <text:p>12.16314</text:p>
          </table:table-cell>
          <table:table-cell table:formula="of:=[.C393]+[.A394]" office:value-type="float" office:value="12.423605737" calcext:value-type="float">
            <text:p>12.423605737</text:p>
          </table:table-cell>
        </table:table-row>
        <table:table-row table:style-name="ro1">
          <table:table-cell office:value-type="float" office:value="0.020004578" calcext:value-type="float">
            <text:p>0.020004578</text:p>
          </table:table-cell>
          <table:table-cell office:value-type="float" office:value="12.497139" calcext:value-type="float">
            <text:p>12.497139</text:p>
          </table:table-cell>
          <table:table-cell table:formula="of:=[.C394]+[.A395]" office:value-type="float" office:value="12.443610315" calcext:value-type="float">
            <text:p>12.443610315</text:p>
          </table:table-cell>
        </table:table-row>
        <table:table-row table:style-name="ro1">
          <table:table-cell office:value-type="float" office:value="0.020340277" calcext:value-type="float">
            <text:p>0.020340277</text:p>
          </table:table-cell>
          <table:table-cell office:value-type="float" office:value="12.290885" calcext:value-type="float">
            <text:p>12.290885</text:p>
          </table:table-cell>
          <table:table-cell table:formula="of:=[.C395]+[.A396]" office:value-type="float" office:value="12.463950592" calcext:value-type="float">
            <text:p>12.463950592</text:p>
          </table:table-cell>
        </table:table-row>
        <table:table-row table:style-name="ro1">
          <table:table-cell office:value-type="float" office:value="0.02044709" calcext:value-type="float">
            <text:p>0.02044709</text:p>
          </table:table-cell>
          <table:table-cell office:value-type="float" office:value="12.226679" calcext:value-type="float">
            <text:p>12.226679</text:p>
          </table:table-cell>
          <table:table-cell table:formula="of:=[.C396]+[.A397]" office:value-type="float" office:value="12.484397682" calcext:value-type="float">
            <text:p>12.484397682</text:p>
          </table:table-cell>
        </table:table-row>
        <table:table-row table:style-name="ro1">
          <table:table-cell office:value-type="float" office:value="0.020569162" calcext:value-type="float">
            <text:p>0.020569162</text:p>
          </table:table-cell>
          <table:table-cell office:value-type="float" office:value="12.154117" calcext:value-type="float">
            <text:p>12.154117</text:p>
          </table:table-cell>
          <table:table-cell table:formula="of:=[.C397]+[.A398]" office:value-type="float" office:value="12.504966844" calcext:value-type="float">
            <text:p>12.504966844</text:p>
          </table:table-cell>
        </table:table-row>
        <table:table-row table:style-name="ro1">
          <table:table-cell office:value-type="float" office:value="0.020035096" calcext:value-type="float">
            <text:p>0.020035096</text:p>
          </table:table-cell>
          <table:table-cell office:value-type="float" office:value="12.478104" calcext:value-type="float">
            <text:p>12.478104</text:p>
          </table:table-cell>
          <table:table-cell table:formula="of:=[.C398]+[.A399]" office:value-type="float" office:value="12.52500194" calcext:value-type="float">
            <text:p>12.52500194</text:p>
          </table:table-cell>
        </table:table-row>
        <table:table-row table:style-name="ro1">
          <table:table-cell office:value-type="float" office:value="0.020294499" calcext:value-type="float">
            <text:p>0.020294499</text:p>
          </table:table-cell>
          <table:table-cell office:value-type="float" office:value="12.318609" calcext:value-type="float">
            <text:p>12.318609</text:p>
          </table:table-cell>
          <table:table-cell table:formula="of:=[.C399]+[.A400]" office:value-type="float" office:value="12.545296439" calcext:value-type="float">
            <text:p>12.545296439</text:p>
          </table:table-cell>
        </table:table-row>
        <table:table-row table:style-name="ro1">
          <table:table-cell office:value-type="float" office:value="0.02041657" calcext:value-type="float">
            <text:p>0.02041657</text:p>
          </table:table-cell>
          <table:table-cell office:value-type="float" office:value="12.244956" calcext:value-type="float">
            <text:p>12.244956</text:p>
          </table:table-cell>
          <table:table-cell table:formula="of:=[.C400]+[.A401]" office:value-type="float" office:value="12.565713009" calcext:value-type="float">
            <text:p>12.565713009</text:p>
          </table:table-cell>
        </table:table-row>
        <table:table-row table:style-name="ro1">
          <table:table-cell office:value-type="float" office:value="0.020584421" calcext:value-type="float">
            <text:p>0.020584421</text:p>
          </table:table-cell>
          <table:table-cell office:value-type="float" office:value="12.145106" calcext:value-type="float">
            <text:p>12.145106</text:p>
          </table:table-cell>
          <table:table-cell table:formula="of:=[.C401]+[.A402]" office:value-type="float" office:value="12.58629743" calcext:value-type="float">
            <text:p>12.58629743</text:p>
          </table:table-cell>
        </table:table-row>
        <table:table-row table:style-name="ro1">
          <table:table-cell office:value-type="float" office:value="0.020019837" calcext:value-type="float">
            <text:p>0.020019837</text:p>
          </table:table-cell>
          <table:table-cell office:value-type="float" office:value="12.487615" calcext:value-type="float">
            <text:p>12.487615</text:p>
          </table:table-cell>
          <table:table-cell table:formula="of:=[.C402]+[.A403]" office:value-type="float" office:value="12.606317267" calcext:value-type="float">
            <text:p>12.606317267</text:p>
          </table:table-cell>
        </table:table-row>
        <table:table-row table:style-name="ro1">
          <table:table-cell office:value-type="float" office:value="0.020294499" calcext:value-type="float">
            <text:p>0.020294499</text:p>
          </table:table-cell>
          <table:table-cell office:value-type="float" office:value="12.318609" calcext:value-type="float">
            <text:p>12.318609</text:p>
          </table:table-cell>
          <table:table-cell table:formula="of:=[.C403]+[.A404]" office:value-type="float" office:value="12.626611766" calcext:value-type="float">
            <text:p>12.626611766</text:p>
          </table:table-cell>
        </table:table-row>
        <table:table-row table:style-name="ro1">
          <table:table-cell office:value-type="float" office:value="0.020355536" calcext:value-type="float">
            <text:p>0.020355536</text:p>
          </table:table-cell>
          <table:table-cell office:value-type="float" office:value="12.281672" calcext:value-type="float">
            <text:p>12.281672</text:p>
          </table:table-cell>
          <table:table-cell table:formula="of:=[.C404]+[.A405]" office:value-type="float" office:value="12.646967302" calcext:value-type="float">
            <text:p>12.646967302</text:p>
          </table:table-cell>
        </table:table-row>
        <table:table-row table:style-name="ro1">
          <table:table-cell office:value-type="float" office:value="0.020508125" calcext:value-type="float">
            <text:p>0.020508125</text:p>
          </table:table-cell>
          <table:table-cell office:value-type="float" office:value="12.19029" calcext:value-type="float">
            <text:p>12.19029</text:p>
          </table:table-cell>
          <table:table-cell table:formula="of:=[.C405]+[.A406]" office:value-type="float" office:value="12.667475427" calcext:value-type="float">
            <text:p>12.667475427</text:p>
          </table:table-cell>
        </table:table-row>
        <table:table-row table:style-name="ro1">
          <table:table-cell office:value-type="float" office:value="0.019913023" calcext:value-type="float">
            <text:p>0.019913023</text:p>
          </table:table-cell>
          <table:table-cell office:value-type="float" office:value="12.554598" calcext:value-type="float">
            <text:p>12.554598</text:p>
          </table:table-cell>
          <table:table-cell table:formula="of:=[.C406]+[.A407]" office:value-type="float" office:value="12.68738845" calcext:value-type="float">
            <text:p>12.68738845</text:p>
          </table:table-cell>
        </table:table-row>
        <table:table-row table:style-name="ro1">
          <table:table-cell office:value-type="float" office:value="0.020187685" calcext:value-type="float">
            <text:p>0.020187685</text:p>
          </table:table-cell>
          <table:table-cell office:value-type="float" office:value="12.383787" calcext:value-type="float">
            <text:p>12.383787</text:p>
          </table:table-cell>
          <table:table-cell table:formula="of:=[.C407]+[.A408]" office:value-type="float" office:value="12.707576135" calcext:value-type="float">
            <text:p>12.707576135</text:p>
          </table:table-cell>
        </table:table-row>
        <table:table-row table:style-name="ro1">
          <table:table-cell office:value-type="float" office:value="0.020248722" calcext:value-type="float">
            <text:p>0.020248722</text:p>
          </table:table-cell>
          <table:table-cell office:value-type="float" office:value="12.346458" calcext:value-type="float">
            <text:p>12.346458</text:p>
          </table:table-cell>
          <table:table-cell table:formula="of:=[.C408]+[.A409]" office:value-type="float" office:value="12.727824857" calcext:value-type="float">
            <text:p>12.727824857</text:p>
          </table:table-cell>
        </table:table-row>
        <table:table-row table:style-name="ro1">
          <table:table-cell office:value-type="float" office:value="0.020386053" calcext:value-type="float">
            <text:p>0.020386053</text:p>
          </table:table-cell>
          <table:table-cell office:value-type="float" office:value="12.263287" calcext:value-type="float">
            <text:p>12.263287</text:p>
          </table:table-cell>
          <table:table-cell table:formula="of:=[.C409]+[.A410]" office:value-type="float" office:value="12.74821091" calcext:value-type="float">
            <text:p>12.74821091</text:p>
          </table:table-cell>
        </table:table-row>
        <table:table-row table:style-name="ro1">
          <table:table-cell office:value-type="float" office:value="0.01980621" calcext:value-type="float">
            <text:p>0.01980621</text:p>
          </table:table-cell>
          <table:table-cell office:value-type="float" office:value="12.622304" calcext:value-type="float">
            <text:p>12.622304</text:p>
          </table:table-cell>
          <table:table-cell table:formula="of:=[.C410]+[.A411]" office:value-type="float" office:value="12.76801712" calcext:value-type="float">
            <text:p>12.76801712</text:p>
          </table:table-cell>
        </table:table-row>
        <table:table-row table:style-name="ro1">
          <table:table-cell office:value-type="float" office:value="0.020050354" calcext:value-type="float">
            <text:p>0.020050354</text:p>
          </table:table-cell>
          <table:table-cell office:value-type="float" office:value="12.468608" calcext:value-type="float">
            <text:p>12.468608</text:p>
          </table:table-cell>
          <table:table-cell table:formula="of:=[.C411]+[.A412]" office:value-type="float" office:value="12.788067474" calcext:value-type="float">
            <text:p>12.788067474</text:p>
          </table:table-cell>
        </table:table-row>
        <table:table-row table:style-name="ro1">
          <table:table-cell office:value-type="float" office:value="0.020080874" calcext:value-type="float">
            <text:p>0.020080874</text:p>
          </table:table-cell>
          <table:table-cell office:value-type="float" office:value="12.449657" calcext:value-type="float">
            <text:p>12.449657</text:p>
          </table:table-cell>
          <table:table-cell table:formula="of:=[.C412]+[.A413]" office:value-type="float" office:value="12.808148348" calcext:value-type="float">
            <text:p>12.808148348</text:p>
          </table:table-cell>
        </table:table-row>
        <table:table-row table:style-name="ro1">
          <table:table-cell office:value-type="float" office:value="0.020157168" calcext:value-type="float">
            <text:p>0.020157168</text:p>
          </table:table-cell>
          <table:table-cell office:value-type="float" office:value="12.402535" calcext:value-type="float">
            <text:p>12.402535</text:p>
          </table:table-cell>
          <table:table-cell table:formula="of:=[.C413]+[.A414]" office:value-type="float" office:value="12.828305516" calcext:value-type="float">
            <text:p>12.828305516</text:p>
          </table:table-cell>
        </table:table-row>
        <table:table-row table:style-name="ro1">
          <table:table-cell office:value-type="float" office:value="0.019577324" calcext:value-type="float">
            <text:p>0.019577324</text:p>
          </table:table-cell>
          <table:table-cell office:value-type="float" office:value="12.769876" calcext:value-type="float">
            <text:p>12.769876</text:p>
          </table:table-cell>
          <table:table-cell table:formula="of:=[.C414]+[.A415]" office:value-type="float" office:value="12.84788284" calcext:value-type="float">
            <text:p>12.84788284</text:p>
          </table:table-cell>
        </table:table-row>
        <table:table-row table:style-name="ro1">
          <table:table-cell office:value-type="float" office:value="0.01983673" calcext:value-type="float">
            <text:p>0.01983673</text:p>
          </table:table-cell>
          <table:table-cell office:value-type="float" office:value="12.602884" calcext:value-type="float">
            <text:p>12.602884</text:p>
          </table:table-cell>
          <table:table-cell table:formula="of:=[.C415]+[.A416]" office:value-type="float" office:value="12.86771957" calcext:value-type="float">
            <text:p>12.86771957</text:p>
          </table:table-cell>
        </table:table-row>
        <table:table-row table:style-name="ro1">
          <table:table-cell office:value-type="float" office:value="0.019867247" calcext:value-type="float">
            <text:p>0.019867247</text:p>
          </table:table-cell>
          <table:table-cell office:value-type="float" office:value="12.583526" calcext:value-type="float">
            <text:p>12.583526</text:p>
          </table:table-cell>
          <table:table-cell table:formula="of:=[.C416]+[.A417]" office:value-type="float" office:value="12.887586817" calcext:value-type="float">
            <text:p>12.887586817</text:p>
          </table:table-cell>
        </table:table-row>
        <table:table-row table:style-name="ro1">
          <table:table-cell office:value-type="float" office:value="0.019958802" calcext:value-type="float">
            <text:p>0.019958802</text:p>
          </table:table-cell>
          <table:table-cell office:value-type="float" office:value="12.525803" calcext:value-type="float">
            <text:p>12.525803</text:p>
          </table:table-cell>
          <table:table-cell table:formula="of:=[.C417]+[.A418]" office:value-type="float" office:value="12.907545619" calcext:value-type="float">
            <text:p>12.907545619</text:p>
          </table:table-cell>
        </table:table-row>
        <table:table-row table:style-name="ro1">
          <table:table-cell office:value-type="float" office:value="0.01934844" calcext:value-type="float">
            <text:p>0.01934844</text:p>
          </table:table-cell>
          <table:table-cell office:value-type="float" office:value="12.9209385" calcext:value-type="float">
            <text:p>12.9209385</text:p>
          </table:table-cell>
          <table:table-cell table:formula="of:=[.C418]+[.A419]" office:value-type="float" office:value="12.926894059" calcext:value-type="float">
            <text:p>12.926894059</text:p>
          </table:table-cell>
        </table:table-row>
        <table:table-row table:style-name="ro1">
          <table:table-cell office:value-type="float" office:value="0.019607844" calcext:value-type="float">
            <text:p>0.019607844</text:p>
          </table:table-cell>
          <table:table-cell office:value-type="float" office:value="12.749999" calcext:value-type="float">
            <text:p>12.749999</text:p>
          </table:table-cell>
          <table:table-cell table:formula="of:=[.C419]+[.A420]" office:value-type="float" office:value="12.946501903" calcext:value-type="float">
            <text:p>12.946501903</text:p>
          </table:table-cell>
        </table:table-row>
        <table:table-row table:style-name="ro1">
          <table:table-cell office:value-type="float" office:value="0.019623103" calcext:value-type="float">
            <text:p>0.019623103</text:p>
          </table:table-cell>
          <table:table-cell office:value-type="float" office:value="12.740085" calcext:value-type="float">
            <text:p>12.740085</text:p>
          </table:table-cell>
          <table:table-cell table:formula="of:=[.C420]+[.A421]" office:value-type="float" office:value="12.966125006" calcext:value-type="float">
            <text:p>12.966125006</text:p>
          </table:table-cell>
        </table:table-row>
        <table:table-row table:style-name="ro1">
          <table:table-cell office:value-type="float" office:value="0.019760434" calcext:value-type="float">
            <text:p>0.019760434</text:p>
          </table:table-cell>
          <table:table-cell office:value-type="float" office:value="12.651545" calcext:value-type="float">
            <text:p>12.651545</text:p>
          </table:table-cell>
          <table:table-cell table:formula="of:=[.C421]+[.A422]" office:value-type="float" office:value="12.98588544" calcext:value-type="float">
            <text:p>12.98588544</text:p>
          </table:table-cell>
        </table:table-row>
        <table:table-row table:style-name="ro1">
          <table:table-cell office:value-type="float" office:value="0.019165331" calcext:value-type="float">
            <text:p>0.019165331</text:p>
          </table:table-cell>
          <table:table-cell office:value-type="float" office:value="13.044387" calcext:value-type="float">
            <text:p>13.044387</text:p>
          </table:table-cell>
          <table:table-cell table:formula="of:=[.C422]+[.A423]" office:value-type="float" office:value="13.005050771" calcext:value-type="float">
            <text:p>13.005050771</text:p>
          </table:table-cell>
        </table:table-row>
        <table:table-row table:style-name="ro1">
          <table:table-cell office:value-type="float" office:value="0.019409476" calcext:value-type="float">
            <text:p>0.019409476</text:p>
          </table:table-cell>
          <table:table-cell office:value-type="float" office:value="12.880307" calcext:value-type="float">
            <text:p>12.880307</text:p>
          </table:table-cell>
          <table:table-cell table:formula="of:=[.C423]+[.A424]" office:value-type="float" office:value="13.024460247" calcext:value-type="float">
            <text:p>13.024460247</text:p>
          </table:table-cell>
        </table:table-row>
        <table:table-row table:style-name="ro1">
          <table:table-cell office:value-type="float" office:value="0.019470513" calcext:value-type="float">
            <text:p>0.019470513</text:p>
          </table:table-cell>
          <table:table-cell office:value-type="float" office:value="12.839929" calcext:value-type="float">
            <text:p>12.839929</text:p>
          </table:table-cell>
          <table:table-cell table:formula="of:=[.C424]+[.A425]" office:value-type="float" office:value="13.04393076" calcext:value-type="float">
            <text:p>13.04393076</text:p>
          </table:table-cell>
        </table:table-row>
        <table:table-row table:style-name="ro1">
          <table:table-cell office:value-type="float" office:value="0.019592585" calcext:value-type="float">
            <text:p>0.019592585</text:p>
          </table:table-cell>
          <table:table-cell office:value-type="float" office:value="12.759929" calcext:value-type="float">
            <text:p>12.759929</text:p>
          </table:table-cell>
          <table:table-cell table:formula="of:=[.C425]+[.A426]" office:value-type="float" office:value="13.063523345" calcext:value-type="float">
            <text:p>13.063523345</text:p>
          </table:table-cell>
        </table:table-row>
        <table:table-row table:style-name="ro1">
          <table:table-cell office:value-type="float" office:value="0.019028" calcext:value-type="float">
            <text:p>0.019028</text:p>
          </table:table-cell>
          <table:table-cell office:value-type="float" office:value="13.138533" calcext:value-type="float">
            <text:p>13.138533</text:p>
          </table:table-cell>
          <table:table-cell table:formula="of:=[.C426]+[.A427]" office:value-type="float" office:value="13.082551345" calcext:value-type="float">
            <text:p>13.082551345</text:p>
          </table:table-cell>
        </table:table-row>
        <table:table-row table:style-name="ro1">
          <table:table-cell office:value-type="float" office:value="0.019287404" calcext:value-type="float">
            <text:p>0.019287404</text:p>
          </table:table-cell>
          <table:table-cell office:value-type="float" office:value="12.961827" calcext:value-type="float">
            <text:p>12.961827</text:p>
          </table:table-cell>
          <table:table-cell table:formula="of:=[.C427]+[.A428]" office:value-type="float" office:value="13.101838749" calcext:value-type="float">
            <text:p>13.101838749</text:p>
          </table:table-cell>
        </table:table-row>
        <table:table-row table:style-name="ro1">
          <table:table-cell office:value-type="float" office:value="0.01933318" calcext:value-type="float">
            <text:p>0.01933318</text:p>
          </table:table-cell>
          <table:table-cell office:value-type="float" office:value="12.931137" calcext:value-type="float">
            <text:p>12.931137</text:p>
          </table:table-cell>
          <table:table-cell table:formula="of:=[.C428]+[.A429]" office:value-type="float" office:value="13.121171929" calcext:value-type="float">
            <text:p>13.121171929</text:p>
          </table:table-cell>
        </table:table-row>
        <table:table-row table:style-name="ro1">
          <table:table-cell office:value-type="float" office:value="0.019470513" calcext:value-type="float">
            <text:p>0.019470513</text:p>
          </table:table-cell>
          <table:table-cell office:value-type="float" office:value="12.839929" calcext:value-type="float">
            <text:p>12.839929</text:p>
          </table:table-cell>
          <table:table-cell table:formula="of:=[.C429]+[.A430]" office:value-type="float" office:value="13.140642442" calcext:value-type="float">
            <text:p>13.140642442</text:p>
          </table:table-cell>
        </table:table-row>
        <table:table-row table:style-name="ro1">
          <table:table-cell office:value-type="float" office:value="0.018905928" calcext:value-type="float">
            <text:p>0.018905928</text:p>
          </table:table-cell>
          <table:table-cell office:value-type="float" office:value="13.223366" calcext:value-type="float">
            <text:p>13.223366</text:p>
          </table:table-cell>
          <table:table-cell table:formula="of:=[.C430]+[.A431]" office:value-type="float" office:value="13.15954837" calcext:value-type="float">
            <text:p>13.15954837</text:p>
          </table:table-cell>
        </table:table-row>
        <table:table-row table:style-name="ro1">
          <table:table-cell office:value-type="float" office:value="0.01918059" calcext:value-type="float">
            <text:p>0.01918059</text:p>
          </table:table-cell>
          <table:table-cell office:value-type="float" office:value="13.034009" calcext:value-type="float">
            <text:p>13.034009</text:p>
          </table:table-cell>
          <table:table-cell table:formula="of:=[.C431]+[.A432]" office:value-type="float" office:value="13.17872896" calcext:value-type="float">
            <text:p>13.17872896</text:p>
          </table:table-cell>
        </table:table-row>
        <table:table-row table:style-name="ro1">
          <table:table-cell office:value-type="float" office:value="0.019226369" calcext:value-type="float">
            <text:p>0.019226369</text:p>
          </table:table-cell>
          <table:table-cell office:value-type="float" office:value="13.002975" calcext:value-type="float">
            <text:p>13.002975</text:p>
          </table:table-cell>
          <table:table-cell table:formula="of:=[.C432]+[.A433]" office:value-type="float" office:value="13.197955329" calcext:value-type="float">
            <text:p>13.197955329</text:p>
          </table:table-cell>
        </table:table-row>
        <table:table-row table:style-name="ro1">
          <table:table-cell office:value-type="float" office:value="0.019394217" calcext:value-type="float">
            <text:p>0.019394217</text:p>
          </table:table-cell>
          <table:table-cell office:value-type="float" office:value="12.890441" calcext:value-type="float">
            <text:p>12.890441</text:p>
          </table:table-cell>
          <table:table-cell table:formula="of:=[.C433]+[.A434]" office:value-type="float" office:value="13.217349546" calcext:value-type="float">
            <text:p>13.217349546</text:p>
          </table:table-cell>
        </table:table-row>
        <table:table-row table:style-name="ro1">
          <table:table-cell office:value-type="float" office:value="0.018829633" calcext:value-type="float">
            <text:p>0.018829633</text:p>
          </table:table-cell>
          <table:table-cell office:value-type="float" office:value="13.276945" calcext:value-type="float">
            <text:p>13.276945</text:p>
          </table:table-cell>
          <table:table-cell table:formula="of:=[.C434]+[.A435]" office:value-type="float" office:value="13.236179179" calcext:value-type="float">
            <text:p>13.236179179</text:p>
          </table:table-cell>
        </table:table-row>
        <table:table-row table:style-name="ro1">
          <table:table-cell office:value-type="float" office:value="0.019134814" calcext:value-type="float">
            <text:p>0.019134814</text:p>
          </table:table-cell>
          <table:table-cell office:value-type="float" office:value="13.06519" calcext:value-type="float">
            <text:p>13.06519</text:p>
          </table:table-cell>
          <table:table-cell table:formula="of:=[.C435]+[.A436]" office:value-type="float" office:value="13.255313993" calcext:value-type="float">
            <text:p>13.255313993</text:p>
          </table:table-cell>
        </table:table-row>
        <table:table-row table:style-name="ro1">
          <table:table-cell office:value-type="float" office:value="0.019226369" calcext:value-type="float">
            <text:p>0.019226369</text:p>
          </table:table-cell>
          <table:table-cell office:value-type="float" office:value="13.002975" calcext:value-type="float">
            <text:p>13.002975</text:p>
          </table:table-cell>
          <table:table-cell table:formula="of:=[.C436]+[.A437]" office:value-type="float" office:value="13.274540362" calcext:value-type="float">
            <text:p>13.274540362</text:p>
          </table:table-cell>
        </table:table-row>
        <table:table-row table:style-name="ro1">
          <table:table-cell office:value-type="float" office:value="0.0193637" calcext:value-type="float">
            <text:p>0.0193637</text:p>
          </table:table-cell>
          <table:table-cell office:value-type="float" office:value="12.910756" calcext:value-type="float">
            <text:p>12.910756</text:p>
          </table:table-cell>
          <table:table-cell table:formula="of:=[.C437]+[.A438]" office:value-type="float" office:value="13.293904062" calcext:value-type="float">
            <text:p>13.293904062</text:p>
          </table:table-cell>
        </table:table-row>
        <table:table-row table:style-name="ro1">
          <table:table-cell office:value-type="float" office:value="0.018799115" calcext:value-type="float">
            <text:p>0.018799115</text:p>
          </table:table-cell>
          <table:table-cell office:value-type="float" office:value="13.298498" calcext:value-type="float">
            <text:p>13.298498</text:p>
          </table:table-cell>
          <table:table-cell table:formula="of:=[.C438]+[.A439]" office:value-type="float" office:value="13.312703177" calcext:value-type="float">
            <text:p>13.312703177</text:p>
          </table:table-cell>
        </table:table-row>
        <table:table-row table:style-name="ro1">
          <table:table-cell office:value-type="float" office:value="0.019104296" calcext:value-type="float">
            <text:p>0.019104296</text:p>
          </table:table-cell>
          <table:table-cell office:value-type="float" office:value="13.0860615" calcext:value-type="float">
            <text:p>13.0860615</text:p>
          </table:table-cell>
          <table:table-cell table:formula="of:=[.C439]+[.A440]" office:value-type="float" office:value="13.331807473" calcext:value-type="float">
            <text:p>13.331807473</text:p>
          </table:table-cell>
        </table:table-row>
        <table:table-row table:style-name="ro1">
          <table:table-cell office:value-type="float" office:value="0.01918059" calcext:value-type="float">
            <text:p>0.01918059</text:p>
          </table:table-cell>
          <table:table-cell office:value-type="float" office:value="13.034009" calcext:value-type="float">
            <text:p>13.034009</text:p>
          </table:table-cell>
          <table:table-cell table:formula="of:=[.C440]+[.A441]" office:value-type="float" office:value="13.350988063" calcext:value-type="float">
            <text:p>13.350988063</text:p>
          </table:table-cell>
        </table:table-row>
        <table:table-row table:style-name="ro1">
          <table:table-cell office:value-type="float" office:value="0.019317921" calcext:value-type="float">
            <text:p>0.019317921</text:p>
          </table:table-cell>
          <table:table-cell office:value-type="float" office:value="12.941351" calcext:value-type="float">
            <text:p>12.941351</text:p>
          </table:table-cell>
          <table:table-cell table:formula="of:=[.C441]+[.A442]" office:value-type="float" office:value="13.370305984" calcext:value-type="float">
            <text:p>13.370305984</text:p>
          </table:table-cell>
        </table:table-row>
        <table:table-row table:style-name="ro1">
          <table:table-cell office:value-type="float" office:value="0.018783856" calcext:value-type="float">
            <text:p>0.018783856</text:p>
          </table:table-cell>
          <table:table-cell office:value-type="float" office:value="13.309301" calcext:value-type="float">
            <text:p>13.309301</text:p>
          </table:table-cell>
          <table:table-cell table:formula="of:=[.C442]+[.A443]" office:value-type="float" office:value="13.38908984" calcext:value-type="float">
            <text:p>13.38908984</text:p>
          </table:table-cell>
        </table:table-row>
        <table:table-row table:style-name="ro1">
          <table:table-cell office:value-type="float" office:value="0.019089036" calcext:value-type="float">
            <text:p>0.019089036</text:p>
          </table:table-cell>
          <table:table-cell office:value-type="float" office:value="13.096523" calcext:value-type="float">
            <text:p>13.096523</text:p>
          </table:table-cell>
          <table:table-cell table:formula="of:=[.C443]+[.A444]" office:value-type="float" office:value="13.408178876" calcext:value-type="float">
            <text:p>13.408178876</text:p>
          </table:table-cell>
        </table:table-row>
        <table:table-row table:style-name="ro1">
          <table:table-cell office:value-type="float" office:value="0.019165331" calcext:value-type="float">
            <text:p>0.019165331</text:p>
          </table:table-cell>
          <table:table-cell office:value-type="float" office:value="13.044387" calcext:value-type="float">
            <text:p>13.044387</text:p>
          </table:table-cell>
          <table:table-cell table:formula="of:=[.C444]+[.A445]" office:value-type="float" office:value="13.427344207" calcext:value-type="float">
            <text:p>13.427344207</text:p>
          </table:table-cell>
        </table:table-row>
        <table:table-row table:style-name="ro1">
          <table:table-cell office:value-type="float" office:value="0.01933318" calcext:value-type="float">
            <text:p>0.01933318</text:p>
          </table:table-cell>
          <table:table-cell office:value-type="float" office:value="12.931137" calcext:value-type="float">
            <text:p>12.931137</text:p>
          </table:table-cell>
          <table:table-cell table:formula="of:=[.C445]+[.A446]" office:value-type="float" office:value="13.446677387" calcext:value-type="float">
            <text:p>13.446677387</text:p>
          </table:table-cell>
        </table:table-row>
        <table:table-row table:style-name="ro1">
          <table:table-cell office:value-type="float" office:value="0.018783856" calcext:value-type="float">
            <text:p>0.018783856</text:p>
          </table:table-cell>
          <table:table-cell office:value-type="float" office:value="13.309301" calcext:value-type="float">
            <text:p>13.309301</text:p>
          </table:table-cell>
          <table:table-cell table:formula="of:=[.C446]+[.A447]" office:value-type="float" office:value="13.465461243" calcext:value-type="float">
            <text:p>13.465461243</text:p>
          </table:table-cell>
        </table:table-row>
        <table:table-row table:style-name="ro1">
          <table:table-cell office:value-type="float" office:value="0.019089036" calcext:value-type="float">
            <text:p>0.019089036</text:p>
          </table:table-cell>
          <table:table-cell office:value-type="float" office:value="13.096523" calcext:value-type="float">
            <text:p>13.096523</text:p>
          </table:table-cell>
          <table:table-cell table:formula="of:=[.C447]+[.A448]" office:value-type="float" office:value="13.484550279" calcext:value-type="float">
            <text:p>13.484550279</text:p>
          </table:table-cell>
        </table:table-row>
        <table:table-row table:style-name="ro1">
          <table:table-cell office:value-type="float" office:value="0.019165331" calcext:value-type="float">
            <text:p>0.019165331</text:p>
          </table:table-cell>
          <table:table-cell office:value-type="float" office:value="13.044387" calcext:value-type="float">
            <text:p>13.044387</text:p>
          </table:table-cell>
          <table:table-cell table:formula="of:=[.C448]+[.A449]" office:value-type="float" office:value="13.50371561" calcext:value-type="float">
            <text:p>13.50371561</text:p>
          </table:table-cell>
        </table:table-row>
        <table:table-row table:style-name="ro1">
          <table:table-cell office:value-type="float" office:value="0.019302662" calcext:value-type="float">
            <text:p>0.019302662</text:p>
          </table:table-cell>
          <table:table-cell office:value-type="float" office:value="12.951581" calcext:value-type="float">
            <text:p>12.951581</text:p>
          </table:table-cell>
          <table:table-cell table:formula="of:=[.C449]+[.A450]" office:value-type="float" office:value="13.523018272" calcext:value-type="float">
            <text:p>13.523018272</text:p>
          </table:table-cell>
        </table:table-row>
        <table:table-row table:style-name="ro1">
          <table:table-cell office:value-type="float" office:value="0.018768597" calcext:value-type="float">
            <text:p>0.018768597</text:p>
          </table:table-cell>
          <table:table-cell office:value-type="float" office:value="13.320122" calcext:value-type="float">
            <text:p>13.320122</text:p>
          </table:table-cell>
          <table:table-cell table:formula="of:=[.C450]+[.A451]" office:value-type="float" office:value="13.541786869" calcext:value-type="float">
            <text:p>13.541786869</text:p>
          </table:table-cell>
        </table:table-row>
        <table:table-row table:style-name="ro1">
          <table:table-cell office:value-type="float" office:value="0.019058518" calcext:value-type="float">
            <text:p>0.019058518</text:p>
          </table:table-cell>
          <table:table-cell office:value-type="float" office:value="13.117495" calcext:value-type="float">
            <text:p>13.117495</text:p>
          </table:table-cell>
          <table:table-cell table:formula="of:=[.C451]+[.A452]" office:value-type="float" office:value="13.560845387" calcext:value-type="float">
            <text:p>13.560845387</text:p>
          </table:table-cell>
        </table:table-row>
        <table:table-row table:style-name="ro1">
          <table:table-cell office:value-type="float" office:value="0.019165331" calcext:value-type="float">
            <text:p>0.019165331</text:p>
          </table:table-cell>
          <table:table-cell office:value-type="float" office:value="13.044387" calcext:value-type="float">
            <text:p>13.044387</text:p>
          </table:table-cell>
          <table:table-cell table:formula="of:=[.C452]+[.A453]" office:value-type="float" office:value="13.580010718" calcext:value-type="float">
            <text:p>13.580010718</text:p>
          </table:table-cell>
        </table:table-row>
        <table:table-row table:style-name="ro1">
          <table:table-cell office:value-type="float" office:value="0.019317921" calcext:value-type="float">
            <text:p>0.019317921</text:p>
          </table:table-cell>
          <table:table-cell office:value-type="float" office:value="12.941351" calcext:value-type="float">
            <text:p>12.941351</text:p>
          </table:table-cell>
          <table:table-cell table:formula="of:=[.C453]+[.A454]" office:value-type="float" office:value="13.599328639" calcext:value-type="float">
            <text:p>13.599328639</text:p>
          </table:table-cell>
        </table:table-row>
        <table:table-row table:style-name="ro1">
          <table:table-cell office:value-type="float" office:value="0.018814374" calcext:value-type="float">
            <text:p>0.018814374</text:p>
          </table:table-cell>
          <table:table-cell office:value-type="float" office:value="13.287713" calcext:value-type="float">
            <text:p>13.287713</text:p>
          </table:table-cell>
          <table:table-cell table:formula="of:=[.C454]+[.A455]" office:value-type="float" office:value="13.618143013" calcext:value-type="float">
            <text:p>13.618143013</text:p>
          </table:table-cell>
        </table:table-row>
        <table:table-row table:style-name="ro1">
          <table:table-cell office:value-type="float" office:value="0.019089036" calcext:value-type="float">
            <text:p>0.019089036</text:p>
          </table:table-cell>
          <table:table-cell office:value-type="float" office:value="13.096523" calcext:value-type="float">
            <text:p>13.096523</text:p>
          </table:table-cell>
          <table:table-cell table:formula="of:=[.C455]+[.A456]" office:value-type="float" office:value="13.637232049" calcext:value-type="float">
            <text:p>13.637232049</text:p>
          </table:table-cell>
        </table:table-row>
        <table:table-row table:style-name="ro1">
          <table:table-cell office:value-type="float" office:value="0.01918059" calcext:value-type="float">
            <text:p>0.01918059</text:p>
          </table:table-cell>
          <table:table-cell office:value-type="float" office:value="13.034009" calcext:value-type="float">
            <text:p>13.034009</text:p>
          </table:table-cell>
          <table:table-cell table:formula="of:=[.C456]+[.A457]" office:value-type="float" office:value="13.656412639" calcext:value-type="float">
            <text:p>13.656412639</text:p>
          </table:table-cell>
        </table:table-row>
        <table:table-row table:style-name="ro1">
          <table:table-cell office:value-type="float" office:value="0.019317921" calcext:value-type="float">
            <text:p>0.019317921</text:p>
          </table:table-cell>
          <table:table-cell office:value-type="float" office:value="12.941351" calcext:value-type="float">
            <text:p>12.941351</text:p>
          </table:table-cell>
          <table:table-cell table:formula="of:=[.C457]+[.A458]" office:value-type="float" office:value="13.67573056" calcext:value-type="float">
            <text:p>13.67573056</text:p>
          </table:table-cell>
        </table:table-row>
        <table:table-row table:style-name="ro1">
          <table:table-cell office:value-type="float" office:value="0.018814374" calcext:value-type="float">
            <text:p>0.018814374</text:p>
          </table:table-cell>
          <table:table-cell office:value-type="float" office:value="13.287713" calcext:value-type="float">
            <text:p>13.287713</text:p>
          </table:table-cell>
          <table:table-cell table:formula="of:=[.C458]+[.A459]" office:value-type="float" office:value="13.694544934" calcext:value-type="float">
            <text:p>13.694544934</text:p>
          </table:table-cell>
        </table:table-row>
        <table:table-row table:style-name="ro1">
          <table:table-cell office:value-type="float" office:value="0.019104296" calcext:value-type="float">
            <text:p>0.019104296</text:p>
          </table:table-cell>
          <table:table-cell office:value-type="float" office:value="13.0860615" calcext:value-type="float">
            <text:p>13.0860615</text:p>
          </table:table-cell>
          <table:table-cell table:formula="of:=[.C459]+[.A460]" office:value-type="float" office:value="13.71364923" calcext:value-type="float">
            <text:p>13.71364923</text:p>
          </table:table-cell>
        </table:table-row>
        <table:table-row table:style-name="ro1">
          <table:table-cell office:value-type="float" office:value="0.01918059" calcext:value-type="float">
            <text:p>0.01918059</text:p>
          </table:table-cell>
          <table:table-cell office:value-type="float" office:value="13.034009" calcext:value-type="float">
            <text:p>13.034009</text:p>
          </table:table-cell>
          <table:table-cell table:formula="of:=[.C460]+[.A461]" office:value-type="float" office:value="13.73282982" calcext:value-type="float">
            <text:p>13.73282982</text:p>
          </table:table-cell>
        </table:table-row>
        <table:table-row table:style-name="ro1">
          <table:table-cell office:value-type="float" office:value="0.0193637" calcext:value-type="float">
            <text:p>0.0193637</text:p>
          </table:table-cell>
          <table:table-cell office:value-type="float" office:value="12.910756" calcext:value-type="float">
            <text:p>12.910756</text:p>
          </table:table-cell>
          <table:table-cell table:formula="of:=[.C461]+[.A462]" office:value-type="float" office:value="13.75219352" calcext:value-type="float">
            <text:p>13.75219352</text:p>
          </table:table-cell>
        </table:table-row>
        <table:table-row table:style-name="ro1">
          <table:table-cell office:value-type="float" office:value="0.018844891" calcext:value-type="float">
            <text:p>0.018844891</text:p>
          </table:table-cell>
          <table:table-cell office:value-type="float" office:value="13.266195" calcext:value-type="float">
            <text:p>13.266195</text:p>
          </table:table-cell>
          <table:table-cell table:formula="of:=[.C462]+[.A463]" office:value-type="float" office:value="13.771038411" calcext:value-type="float">
            <text:p>13.771038411</text:p>
          </table:table-cell>
        </table:table-row>
        <table:table-row table:style-name="ro1">
          <table:table-cell office:value-type="float" office:value="0.019134814" calcext:value-type="float">
            <text:p>0.019134814</text:p>
          </table:table-cell>
          <table:table-cell office:value-type="float" office:value="13.06519" calcext:value-type="float">
            <text:p>13.06519</text:p>
          </table:table-cell>
          <table:table-cell table:formula="of:=[.C463]+[.A464]" office:value-type="float" office:value="13.790173225" calcext:value-type="float">
            <text:p>13.790173225</text:p>
          </table:table-cell>
        </table:table-row>
        <table:table-row table:style-name="ro1">
          <table:table-cell office:value-type="float" office:value="0.019226369" calcext:value-type="float">
            <text:p>0.019226369</text:p>
          </table:table-cell>
          <table:table-cell office:value-type="float" office:value="13.002975" calcext:value-type="float">
            <text:p>13.002975</text:p>
          </table:table-cell>
          <table:table-cell table:formula="of:=[.C464]+[.A465]" office:value-type="float" office:value="13.809399594" calcext:value-type="float">
            <text:p>13.809399594</text:p>
          </table:table-cell>
        </table:table-row>
        <table:table-row table:style-name="ro1">
          <table:table-cell office:value-type="float" office:value="0.019378958" calcext:value-type="float">
            <text:p>0.019378958</text:p>
          </table:table-cell>
          <table:table-cell office:value-type="float" office:value="12.900591" calcext:value-type="float">
            <text:p>12.900591</text:p>
          </table:table-cell>
          <table:table-cell table:formula="of:=[.C465]+[.A466]" office:value-type="float" office:value="13.828778552" calcext:value-type="float">
            <text:p>13.828778552</text:p>
          </table:table-cell>
        </table:table-row>
        <table:table-row table:style-name="ro1">
          <table:table-cell office:value-type="float" office:value="0.018860152" calcext:value-type="float">
            <text:p>0.018860152</text:p>
          </table:table-cell>
          <table:table-cell office:value-type="float" office:value="13.255461" calcext:value-type="float">
            <text:p>13.255461</text:p>
          </table:table-cell>
          <table:table-cell table:formula="of:=[.C466]+[.A467]" office:value-type="float" office:value="13.847638704" calcext:value-type="float">
            <text:p>13.847638704</text:p>
          </table:table-cell>
        </table:table-row>
        <table:table-row table:style-name="ro1">
          <table:table-cell office:value-type="float" office:value="0.019119555" calcext:value-type="float">
            <text:p>0.019119555</text:p>
          </table:table-cell>
          <table:table-cell office:value-type="float" office:value="13.075618" calcext:value-type="float">
            <text:p>13.075618</text:p>
          </table:table-cell>
          <table:table-cell table:formula="of:=[.C467]+[.A468]" office:value-type="float" office:value="13.866758259" calcext:value-type="float">
            <text:p>13.866758259</text:p>
          </table:table-cell>
        </table:table-row>
        <table:table-row table:style-name="ro1">
          <table:table-cell office:value-type="float" office:value="0.019256886" calcext:value-type="float">
            <text:p>0.019256886</text:p>
          </table:table-cell>
          <table:table-cell office:value-type="float" office:value="12.982368" calcext:value-type="float">
            <text:p>12.982368</text:p>
          </table:table-cell>
          <table:table-cell table:formula="of:=[.C468]+[.A469]" office:value-type="float" office:value="13.886015145" calcext:value-type="float">
            <text:p>13.886015145</text:p>
          </table:table-cell>
        </table:table-row>
        <table:table-row table:style-name="ro1">
          <table:table-cell office:value-type="float" office:value="0.019409476" calcext:value-type="float">
            <text:p>0.019409476</text:p>
          </table:table-cell>
          <table:table-cell office:value-type="float" office:value="12.880307" calcext:value-type="float">
            <text:p>12.880307</text:p>
          </table:table-cell>
          <table:table-cell table:formula="of:=[.C469]+[.A470]" office:value-type="float" office:value="13.905424621" calcext:value-type="float">
            <text:p>13.905424621</text:p>
          </table:table-cell>
        </table:table-row>
        <table:table-row table:style-name="ro1">
          <table:table-cell office:value-type="float" office:value="0.018905928" calcext:value-type="float">
            <text:p>0.018905928</text:p>
          </table:table-cell>
          <table:table-cell office:value-type="float" office:value="13.223366" calcext:value-type="float">
            <text:p>13.223366</text:p>
          </table:table-cell>
          <table:table-cell table:formula="of:=[.C470]+[.A471]" office:value-type="float" office:value="13.924330549" calcext:value-type="float">
            <text:p>13.924330549</text:p>
          </table:table-cell>
        </table:table-row>
        <table:table-row table:style-name="ro1">
          <table:table-cell office:value-type="float" office:value="0.019211108" calcext:value-type="float">
            <text:p>0.019211108</text:p>
          </table:table-cell>
          <table:table-cell office:value-type="float" office:value="13.013305" calcext:value-type="float">
            <text:p>13.013305</text:p>
          </table:table-cell>
          <table:table-cell table:formula="of:=[.C471]+[.A472]" office:value-type="float" office:value="13.943541657" calcext:value-type="float">
            <text:p>13.943541657</text:p>
          </table:table-cell>
        </table:table-row>
        <table:table-row table:style-name="ro1">
          <table:table-cell office:value-type="float" office:value="0.019272145" calcext:value-type="float">
            <text:p>0.019272145</text:p>
          </table:table-cell>
          <table:table-cell office:value-type="float" office:value="12.97209" calcext:value-type="float">
            <text:p>12.97209</text:p>
          </table:table-cell>
          <table:table-cell table:formula="of:=[.C472]+[.A473]" office:value-type="float" office:value="13.962813802" calcext:value-type="float">
            <text:p>13.962813802</text:p>
          </table:table-cell>
        </table:table-row>
        <table:table-row table:style-name="ro1">
          <table:table-cell office:value-type="float" office:value="0.019470513" calcext:value-type="float">
            <text:p>0.019470513</text:p>
          </table:table-cell>
          <table:table-cell office:value-type="float" office:value="12.839929" calcext:value-type="float">
            <text:p>12.839929</text:p>
          </table:table-cell>
          <table:table-cell table:formula="of:=[.C473]+[.A474]" office:value-type="float" office:value="13.982284315" calcext:value-type="float">
            <text:p>13.982284315</text:p>
          </table:table-cell>
        </table:table-row>
        <table:table-row table:style-name="ro1">
          <table:table-cell office:value-type="float" office:value="0.018966964" calcext:value-type="float">
            <text:p>0.018966964</text:p>
          </table:table-cell>
          <table:table-cell office:value-type="float" office:value="13.180814" calcext:value-type="float">
            <text:p>13.180814</text:p>
          </table:table-cell>
          <table:table-cell table:formula="of:=[.C474]+[.A475]" office:value-type="float" office:value="14.001251279" calcext:value-type="float">
            <text:p>14.001251279</text:p>
          </table:table-cell>
        </table:table-row>
        <table:table-row table:style-name="ro1">
          <table:table-cell office:value-type="float" office:value="0.019272145" calcext:value-type="float">
            <text:p>0.019272145</text:p>
          </table:table-cell>
          <table:table-cell office:value-type="float" office:value="12.97209" calcext:value-type="float">
            <text:p>12.97209</text:p>
          </table:table-cell>
          <table:table-cell table:formula="of:=[.C475]+[.A476]" office:value-type="float" office:value="14.020523424" calcext:value-type="float">
            <text:p>14.020523424</text:p>
          </table:table-cell>
        </table:table-row>
        <table:table-row table:style-name="ro1">
          <table:table-cell office:value-type="float" office:value="0.0193637" calcext:value-type="float">
            <text:p>0.0193637</text:p>
          </table:table-cell>
          <table:table-cell office:value-type="float" office:value="12.910756" calcext:value-type="float">
            <text:p>12.910756</text:p>
          </table:table-cell>
          <table:table-cell table:formula="of:=[.C476]+[.A477]" office:value-type="float" office:value="14.039887124" calcext:value-type="float">
            <text:p>14.039887124</text:p>
          </table:table-cell>
        </table:table-row>
        <table:table-row table:style-name="ro1">
          <table:table-cell office:value-type="float" office:value="0.019546807" calcext:value-type="float">
            <text:p>0.019546807</text:p>
          </table:table-cell>
          <table:table-cell office:value-type="float" office:value="12.789813" calcext:value-type="float">
            <text:p>12.789813</text:p>
          </table:table-cell>
          <table:table-cell table:formula="of:=[.C477]+[.A478]" office:value-type="float" office:value="14.059433931" calcext:value-type="float">
            <text:p>14.059433931</text:p>
          </table:table-cell>
        </table:table-row>
        <table:table-row table:style-name="ro1">
          <table:table-cell office:value-type="float" office:value="0.019012742" calcext:value-type="float">
            <text:p>0.019012742</text:p>
          </table:table-cell>
          <table:table-cell office:value-type="float" office:value="13.149076" calcext:value-type="float">
            <text:p>13.149076</text:p>
          </table:table-cell>
          <table:table-cell table:formula="of:=[.C478]+[.A479]" office:value-type="float" office:value="14.078446673" calcext:value-type="float">
            <text:p>14.078446673</text:p>
          </table:table-cell>
        </table:table-row>
        <table:table-row table:style-name="ro1">
          <table:table-cell office:value-type="float" office:value="0.01934844" calcext:value-type="float">
            <text:p>0.01934844</text:p>
          </table:table-cell>
          <table:table-cell office:value-type="float" office:value="12.9209385" calcext:value-type="float">
            <text:p>12.9209385</text:p>
          </table:table-cell>
          <table:table-cell table:formula="of:=[.C479]+[.A480]" office:value-type="float" office:value="14.097795113" calcext:value-type="float">
            <text:p>14.097795113</text:p>
          </table:table-cell>
        </table:table-row>
        <table:table-row table:style-name="ro1">
          <table:table-cell office:value-type="float" office:value="0.019455252" calcext:value-type="float">
            <text:p>0.019455252</text:p>
          </table:table-cell>
          <table:table-cell office:value-type="float" office:value="12.850001" calcext:value-type="float">
            <text:p>12.850001</text:p>
          </table:table-cell>
          <table:table-cell table:formula="of:=[.C480]+[.A481]" office:value-type="float" office:value="14.117250365" calcext:value-type="float">
            <text:p>14.117250365</text:p>
          </table:table-cell>
        </table:table-row>
        <table:table-row table:style-name="ro1">
          <table:table-cell office:value-type="float" office:value="0.019623103" calcext:value-type="float">
            <text:p>0.019623103</text:p>
          </table:table-cell>
          <table:table-cell office:value-type="float" office:value="12.740085" calcext:value-type="float">
            <text:p>12.740085</text:p>
          </table:table-cell>
          <table:table-cell table:formula="of:=[.C481]+[.A482]" office:value-type="float" office:value="14.136873468" calcext:value-type="float">
            <text:p>14.136873468</text:p>
          </table:table-cell>
        </table:table-row>
        <table:table-row table:style-name="ro1">
          <table:table-cell office:value-type="float" office:value="0.019119555" calcext:value-type="float">
            <text:p>0.019119555</text:p>
          </table:table-cell>
          <table:table-cell office:value-type="float" office:value="13.075618" calcext:value-type="float">
            <text:p>13.075618</text:p>
          </table:table-cell>
          <table:table-cell table:formula="of:=[.C482]+[.A483]" office:value-type="float" office:value="14.155993023" calcext:value-type="float">
            <text:p>14.155993023</text:p>
          </table:table-cell>
        </table:table-row>
        <table:table-row table:style-name="ro1">
          <table:table-cell office:value-type="float" office:value="0.019439993" calcext:value-type="float">
            <text:p>0.019439993</text:p>
          </table:table-cell>
          <table:table-cell office:value-type="float" office:value="12.860087" calcext:value-type="float">
            <text:p>12.860087</text:p>
          </table:table-cell>
          <table:table-cell table:formula="of:=[.C483]+[.A484]" office:value-type="float" office:value="14.175433016" calcext:value-type="float">
            <text:p>14.175433016</text:p>
          </table:table-cell>
        </table:table-row>
        <table:table-row table:style-name="ro1">
          <table:table-cell office:value-type="float" office:value="0.01951629" calcext:value-type="float">
            <text:p>0.01951629</text:p>
          </table:table-cell>
          <table:table-cell office:value-type="float" office:value="12.809813" calcext:value-type="float">
            <text:p>12.809813</text:p>
          </table:table-cell>
          <table:table-cell table:formula="of:=[.C484]+[.A485]" office:value-type="float" office:value="14.194949306" calcext:value-type="float">
            <text:p>14.194949306</text:p>
          </table:table-cell>
        </table:table-row>
        <table:table-row table:style-name="ro1">
          <table:table-cell office:value-type="float" office:value="0.019714657" calcext:value-type="float">
            <text:p>0.019714657</text:p>
          </table:table-cell>
          <table:table-cell office:value-type="float" office:value="12.680921" calcext:value-type="float">
            <text:p>12.680921</text:p>
          </table:table-cell>
          <table:table-cell table:formula="of:=[.C485]+[.A486]" office:value-type="float" office:value="14.214663963" calcext:value-type="float">
            <text:p>14.214663963</text:p>
          </table:table-cell>
        </table:table-row>
        <table:table-row table:style-name="ro1">
          <table:table-cell office:value-type="float" office:value="0.019165331" calcext:value-type="float">
            <text:p>0.019165331</text:p>
          </table:table-cell>
          <table:table-cell office:value-type="float" office:value="13.044387" calcext:value-type="float">
            <text:p>13.044387</text:p>
          </table:table-cell>
          <table:table-cell table:formula="of:=[.C486]+[.A487]" office:value-type="float" office:value="14.233829294" calcext:value-type="float">
            <text:p>14.233829294</text:p>
          </table:table-cell>
        </table:table-row>
        <table:table-row table:style-name="ro1">
          <table:table-cell office:value-type="float" office:value="0.019531548" calcext:value-type="float">
            <text:p>0.019531548</text:p>
          </table:table-cell>
          <table:table-cell office:value-type="float" office:value="12.799805" calcext:value-type="float">
            <text:p>12.799805</text:p>
          </table:table-cell>
          <table:table-cell table:formula="of:=[.C487]+[.A488]" office:value-type="float" office:value="14.253360842" calcext:value-type="float">
            <text:p>14.253360842</text:p>
          </table:table-cell>
        </table:table-row>
        <table:table-row table:style-name="ro1">
          <table:table-cell office:value-type="float" office:value="0.019623103" calcext:value-type="float">
            <text:p>0.019623103</text:p>
          </table:table-cell>
          <table:table-cell office:value-type="float" office:value="12.740085" calcext:value-type="float">
            <text:p>12.740085</text:p>
          </table:table-cell>
          <table:table-cell table:formula="of:=[.C488]+[.A489]" office:value-type="float" office:value="14.272983945" calcext:value-type="float">
            <text:p>14.272983945</text:p>
          </table:table-cell>
        </table:table-row>
        <table:table-row table:style-name="ro1">
          <table:table-cell office:value-type="float" office:value="0.01980621" calcext:value-type="float">
            <text:p>0.01980621</text:p>
          </table:table-cell>
          <table:table-cell office:value-type="float" office:value="12.622304" calcext:value-type="float">
            <text:p>12.622304</text:p>
          </table:table-cell>
          <table:table-cell table:formula="of:=[.C489]+[.A490]" office:value-type="float" office:value="14.292790155" calcext:value-type="float">
            <text:p>14.292790155</text:p>
          </table:table-cell>
        </table:table-row>
        <table:table-row table:style-name="ro1">
          <table:table-cell office:value-type="float" office:value="0.019287404" calcext:value-type="float">
            <text:p>0.019287404</text:p>
          </table:table-cell>
          <table:table-cell office:value-type="float" office:value="12.961827" calcext:value-type="float">
            <text:p>12.961827</text:p>
          </table:table-cell>
          <table:table-cell table:formula="of:=[.C490]+[.A491]" office:value-type="float" office:value="14.312077559" calcext:value-type="float">
            <text:p>14.312077559</text:p>
          </table:table-cell>
        </table:table-row>
        <table:table-row table:style-name="ro1">
          <table:table-cell office:value-type="float" office:value="0.019607844" calcext:value-type="float">
            <text:p>0.019607844</text:p>
          </table:table-cell>
          <table:table-cell office:value-type="float" office:value="12.749999" calcext:value-type="float">
            <text:p>12.749999</text:p>
          </table:table-cell>
          <table:table-cell table:formula="of:=[.C491]+[.A492]" office:value-type="float" office:value="14.331685403" calcext:value-type="float">
            <text:p>14.331685403</text:p>
          </table:table-cell>
        </table:table-row>
        <table:table-row table:style-name="ro1">
          <table:table-cell office:value-type="float" office:value="0.019699397" calcext:value-type="float">
            <text:p>0.019699397</text:p>
          </table:table-cell>
          <table:table-cell office:value-type="float" office:value="12.690743" calcext:value-type="float">
            <text:p>12.690743</text:p>
          </table:table-cell>
          <table:table-cell table:formula="of:=[.C492]+[.A493]" office:value-type="float" office:value="14.3513848" calcext:value-type="float">
            <text:p>14.3513848</text:p>
          </table:table-cell>
        </table:table-row>
        <table:table-row table:style-name="ro1">
          <table:table-cell office:value-type="float" office:value="0.019897765" calcext:value-type="float">
            <text:p>0.019897765</text:p>
          </table:table-cell>
          <table:table-cell office:value-type="float" office:value="12.564226" calcext:value-type="float">
            <text:p>12.564226</text:p>
          </table:table-cell>
          <table:table-cell table:formula="of:=[.C493]+[.A494]" office:value-type="float" office:value="14.371282565" calcext:value-type="float">
            <text:p>14.371282565</text:p>
          </table:table-cell>
        </table:table-row>
        <table:table-row table:style-name="ro1">
          <table:table-cell office:value-type="float" office:value="0.019378958" calcext:value-type="float">
            <text:p>0.019378958</text:p>
          </table:table-cell>
          <table:table-cell office:value-type="float" office:value="12.900591" calcext:value-type="float">
            <text:p>12.900591</text:p>
          </table:table-cell>
          <table:table-cell table:formula="of:=[.C494]+[.A495]" office:value-type="float" office:value="14.390661523" calcext:value-type="float">
            <text:p>14.390661523</text:p>
          </table:table-cell>
        </table:table-row>
        <table:table-row table:style-name="ro1">
          <table:table-cell office:value-type="float" office:value="0.01965362" calcext:value-type="float">
            <text:p>0.01965362</text:p>
          </table:table-cell>
          <table:table-cell office:value-type="float" office:value="12.720303" calcext:value-type="float">
            <text:p>12.720303</text:p>
          </table:table-cell>
          <table:table-cell table:formula="of:=[.C495]+[.A496]" office:value-type="float" office:value="14.410315143" calcext:value-type="float">
            <text:p>14.410315143</text:p>
          </table:table-cell>
        </table:table-row>
        <table:table-row table:style-name="ro1">
          <table:table-cell office:value-type="float" office:value="0.01980621" calcext:value-type="float">
            <text:p>0.01980621</text:p>
          </table:table-cell>
          <table:table-cell office:value-type="float" office:value="12.622304" calcext:value-type="float">
            <text:p>12.622304</text:p>
          </table:table-cell>
          <table:table-cell table:formula="of:=[.C496]+[.A497]" office:value-type="float" office:value="14.430121353" calcext:value-type="float">
            <text:p>14.430121353</text:p>
          </table:table-cell>
        </table:table-row>
        <table:table-row table:style-name="ro1">
          <table:table-cell office:value-type="float" office:value="0.01997406" calcext:value-type="float">
            <text:p>0.01997406</text:p>
          </table:table-cell>
          <table:table-cell office:value-type="float" office:value="12.516233" calcext:value-type="float">
            <text:p>12.516233</text:p>
          </table:table-cell>
          <table:table-cell table:formula="of:=[.C497]+[.A498]" office:value-type="float" office:value="14.450095413" calcext:value-type="float">
            <text:p>14.450095413</text:p>
          </table:table-cell>
        </table:table-row>
        <table:table-row table:style-name="ro1">
          <table:table-cell office:value-type="float" office:value="0.019439993" calcext:value-type="float">
            <text:p>0.019439993</text:p>
          </table:table-cell>
          <table:table-cell office:value-type="float" office:value="12.860087" calcext:value-type="float">
            <text:p>12.860087</text:p>
          </table:table-cell>
          <table:table-cell table:formula="of:=[.C498]+[.A499]" office:value-type="float" office:value="14.469535406" calcext:value-type="float">
            <text:p>14.469535406</text:p>
          </table:table-cell>
        </table:table-row>
        <table:table-row table:style-name="ro1">
          <table:table-cell office:value-type="float" office:value="0.019760434" calcext:value-type="float">
            <text:p>0.019760434</text:p>
          </table:table-cell>
          <table:table-cell office:value-type="float" office:value="12.651545" calcext:value-type="float">
            <text:p>12.651545</text:p>
          </table:table-cell>
          <table:table-cell table:formula="of:=[.C499]+[.A500]" office:value-type="float" office:value="14.48929584" calcext:value-type="float">
            <text:p>14.48929584</text:p>
          </table:table-cell>
        </table:table-row>
        <table:table-row table:style-name="ro1">
          <table:table-cell office:value-type="float" office:value="0.019851988" calcext:value-type="float">
            <text:p>0.019851988</text:p>
          </table:table-cell>
          <table:table-cell office:value-type="float" office:value="12.593198" calcext:value-type="float">
            <text:p>12.593198</text:p>
          </table:table-cell>
          <table:table-cell table:formula="of:=[.C500]+[.A501]" office:value-type="float" office:value="14.509147828" calcext:value-type="float">
            <text:p>14.509147828</text:p>
          </table:table-cell>
        </table:table-row>
        <table:table-row table:style-name="ro1">
          <table:table-cell office:value-type="float" office:value="0.020080874" calcext:value-type="float">
            <text:p>0.020080874</text:p>
          </table:table-cell>
          <table:table-cell office:value-type="float" office:value="12.449657" calcext:value-type="float">
            <text:p>12.449657</text:p>
          </table:table-cell>
          <table:table-cell table:formula="of:=[.C501]+[.A502]" office:value-type="float" office:value="14.529228702" calcext:value-type="float">
            <text:p>14.529228702</text:p>
          </table:table-cell>
        </table:table-row>
        <table:table-row table:style-name="ro1">
          <table:table-cell office:value-type="float" office:value="0.019562066" calcext:value-type="float">
            <text:p>0.019562066</text:p>
          </table:table-cell>
          <table:table-cell office:value-type="float" office:value="12.779837" calcext:value-type="float">
            <text:p>12.779837</text:p>
          </table:table-cell>
          <table:table-cell table:formula="of:=[.C502]+[.A503]" office:value-type="float" office:value="14.548790768" calcext:value-type="float">
            <text:p>14.548790768</text:p>
          </table:table-cell>
        </table:table-row>
        <table:table-row table:style-name="ro1">
          <table:table-cell office:value-type="float" office:value="0.019867247" calcext:value-type="float">
            <text:p>0.019867247</text:p>
          </table:table-cell>
          <table:table-cell office:value-type="float" office:value="12.583526" calcext:value-type="float">
            <text:p>12.583526</text:p>
          </table:table-cell>
          <table:table-cell table:formula="of:=[.C503]+[.A504]" office:value-type="float" office:value="14.568658015" calcext:value-type="float">
            <text:p>14.568658015</text:p>
          </table:table-cell>
        </table:table-row>
        <table:table-row table:style-name="ro1">
          <table:table-cell office:value-type="float" office:value="0.01998932" calcext:value-type="float">
            <text:p>0.01998932</text:p>
          </table:table-cell>
          <table:table-cell office:value-type="float" office:value="12.50668" calcext:value-type="float">
            <text:p>12.50668</text:p>
          </table:table-cell>
          <table:table-cell table:formula="of:=[.C504]+[.A505]" office:value-type="float" office:value="14.588647335" calcext:value-type="float">
            <text:p>14.588647335</text:p>
          </table:table-cell>
        </table:table-row>
        <table:table-row table:style-name="ro1">
          <table:table-cell office:value-type="float" office:value="0.020172426" calcext:value-type="float">
            <text:p>0.020172426</text:p>
          </table:table-cell>
          <table:table-cell office:value-type="float" office:value="12.393154" calcext:value-type="float">
            <text:p>12.393154</text:p>
          </table:table-cell>
          <table:table-cell table:formula="of:=[.C505]+[.A506]" office:value-type="float" office:value="14.608819761" calcext:value-type="float">
            <text:p>14.608819761</text:p>
          </table:table-cell>
        </table:table-row>
        <table:table-row table:style-name="ro1">
          <table:table-cell office:value-type="float" office:value="0.019623103" calcext:value-type="float">
            <text:p>0.019623103</text:p>
          </table:table-cell>
          <table:table-cell office:value-type="float" office:value="12.740085" calcext:value-type="float">
            <text:p>12.740085</text:p>
          </table:table-cell>
          <table:table-cell table:formula="of:=[.C506]+[.A507]" office:value-type="float" office:value="14.628442864" calcext:value-type="float">
            <text:p>14.628442864</text:p>
          </table:table-cell>
        </table:table-row>
        <table:table-row table:style-name="ro1">
          <table:table-cell office:value-type="float" office:value="0.01997406" calcext:value-type="float">
            <text:p>0.01997406</text:p>
          </table:table-cell>
          <table:table-cell office:value-type="float" office:value="12.516233" calcext:value-type="float">
            <text:p>12.516233</text:p>
          </table:table-cell>
          <table:table-cell table:formula="of:=[.C507]+[.A508]" office:value-type="float" office:value="14.648416924" calcext:value-type="float">
            <text:p>14.648416924</text:p>
          </table:table-cell>
        </table:table-row>
        <table:table-row table:style-name="ro1">
          <table:table-cell office:value-type="float" office:value="0.020080874" calcext:value-type="float">
            <text:p>0.020080874</text:p>
          </table:table-cell>
          <table:table-cell office:value-type="float" office:value="12.449657" calcext:value-type="float">
            <text:p>12.449657</text:p>
          </table:table-cell>
          <table:table-cell table:formula="of:=[.C508]+[.A509]" office:value-type="float" office:value="14.668497798" calcext:value-type="float">
            <text:p>14.668497798</text:p>
          </table:table-cell>
        </table:table-row>
        <table:table-row table:style-name="ro1">
          <table:table-cell office:value-type="float" office:value="0.020263981" calcext:value-type="float">
            <text:p>0.020263981</text:p>
          </table:table-cell>
          <table:table-cell office:value-type="float" office:value="12.337161" calcext:value-type="float">
            <text:p>12.337161</text:p>
          </table:table-cell>
          <table:table-cell table:formula="of:=[.C509]+[.A510]" office:value-type="float" office:value="14.688761779" calcext:value-type="float">
            <text:p>14.688761779</text:p>
          </table:table-cell>
        </table:table-row>
        <table:table-row table:style-name="ro1">
          <table:table-cell office:value-type="float" office:value="0.019699397" calcext:value-type="float">
            <text:p>0.019699397</text:p>
          </table:table-cell>
          <table:table-cell office:value-type="float" office:value="12.690743" calcext:value-type="float">
            <text:p>12.690743</text:p>
          </table:table-cell>
          <table:table-cell table:formula="of:=[.C510]+[.A511]" office:value-type="float" office:value="14.708461176" calcext:value-type="float">
            <text:p>14.708461176</text:p>
          </table:table-cell>
        </table:table-row>
        <table:table-row table:style-name="ro1">
          <table:table-cell office:value-type="float" office:value="0.020080874" calcext:value-type="float">
            <text:p>0.020080874</text:p>
          </table:table-cell>
          <table:table-cell office:value-type="float" office:value="12.449657" calcext:value-type="float">
            <text:p>12.449657</text:p>
          </table:table-cell>
          <table:table-cell table:formula="of:=[.C511]+[.A512]" office:value-type="float" office:value="14.72854205" calcext:value-type="float">
            <text:p>14.72854205</text:p>
          </table:table-cell>
        </table:table-row>
        <table:table-row table:style-name="ro1">
          <table:table-cell office:value-type="float" office:value="0.020218205" calcext:value-type="float">
            <text:p>0.020218205</text:p>
          </table:table-cell>
          <table:table-cell office:value-type="float" office:value="12.365094" calcext:value-type="float">
            <text:p>12.365094</text:p>
          </table:table-cell>
          <table:table-cell table:formula="of:=[.C512]+[.A513]" office:value-type="float" office:value="14.748760255" calcext:value-type="float">
            <text:p>14.748760255</text:p>
          </table:table-cell>
        </table:table-row>
        <table:table-row table:style-name="ro1">
          <table:table-cell office:value-type="float" office:value="0.020386053" calcext:value-type="float">
            <text:p>0.020386053</text:p>
          </table:table-cell>
          <table:table-cell office:value-type="float" office:value="12.263287" calcext:value-type="float">
            <text:p>12.263287</text:p>
          </table:table-cell>
          <table:table-cell table:formula="of:=[.C513]+[.A514]" office:value-type="float" office:value="14.769146308" calcext:value-type="float">
            <text:p>14.769146308</text:p>
          </table:table-cell>
        </table:table-row>
        <table:table-row table:style-name="ro1">
          <table:table-cell office:value-type="float" office:value="0.019867247" calcext:value-type="float">
            <text:p>0.019867247</text:p>
          </table:table-cell>
          <table:table-cell office:value-type="float" office:value="12.583526" calcext:value-type="float">
            <text:p>12.583526</text:p>
          </table:table-cell>
          <table:table-cell table:formula="of:=[.C514]+[.A515]" office:value-type="float" office:value="14.789013555" calcext:value-type="float">
            <text:p>14.789013555</text:p>
          </table:table-cell>
        </table:table-row>
        <table:table-row table:style-name="ro1">
          <table:table-cell office:value-type="float" office:value="0.020172426" calcext:value-type="float">
            <text:p>0.020172426</text:p>
          </table:table-cell>
          <table:table-cell office:value-type="float" office:value="12.393154" calcext:value-type="float">
            <text:p>12.393154</text:p>
          </table:table-cell>
          <table:table-cell table:formula="of:=[.C515]+[.A516]" office:value-type="float" office:value="14.809185981" calcext:value-type="float">
            <text:p>14.809185981</text:p>
          </table:table-cell>
        </table:table-row>
        <table:table-row table:style-name="ro1">
          <table:table-cell office:value-type="float" office:value="0.020294499" calcext:value-type="float">
            <text:p>0.020294499</text:p>
          </table:table-cell>
          <table:table-cell office:value-type="float" office:value="12.318609" calcext:value-type="float">
            <text:p>12.318609</text:p>
          </table:table-cell>
          <table:table-cell table:formula="of:=[.C516]+[.A517]" office:value-type="float" office:value="14.82948048" calcext:value-type="float">
            <text:p>14.82948048</text:p>
          </table:table-cell>
        </table:table-row>
        <table:table-row table:style-name="ro1">
          <table:table-cell office:value-type="float" office:value="0.020508125" calcext:value-type="float">
            <text:p>0.020508125</text:p>
          </table:table-cell>
          <table:table-cell office:value-type="float" office:value="12.19029" calcext:value-type="float">
            <text:p>12.19029</text:p>
          </table:table-cell>
          <table:table-cell table:formula="of:=[.C517]+[.A518]" office:value-type="float" office:value="14.849988605" calcext:value-type="float">
            <text:p>14.849988605</text:p>
          </table:table-cell>
        </table:table-row>
        <table:table-row table:style-name="ro1">
          <table:table-cell office:value-type="float" office:value="0.01997406" calcext:value-type="float">
            <text:p>0.01997406</text:p>
          </table:table-cell>
          <table:table-cell office:value-type="float" office:value="12.516233" calcext:value-type="float">
            <text:p>12.516233</text:p>
          </table:table-cell>
          <table:table-cell table:formula="of:=[.C518]+[.A519]" office:value-type="float" office:value="14.869962665" calcext:value-type="float">
            <text:p>14.869962665</text:p>
          </table:table-cell>
        </table:table-row>
        <table:table-row table:style-name="ro1">
          <table:table-cell office:value-type="float" office:value="0.020294499" calcext:value-type="float">
            <text:p>0.020294499</text:p>
          </table:table-cell>
          <table:table-cell office:value-type="float" office:value="12.318609" calcext:value-type="float">
            <text:p>12.318609</text:p>
          </table:table-cell>
          <table:table-cell table:formula="of:=[.C519]+[.A520]" office:value-type="float" office:value="14.890257164" calcext:value-type="float">
            <text:p>14.890257164</text:p>
          </table:table-cell>
        </table:table-row>
        <table:table-row table:style-name="ro1">
          <table:table-cell office:value-type="float" office:value="0.020401312" calcext:value-type="float">
            <text:p>0.020401312</text:p>
          </table:table-cell>
          <table:table-cell office:value-type="float" office:value="12.254114" calcext:value-type="float">
            <text:p>12.254114</text:p>
          </table:table-cell>
          <table:table-cell table:formula="of:=[.C520]+[.A521]" office:value-type="float" office:value="14.910658476" calcext:value-type="float">
            <text:p>14.910658476</text:p>
          </table:table-cell>
        </table:table-row>
        <table:table-row table:style-name="ro1">
          <table:table-cell office:value-type="float" office:value="0.020614939" calcext:value-type="float">
            <text:p>0.020614939</text:p>
          </table:table-cell>
          <table:table-cell office:value-type="float" office:value="12.127128" calcext:value-type="float">
            <text:p>12.127128</text:p>
          </table:table-cell>
          <table:table-cell table:formula="of:=[.C521]+[.A522]" office:value-type="float" office:value="14.931273415" calcext:value-type="float">
            <text:p>14.931273415</text:p>
          </table:table-cell>
        </table:table-row>
        <table:table-row table:style-name="ro1">
          <table:table-cell office:value-type="float" office:value="0.020080874" calcext:value-type="float">
            <text:p>0.020080874</text:p>
          </table:table-cell>
          <table:table-cell office:value-type="float" office:value="12.449657" calcext:value-type="float">
            <text:p>12.449657</text:p>
          </table:table-cell>
          <table:table-cell table:formula="of:=[.C522]+[.A523]" office:value-type="float" office:value="14.951354289" calcext:value-type="float">
            <text:p>14.951354289</text:p>
          </table:table-cell>
        </table:table-row>
        <table:table-row table:style-name="ro1">
          <table:table-cell office:value-type="float" office:value="0.020401312" calcext:value-type="float">
            <text:p>0.020401312</text:p>
          </table:table-cell>
          <table:table-cell office:value-type="float" office:value="12.254114" calcext:value-type="float">
            <text:p>12.254114</text:p>
          </table:table-cell>
          <table:table-cell table:formula="of:=[.C523]+[.A524]" office:value-type="float" office:value="14.971755601" calcext:value-type="float">
            <text:p>14.971755601</text:p>
          </table:table-cell>
        </table:table-row>
        <table:table-row table:style-name="ro1">
          <table:table-cell office:value-type="float" office:value="0.020538643" calcext:value-type="float">
            <text:p>0.020538643</text:p>
          </table:table-cell>
          <table:table-cell office:value-type="float" office:value="12.172177" calcext:value-type="float">
            <text:p>12.172177</text:p>
          </table:table-cell>
          <table:table-cell table:formula="of:=[.C524]+[.A525]" office:value-type="float" office:value="14.992294244" calcext:value-type="float">
            <text:p>14.992294244</text:p>
          </table:table-cell>
        </table:table-row>
        <table:table-row table:style-name="ro1">
          <table:table-cell office:value-type="float" office:value="0.020737011" calcext:value-type="float">
            <text:p>0.020737011</text:p>
          </table:table-cell>
          <table:table-cell office:value-type="float" office:value="12.055739" calcext:value-type="float">
            <text:p>12.055739</text:p>
          </table:table-cell>
          <table:table-cell table:formula="of:=[.C525]+[.A526]" office:value-type="float" office:value="15.013031255" calcext:value-type="float">
            <text:p>15.013031255</text:p>
          </table:table-cell>
        </table:table-row>
        <table:table-row table:style-name="ro1">
          <table:table-cell office:value-type="float" office:value="0.020187685" calcext:value-type="float">
            <text:p>0.020187685</text:p>
          </table:table-cell>
          <table:table-cell office:value-type="float" office:value="12.383787" calcext:value-type="float">
            <text:p>12.383787</text:p>
          </table:table-cell>
          <table:table-cell table:formula="of:=[.C526]+[.A527]" office:value-type="float" office:value="15.03321894" calcext:value-type="float">
            <text:p>15.03321894</text:p>
          </table:table-cell>
        </table:table-row>
        <table:table-row table:style-name="ro1">
          <table:table-cell office:value-type="float" office:value="0.020538643" calcext:value-type="float">
            <text:p>0.020538643</text:p>
          </table:table-cell>
          <table:table-cell office:value-type="float" office:value="12.172177" calcext:value-type="float">
            <text:p>12.172177</text:p>
          </table:table-cell>
          <table:table-cell table:formula="of:=[.C527]+[.A528]" office:value-type="float" office:value="15.053757583" calcext:value-type="float">
            <text:p>15.053757583</text:p>
          </table:table-cell>
        </table:table-row>
        <table:table-row table:style-name="ro1">
          <table:table-cell office:value-type="float" office:value="0.020645456" calcext:value-type="float">
            <text:p>0.020645456</text:p>
          </table:table-cell>
          <table:table-cell office:value-type="float" office:value="12.109201" calcext:value-type="float">
            <text:p>12.109201</text:p>
          </table:table-cell>
          <table:table-cell table:formula="of:=[.C528]+[.A529]" office:value-type="float" office:value="15.074403039" calcext:value-type="float">
            <text:p>15.074403039</text:p>
          </table:table-cell>
        </table:table-row>
        <table:table-row table:style-name="ro1">
          <table:table-cell office:value-type="float" office:value="0.020813307" calcext:value-type="float">
            <text:p>0.020813307</text:p>
          </table:table-cell>
          <table:table-cell office:value-type="float" office:value="12.011547" calcext:value-type="float">
            <text:p>12.011547</text:p>
          </table:table-cell>
          <table:table-cell table:formula="of:=[.C529]+[.A530]" office:value-type="float" office:value="15.095216346" calcext:value-type="float">
            <text:p>15.095216346</text:p>
          </table:table-cell>
        </table:table-row>
        <table:table-row table:style-name="ro1">
          <table:table-cell office:value-type="float" office:value="0.020309757" calcext:value-type="float">
            <text:p>0.020309757</text:p>
          </table:table-cell>
          <table:table-cell office:value-type="float" office:value="12.309354" calcext:value-type="float">
            <text:p>12.309354</text:p>
          </table:table-cell>
          <table:table-cell table:formula="of:=[.C530]+[.A531]" office:value-type="float" office:value="15.115526103" calcext:value-type="float">
            <text:p>15.115526103</text:p>
          </table:table-cell>
        </table:table-row>
        <table:table-row table:style-name="ro1">
          <table:table-cell office:value-type="float" office:value="0.020645456" calcext:value-type="float">
            <text:p>0.020645456</text:p>
          </table:table-cell>
          <table:table-cell office:value-type="float" office:value="12.109201" calcext:value-type="float">
            <text:p>12.109201</text:p>
          </table:table-cell>
          <table:table-cell table:formula="of:=[.C531]+[.A532]" office:value-type="float" office:value="15.136171559" calcext:value-type="float">
            <text:p>15.136171559</text:p>
          </table:table-cell>
        </table:table-row>
        <table:table-row table:style-name="ro1">
          <table:table-cell office:value-type="float" office:value="0.02075227" calcext:value-type="float">
            <text:p>0.02075227</text:p>
          </table:table-cell>
          <table:table-cell office:value-type="float" office:value="12.046875" calcext:value-type="float">
            <text:p>12.046875</text:p>
          </table:table-cell>
          <table:table-cell table:formula="of:=[.C532]+[.A533]" office:value-type="float" office:value="15.156923829" calcext:value-type="float">
            <text:p>15.156923829</text:p>
          </table:table-cell>
        </table:table-row>
        <table:table-row table:style-name="ro1">
          <table:table-cell office:value-type="float" office:value="0.020950638" calcext:value-type="float">
            <text:p>0.020950638</text:p>
          </table:table-cell>
          <table:table-cell office:value-type="float" office:value="11.932811" calcext:value-type="float">
            <text:p>11.932811</text:p>
          </table:table-cell>
          <table:table-cell table:formula="of:=[.C533]+[.A534]" office:value-type="float" office:value="15.177874467" calcext:value-type="float">
            <text:p>15.177874467</text:p>
          </table:table-cell>
        </table:table-row>
        <table:table-row table:style-name="ro1">
          <table:table-cell office:value-type="float" office:value="0.02043183" calcext:value-type="float">
            <text:p>0.02043183</text:p>
          </table:table-cell>
          <table:table-cell office:value-type="float" office:value="12.235811" calcext:value-type="float">
            <text:p>12.235811</text:p>
          </table:table-cell>
          <table:table-cell table:formula="of:=[.C534]+[.A535]" office:value-type="float" office:value="15.198306297" calcext:value-type="float">
            <text:p>15.198306297</text:p>
          </table:table-cell>
        </table:table-row>
        <table:table-row table:style-name="ro1">
          <table:table-cell office:value-type="float" office:value="0.02075227" calcext:value-type="float">
            <text:p>0.02075227</text:p>
          </table:table-cell>
          <table:table-cell office:value-type="float" office:value="12.046875" calcext:value-type="float">
            <text:p>12.046875</text:p>
          </table:table-cell>
          <table:table-cell table:formula="of:=[.C535]+[.A536]" office:value-type="float" office:value="15.219058567" calcext:value-type="float">
            <text:p>15.219058567</text:p>
          </table:table-cell>
        </table:table-row>
        <table:table-row table:style-name="ro1">
          <table:table-cell office:value-type="float" office:value="0.020859083" calcext:value-type="float">
            <text:p>0.020859083</text:p>
          </table:table-cell>
          <table:table-cell office:value-type="float" office:value="11.985187" calcext:value-type="float">
            <text:p>11.985187</text:p>
          </table:table-cell>
          <table:table-cell table:formula="of:=[.C536]+[.A537]" office:value-type="float" office:value="15.23991765" calcext:value-type="float">
            <text:p>15.23991765</text:p>
          </table:table-cell>
        </table:table-row>
        <table:table-row table:style-name="ro1">
          <table:table-cell office:value-type="float" office:value="0.02107271" calcext:value-type="float">
            <text:p>0.02107271</text:p>
          </table:table-cell>
          <table:table-cell office:value-type="float" office:value="11.863685" calcext:value-type="float">
            <text:p>11.863685</text:p>
          </table:table-cell>
          <table:table-cell table:formula="of:=[.C537]+[.A538]" office:value-type="float" office:value="15.26099036" calcext:value-type="float">
            <text:p>15.26099036</text:p>
          </table:table-cell>
        </table:table-row>
        <table:table-row table:style-name="ro1">
          <table:table-cell office:value-type="float" office:value="0.020538643" calcext:value-type="float">
            <text:p>0.020538643</text:p>
          </table:table-cell>
          <table:table-cell office:value-type="float" office:value="12.172177" calcext:value-type="float">
            <text:p>12.172177</text:p>
          </table:table-cell>
          <table:table-cell table:formula="of:=[.C538]+[.A539]" office:value-type="float" office:value="15.281529003" calcext:value-type="float">
            <text:p>15.281529003</text:p>
          </table:table-cell>
        </table:table-row>
        <table:table-row table:style-name="ro1">
          <table:table-cell office:value-type="float" office:value="0.0208896" calcext:value-type="float">
            <text:p>0.0208896</text:p>
          </table:table-cell>
          <table:table-cell office:value-type="float" office:value="11.967678" calcext:value-type="float">
            <text:p>11.967678</text:p>
          </table:table-cell>
          <table:table-cell table:formula="of:=[.C539]+[.A540]" office:value-type="float" office:value="15.302418603" calcext:value-type="float">
            <text:p>15.302418603</text:p>
          </table:table-cell>
        </table:table-row>
        <table:table-row table:style-name="ro1">
          <table:table-cell office:value-type="float" office:value="0.021011673" calcext:value-type="float">
            <text:p>0.021011673</text:p>
          </table:table-cell>
          <table:table-cell office:value-type="float" office:value="11.898149" calcext:value-type="float">
            <text:p>11.898149</text:p>
          </table:table-cell>
          <table:table-cell table:formula="of:=[.C540]+[.A541]" office:value-type="float" office:value="15.323430276" calcext:value-type="float">
            <text:p>15.323430276</text:p>
          </table:table-cell>
        </table:table-row>
        <table:table-row table:style-name="ro1">
          <table:table-cell office:value-type="float" office:value="0.021179523" calcext:value-type="float">
            <text:p>0.021179523</text:p>
          </table:table-cell>
          <table:table-cell office:value-type="float" office:value="11.803855" calcext:value-type="float">
            <text:p>11.803855</text:p>
          </table:table-cell>
          <table:table-cell table:formula="of:=[.C541]+[.A542]" office:value-type="float" office:value="15.344609799" calcext:value-type="float">
            <text:p>15.344609799</text:p>
          </table:table-cell>
        </table:table-row>
        <table:table-row table:style-name="ro1">
          <table:table-cell office:value-type="float" office:value="0.020660715" calcext:value-type="float">
            <text:p>0.020660715</text:p>
          </table:table-cell>
          <table:table-cell office:value-type="float" office:value="12.100259" calcext:value-type="float">
            <text:p>12.100259</text:p>
          </table:table-cell>
          <table:table-cell table:formula="of:=[.C542]+[.A543]" office:value-type="float" office:value="15.365270514" calcext:value-type="float">
            <text:p>15.365270514</text:p>
          </table:table-cell>
        </table:table-row>
        <table:table-row table:style-name="ro1">
          <table:table-cell office:value-type="float" office:value="0.020981155" calcext:value-type="float">
            <text:p>0.020981155</text:p>
          </table:table-cell>
          <table:table-cell office:value-type="float" office:value="11.915455" calcext:value-type="float">
            <text:p>11.915455</text:p>
          </table:table-cell>
          <table:table-cell table:formula="of:=[.C543]+[.A544]" office:value-type="float" office:value="15.386251669" calcext:value-type="float">
            <text:p>15.386251669</text:p>
          </table:table-cell>
        </table:table-row>
        <table:table-row table:style-name="ro1">
          <table:table-cell office:value-type="float" office:value="0.021118486" calcext:value-type="float">
            <text:p>0.021118486</text:p>
          </table:table-cell>
          <table:table-cell office:value-type="float" office:value="11.83797" calcext:value-type="float">
            <text:p>11.83797</text:p>
          </table:table-cell>
          <table:table-cell table:formula="of:=[.C544]+[.A545]" office:value-type="float" office:value="15.407370155" calcext:value-type="float">
            <text:p>15.407370155</text:p>
          </table:table-cell>
        </table:table-row>
        <table:table-row table:style-name="ro1">
          <table:table-cell office:value-type="float" office:value="0.021301595" calcext:value-type="float">
            <text:p>0.021301595</text:p>
          </table:table-cell>
          <table:table-cell office:value-type="float" office:value="11.736211" calcext:value-type="float">
            <text:p>11.736211</text:p>
          </table:table-cell>
          <table:table-cell table:formula="of:=[.C545]+[.A546]" office:value-type="float" office:value="15.42867175" calcext:value-type="float">
            <text:p>15.42867175</text:p>
          </table:table-cell>
        </table:table-row>
        <table:table-row table:style-name="ro1">
          <table:table-cell office:value-type="float" office:value="0.020737011" calcext:value-type="float">
            <text:p>0.020737011</text:p>
          </table:table-cell>
          <table:table-cell office:value-type="float" office:value="12.055739" calcext:value-type="float">
            <text:p>12.055739</text:p>
          </table:table-cell>
          <table:table-cell table:formula="of:=[.C546]+[.A547]" office:value-type="float" office:value="15.449408761" calcext:value-type="float">
            <text:p>15.449408761</text:p>
          </table:table-cell>
        </table:table-row>
        <table:table-row table:style-name="ro1">
          <table:table-cell office:value-type="float" office:value="0.021103228" calcext:value-type="float">
            <text:p>0.021103228</text:p>
          </table:table-cell>
          <table:table-cell office:value-type="float" office:value="11.846529" calcext:value-type="float">
            <text:p>11.846529</text:p>
          </table:table-cell>
          <table:table-cell table:formula="of:=[.C547]+[.A548]" office:value-type="float" office:value="15.470511989" calcext:value-type="float">
            <text:p>15.470511989</text:p>
          </table:table-cell>
        </table:table-row>
        <table:table-row table:style-name="ro1">
          <table:table-cell office:value-type="float" office:value="0.0212253" calcext:value-type="float">
            <text:p>0.0212253</text:p>
          </table:table-cell>
          <table:table-cell office:value-type="float" office:value="11.778398" calcext:value-type="float">
            <text:p>11.778398</text:p>
          </table:table-cell>
          <table:table-cell table:formula="of:=[.C548]+[.A549]" office:value-type="float" office:value="15.491737289" calcext:value-type="float">
            <text:p>15.491737289</text:p>
          </table:table-cell>
        </table:table-row>
        <table:table-row table:style-name="ro1">
          <table:table-cell office:value-type="float" office:value="0.021393148" calcext:value-type="float">
            <text:p>0.021393148</text:p>
          </table:table-cell>
          <table:table-cell office:value-type="float" office:value="11.685985" calcext:value-type="float">
            <text:p>11.685985</text:p>
          </table:table-cell>
          <table:table-cell table:formula="of:=[.C549]+[.A550]" office:value-type="float" office:value="15.513130437" calcext:value-type="float">
            <text:p>15.513130437</text:p>
          </table:table-cell>
        </table:table-row>
        <table:table-row table:style-name="ro1">
          <table:table-cell office:value-type="float" office:value="0.020859083" calcext:value-type="float">
            <text:p>0.020859083</text:p>
          </table:table-cell>
          <table:table-cell office:value-type="float" office:value="11.985187" calcext:value-type="float">
            <text:p>11.985187</text:p>
          </table:table-cell>
          <table:table-cell table:formula="of:=[.C550]+[.A551]" office:value-type="float" office:value="15.53398952" calcext:value-type="float">
            <text:p>15.53398952</text:p>
          </table:table-cell>
        </table:table-row>
        <table:table-row table:style-name="ro1">
          <table:table-cell office:value-type="float" office:value="0.021179523" calcext:value-type="float">
            <text:p>0.021179523</text:p>
          </table:table-cell>
          <table:table-cell office:value-type="float" office:value="11.803855" calcext:value-type="float">
            <text:p>11.803855</text:p>
          </table:table-cell>
          <table:table-cell table:formula="of:=[.C551]+[.A552]" office:value-type="float" office:value="15.555169043" calcext:value-type="float">
            <text:p>15.555169043</text:p>
          </table:table-cell>
        </table:table-row>
        <table:table-row table:style-name="ro1">
          <table:table-cell office:value-type="float" office:value="0.021332113" calcext:value-type="float">
            <text:p>0.021332113</text:p>
          </table:table-cell>
          <table:table-cell office:value-type="float" office:value="11.71942" calcext:value-type="float">
            <text:p>11.71942</text:p>
          </table:table-cell>
          <table:table-cell table:formula="of:=[.C552]+[.A553]" office:value-type="float" office:value="15.576501156" calcext:value-type="float">
            <text:p>15.576501156</text:p>
          </table:table-cell>
        </table:table-row>
        <table:table-row table:style-name="ro1">
          <table:table-cell office:value-type="float" office:value="0.021499962" calcext:value-type="float">
            <text:p>0.021499962</text:p>
          </table:table-cell>
          <table:table-cell office:value-type="float" office:value="11.627928" calcext:value-type="float">
            <text:p>11.627928</text:p>
          </table:table-cell>
          <table:table-cell table:formula="of:=[.C553]+[.A554]" office:value-type="float" office:value="15.598001118" calcext:value-type="float">
            <text:p>15.598001118</text:p>
          </table:table-cell>
        </table:table-row>
        <table:table-row table:style-name="ro1">
          <table:table-cell office:value-type="float" office:value="0.020965897" calcext:value-type="float">
            <text:p>0.020965897</text:p>
          </table:table-cell>
          <table:table-cell office:value-type="float" office:value="11.924127" calcext:value-type="float">
            <text:p>11.924127</text:p>
          </table:table-cell>
          <table:table-cell table:formula="of:=[.C554]+[.A555]" office:value-type="float" office:value="15.618967015" calcext:value-type="float">
            <text:p>15.618967015</text:p>
          </table:table-cell>
        </table:table-row>
        <table:table-row table:style-name="ro1">
          <table:table-cell office:value-type="float" office:value="0.021332113" calcext:value-type="float">
            <text:p>0.021332113</text:p>
          </table:table-cell>
          <table:table-cell office:value-type="float" office:value="11.71942" calcext:value-type="float">
            <text:p>11.71942</text:p>
          </table:table-cell>
          <table:table-cell table:formula="of:=[.C555]+[.A556]" office:value-type="float" office:value="15.640299128" calcext:value-type="float">
            <text:p>15.640299128</text:p>
          </table:table-cell>
        </table:table-row>
        <table:table-row table:style-name="ro1">
          <table:table-cell office:value-type="float" office:value="0.021454185" calcext:value-type="float">
            <text:p>0.021454185</text:p>
          </table:table-cell>
          <table:table-cell office:value-type="float" office:value="11.652738" calcext:value-type="float">
            <text:p>11.652738</text:p>
          </table:table-cell>
          <table:table-cell table:formula="of:=[.C556]+[.A557]" office:value-type="float" office:value="15.661753313" calcext:value-type="float">
            <text:p>15.661753313</text:p>
          </table:table-cell>
        </table:table-row>
        <table:table-row table:style-name="ro1">
          <table:table-cell office:value-type="float" office:value="0.021637293" calcext:value-type="float">
            <text:p>0.021637293</text:p>
          </table:table-cell>
          <table:table-cell office:value-type="float" office:value="11.554126" calcext:value-type="float">
            <text:p>11.554126</text:p>
          </table:table-cell>
          <table:table-cell table:formula="of:=[.C557]+[.A558]" office:value-type="float" office:value="15.683390606" calcext:value-type="float">
            <text:p>15.683390606</text:p>
          </table:table-cell>
        </table:table-row>
        <table:table-row table:style-name="ro1">
          <table:table-cell office:value-type="float" office:value="0.021087969" calcext:value-type="float">
            <text:p>0.021087969</text:p>
          </table:table-cell>
          <table:table-cell office:value-type="float" office:value="11.855101" calcext:value-type="float">
            <text:p>11.855101</text:p>
          </table:table-cell>
          <table:table-cell table:formula="of:=[.C558]+[.A559]" office:value-type="float" office:value="15.704478575" calcext:value-type="float">
            <text:p>15.704478575</text:p>
          </table:table-cell>
        </table:table-row>
        <table:table-row table:style-name="ro1">
          <table:table-cell office:value-type="float" office:value="0.021423668" calcext:value-type="float">
            <text:p>0.021423668</text:p>
          </table:table-cell>
          <table:table-cell office:value-type="float" office:value="11.669337" calcext:value-type="float">
            <text:p>11.669337</text:p>
          </table:table-cell>
          <table:table-cell table:formula="of:=[.C559]+[.A560]" office:value-type="float" office:value="15.725902243" calcext:value-type="float">
            <text:p>15.725902243</text:p>
          </table:table-cell>
        </table:table-row>
        <table:table-row table:style-name="ro1">
          <table:table-cell office:value-type="float" office:value="0.021499962" calcext:value-type="float">
            <text:p>0.021499962</text:p>
          </table:table-cell>
          <table:table-cell office:value-type="float" office:value="11.627928" calcext:value-type="float">
            <text:p>11.627928</text:p>
          </table:table-cell>
          <table:table-cell table:formula="of:=[.C560]+[.A561]" office:value-type="float" office:value="15.747402205" calcext:value-type="float">
            <text:p>15.747402205</text:p>
          </table:table-cell>
        </table:table-row>
        <table:table-row table:style-name="ro1">
          <table:table-cell office:value-type="float" office:value="0.021713588" calcext:value-type="float">
            <text:p>0.021713588</text:p>
          </table:table-cell>
          <table:table-cell office:value-type="float" office:value="11.513527" calcext:value-type="float">
            <text:p>11.513527</text:p>
          </table:table-cell>
          <table:table-cell table:formula="of:=[.C561]+[.A562]" office:value-type="float" office:value="15.769115793" calcext:value-type="float">
            <text:p>15.769115793</text:p>
          </table:table-cell>
        </table:table-row>
        <table:table-row table:style-name="ro1">
          <table:table-cell office:value-type="float" office:value="0.021149004" calcext:value-type="float">
            <text:p>0.021149004</text:p>
          </table:table-cell>
          <table:table-cell office:value-type="float" office:value="11.820888" calcext:value-type="float">
            <text:p>11.820888</text:p>
          </table:table-cell>
          <table:table-cell table:formula="of:=[.C562]+[.A563]" office:value-type="float" office:value="15.790264797" calcext:value-type="float">
            <text:p>15.790264797</text:p>
          </table:table-cell>
        </table:table-row>
        <table:table-row table:style-name="ro1">
          <table:table-cell office:value-type="float" office:value="0.021484703" calcext:value-type="float">
            <text:p>0.021484703</text:p>
          </table:table-cell>
          <table:table-cell office:value-type="float" office:value="11.636186" calcext:value-type="float">
            <text:p>11.636186</text:p>
          </table:table-cell>
          <table:table-cell table:formula="of:=[.C563]+[.A564]" office:value-type="float" office:value="15.8117495" calcext:value-type="float">
            <text:p>15.8117495</text:p>
          </table:table-cell>
        </table:table-row>
        <table:table-row table:style-name="ro1">
          <table:table-cell office:value-type="float" office:value="0.021606775" calcext:value-type="float">
            <text:p>0.021606775</text:p>
          </table:table-cell>
          <table:table-cell office:value-type="float" office:value="11.570445" calcext:value-type="float">
            <text:p>11.570445</text:p>
          </table:table-cell>
          <table:table-cell table:formula="of:=[.C564]+[.A565]" office:value-type="float" office:value="15.833356275" calcext:value-type="float">
            <text:p>15.833356275</text:p>
          </table:table-cell>
        </table:table-row>
        <table:table-row table:style-name="ro1">
          <table:table-cell office:value-type="float" office:value="0.021789884" calcext:value-type="float">
            <text:p>0.021789884</text:p>
          </table:table-cell>
          <table:table-cell office:value-type="float" office:value="11.473214" calcext:value-type="float">
            <text:p>11.473214</text:p>
          </table:table-cell>
          <table:table-cell table:formula="of:=[.C565]+[.A566]" office:value-type="float" office:value="15.855146159" calcext:value-type="float">
            <text:p>15.855146159</text:p>
          </table:table-cell>
        </table:table-row>
        <table:table-row table:style-name="ro1">
          <table:table-cell office:value-type="float" office:value="0.0212253" calcext:value-type="float">
            <text:p>0.0212253</text:p>
          </table:table-cell>
          <table:table-cell office:value-type="float" office:value="11.778398" calcext:value-type="float">
            <text:p>11.778398</text:p>
          </table:table-cell>
          <table:table-cell table:formula="of:=[.C566]+[.A567]" office:value-type="float" office:value="15.876371459" calcext:value-type="float">
            <text:p>15.876371459</text:p>
          </table:table-cell>
        </table:table-row>
        <table:table-row table:style-name="ro1">
          <table:table-cell office:value-type="float" office:value="0.021560999" calcext:value-type="float">
            <text:p>0.021560999</text:p>
          </table:table-cell>
          <table:table-cell office:value-type="float" office:value="11.59501" calcext:value-type="float">
            <text:p>11.59501</text:p>
          </table:table-cell>
          <table:table-cell table:formula="of:=[.C567]+[.A568]" office:value-type="float" office:value="15.897932458" calcext:value-type="float">
            <text:p>15.897932458</text:p>
          </table:table-cell>
        </table:table-row>
        <table:table-row table:style-name="ro1">
          <table:table-cell office:value-type="float" office:value="0.021652551" calcext:value-type="float">
            <text:p>0.021652551</text:p>
          </table:table-cell>
          <table:table-cell office:value-type="float" office:value="11.545983" calcext:value-type="float">
            <text:p>11.545983</text:p>
          </table:table-cell>
          <table:table-cell table:formula="of:=[.C568]+[.A569]" office:value-type="float" office:value="15.919585009" calcext:value-type="float">
            <text:p>15.919585009</text:p>
          </table:table-cell>
        </table:table-row>
        <table:table-row table:style-name="ro1">
          <table:table-cell office:value-type="float" office:value="0.02185092" calcext:value-type="float">
            <text:p>0.02185092</text:p>
          </table:table-cell>
          <table:table-cell office:value-type="float" office:value="11.441167" calcext:value-type="float">
            <text:p>11.441167</text:p>
          </table:table-cell>
          <table:table-cell table:formula="of:=[.C569]+[.A570]" office:value-type="float" office:value="15.941435929" calcext:value-type="float">
            <text:p>15.941435929</text:p>
          </table:table-cell>
        </table:table-row>
        <table:table-row table:style-name="ro1">
          <table:table-cell office:value-type="float" office:value="0.021240558" calcext:value-type="float">
            <text:p>0.021240558</text:p>
          </table:table-cell>
          <table:table-cell office:value-type="float" office:value="11.769936" calcext:value-type="float">
            <text:p>11.769936</text:p>
          </table:table-cell>
          <table:table-cell table:formula="of:=[.C570]+[.A571]" office:value-type="float" office:value="15.962676487" calcext:value-type="float">
            <text:p>15.962676487</text:p>
          </table:table-cell>
        </table:table-row>
        <table:table-row table:style-name="ro1">
          <table:table-cell office:value-type="float" office:value="0.021591516" calcext:value-type="float">
            <text:p>0.021591516</text:p>
          </table:table-cell>
          <table:table-cell office:value-type="float" office:value="11.578622" calcext:value-type="float">
            <text:p>11.578622</text:p>
          </table:table-cell>
          <table:table-cell table:formula="of:=[.C571]+[.A572]" office:value-type="float" office:value="15.984268003" calcext:value-type="float">
            <text:p>15.984268003</text:p>
          </table:table-cell>
        </table:table-row>
        <table:table-row table:style-name="ro1">
          <table:table-cell office:value-type="float" office:value="0.02168307" calcext:value-type="float">
            <text:p>0.02168307</text:p>
          </table:table-cell>
          <table:table-cell office:value-type="float" office:value="11.529732" calcext:value-type="float">
            <text:p>11.529732</text:p>
          </table:table-cell>
          <table:table-cell table:formula="of:=[.C572]+[.A573]" office:value-type="float" office:value="16.005951073" calcext:value-type="float">
            <text:p>16.005951073</text:p>
          </table:table-cell>
        </table:table-row>
        <table:table-row table:style-name="ro1">
          <table:table-cell office:value-type="float" office:value="0.02185092" calcext:value-type="float">
            <text:p>0.02185092</text:p>
          </table:table-cell>
          <table:table-cell office:value-type="float" office:value="11.441167" calcext:value-type="float">
            <text:p>11.441167</text:p>
          </table:table-cell>
          <table:table-cell table:formula="of:=[.C573]+[.A574]" office:value-type="float" office:value="16.027801993" calcext:value-type="float">
            <text:p>16.027801993</text:p>
          </table:table-cell>
        </table:table-row>
        <table:table-row table:style-name="ro1">
          <table:table-cell office:value-type="float" office:value="0.021255817" calcext:value-type="float">
            <text:p>0.021255817</text:p>
          </table:table-cell>
          <table:table-cell office:value-type="float" office:value="11.761487" calcext:value-type="float">
            <text:p>11.761487</text:p>
          </table:table-cell>
          <table:table-cell table:formula="of:=[.C574]+[.A575]" office:value-type="float" office:value="16.04905781" calcext:value-type="float">
            <text:p>16.04905781</text:p>
          </table:table-cell>
        </table:table-row>
        <table:table-row table:style-name="ro1">
          <table:table-cell office:value-type="float" office:value="0.021576257" calcext:value-type="float">
            <text:p>0.021576257</text:p>
          </table:table-cell>
          <table:table-cell office:value-type="float" office:value="11.58681" calcext:value-type="float">
            <text:p>11.58681</text:p>
          </table:table-cell>
          <table:table-cell table:formula="of:=[.C575]+[.A576]" office:value-type="float" office:value="16.070634067" calcext:value-type="float">
            <text:p>16.070634067</text:p>
          </table:table-cell>
        </table:table-row>
        <table:table-row table:style-name="ro1">
          <table:table-cell office:value-type="float" office:value="0.021652551" calcext:value-type="float">
            <text:p>0.021652551</text:p>
          </table:table-cell>
          <table:table-cell office:value-type="float" office:value="11.545983" calcext:value-type="float">
            <text:p>11.545983</text:p>
          </table:table-cell>
          <table:table-cell table:formula="of:=[.C576]+[.A577]" office:value-type="float" office:value="16.092286618" calcext:value-type="float">
            <text:p>16.092286618</text:p>
          </table:table-cell>
        </table:table-row>
        <table:table-row table:style-name="ro1">
          <table:table-cell office:value-type="float" office:value="0.021805143" calcext:value-type="float">
            <text:p>0.021805143</text:p>
          </table:table-cell>
          <table:table-cell office:value-type="float" office:value="11.465185" calcext:value-type="float">
            <text:p>11.465185</text:p>
          </table:table-cell>
          <table:table-cell table:formula="of:=[.C577]+[.A578]" office:value-type="float" office:value="16.114091761" calcext:value-type="float">
            <text:p>16.114091761</text:p>
          </table:table-cell>
        </table:table-row>
        <table:table-row table:style-name="ro1">
          <table:table-cell office:value-type="float" office:value="0.021194782" calcext:value-type="float">
            <text:p>0.021194782</text:p>
          </table:table-cell>
          <table:table-cell office:value-type="float" office:value="11.795357" calcext:value-type="float">
            <text:p>11.795357</text:p>
          </table:table-cell>
          <table:table-cell table:formula="of:=[.C578]+[.A579]" office:value-type="float" office:value="16.135286543" calcext:value-type="float">
            <text:p>16.135286543</text:p>
          </table:table-cell>
        </table:table-row>
        <table:table-row table:style-name="ro1">
          <table:table-cell office:value-type="float" office:value="0.02151522" calcext:value-type="float">
            <text:p>0.02151522</text:p>
          </table:table-cell>
          <table:table-cell office:value-type="float" office:value="11.619681" calcext:value-type="float">
            <text:p>11.619681</text:p>
          </table:table-cell>
          <table:table-cell table:formula="of:=[.C579]+[.A580]" office:value-type="float" office:value="16.156801763" calcext:value-type="float">
            <text:p>16.156801763</text:p>
          </table:table-cell>
        </table:table-row>
        <table:table-row table:style-name="ro1">
          <table:table-cell office:value-type="float" office:value="0.021591516" calcext:value-type="float">
            <text:p>0.021591516</text:p>
          </table:table-cell>
          <table:table-cell office:value-type="float" office:value="11.578622" calcext:value-type="float">
            <text:p>11.578622</text:p>
          </table:table-cell>
          <table:table-cell table:formula="of:=[.C580]+[.A581]" office:value-type="float" office:value="16.178393279" calcext:value-type="float">
            <text:p>16.178393279</text:p>
          </table:table-cell>
        </table:table-row>
        <table:table-row table:style-name="ro1">
          <table:table-cell office:value-type="float" office:value="0.021728847" calcext:value-type="float">
            <text:p>0.021728847</text:p>
          </table:table-cell>
          <table:table-cell office:value-type="float" office:value="11.505442" calcext:value-type="float">
            <text:p>11.505442</text:p>
          </table:table-cell>
          <table:table-cell table:formula="of:=[.C581]+[.A582]" office:value-type="float" office:value="16.200122126" calcext:value-type="float">
            <text:p>16.200122126</text:p>
          </table:table-cell>
        </table:table-row>
        <table:table-row table:style-name="ro1">
          <table:table-cell office:value-type="float" office:value="0.021133745" calcext:value-type="float">
            <text:p>0.021133745</text:p>
          </table:table-cell>
          <table:table-cell office:value-type="float" office:value="11.829422" calcext:value-type="float">
            <text:p>11.829422</text:p>
          </table:table-cell>
          <table:table-cell table:formula="of:=[.C582]+[.A583]" office:value-type="float" office:value="16.221255871" calcext:value-type="float">
            <text:p>16.221255871</text:p>
          </table:table-cell>
        </table:table-row>
        <table:table-row table:style-name="ro1">
          <table:table-cell office:value-type="float" office:value="0.021423668" calcext:value-type="float">
            <text:p>0.021423668</text:p>
          </table:table-cell>
          <table:table-cell office:value-type="float" office:value="11.669337" calcext:value-type="float">
            <text:p>11.669337</text:p>
          </table:table-cell>
          <table:table-cell table:formula="of:=[.C583]+[.A584]" office:value-type="float" office:value="16.242679539" calcext:value-type="float">
            <text:p>16.242679539</text:p>
          </table:table-cell>
        </table:table-row>
        <table:table-row table:style-name="ro1">
          <table:table-cell office:value-type="float" office:value="0.021484703" calcext:value-type="float">
            <text:p>0.021484703</text:p>
          </table:table-cell>
          <table:table-cell office:value-type="float" office:value="11.636186" calcext:value-type="float">
            <text:p>11.636186</text:p>
          </table:table-cell>
          <table:table-cell table:formula="of:=[.C584]+[.A585]" office:value-type="float" office:value="16.264164242" calcext:value-type="float">
            <text:p>16.264164242</text:p>
          </table:table-cell>
        </table:table-row>
        <table:table-row table:style-name="ro1">
          <table:table-cell office:value-type="float" office:value="0.021606775" calcext:value-type="float">
            <text:p>0.021606775</text:p>
          </table:table-cell>
          <table:table-cell office:value-type="float" office:value="11.570445" calcext:value-type="float">
            <text:p>11.570445</text:p>
          </table:table-cell>
          <table:table-cell table:formula="of:=[.C585]+[.A586]" office:value-type="float" office:value="16.285771017" calcext:value-type="float">
            <text:p>16.285771017</text:p>
          </table:table-cell>
        </table:table-row>
        <table:table-row table:style-name="ro1">
          <table:table-cell office:value-type="float" office:value="0.021011673" calcext:value-type="float">
            <text:p>0.021011673</text:p>
          </table:table-cell>
          <table:table-cell office:value-type="float" office:value="11.898149" calcext:value-type="float">
            <text:p>11.898149</text:p>
          </table:table-cell>
          <table:table-cell table:formula="of:=[.C586]+[.A587]" office:value-type="float" office:value="16.30678269" calcext:value-type="float">
            <text:p>16.30678269</text:p>
          </table:table-cell>
        </table:table-row>
        <table:table-row table:style-name="ro1">
          <table:table-cell office:value-type="float" office:value="0.021316854" calcext:value-type="float">
            <text:p>0.021316854</text:p>
          </table:table-cell>
          <table:table-cell office:value-type="float" office:value="11.72781" calcext:value-type="float">
            <text:p>11.72781</text:p>
          </table:table-cell>
          <table:table-cell table:formula="of:=[.C587]+[.A588]" office:value-type="float" office:value="16.328099544" calcext:value-type="float">
            <text:p>16.328099544</text:p>
          </table:table-cell>
        </table:table-row>
        <table:table-row table:style-name="ro1">
          <table:table-cell office:value-type="float" office:value="0.02136263" calcext:value-type="float">
            <text:p>0.02136263</text:p>
          </table:table-cell>
          <table:table-cell office:value-type="float" office:value="11.702679" calcext:value-type="float">
            <text:p>11.702679</text:p>
          </table:table-cell>
          <table:table-cell table:formula="of:=[.C588]+[.A589]" office:value-type="float" office:value="16.349462174" calcext:value-type="float">
            <text:p>16.349462174</text:p>
          </table:table-cell>
        </table:table-row>
        <table:table-row table:style-name="ro1">
          <table:table-cell office:value-type="float" office:value="0.021499962" calcext:value-type="float">
            <text:p>0.021499962</text:p>
          </table:table-cell>
          <table:table-cell office:value-type="float" office:value="11.627928" calcext:value-type="float">
            <text:p>11.627928</text:p>
          </table:table-cell>
          <table:table-cell table:formula="of:=[.C589]+[.A590]" office:value-type="float" office:value="16.370962136" calcext:value-type="float">
            <text:p>16.370962136</text:p>
          </table:table-cell>
        </table:table-row>
        <table:table-row table:style-name="ro1">
          <table:table-cell office:value-type="float" office:value="0.020859083" calcext:value-type="float">
            <text:p>0.020859083</text:p>
          </table:table-cell>
          <table:table-cell office:value-type="float" office:value="11.985187" calcext:value-type="float">
            <text:p>11.985187</text:p>
          </table:table-cell>
          <table:table-cell table:formula="of:=[.C590]+[.A591]" office:value-type="float" office:value="16.391821219" calcext:value-type="float">
            <text:p>16.391821219</text:p>
          </table:table-cell>
        </table:table-row>
        <table:table-row table:style-name="ro1">
          <table:table-cell office:value-type="float" office:value="0.021179523" calcext:value-type="float">
            <text:p>0.021179523</text:p>
          </table:table-cell>
          <table:table-cell office:value-type="float" office:value="11.803855" calcext:value-type="float">
            <text:p>11.803855</text:p>
          </table:table-cell>
          <table:table-cell table:formula="of:=[.C591]+[.A592]" office:value-type="float" office:value="16.413000742" calcext:value-type="float">
            <text:p>16.413000742</text:p>
          </table:table-cell>
        </table:table-row>
        <table:table-row table:style-name="ro1">
          <table:table-cell office:value-type="float" office:value="0.02121004" calcext:value-type="float">
            <text:p>0.02121004</text:p>
          </table:table-cell>
          <table:table-cell office:value-type="float" office:value="11.786871" calcext:value-type="float">
            <text:p>11.786871</text:p>
          </table:table-cell>
          <table:table-cell table:formula="of:=[.C592]+[.A593]" office:value-type="float" office:value="16.434210782" calcext:value-type="float">
            <text:p>16.434210782</text:p>
          </table:table-cell>
        </table:table-row>
        <table:table-row table:style-name="ro1">
          <table:table-cell office:value-type="float" office:value="0.02136263" calcext:value-type="float">
            <text:p>0.02136263</text:p>
          </table:table-cell>
          <table:table-cell office:value-type="float" office:value="11.702679" calcext:value-type="float">
            <text:p>11.702679</text:p>
          </table:table-cell>
          <table:table-cell table:formula="of:=[.C593]+[.A594]" office:value-type="float" office:value="16.455573412" calcext:value-type="float">
            <text:p>16.455573412</text:p>
          </table:table-cell>
        </table:table-row>
        <table:table-row table:style-name="ro1">
          <table:table-cell office:value-type="float" office:value="0.020706493" calcext:value-type="float">
            <text:p>0.020706493</text:p>
          </table:table-cell>
          <table:table-cell office:value-type="float" office:value="12.073507" calcext:value-type="float">
            <text:p>12.073507</text:p>
          </table:table-cell>
          <table:table-cell table:formula="of:=[.C594]+[.A595]" office:value-type="float" office:value="16.476279905" calcext:value-type="float">
            <text:p>16.476279905</text:p>
          </table:table-cell>
        </table:table-row>
        <table:table-row table:style-name="ro1">
          <table:table-cell office:value-type="float" office:value="0.021011673" calcext:value-type="float">
            <text:p>0.021011673</text:p>
          </table:table-cell>
          <table:table-cell office:value-type="float" office:value="11.898149" calcext:value-type="float">
            <text:p>11.898149</text:p>
          </table:table-cell>
          <table:table-cell table:formula="of:=[.C595]+[.A596]" office:value-type="float" office:value="16.497291578" calcext:value-type="float">
            <text:p>16.497291578</text:p>
          </table:table-cell>
        </table:table-row>
        <table:table-row table:style-name="ro1">
          <table:table-cell office:value-type="float" office:value="0.021057451" calcext:value-type="float">
            <text:p>0.021057451</text:p>
          </table:table-cell>
          <table:table-cell office:value-type="float" office:value="11.872282" calcext:value-type="float">
            <text:p>11.872282</text:p>
          </table:table-cell>
          <table:table-cell table:formula="of:=[.C596]+[.A597]" office:value-type="float" office:value="16.518349029" calcext:value-type="float">
            <text:p>16.518349029</text:p>
          </table:table-cell>
        </table:table-row>
        <table:table-row table:style-name="ro1">
          <table:table-cell office:value-type="float" office:value="0.021194782" calcext:value-type="float">
            <text:p>0.021194782</text:p>
          </table:table-cell>
          <table:table-cell office:value-type="float" office:value="11.795357" calcext:value-type="float">
            <text:p>11.795357</text:p>
          </table:table-cell>
          <table:table-cell table:formula="of:=[.C597]+[.A598]" office:value-type="float" office:value="16.539543811" calcext:value-type="float">
            <text:p>16.539543811</text:p>
          </table:table-cell>
        </table:table-row>
        <table:table-row table:style-name="ro1">
          <table:table-cell office:value-type="float" office:value="0.02059968" calcext:value-type="float">
            <text:p>0.02059968</text:p>
          </table:table-cell>
          <table:table-cell office:value-type="float" office:value="12.13611" calcext:value-type="float">
            <text:p>12.13611</text:p>
          </table:table-cell>
          <table:table-cell table:formula="of:=[.C598]+[.A599]" office:value-type="float" office:value="16.560143491" calcext:value-type="float">
            <text:p>16.560143491</text:p>
          </table:table-cell>
        </table:table-row>
        <table:table-row table:style-name="ro1">
          <table:table-cell office:value-type="float" office:value="0.020843824" calcext:value-type="float">
            <text:p>0.020843824</text:p>
          </table:table-cell>
          <table:table-cell office:value-type="float" office:value="11.99396" calcext:value-type="float">
            <text:p>11.99396</text:p>
          </table:table-cell>
          <table:table-cell table:formula="of:=[.C599]+[.A600]" office:value-type="float" office:value="16.580987315" calcext:value-type="float">
            <text:p>16.580987315</text:p>
          </table:table-cell>
        </table:table-row>
        <table:table-row table:style-name="ro1">
          <table:table-cell office:value-type="float" office:value="0.020935379" calcext:value-type="float">
            <text:p>0.020935379</text:p>
          </table:table-cell>
          <table:table-cell office:value-type="float" office:value="11.941508" calcext:value-type="float">
            <text:p>11.941508</text:p>
          </table:table-cell>
          <table:table-cell table:formula="of:=[.C600]+[.A601]" office:value-type="float" office:value="16.601922694" calcext:value-type="float">
            <text:p>16.601922694</text:p>
          </table:table-cell>
        </table:table-row>
        <table:table-row table:style-name="ro1">
          <table:table-cell office:value-type="float" office:value="0.02104219" calcext:value-type="float">
            <text:p>0.02104219</text:p>
          </table:table-cell>
          <table:table-cell office:value-type="float" office:value="11.880893" calcext:value-type="float">
            <text:p>11.880893</text:p>
          </table:table-cell>
          <table:table-cell table:formula="of:=[.C601]+[.A602]" office:value-type="float" office:value="16.622964884" calcext:value-type="float">
            <text:p>16.622964884</text:p>
          </table:table-cell>
        </table:table-row>
        <table:table-row table:style-name="ro1">
          <table:table-cell office:value-type="float" office:value="0.020401312" calcext:value-type="float">
            <text:p>0.020401312</text:p>
          </table:table-cell>
          <table:table-cell office:value-type="float" office:value="12.254114" calcext:value-type="float">
            <text:p>12.254114</text:p>
          </table:table-cell>
          <table:table-cell table:formula="of:=[.C602]+[.A603]" office:value-type="float" office:value="16.643366196" calcext:value-type="float">
            <text:p>16.643366196</text:p>
          </table:table-cell>
        </table:table-row>
        <table:table-row table:style-name="ro1">
          <table:table-cell office:value-type="float" office:value="0.020691235" calcext:value-type="float">
            <text:p>0.020691235</text:p>
          </table:table-cell>
          <table:table-cell office:value-type="float" office:value="12.082411" calcext:value-type="float">
            <text:p>12.082411</text:p>
          </table:table-cell>
          <table:table-cell table:formula="of:=[.C603]+[.A604]" office:value-type="float" office:value="16.664057431" calcext:value-type="float">
            <text:p>16.664057431</text:p>
          </table:table-cell>
        </table:table-row>
        <table:table-row table:style-name="ro1">
          <table:table-cell office:value-type="float" office:value="0.02075227" calcext:value-type="float">
            <text:p>0.02075227</text:p>
          </table:table-cell>
          <table:table-cell office:value-type="float" office:value="12.046875" calcext:value-type="float">
            <text:p>12.046875</text:p>
          </table:table-cell>
          <table:table-cell table:formula="of:=[.C604]+[.A605]" office:value-type="float" office:value="16.684809701" calcext:value-type="float">
            <text:p>16.684809701</text:p>
          </table:table-cell>
        </table:table-row>
        <table:table-row table:style-name="ro1">
          <table:table-cell office:value-type="float" office:value="0.020874342" calcext:value-type="float">
            <text:p>0.020874342</text:p>
          </table:table-cell>
          <table:table-cell office:value-type="float" office:value="11.976426" calcext:value-type="float">
            <text:p>11.976426</text:p>
          </table:table-cell>
          <table:table-cell table:formula="of:=[.C605]+[.A606]" office:value-type="float" office:value="16.705684043" calcext:value-type="float">
            <text:p>16.705684043</text:p>
          </table:table-cell>
        </table:table-row>
        <table:table-row table:style-name="ro1">
          <table:table-cell office:value-type="float" office:value="0.020248722" calcext:value-type="float">
            <text:p>0.020248722</text:p>
          </table:table-cell>
          <table:table-cell office:value-type="float" office:value="12.346458" calcext:value-type="float">
            <text:p>12.346458</text:p>
          </table:table-cell>
          <table:table-cell table:formula="of:=[.C606]+[.A607]" office:value-type="float" office:value="16.725932765" calcext:value-type="float">
            <text:p>16.725932765</text:p>
          </table:table-cell>
        </table:table-row>
        <table:table-row table:style-name="ro1">
          <table:table-cell office:value-type="float" office:value="0.020553902" calcext:value-type="float">
            <text:p>0.020553902</text:p>
          </table:table-cell>
          <table:table-cell office:value-type="float" office:value="12.16314" calcext:value-type="float">
            <text:p>12.16314</text:p>
          </table:table-cell>
          <table:table-cell table:formula="of:=[.C607]+[.A608]" office:value-type="float" office:value="16.746486667" calcext:value-type="float">
            <text:p>16.746486667</text:p>
          </table:table-cell>
        </table:table-row>
        <table:table-row table:style-name="ro1">
          <table:table-cell office:value-type="float" office:value="0.020584421" calcext:value-type="float">
            <text:p>0.020584421</text:p>
          </table:table-cell>
          <table:table-cell office:value-type="float" office:value="12.145106" calcext:value-type="float">
            <text:p>12.145106</text:p>
          </table:table-cell>
          <table:table-cell table:formula="of:=[.C608]+[.A609]" office:value-type="float" office:value="16.767071088" calcext:value-type="float">
            <text:p>16.767071088</text:p>
          </table:table-cell>
        </table:table-row>
        <table:table-row table:style-name="ro1">
          <table:table-cell office:value-type="float" office:value="0.020737011" calcext:value-type="float">
            <text:p>0.020737011</text:p>
          </table:table-cell>
          <table:table-cell office:value-type="float" office:value="12.055739" calcext:value-type="float">
            <text:p>12.055739</text:p>
          </table:table-cell>
          <table:table-cell table:formula="of:=[.C609]+[.A610]" office:value-type="float" office:value="16.787808099" calcext:value-type="float">
            <text:p>16.787808099</text:p>
          </table:table-cell>
        </table:table-row>
        <table:table-row table:style-name="ro1">
          <table:table-cell office:value-type="float" office:value="0.02012665" calcext:value-type="float">
            <text:p>0.02012665</text:p>
          </table:table-cell>
          <table:table-cell office:value-type="float" office:value="12.421341" calcext:value-type="float">
            <text:p>12.421341</text:p>
          </table:table-cell>
          <table:table-cell table:formula="of:=[.C610]+[.A611]" office:value-type="float" office:value="16.807934749" calcext:value-type="float">
            <text:p>16.807934749</text:p>
          </table:table-cell>
        </table:table-row>
        <table:table-row table:style-name="ro1">
          <table:table-cell office:value-type="float" office:value="0.02041657" calcext:value-type="float">
            <text:p>0.02041657</text:p>
          </table:table-cell>
          <table:table-cell office:value-type="float" office:value="12.244956" calcext:value-type="float">
            <text:p>12.244956</text:p>
          </table:table-cell>
          <table:table-cell table:formula="of:=[.C611]+[.A612]" office:value-type="float" office:value="16.828351319" calcext:value-type="float">
            <text:p>16.828351319</text:p>
          </table:table-cell>
        </table:table-row>
        <table:table-row table:style-name="ro1">
          <table:table-cell office:value-type="float" office:value="0.020477608" calcext:value-type="float">
            <text:p>0.020477608</text:p>
          </table:table-cell>
          <table:table-cell office:value-type="float" office:value="12.208457" calcext:value-type="float">
            <text:p>12.208457</text:p>
          </table:table-cell>
          <table:table-cell table:formula="of:=[.C612]+[.A613]" office:value-type="float" office:value="16.848828927" calcext:value-type="float">
            <text:p>16.848828927</text:p>
          </table:table-cell>
        </table:table-row>
        <table:table-row table:style-name="ro1">
          <table:table-cell office:value-type="float" office:value="0.020569162" calcext:value-type="float">
            <text:p>0.020569162</text:p>
          </table:table-cell>
          <table:table-cell office:value-type="float" office:value="12.154117" calcext:value-type="float">
            <text:p>12.154117</text:p>
          </table:table-cell>
          <table:table-cell table:formula="of:=[.C613]+[.A614]" office:value-type="float" office:value="16.869398089" calcext:value-type="float">
            <text:p>16.869398089</text:p>
          </table:table-cell>
        </table:table-row>
        <table:table-row table:style-name="ro1">
          <table:table-cell office:value-type="float" office:value="0.01997406" calcext:value-type="float">
            <text:p>0.01997406</text:p>
          </table:table-cell>
          <table:table-cell office:value-type="float" office:value="12.516233" calcext:value-type="float">
            <text:p>12.516233</text:p>
          </table:table-cell>
          <table:table-cell table:formula="of:=[.C614]+[.A615]" office:value-type="float" office:value="16.889372149" calcext:value-type="float">
            <text:p>16.889372149</text:p>
          </table:table-cell>
        </table:table-row>
        <table:table-row table:style-name="ro1">
          <table:table-cell office:value-type="float" office:value="0.020233463" calcext:value-type="float">
            <text:p>0.020233463</text:p>
          </table:table-cell>
          <table:table-cell office:value-type="float" office:value="12.355769" calcext:value-type="float">
            <text:p>12.355769</text:p>
          </table:table-cell>
          <table:table-cell table:formula="of:=[.C615]+[.A616]" office:value-type="float" office:value="16.909605612" calcext:value-type="float">
            <text:p>16.909605612</text:p>
          </table:table-cell>
        </table:table-row>
        <table:table-row table:style-name="ro1">
          <table:table-cell office:value-type="float" office:value="0.020294499" calcext:value-type="float">
            <text:p>0.020294499</text:p>
          </table:table-cell>
          <table:table-cell office:value-type="float" office:value="12.318609" calcext:value-type="float">
            <text:p>12.318609</text:p>
          </table:table-cell>
          <table:table-cell table:formula="of:=[.C616]+[.A617]" office:value-type="float" office:value="16.929900111" calcext:value-type="float">
            <text:p>16.929900111</text:p>
          </table:table-cell>
        </table:table-row>
        <table:table-row table:style-name="ro1">
          <table:table-cell office:value-type="float" office:value="0.020401312" calcext:value-type="float">
            <text:p>0.020401312</text:p>
          </table:table-cell>
          <table:table-cell office:value-type="float" office:value="12.254114" calcext:value-type="float">
            <text:p>12.254114</text:p>
          </table:table-cell>
          <table:table-cell table:formula="of:=[.C617]+[.A618]" office:value-type="float" office:value="16.950301423" calcext:value-type="float">
            <text:p>16.950301423</text:p>
          </table:table-cell>
        </table:table-row>
        <table:table-row table:style-name="ro1">
          <table:table-cell office:value-type="float" office:value="0.01980621" calcext:value-type="float">
            <text:p>0.01980621</text:p>
          </table:table-cell>
          <table:table-cell office:value-type="float" office:value="12.622304" calcext:value-type="float">
            <text:p>12.622304</text:p>
          </table:table-cell>
          <table:table-cell table:formula="of:=[.C618]+[.A619]" office:value-type="float" office:value="16.970107633" calcext:value-type="float">
            <text:p>16.970107633</text:p>
          </table:table-cell>
        </table:table-row>
        <table:table-row table:style-name="ro1">
          <table:table-cell office:value-type="float" office:value="0.020050354" calcext:value-type="float">
            <text:p>0.020050354</text:p>
          </table:table-cell>
          <table:table-cell office:value-type="float" office:value="12.468608" calcext:value-type="float">
            <text:p>12.468608</text:p>
          </table:table-cell>
          <table:table-cell table:formula="of:=[.C619]+[.A620]" office:value-type="float" office:value="16.990157987" calcext:value-type="float">
            <text:p>16.990157987</text:p>
          </table:table-cell>
        </table:table-row>
        <table:table-row table:style-name="ro1">
          <table:table-cell office:value-type="float" office:value="0.02012665" calcext:value-type="float">
            <text:p>0.02012665</text:p>
          </table:table-cell>
          <table:table-cell office:value-type="float" office:value="12.421341" calcext:value-type="float">
            <text:p>12.421341</text:p>
          </table:table-cell>
          <table:table-cell table:formula="of:=[.C620]+[.A621]" office:value-type="float" office:value="17.010284637" calcext:value-type="float">
            <text:p>17.010284637</text:p>
          </table:table-cell>
        </table:table-row>
        <table:table-row table:style-name="ro1">
          <table:table-cell office:value-type="float" office:value="0.020248722" calcext:value-type="float">
            <text:p>0.020248722</text:p>
          </table:table-cell>
          <table:table-cell office:value-type="float" office:value="12.346458" calcext:value-type="float">
            <text:p>12.346458</text:p>
          </table:table-cell>
          <table:table-cell table:formula="of:=[.C621]+[.A622]" office:value-type="float" office:value="17.030533359" calcext:value-type="float">
            <text:p>17.030533359</text:p>
          </table:table-cell>
        </table:table-row>
        <table:table-row table:style-name="ro1">
          <table:table-cell office:value-type="float" office:value="0.019638361" calcext:value-type="float">
            <text:p>0.019638361</text:p>
          </table:table-cell>
          <table:table-cell office:value-type="float" office:value="12.7301855" calcext:value-type="float">
            <text:p>12.7301855</text:p>
          </table:table-cell>
          <table:table-cell table:formula="of:=[.C622]+[.A623]" office:value-type="float" office:value="17.05017172" calcext:value-type="float">
            <text:p>17.05017172</text:p>
          </table:table-cell>
        </table:table-row>
        <table:table-row table:style-name="ro1">
          <table:table-cell office:value-type="float" office:value="0.019913023" calcext:value-type="float">
            <text:p>0.019913023</text:p>
          </table:table-cell>
          <table:table-cell office:value-type="float" office:value="12.554598" calcext:value-type="float">
            <text:p>12.554598</text:p>
          </table:table-cell>
          <table:table-cell table:formula="of:=[.C623]+[.A624]" office:value-type="float" office:value="17.070084743" calcext:value-type="float">
            <text:p>17.070084743</text:p>
          </table:table-cell>
        </table:table-row>
        <table:table-row table:style-name="ro1">
          <table:table-cell office:value-type="float" office:value="0.019958802" calcext:value-type="float">
            <text:p>0.019958802</text:p>
          </table:table-cell>
          <table:table-cell office:value-type="float" office:value="12.525803" calcext:value-type="float">
            <text:p>12.525803</text:p>
          </table:table-cell>
          <table:table-cell table:formula="of:=[.C624]+[.A625]" office:value-type="float" office:value="17.090043545" calcext:value-type="float">
            <text:p>17.090043545</text:p>
          </table:table-cell>
        </table:table-row>
        <table:table-row table:style-name="ro1">
          <table:table-cell office:value-type="float" office:value="0.020065613" calcext:value-type="float">
            <text:p>0.020065613</text:p>
          </table:table-cell>
          <table:table-cell office:value-type="float" office:value="12.4591255" calcext:value-type="float">
            <text:p>12.4591255</text:p>
          </table:table-cell>
          <table:table-cell table:formula="of:=[.C625]+[.A626]" office:value-type="float" office:value="17.110109158" calcext:value-type="float">
            <text:p>17.110109158</text:p>
          </table:table-cell>
        </table:table-row>
        <table:table-row table:style-name="ro1">
          <table:table-cell office:value-type="float" office:value="0.019485772" calcext:value-type="float">
            <text:p>0.019485772</text:p>
          </table:table-cell>
          <table:table-cell office:value-type="float" office:value="12.829874" calcext:value-type="float">
            <text:p>12.829874</text:p>
          </table:table-cell>
          <table:table-cell table:formula="of:=[.C626]+[.A627]" office:value-type="float" office:value="17.12959493" calcext:value-type="float">
            <text:p>17.12959493</text:p>
          </table:table-cell>
        </table:table-row>
        <table:table-row table:style-name="ro1">
          <table:table-cell office:value-type="float" office:value="0.019745175" calcext:value-type="float">
            <text:p>0.019745175</text:p>
          </table:table-cell>
          <table:table-cell office:value-type="float" office:value="12.661322" calcext:value-type="float">
            <text:p>12.661322</text:p>
          </table:table-cell>
          <table:table-cell table:formula="of:=[.C627]+[.A628]" office:value-type="float" office:value="17.149340105" calcext:value-type="float">
            <text:p>17.149340105</text:p>
          </table:table-cell>
        </table:table-row>
        <table:table-row table:style-name="ro1">
          <table:table-cell office:value-type="float" office:value="0.019775692" calcext:value-type="float">
            <text:p>0.019775692</text:p>
          </table:table-cell>
          <table:table-cell office:value-type="float" office:value="12.641783" calcext:value-type="float">
            <text:p>12.641783</text:p>
          </table:table-cell>
          <table:table-cell table:formula="of:=[.C628]+[.A629]" office:value-type="float" office:value="17.169115797" calcext:value-type="float">
            <text:p>17.169115797</text:p>
          </table:table-cell>
        </table:table-row>
        <table:table-row table:style-name="ro1">
          <table:table-cell office:value-type="float" office:value="0.019913023" calcext:value-type="float">
            <text:p>0.019913023</text:p>
          </table:table-cell>
          <table:table-cell office:value-type="float" office:value="12.554598" calcext:value-type="float">
            <text:p>12.554598</text:p>
          </table:table-cell>
          <table:table-cell table:formula="of:=[.C629]+[.A630]" office:value-type="float" office:value="17.18902882" calcext:value-type="float">
            <text:p>17.18902882</text:p>
          </table:table-cell>
        </table:table-row>
        <table:table-row table:style-name="ro1">
          <table:table-cell office:value-type="float" office:value="0.01933318" calcext:value-type="float">
            <text:p>0.01933318</text:p>
          </table:table-cell>
          <table:table-cell office:value-type="float" office:value="12.931137" calcext:value-type="float">
            <text:p>12.931137</text:p>
          </table:table-cell>
          <table:table-cell table:formula="of:=[.C630]+[.A631]" office:value-type="float" office:value="17.208362" calcext:value-type="float">
            <text:p>17.208362</text:p>
          </table:table-cell>
        </table:table-row>
        <table:table-row table:style-name="ro1">
          <table:table-cell office:value-type="float" office:value="0.019562066" calcext:value-type="float">
            <text:p>0.019562066</text:p>
          </table:table-cell>
          <table:table-cell office:value-type="float" office:value="12.779837" calcext:value-type="float">
            <text:p>12.779837</text:p>
          </table:table-cell>
          <table:table-cell table:formula="of:=[.C631]+[.A632]" office:value-type="float" office:value="17.227924066" calcext:value-type="float">
            <text:p>17.227924066</text:p>
          </table:table-cell>
        </table:table-row>
        <table:table-row table:style-name="ro1">
          <table:table-cell office:value-type="float" office:value="0.019607844" calcext:value-type="float">
            <text:p>0.019607844</text:p>
          </table:table-cell>
          <table:table-cell office:value-type="float" office:value="12.749999" calcext:value-type="float">
            <text:p>12.749999</text:p>
          </table:table-cell>
          <table:table-cell table:formula="of:=[.C632]+[.A633]" office:value-type="float" office:value="17.24753191" calcext:value-type="float">
            <text:p>17.24753191</text:p>
          </table:table-cell>
        </table:table-row>
        <table:table-row table:style-name="ro1">
          <table:table-cell office:value-type="float" office:value="0.019729916" calcext:value-type="float">
            <text:p>0.019729916</text:p>
          </table:table-cell>
          <table:table-cell office:value-type="float" office:value="12.671113" calcext:value-type="float">
            <text:p>12.671113</text:p>
          </table:table-cell>
          <table:table-cell table:formula="of:=[.C633]+[.A634]" office:value-type="float" office:value="17.267261826" calcext:value-type="float">
            <text:p>17.267261826</text:p>
          </table:table-cell>
        </table:table-row>
        <table:table-row table:style-name="ro1">
          <table:table-cell office:value-type="float" office:value="0.019165331" calcext:value-type="float">
            <text:p>0.019165331</text:p>
          </table:table-cell>
          <table:table-cell office:value-type="float" office:value="13.044387" calcext:value-type="float">
            <text:p>13.044387</text:p>
          </table:table-cell>
          <table:table-cell table:formula="of:=[.C634]+[.A635]" office:value-type="float" office:value="17.286427157" calcext:value-type="float">
            <text:p>17.286427157</text:p>
          </table:table-cell>
        </table:table-row>
        <table:table-row table:style-name="ro1">
          <table:table-cell office:value-type="float" office:value="0.019394217" calcext:value-type="float">
            <text:p>0.019394217</text:p>
          </table:table-cell>
          <table:table-cell office:value-type="float" office:value="12.890441" calcext:value-type="float">
            <text:p>12.890441</text:p>
          </table:table-cell>
          <table:table-cell table:formula="of:=[.C635]+[.A636]" office:value-type="float" office:value="17.305821374" calcext:value-type="float">
            <text:p>17.305821374</text:p>
          </table:table-cell>
        </table:table-row>
        <table:table-row table:style-name="ro1">
          <table:table-cell office:value-type="float" office:value="0.019439993" calcext:value-type="float">
            <text:p>0.019439993</text:p>
          </table:table-cell>
          <table:table-cell office:value-type="float" office:value="12.860087" calcext:value-type="float">
            <text:p>12.860087</text:p>
          </table:table-cell>
          <table:table-cell table:formula="of:=[.C636]+[.A637]" office:value-type="float" office:value="17.325261367" calcext:value-type="float">
            <text:p>17.325261367</text:p>
          </table:table-cell>
        </table:table-row>
        <table:table-row table:style-name="ro1">
          <table:table-cell office:value-type="float" office:value="0.019562066" calcext:value-type="float">
            <text:p>0.019562066</text:p>
          </table:table-cell>
          <table:table-cell office:value-type="float" office:value="12.779837" calcext:value-type="float">
            <text:p>12.779837</text:p>
          </table:table-cell>
          <table:table-cell table:formula="of:=[.C637]+[.A638]" office:value-type="float" office:value="17.344823433" calcext:value-type="float">
            <text:p>17.344823433</text:p>
          </table:table-cell>
        </table:table-row>
        <table:table-row table:style-name="ro1">
          <table:table-cell office:value-type="float" office:value="0.018982224" calcext:value-type="float">
            <text:p>0.018982224</text:p>
          </table:table-cell>
          <table:table-cell office:value-type="float" office:value="13.170217" calcext:value-type="float">
            <text:p>13.170217</text:p>
          </table:table-cell>
          <table:table-cell table:formula="of:=[.C638]+[.A639]" office:value-type="float" office:value="17.363805657" calcext:value-type="float">
            <text:p>17.363805657</text:p>
          </table:table-cell>
        </table:table-row>
        <table:table-row table:style-name="ro1">
          <table:table-cell office:value-type="float" office:value="0.019226369" calcext:value-type="float">
            <text:p>0.019226369</text:p>
          </table:table-cell>
          <table:table-cell office:value-type="float" office:value="13.002975" calcext:value-type="float">
            <text:p>13.002975</text:p>
          </table:table-cell>
          <table:table-cell table:formula="of:=[.C639]+[.A640]" office:value-type="float" office:value="17.383032026" calcext:value-type="float">
            <text:p>17.383032026</text:p>
          </table:table-cell>
        </table:table-row>
        <table:table-row table:style-name="ro1">
          <table:table-cell office:value-type="float" office:value="0.019287404" calcext:value-type="float">
            <text:p>0.019287404</text:p>
          </table:table-cell>
          <table:table-cell office:value-type="float" office:value="12.961827" calcext:value-type="float">
            <text:p>12.961827</text:p>
          </table:table-cell>
          <table:table-cell table:formula="of:=[.C640]+[.A641]" office:value-type="float" office:value="17.40231943" calcext:value-type="float">
            <text:p>17.40231943</text:p>
          </table:table-cell>
        </table:table-row>
        <table:table-row table:style-name="ro1">
          <table:table-cell office:value-type="float" office:value="0.0193637" calcext:value-type="float">
            <text:p>0.0193637</text:p>
          </table:table-cell>
          <table:table-cell office:value-type="float" office:value="12.910756" calcext:value-type="float">
            <text:p>12.910756</text:p>
          </table:table-cell>
          <table:table-cell table:formula="of:=[.C641]+[.A642]" office:value-type="float" office:value="17.42168313" calcext:value-type="float">
            <text:p>17.42168313</text:p>
          </table:table-cell>
        </table:table-row>
        <table:table-row table:style-name="ro1">
          <table:table-cell office:value-type="float" office:value="0.018844891" calcext:value-type="float">
            <text:p>0.018844891</text:p>
          </table:table-cell>
          <table:table-cell office:value-type="float" office:value="13.266195" calcext:value-type="float">
            <text:p>13.266195</text:p>
          </table:table-cell>
          <table:table-cell table:formula="of:=[.C642]+[.A643]" office:value-type="float" office:value="17.440528021" calcext:value-type="float">
            <text:p>17.440528021</text:p>
          </table:table-cell>
        </table:table-row>
        <table:table-row table:style-name="ro1">
          <table:table-cell office:value-type="float" office:value="0.019089036" calcext:value-type="float">
            <text:p>0.019089036</text:p>
          </table:table-cell>
          <table:table-cell office:value-type="float" office:value="13.096523" calcext:value-type="float">
            <text:p>13.096523</text:p>
          </table:table-cell>
          <table:table-cell table:formula="of:=[.C643]+[.A644]" office:value-type="float" office:value="17.459617057" calcext:value-type="float">
            <text:p>17.459617057</text:p>
          </table:table-cell>
        </table:table-row>
        <table:table-row table:style-name="ro1">
          <table:table-cell office:value-type="float" office:value="0.01918059" calcext:value-type="float">
            <text:p>0.01918059</text:p>
          </table:table-cell>
          <table:table-cell office:value-type="float" office:value="13.034009" calcext:value-type="float">
            <text:p>13.034009</text:p>
          </table:table-cell>
          <table:table-cell table:formula="of:=[.C644]+[.A645]" office:value-type="float" office:value="17.478797647" calcext:value-type="float">
            <text:p>17.478797647</text:p>
          </table:table-cell>
        </table:table-row>
        <table:table-row table:style-name="ro1">
          <table:table-cell office:value-type="float" office:value="0.019302662" calcext:value-type="float">
            <text:p>0.019302662</text:p>
          </table:table-cell>
          <table:table-cell office:value-type="float" office:value="12.951581" calcext:value-type="float">
            <text:p>12.951581</text:p>
          </table:table-cell>
          <table:table-cell table:formula="of:=[.C645]+[.A646]" office:value-type="float" office:value="17.498100309" calcext:value-type="float">
            <text:p>17.498100309</text:p>
          </table:table-cell>
        </table:table-row>
        <table:table-row table:style-name="ro1">
          <table:table-cell office:value-type="float" office:value="0.018753339" calcext:value-type="float">
            <text:p>0.018753339</text:p>
          </table:table-cell>
          <table:table-cell office:value-type="float" office:value="13.330959" calcext:value-type="float">
            <text:p>13.330959</text:p>
          </table:table-cell>
          <table:table-cell table:formula="of:=[.C646]+[.A647]" office:value-type="float" office:value="17.516853648" calcext:value-type="float">
            <text:p>17.516853648</text:p>
          </table:table-cell>
        </table:table-row>
        <table:table-row table:style-name="ro1">
          <table:table-cell office:value-type="float" office:value="0.018997483" calcext:value-type="float">
            <text:p>0.018997483</text:p>
          </table:table-cell>
          <table:table-cell office:value-type="float" office:value="13.159638" calcext:value-type="float">
            <text:p>13.159638</text:p>
          </table:table-cell>
          <table:table-cell table:formula="of:=[.C647]+[.A648]" office:value-type="float" office:value="17.535851131" calcext:value-type="float">
            <text:p>17.535851131</text:p>
          </table:table-cell>
        </table:table-row>
        <table:table-row table:style-name="ro1">
          <table:table-cell office:value-type="float" office:value="0.019058518" calcext:value-type="float">
            <text:p>0.019058518</text:p>
          </table:table-cell>
          <table:table-cell office:value-type="float" office:value="13.117495" calcext:value-type="float">
            <text:p>13.117495</text:p>
          </table:table-cell>
          <table:table-cell table:formula="of:=[.C648]+[.A649]" office:value-type="float" office:value="17.554909649" calcext:value-type="float">
            <text:p>17.554909649</text:p>
          </table:table-cell>
        </table:table-row>
        <table:table-row table:style-name="ro1">
          <table:table-cell office:value-type="float" office:value="0.01919585" calcext:value-type="float">
            <text:p>0.01919585</text:p>
          </table:table-cell>
          <table:table-cell office:value-type="float" office:value="13.023648" calcext:value-type="float">
            <text:p>13.023648</text:p>
          </table:table-cell>
          <table:table-cell table:formula="of:=[.C649]+[.A650]" office:value-type="float" office:value="17.574105499" calcext:value-type="float">
            <text:p>17.574105499</text:p>
          </table:table-cell>
        </table:table-row>
        <table:table-row table:style-name="ro1">
          <table:table-cell office:value-type="float" office:value="0.018677043" calcext:value-type="float">
            <text:p>0.018677043</text:p>
          </table:table-cell>
          <table:table-cell office:value-type="float" office:value="13.385416" calcext:value-type="float">
            <text:p>13.385416</text:p>
          </table:table-cell>
          <table:table-cell table:formula="of:=[.C650]+[.A651]" office:value-type="float" office:value="17.592782542" calcext:value-type="float">
            <text:p>17.592782542</text:p>
          </table:table-cell>
        </table:table-row>
        <table:table-row table:style-name="ro1">
          <table:table-cell office:value-type="float" office:value="0.018951705" calcext:value-type="float">
            <text:p>0.018951705</text:p>
          </table:table-cell>
          <table:table-cell office:value-type="float" office:value="13.191426" calcext:value-type="float">
            <text:p>13.191426</text:p>
          </table:table-cell>
          <table:table-cell table:formula="of:=[.C651]+[.A652]" office:value-type="float" office:value="17.611734247" calcext:value-type="float">
            <text:p>17.611734247</text:p>
          </table:table-cell>
        </table:table-row>
        <table:table-row table:style-name="ro1">
          <table:table-cell office:value-type="float" office:value="0.01904326" calcext:value-type="float">
            <text:p>0.01904326</text:p>
          </table:table-cell>
          <table:table-cell office:value-type="float" office:value="13.128005" calcext:value-type="float">
            <text:p>13.128005</text:p>
          </table:table-cell>
          <table:table-cell table:formula="of:=[.C652]+[.A653]" office:value-type="float" office:value="17.630777507" calcext:value-type="float">
            <text:p>17.630777507</text:p>
          </table:table-cell>
        </table:table-row>
        <table:table-row table:style-name="ro1">
          <table:table-cell office:value-type="float" office:value="0.01919585" calcext:value-type="float">
            <text:p>0.01919585</text:p>
          </table:table-cell>
          <table:table-cell office:value-type="float" office:value="13.023648" calcext:value-type="float">
            <text:p>13.023648</text:p>
          </table:table-cell>
          <table:table-cell table:formula="of:=[.C653]+[.A654]" office:value-type="float" office:value="17.649973357" calcext:value-type="float">
            <text:p>17.649973357</text:p>
          </table:table-cell>
        </table:table-row>
        <table:table-row table:style-name="ro1">
          <table:table-cell office:value-type="float" office:value="0.018677043" calcext:value-type="float">
            <text:p>0.018677043</text:p>
          </table:table-cell>
          <table:table-cell office:value-type="float" office:value="13.385416" calcext:value-type="float">
            <text:p>13.385416</text:p>
          </table:table-cell>
          <table:table-cell table:formula="of:=[.C654]+[.A655]" office:value-type="float" office:value="17.6686504" calcext:value-type="float">
            <text:p>17.6686504</text:p>
          </table:table-cell>
        </table:table-row>
        <table:table-row table:style-name="ro1">
          <table:table-cell office:value-type="float" office:value="0.018951705" calcext:value-type="float">
            <text:p>0.018951705</text:p>
          </table:table-cell>
          <table:table-cell office:value-type="float" office:value="13.191426" calcext:value-type="float">
            <text:p>13.191426</text:p>
          </table:table-cell>
          <table:table-cell table:formula="of:=[.C655]+[.A656]" office:value-type="float" office:value="17.687602105" calcext:value-type="float">
            <text:p>17.687602105</text:p>
          </table:table-cell>
        </table:table-row>
        <table:table-row table:style-name="ro1">
          <table:table-cell office:value-type="float" office:value="0.01904326" calcext:value-type="float">
            <text:p>0.01904326</text:p>
          </table:table-cell>
          <table:table-cell office:value-type="float" office:value="13.128005" calcext:value-type="float">
            <text:p>13.128005</text:p>
          </table:table-cell>
          <table:table-cell table:formula="of:=[.C656]+[.A657]" office:value-type="float" office:value="17.706645365" calcext:value-type="float">
            <text:p>17.706645365</text:p>
          </table:table-cell>
        </table:table-row>
        <table:table-row table:style-name="ro1">
          <table:table-cell office:value-type="float" office:value="0.019226369" calcext:value-type="float">
            <text:p>0.019226369</text:p>
          </table:table-cell>
          <table:table-cell office:value-type="float" office:value="13.002975" calcext:value-type="float">
            <text:p>13.002975</text:p>
          </table:table-cell>
          <table:table-cell table:formula="of:=[.C657]+[.A658]" office:value-type="float" office:value="17.725871734" calcext:value-type="float">
            <text:p>17.725871734</text:p>
          </table:table-cell>
        </table:table-row>
        <table:table-row table:style-name="ro1">
          <table:table-cell office:value-type="float" office:value="0.018692302" calcext:value-type="float">
            <text:p>0.018692302</text:p>
          </table:table-cell>
          <table:table-cell office:value-type="float" office:value="13.37449" calcext:value-type="float">
            <text:p>13.37449</text:p>
          </table:table-cell>
          <table:table-cell table:formula="of:=[.C658]+[.A659]" office:value-type="float" office:value="17.744564036" calcext:value-type="float">
            <text:p>17.744564036</text:p>
          </table:table-cell>
        </table:table-row>
        <table:table-row table:style-name="ro1">
          <table:table-cell office:value-type="float" office:value="0.018997483" calcext:value-type="float">
            <text:p>0.018997483</text:p>
          </table:table-cell>
          <table:table-cell office:value-type="float" office:value="13.159638" calcext:value-type="float">
            <text:p>13.159638</text:p>
          </table:table-cell>
          <table:table-cell table:formula="of:=[.C659]+[.A660]" office:value-type="float" office:value="17.763561519" calcext:value-type="float">
            <text:p>17.763561519</text:p>
          </table:table-cell>
        </table:table-row>
        <table:table-row table:style-name="ro1">
          <table:table-cell office:value-type="float" office:value="0.019073777" calcext:value-type="float">
            <text:p>0.019073777</text:p>
          </table:table-cell>
          <table:table-cell office:value-type="float" office:value="13.107" calcext:value-type="float">
            <text:p>13.107</text:p>
          </table:table-cell>
          <table:table-cell table:formula="of:=[.C660]+[.A661]" office:value-type="float" office:value="17.782635296" calcext:value-type="float">
            <text:p>17.782635296</text:p>
          </table:table-cell>
        </table:table-row>
        <table:table-row table:style-name="ro1">
          <table:table-cell office:value-type="float" office:value="0.019256886" calcext:value-type="float">
            <text:p>0.019256886</text:p>
          </table:table-cell>
          <table:table-cell office:value-type="float" office:value="12.982368" calcext:value-type="float">
            <text:p>12.982368</text:p>
          </table:table-cell>
          <table:table-cell table:formula="of:=[.C661]+[.A662]" office:value-type="float" office:value="17.801892182" calcext:value-type="float">
            <text:p>17.801892182</text:p>
          </table:table-cell>
        </table:table-row>
        <table:table-row table:style-name="ro1">
          <table:table-cell office:value-type="float" office:value="0.01872282" calcext:value-type="float">
            <text:p>0.01872282</text:p>
          </table:table-cell>
          <table:table-cell office:value-type="float" office:value="13.35269" calcext:value-type="float">
            <text:p>13.35269</text:p>
          </table:table-cell>
          <table:table-cell table:formula="of:=[.C662]+[.A663]" office:value-type="float" office:value="17.820615002" calcext:value-type="float">
            <text:p>17.820615002</text:p>
          </table:table-cell>
        </table:table-row>
        <table:table-row table:style-name="ro1">
          <table:table-cell office:value-type="float" office:value="0.019028" calcext:value-type="float">
            <text:p>0.019028</text:p>
          </table:table-cell>
          <table:table-cell office:value-type="float" office:value="13.138533" calcext:value-type="float">
            <text:p>13.138533</text:p>
          </table:table-cell>
          <table:table-cell table:formula="of:=[.C663]+[.A664]" office:value-type="float" office:value="17.839643002" calcext:value-type="float">
            <text:p>17.839643002</text:p>
          </table:table-cell>
        </table:table-row>
        <table:table-row table:style-name="ro1">
          <table:table-cell office:value-type="float" office:value="0.019134814" calcext:value-type="float">
            <text:p>0.019134814</text:p>
          </table:table-cell>
          <table:table-cell office:value-type="float" office:value="13.06519" calcext:value-type="float">
            <text:p>13.06519</text:p>
          </table:table-cell>
          <table:table-cell table:formula="of:=[.C664]+[.A665]" office:value-type="float" office:value="17.858777816" calcext:value-type="float">
            <text:p>17.858777816</text:p>
          </table:table-cell>
        </table:table-row>
        <table:table-row table:style-name="ro1">
          <table:table-cell office:value-type="float" office:value="0.019317921" calcext:value-type="float">
            <text:p>0.019317921</text:p>
          </table:table-cell>
          <table:table-cell office:value-type="float" office:value="12.941351" calcext:value-type="float">
            <text:p>12.941351</text:p>
          </table:table-cell>
          <table:table-cell table:formula="of:=[.C665]+[.A666]" office:value-type="float" office:value="17.878095737" calcext:value-type="float">
            <text:p>17.878095737</text:p>
          </table:table-cell>
        </table:table-row>
        <table:table-row table:style-name="ro1">
          <table:table-cell office:value-type="float" office:value="0.018783856" calcext:value-type="float">
            <text:p>0.018783856</text:p>
          </table:table-cell>
          <table:table-cell office:value-type="float" office:value="13.309301" calcext:value-type="float">
            <text:p>13.309301</text:p>
          </table:table-cell>
          <table:table-cell table:formula="of:=[.C666]+[.A667]" office:value-type="float" office:value="17.896879593" calcext:value-type="float">
            <text:p>17.896879593</text:p>
          </table:table-cell>
        </table:table-row>
        <table:table-row table:style-name="ro1">
          <table:table-cell office:value-type="float" office:value="0.019104296" calcext:value-type="float">
            <text:p>0.019104296</text:p>
          </table:table-cell>
          <table:table-cell office:value-type="float" office:value="13.0860615" calcext:value-type="float">
            <text:p>13.0860615</text:p>
          </table:table-cell>
          <table:table-cell table:formula="of:=[.C667]+[.A668]" office:value-type="float" office:value="17.915983889" calcext:value-type="float">
            <text:p>17.915983889</text:p>
          </table:table-cell>
        </table:table-row>
        <table:table-row table:style-name="ro1">
          <table:table-cell office:value-type="float" office:value="0.019226369" calcext:value-type="float">
            <text:p>0.019226369</text:p>
          </table:table-cell>
          <table:table-cell office:value-type="float" office:value="13.002975" calcext:value-type="float">
            <text:p>13.002975</text:p>
          </table:table-cell>
          <table:table-cell table:formula="of:=[.C668]+[.A669]" office:value-type="float" office:value="17.935210258" calcext:value-type="float">
            <text:p>17.935210258</text:p>
          </table:table-cell>
        </table:table-row>
        <table:table-row table:style-name="ro1">
          <table:table-cell office:value-type="float" office:value="0.019378958" calcext:value-type="float">
            <text:p>0.019378958</text:p>
          </table:table-cell>
          <table:table-cell office:value-type="float" office:value="12.900591" calcext:value-type="float">
            <text:p>12.900591</text:p>
          </table:table-cell>
          <table:table-cell table:formula="of:=[.C669]+[.A670]" office:value-type="float" office:value="17.954589216" calcext:value-type="float">
            <text:p>17.954589216</text:p>
          </table:table-cell>
        </table:table-row>
        <table:table-row table:style-name="ro1">
          <table:table-cell office:value-type="float" office:value="0.018829633" calcext:value-type="float">
            <text:p>0.018829633</text:p>
          </table:table-cell>
          <table:table-cell office:value-type="float" office:value="13.276945" calcext:value-type="float">
            <text:p>13.276945</text:p>
          </table:table-cell>
          <table:table-cell table:formula="of:=[.C670]+[.A671]" office:value-type="float" office:value="17.973418849" calcext:value-type="float">
            <text:p>17.973418849</text:p>
          </table:table-cell>
        </table:table-row>
        <table:table-row table:style-name="ro1">
          <table:table-cell office:value-type="float" office:value="0.019150073" calcext:value-type="float">
            <text:p>0.019150073</text:p>
          </table:table-cell>
          <table:table-cell office:value-type="float" office:value="13.05478" calcext:value-type="float">
            <text:p>13.05478</text:p>
          </table:table-cell>
          <table:table-cell table:formula="of:=[.C671]+[.A672]" office:value-type="float" office:value="17.992568922" calcext:value-type="float">
            <text:p>17.992568922</text:p>
          </table:table-cell>
        </table:table-row>
        <table:table-row table:style-name="ro1">
          <table:table-cell office:value-type="float" office:value="0.019272145" calcext:value-type="float">
            <text:p>0.019272145</text:p>
          </table:table-cell>
          <table:table-cell office:value-type="float" office:value="12.97209" calcext:value-type="float">
            <text:p>12.97209</text:p>
          </table:table-cell>
          <table:table-cell table:formula="of:=[.C672]+[.A673]" office:value-type="float" office:value="18.011841067" calcext:value-type="float">
            <text:p>18.011841067</text:p>
          </table:table-cell>
        </table:table-row>
        <table:table-row table:style-name="ro1">
          <table:table-cell office:value-type="float" office:value="0.019455252" calcext:value-type="float">
            <text:p>0.019455252</text:p>
          </table:table-cell>
          <table:table-cell office:value-type="float" office:value="12.850001" calcext:value-type="float">
            <text:p>12.850001</text:p>
          </table:table-cell>
          <table:table-cell table:formula="of:=[.C673]+[.A674]" office:value-type="float" office:value="18.031296319" calcext:value-type="float">
            <text:p>18.031296319</text:p>
          </table:table-cell>
        </table:table-row>
        <table:table-row table:style-name="ro1">
          <table:table-cell office:value-type="float" office:value="0.018936446" calcext:value-type="float">
            <text:p>0.018936446</text:p>
          </table:table-cell>
          <table:table-cell office:value-type="float" office:value="13.202055" calcext:value-type="float">
            <text:p>13.202055</text:p>
          </table:table-cell>
          <table:table-cell table:formula="of:=[.C674]+[.A675]" office:value-type="float" office:value="18.050232765" calcext:value-type="float">
            <text:p>18.050232765</text:p>
          </table:table-cell>
        </table:table-row>
        <table:table-row table:style-name="ro1">
          <table:table-cell office:value-type="float" office:value="0.019256886" calcext:value-type="float">
            <text:p>0.019256886</text:p>
          </table:table-cell>
          <table:table-cell office:value-type="float" office:value="12.982368" calcext:value-type="float">
            <text:p>12.982368</text:p>
          </table:table-cell>
          <table:table-cell table:formula="of:=[.C675]+[.A676]" office:value-type="float" office:value="18.069489651" calcext:value-type="float">
            <text:p>18.069489651</text:p>
          </table:table-cell>
        </table:table-row>
        <table:table-row table:style-name="ro1">
          <table:table-cell office:value-type="float" office:value="0.01934844" calcext:value-type="float">
            <text:p>0.01934844</text:p>
          </table:table-cell>
          <table:table-cell office:value-type="float" office:value="12.9209385" calcext:value-type="float">
            <text:p>12.9209385</text:p>
          </table:table-cell>
          <table:table-cell table:formula="of:=[.C676]+[.A677]" office:value-type="float" office:value="18.088838091" calcext:value-type="float">
            <text:p>18.088838091</text:p>
          </table:table-cell>
        </table:table-row>
        <table:table-row table:style-name="ro1">
          <table:table-cell office:value-type="float" office:value="0.019531548" calcext:value-type="float">
            <text:p>0.019531548</text:p>
          </table:table-cell>
          <table:table-cell office:value-type="float" office:value="12.799805" calcext:value-type="float">
            <text:p>12.799805</text:p>
          </table:table-cell>
          <table:table-cell table:formula="of:=[.C677]+[.A678]" office:value-type="float" office:value="18.108369639" calcext:value-type="float">
            <text:p>18.108369639</text:p>
          </table:table-cell>
        </table:table-row>
        <table:table-row table:style-name="ro1">
          <table:table-cell office:value-type="float" office:value="0.019028" calcext:value-type="float">
            <text:p>0.019028</text:p>
          </table:table-cell>
          <table:table-cell office:value-type="float" office:value="13.138533" calcext:value-type="float">
            <text:p>13.138533</text:p>
          </table:table-cell>
          <table:table-cell table:formula="of:=[.C678]+[.A679]" office:value-type="float" office:value="18.127397639" calcext:value-type="float">
            <text:p>18.127397639</text:p>
          </table:table-cell>
        </table:table-row>
        <table:table-row table:style-name="ro1">
          <table:table-cell office:value-type="float" office:value="0.01933318" calcext:value-type="float">
            <text:p>0.01933318</text:p>
          </table:table-cell>
          <table:table-cell office:value-type="float" office:value="12.931137" calcext:value-type="float">
            <text:p>12.931137</text:p>
          </table:table-cell>
          <table:table-cell table:formula="of:=[.C679]+[.A680]" office:value-type="float" office:value="18.146730819" calcext:value-type="float">
            <text:p>18.146730819</text:p>
          </table:table-cell>
        </table:table-row>
        <table:table-row table:style-name="ro1">
          <table:table-cell office:value-type="float" office:value="0.019455252" calcext:value-type="float">
            <text:p>0.019455252</text:p>
          </table:table-cell>
          <table:table-cell office:value-type="float" office:value="12.850001" calcext:value-type="float">
            <text:p>12.850001</text:p>
          </table:table-cell>
          <table:table-cell table:formula="of:=[.C680]+[.A681]" office:value-type="float" office:value="18.166186071" calcext:value-type="float">
            <text:p>18.166186071</text:p>
          </table:table-cell>
        </table:table-row>
        <table:table-row table:style-name="ro1">
          <table:table-cell office:value-type="float" office:value="0.019607844" calcext:value-type="float">
            <text:p>0.019607844</text:p>
          </table:table-cell>
          <table:table-cell office:value-type="float" office:value="12.749999" calcext:value-type="float">
            <text:p>12.749999</text:p>
          </table:table-cell>
          <table:table-cell table:formula="of:=[.C681]+[.A682]" office:value-type="float" office:value="18.185793915" calcext:value-type="float">
            <text:p>18.185793915</text:p>
          </table:table-cell>
        </table:table-row>
        <table:table-row table:style-name="ro1">
          <table:table-cell office:value-type="float" office:value="0.019119555" calcext:value-type="float">
            <text:p>0.019119555</text:p>
          </table:table-cell>
          <table:table-cell office:value-type="float" office:value="13.075618" calcext:value-type="float">
            <text:p>13.075618</text:p>
          </table:table-cell>
          <table:table-cell table:formula="of:=[.C682]+[.A683]" office:value-type="float" office:value="18.20491347" calcext:value-type="float">
            <text:p>18.20491347</text:p>
          </table:table-cell>
        </table:table-row>
        <table:table-row table:style-name="ro1">
          <table:table-cell office:value-type="float" office:value="0.019455252" calcext:value-type="float">
            <text:p>0.019455252</text:p>
          </table:table-cell>
          <table:table-cell office:value-type="float" office:value="12.850001" calcext:value-type="float">
            <text:p>12.850001</text:p>
          </table:table-cell>
          <table:table-cell table:formula="of:=[.C683]+[.A684]" office:value-type="float" office:value="18.224368722" calcext:value-type="float">
            <text:p>18.224368722</text:p>
          </table:table-cell>
        </table:table-row>
        <table:table-row table:style-name="ro1">
          <table:table-cell office:value-type="float" office:value="0.01951629" calcext:value-type="float">
            <text:p>0.01951629</text:p>
          </table:table-cell>
          <table:table-cell office:value-type="float" office:value="12.809813" calcext:value-type="float">
            <text:p>12.809813</text:p>
          </table:table-cell>
          <table:table-cell table:formula="of:=[.C684]+[.A685]" office:value-type="float" office:value="18.243885012" calcext:value-type="float">
            <text:p>18.243885012</text:p>
          </table:table-cell>
        </table:table-row>
        <table:table-row table:style-name="ro1">
          <table:table-cell office:value-type="float" office:value="0.019714657" calcext:value-type="float">
            <text:p>0.019714657</text:p>
          </table:table-cell>
          <table:table-cell office:value-type="float" office:value="12.680921" calcext:value-type="float">
            <text:p>12.680921</text:p>
          </table:table-cell>
          <table:table-cell table:formula="of:=[.C685]+[.A686]" office:value-type="float" office:value="18.263599669" calcext:value-type="float">
            <text:p>18.263599669</text:p>
          </table:table-cell>
        </table:table-row>
        <table:table-row table:style-name="ro1">
          <table:table-cell office:value-type="float" office:value="0.019226369" calcext:value-type="float">
            <text:p>0.019226369</text:p>
          </table:table-cell>
          <table:table-cell office:value-type="float" office:value="13.002975" calcext:value-type="float">
            <text:p>13.002975</text:p>
          </table:table-cell>
          <table:table-cell table:formula="of:=[.C686]+[.A687]" office:value-type="float" office:value="18.282826038" calcext:value-type="float">
            <text:p>18.282826038</text:p>
          </table:table-cell>
        </table:table-row>
        <table:table-row table:style-name="ro1">
          <table:table-cell office:value-type="float" office:value="0.019546807" calcext:value-type="float">
            <text:p>0.019546807</text:p>
          </table:table-cell>
          <table:table-cell office:value-type="float" office:value="12.789813" calcext:value-type="float">
            <text:p>12.789813</text:p>
          </table:table-cell>
          <table:table-cell table:formula="of:=[.C687]+[.A688]" office:value-type="float" office:value="18.302372845" calcext:value-type="float">
            <text:p>18.302372845</text:p>
          </table:table-cell>
        </table:table-row>
        <table:table-row table:style-name="ro1">
          <table:table-cell office:value-type="float" office:value="0.01965362" calcext:value-type="float">
            <text:p>0.01965362</text:p>
          </table:table-cell>
          <table:table-cell office:value-type="float" office:value="12.720303" calcext:value-type="float">
            <text:p>12.720303</text:p>
          </table:table-cell>
          <table:table-cell table:formula="of:=[.C688]+[.A689]" office:value-type="float" office:value="18.322026465" calcext:value-type="float">
            <text:p>18.322026465</text:p>
          </table:table-cell>
        </table:table-row>
        <table:table-row table:style-name="ro1">
          <table:table-cell office:value-type="float" office:value="0.019851988" calcext:value-type="float">
            <text:p>0.019851988</text:p>
          </table:table-cell>
          <table:table-cell office:value-type="float" office:value="12.593198" calcext:value-type="float">
            <text:p>12.593198</text:p>
          </table:table-cell>
          <table:table-cell table:formula="of:=[.C689]+[.A690]" office:value-type="float" office:value="18.341878453" calcext:value-type="float">
            <text:p>18.341878453</text:p>
          </table:table-cell>
        </table:table-row>
        <table:table-row table:style-name="ro1">
          <table:table-cell office:value-type="float" office:value="0.01933318" calcext:value-type="float">
            <text:p>0.01933318</text:p>
          </table:table-cell>
          <table:table-cell office:value-type="float" office:value="12.931137" calcext:value-type="float">
            <text:p>12.931137</text:p>
          </table:table-cell>
          <table:table-cell table:formula="of:=[.C690]+[.A691]" office:value-type="float" office:value="18.361211633" calcext:value-type="float">
            <text:p>18.361211633</text:p>
          </table:table-cell>
        </table:table-row>
        <table:table-row table:style-name="ro1">
          <table:table-cell office:value-type="float" office:value="0.01965362" calcext:value-type="float">
            <text:p>0.01965362</text:p>
          </table:table-cell>
          <table:table-cell office:value-type="float" office:value="12.720303" calcext:value-type="float">
            <text:p>12.720303</text:p>
          </table:table-cell>
          <table:table-cell table:formula="of:=[.C691]+[.A692]" office:value-type="float" office:value="18.380865253" calcext:value-type="float">
            <text:p>18.380865253</text:p>
          </table:table-cell>
        </table:table-row>
        <table:table-row table:style-name="ro1">
          <table:table-cell office:value-type="float" office:value="0.019760434" calcext:value-type="float">
            <text:p>0.019760434</text:p>
          </table:table-cell>
          <table:table-cell office:value-type="float" office:value="12.651545" calcext:value-type="float">
            <text:p>12.651545</text:p>
          </table:table-cell>
          <table:table-cell table:formula="of:=[.C692]+[.A693]" office:value-type="float" office:value="18.400625687" calcext:value-type="float">
            <text:p>18.400625687</text:p>
          </table:table-cell>
        </table:table-row>
        <table:table-row table:style-name="ro1">
          <table:table-cell office:value-type="float" office:value="0.01994354" calcext:value-type="float">
            <text:p>0.01994354</text:p>
          </table:table-cell>
          <table:table-cell office:value-type="float" office:value="12.535387" calcext:value-type="float">
            <text:p>12.535387</text:p>
          </table:table-cell>
          <table:table-cell table:formula="of:=[.C693]+[.A694]" office:value-type="float" office:value="18.420569227" calcext:value-type="float">
            <text:p>18.420569227</text:p>
          </table:table-cell>
        </table:table-row>
        <table:table-row table:style-name="ro1">
          <table:table-cell office:value-type="float" office:value="0.019424735" calcext:value-type="float">
            <text:p>0.019424735</text:p>
          </table:table-cell>
          <table:table-cell office:value-type="float" office:value="12.870189" calcext:value-type="float">
            <text:p>12.870189</text:p>
          </table:table-cell>
          <table:table-cell table:formula="of:=[.C694]+[.A695]" office:value-type="float" office:value="18.439993962" calcext:value-type="float">
            <text:p>18.439993962</text:p>
          </table:table-cell>
        </table:table-row>
        <table:table-row table:style-name="ro1">
          <table:table-cell office:value-type="float" office:value="0.019745175" calcext:value-type="float">
            <text:p>0.019745175</text:p>
          </table:table-cell>
          <table:table-cell office:value-type="float" office:value="12.661322" calcext:value-type="float">
            <text:p>12.661322</text:p>
          </table:table-cell>
          <table:table-cell table:formula="of:=[.C695]+[.A696]" office:value-type="float" office:value="18.459739137" calcext:value-type="float">
            <text:p>18.459739137</text:p>
          </table:table-cell>
        </table:table-row>
        <table:table-row table:style-name="ro1">
          <table:table-cell office:value-type="float" office:value="0.019897765" calcext:value-type="float">
            <text:p>0.019897765</text:p>
          </table:table-cell>
          <table:table-cell office:value-type="float" office:value="12.564226" calcext:value-type="float">
            <text:p>12.564226</text:p>
          </table:table-cell>
          <table:table-cell table:formula="of:=[.C696]+[.A697]" office:value-type="float" office:value="18.479636902" calcext:value-type="float">
            <text:p>18.479636902</text:p>
          </table:table-cell>
        </table:table-row>
        <table:table-row table:style-name="ro1">
          <table:table-cell office:value-type="float" office:value="0.020065613" calcext:value-type="float">
            <text:p>0.020065613</text:p>
          </table:table-cell>
          <table:table-cell office:value-type="float" office:value="12.4591255" calcext:value-type="float">
            <text:p>12.4591255</text:p>
          </table:table-cell>
          <table:table-cell table:formula="of:=[.C697]+[.A698]" office:value-type="float" office:value="18.499702515" calcext:value-type="float">
            <text:p>18.499702515</text:p>
          </table:table-cell>
        </table:table-row>
        <table:table-row table:style-name="ro1">
          <table:table-cell office:value-type="float" office:value="0.019531548" calcext:value-type="float">
            <text:p>0.019531548</text:p>
          </table:table-cell>
          <table:table-cell office:value-type="float" office:value="12.799805" calcext:value-type="float">
            <text:p>12.799805</text:p>
          </table:table-cell>
          <table:table-cell table:formula="of:=[.C698]+[.A699]" office:value-type="float" office:value="18.519234063" calcext:value-type="float">
            <text:p>18.519234063</text:p>
          </table:table-cell>
        </table:table-row>
        <table:table-row table:style-name="ro1">
          <table:table-cell office:value-type="float" office:value="0.019851988" calcext:value-type="float">
            <text:p>0.019851988</text:p>
          </table:table-cell>
          <table:table-cell office:value-type="float" office:value="12.593198" calcext:value-type="float">
            <text:p>12.593198</text:p>
          </table:table-cell>
          <table:table-cell table:formula="of:=[.C699]+[.A700]" office:value-type="float" office:value="18.539086051" calcext:value-type="float">
            <text:p>18.539086051</text:p>
          </table:table-cell>
        </table:table-row>
        <table:table-row table:style-name="ro1">
          <table:table-cell office:value-type="float" office:value="0.019958802" calcext:value-type="float">
            <text:p>0.019958802</text:p>
          </table:table-cell>
          <table:table-cell office:value-type="float" office:value="12.525803" calcext:value-type="float">
            <text:p>12.525803</text:p>
          </table:table-cell>
          <table:table-cell table:formula="of:=[.C700]+[.A701]" office:value-type="float" office:value="18.559044853" calcext:value-type="float">
            <text:p>18.559044853</text:p>
          </table:table-cell>
        </table:table-row>
        <table:table-row table:style-name="ro1">
          <table:table-cell office:value-type="float" office:value="0.020172426" calcext:value-type="float">
            <text:p>0.020172426</text:p>
          </table:table-cell>
          <table:table-cell office:value-type="float" office:value="12.393154" calcext:value-type="float">
            <text:p>12.393154</text:p>
          </table:table-cell>
          <table:table-cell table:formula="of:=[.C701]+[.A702]" office:value-type="float" office:value="18.579217279" calcext:value-type="float">
            <text:p>18.579217279</text:p>
          </table:table-cell>
        </table:table-row>
        <table:table-row table:style-name="ro1">
          <table:table-cell office:value-type="float" office:value="0.019623103" calcext:value-type="float">
            <text:p>0.019623103</text:p>
          </table:table-cell>
          <table:table-cell office:value-type="float" office:value="12.740085" calcext:value-type="float">
            <text:p>12.740085</text:p>
          </table:table-cell>
          <table:table-cell table:formula="of:=[.C702]+[.A703]" office:value-type="float" office:value="18.598840382" calcext:value-type="float">
            <text:p>18.598840382</text:p>
          </table:table-cell>
        </table:table-row>
        <table:table-row table:style-name="ro1">
          <table:table-cell office:value-type="float" office:value="0.019958802" calcext:value-type="float">
            <text:p>0.019958802</text:p>
          </table:table-cell>
          <table:table-cell office:value-type="float" office:value="12.525803" calcext:value-type="float">
            <text:p>12.525803</text:p>
          </table:table-cell>
          <table:table-cell table:formula="of:=[.C703]+[.A704]" office:value-type="float" office:value="18.618799184" calcext:value-type="float">
            <text:p>18.618799184</text:p>
          </table:table-cell>
        </table:table-row>
        <table:table-row table:style-name="ro1">
          <table:table-cell office:value-type="float" office:value="0.020096133" calcext:value-type="float">
            <text:p>0.020096133</text:p>
          </table:table-cell>
          <table:table-cell office:value-type="float" office:value="12.440205" calcext:value-type="float">
            <text:p>12.440205</text:p>
          </table:table-cell>
          <table:table-cell table:formula="of:=[.C704]+[.A705]" office:value-type="float" office:value="18.638895317" calcext:value-type="float">
            <text:p>18.638895317</text:p>
          </table:table-cell>
        </table:table-row>
        <table:table-row table:style-name="ro1">
          <table:table-cell office:value-type="float" office:value="0.020233463" calcext:value-type="float">
            <text:p>0.020233463</text:p>
          </table:table-cell>
          <table:table-cell office:value-type="float" office:value="12.355769" calcext:value-type="float">
            <text:p>12.355769</text:p>
          </table:table-cell>
          <table:table-cell table:formula="of:=[.C705]+[.A706]" office:value-type="float" office:value="18.65912878" calcext:value-type="float">
            <text:p>18.65912878</text:p>
          </table:table-cell>
        </table:table-row>
        <table:table-row table:style-name="ro1">
          <table:table-cell office:value-type="float" office:value="0.019729916" calcext:value-type="float">
            <text:p>0.019729916</text:p>
          </table:table-cell>
          <table:table-cell office:value-type="float" office:value="12.671113" calcext:value-type="float">
            <text:p>12.671113</text:p>
          </table:table-cell>
          <table:table-cell table:formula="of:=[.C706]+[.A707]" office:value-type="float" office:value="18.678858696" calcext:value-type="float">
            <text:p>18.678858696</text:p>
          </table:table-cell>
        </table:table-row>
        <table:table-row table:style-name="ro1">
          <table:table-cell office:value-type="float" office:value="0.020065613" calcext:value-type="float">
            <text:p>0.020065613</text:p>
          </table:table-cell>
          <table:table-cell office:value-type="float" office:value="12.4591255" calcext:value-type="float">
            <text:p>12.4591255</text:p>
          </table:table-cell>
          <table:table-cell table:formula="of:=[.C707]+[.A708]" office:value-type="float" office:value="18.698924309" calcext:value-type="float">
            <text:p>18.698924309</text:p>
          </table:table-cell>
        </table:table-row>
        <table:table-row table:style-name="ro1">
          <table:table-cell office:value-type="float" office:value="0.020202946" calcext:value-type="float">
            <text:p>0.020202946</text:p>
          </table:table-cell>
          <table:table-cell office:value-type="float" office:value="12.374433" calcext:value-type="float">
            <text:p>12.374433</text:p>
          </table:table-cell>
          <table:table-cell table:formula="of:=[.C708]+[.A709]" office:value-type="float" office:value="18.719127255" calcext:value-type="float">
            <text:p>18.719127255</text:p>
          </table:table-cell>
        </table:table-row>
        <table:table-row table:style-name="ro1">
          <table:table-cell office:value-type="float" office:value="0.020386053" calcext:value-type="float">
            <text:p>0.020386053</text:p>
          </table:table-cell>
          <table:table-cell office:value-type="float" office:value="12.263287" calcext:value-type="float">
            <text:p>12.263287</text:p>
          </table:table-cell>
          <table:table-cell table:formula="of:=[.C709]+[.A710]" office:value-type="float" office:value="18.739513308" calcext:value-type="float">
            <text:p>18.739513308</text:p>
          </table:table-cell>
        </table:table-row>
        <table:table-row table:style-name="ro1">
          <table:table-cell office:value-type="float" office:value="0.019821469" calcext:value-type="float">
            <text:p>0.019821469</text:p>
          </table:table-cell>
          <table:table-cell office:value-type="float" office:value="12.612587" calcext:value-type="float">
            <text:p>12.612587</text:p>
          </table:table-cell>
          <table:table-cell table:formula="of:=[.C710]+[.A711]" office:value-type="float" office:value="18.759334777" calcext:value-type="float">
            <text:p>18.759334777</text:p>
          </table:table-cell>
        </table:table-row>
        <table:table-row table:style-name="ro1">
          <table:table-cell office:value-type="float" office:value="0.020187685" calcext:value-type="float">
            <text:p>0.020187685</text:p>
          </table:table-cell>
          <table:table-cell office:value-type="float" office:value="12.383787" calcext:value-type="float">
            <text:p>12.383787</text:p>
          </table:table-cell>
          <table:table-cell table:formula="of:=[.C711]+[.A712]" office:value-type="float" office:value="18.779522462" calcext:value-type="float">
            <text:p>18.779522462</text:p>
          </table:table-cell>
        </table:table-row>
        <table:table-row table:style-name="ro1">
          <table:table-cell office:value-type="float" office:value="0.020309757" calcext:value-type="float">
            <text:p>0.020309757</text:p>
          </table:table-cell>
          <table:table-cell office:value-type="float" office:value="12.309354" calcext:value-type="float">
            <text:p>12.309354</text:p>
          </table:table-cell>
          <table:table-cell table:formula="of:=[.C712]+[.A713]" office:value-type="float" office:value="18.799832219" calcext:value-type="float">
            <text:p>18.799832219</text:p>
          </table:table-cell>
        </table:table-row>
        <table:table-row table:style-name="ro1">
          <table:table-cell office:value-type="float" office:value="0.020462349" calcext:value-type="float">
            <text:p>0.020462349</text:p>
          </table:table-cell>
          <table:table-cell office:value-type="float" office:value="12.217561" calcext:value-type="float">
            <text:p>12.217561</text:p>
          </table:table-cell>
          <table:table-cell table:formula="of:=[.C713]+[.A714]" office:value-type="float" office:value="18.820294568" calcext:value-type="float">
            <text:p>18.820294568</text:p>
          </table:table-cell>
        </table:table-row>
        <table:table-row table:style-name="ro1">
          <table:table-cell office:value-type="float" office:value="0.019928282" calcext:value-type="float">
            <text:p>0.019928282</text:p>
          </table:table-cell>
          <table:table-cell office:value-type="float" office:value="12.544986" calcext:value-type="float">
            <text:p>12.544986</text:p>
          </table:table-cell>
          <table:table-cell table:formula="of:=[.C714]+[.A715]" office:value-type="float" office:value="18.84022285" calcext:value-type="float">
            <text:p>18.84022285</text:p>
          </table:table-cell>
        </table:table-row>
        <table:table-row table:style-name="ro1">
          <table:table-cell office:value-type="float" office:value="0.020248722" calcext:value-type="float">
            <text:p>0.020248722</text:p>
          </table:table-cell>
          <table:table-cell office:value-type="float" office:value="12.346458" calcext:value-type="float">
            <text:p>12.346458</text:p>
          </table:table-cell>
          <table:table-cell table:formula="of:=[.C715]+[.A716]" office:value-type="float" office:value="18.860471572" calcext:value-type="float">
            <text:p>18.860471572</text:p>
          </table:table-cell>
        </table:table-row>
        <table:table-row table:style-name="ro1">
          <table:table-cell office:value-type="float" office:value="0.020386053" calcext:value-type="float">
            <text:p>0.020386053</text:p>
          </table:table-cell>
          <table:table-cell office:value-type="float" office:value="12.263287" calcext:value-type="float">
            <text:p>12.263287</text:p>
          </table:table-cell>
          <table:table-cell table:formula="of:=[.C716]+[.A717]" office:value-type="float" office:value="18.880857625" calcext:value-type="float">
            <text:p>18.880857625</text:p>
          </table:table-cell>
        </table:table-row>
        <table:table-row table:style-name="ro1">
          <table:table-cell office:value-type="float" office:value="0.020523384" calcext:value-type="float">
            <text:p>0.020523384</text:p>
          </table:table-cell>
          <table:table-cell office:value-type="float" office:value="12.181227" calcext:value-type="float">
            <text:p>12.181227</text:p>
          </table:table-cell>
          <table:table-cell table:formula="of:=[.C717]+[.A718]" office:value-type="float" office:value="18.901381009" calcext:value-type="float">
            <text:p>18.901381009</text:p>
          </table:table-cell>
        </table:table-row>
        <table:table-row table:style-name="ro1">
          <table:table-cell office:value-type="float" office:value="0.020004578" calcext:value-type="float">
            <text:p>0.020004578</text:p>
          </table:table-cell>
          <table:table-cell office:value-type="float" office:value="12.497139" calcext:value-type="float">
            <text:p>12.497139</text:p>
          </table:table-cell>
          <table:table-cell table:formula="of:=[.C718]+[.A719]" office:value-type="float" office:value="18.921385587" calcext:value-type="float">
            <text:p>18.921385587</text:p>
          </table:table-cell>
        </table:table-row>
        <table:table-row table:style-name="ro1">
          <table:table-cell office:value-type="float" office:value="0.020355536" calcext:value-type="float">
            <text:p>0.020355536</text:p>
          </table:table-cell>
          <table:table-cell office:value-type="float" office:value="12.281672" calcext:value-type="float">
            <text:p>12.281672</text:p>
          </table:table-cell>
          <table:table-cell table:formula="of:=[.C719]+[.A720]" office:value-type="float" office:value="18.941741123" calcext:value-type="float">
            <text:p>18.941741123</text:p>
          </table:table-cell>
        </table:table-row>
        <table:table-row table:style-name="ro1">
          <table:table-cell office:value-type="float" office:value="0.02044709" calcext:value-type="float">
            <text:p>0.02044709</text:p>
          </table:table-cell>
          <table:table-cell office:value-type="float" office:value="12.226679" calcext:value-type="float">
            <text:p>12.226679</text:p>
          </table:table-cell>
          <table:table-cell table:formula="of:=[.C720]+[.A721]" office:value-type="float" office:value="18.962188213" calcext:value-type="float">
            <text:p>18.962188213</text:p>
          </table:table-cell>
        </table:table-row>
        <table:table-row table:style-name="ro1">
          <table:table-cell office:value-type="float" office:value="0.020584421" calcext:value-type="float">
            <text:p>0.020584421</text:p>
          </table:table-cell>
          <table:table-cell office:value-type="float" office:value="12.145106" calcext:value-type="float">
            <text:p>12.145106</text:p>
          </table:table-cell>
          <table:table-cell table:formula="of:=[.C721]+[.A722]" office:value-type="float" office:value="18.982772634" calcext:value-type="float">
            <text:p>18.982772634</text:p>
          </table:table-cell>
        </table:table-row>
        <table:table-row table:style-name="ro1">
          <table:table-cell office:value-type="float" office:value="0.020065613" calcext:value-type="float">
            <text:p>0.020065613</text:p>
          </table:table-cell>
          <table:table-cell office:value-type="float" office:value="12.4591255" calcext:value-type="float">
            <text:p>12.4591255</text:p>
          </table:table-cell>
          <table:table-cell table:formula="of:=[.C722]+[.A723]" office:value-type="float" office:value="19.002838247" calcext:value-type="float">
            <text:p>19.002838247</text:p>
          </table:table-cell>
        </table:table-row>
        <table:table-row table:style-name="ro1">
          <table:table-cell office:value-type="float" office:value="0.020370794" calcext:value-type="float">
            <text:p>0.020370794</text:p>
          </table:table-cell>
          <table:table-cell office:value-type="float" office:value="12.272472" calcext:value-type="float">
            <text:p>12.272472</text:p>
          </table:table-cell>
          <table:table-cell table:formula="of:=[.C723]+[.A724]" office:value-type="float" office:value="19.023209041" calcext:value-type="float">
            <text:p>19.023209041</text:p>
          </table:table-cell>
        </table:table-row>
        <table:table-row table:style-name="ro1">
          <table:table-cell office:value-type="float" office:value="0.020477608" calcext:value-type="float">
            <text:p>0.020477608</text:p>
          </table:table-cell>
          <table:table-cell office:value-type="float" office:value="12.208457" calcext:value-type="float">
            <text:p>12.208457</text:p>
          </table:table-cell>
          <table:table-cell table:formula="of:=[.C724]+[.A725]" office:value-type="float" office:value="19.043686649" calcext:value-type="float">
            <text:p>19.043686649</text:p>
          </table:table-cell>
        </table:table-row>
        <table:table-row table:style-name="ro1">
          <table:table-cell office:value-type="float" office:value="0.020584421" calcext:value-type="float">
            <text:p>0.020584421</text:p>
          </table:table-cell>
          <table:table-cell office:value-type="float" office:value="12.145106" calcext:value-type="float">
            <text:p>12.145106</text:p>
          </table:table-cell>
          <table:table-cell table:formula="of:=[.C725]+[.A726]" office:value-type="float" office:value="19.06427107" calcext:value-type="float">
            <text:p>19.06427107</text:p>
          </table:table-cell>
        </table:table-row>
        <table:table-row table:style-name="ro1">
          <table:table-cell office:value-type="float" office:value="0.020035096" calcext:value-type="float">
            <text:p>0.020035096</text:p>
          </table:table-cell>
          <table:table-cell office:value-type="float" office:value="12.478104" calcext:value-type="float">
            <text:p>12.478104</text:p>
          </table:table-cell>
          <table:table-cell table:formula="of:=[.C726]+[.A727]" office:value-type="float" office:value="19.084306166" calcext:value-type="float">
            <text:p>19.084306166</text:p>
          </table:table-cell>
        </table:table-row>
        <table:table-row table:style-name="ro1">
          <table:table-cell office:value-type="float" office:value="0.020309757" calcext:value-type="float">
            <text:p>0.020309757</text:p>
          </table:table-cell>
          <table:table-cell office:value-type="float" office:value="12.309354" calcext:value-type="float">
            <text:p>12.309354</text:p>
          </table:table-cell>
          <table:table-cell table:formula="of:=[.C727]+[.A728]" office:value-type="float" office:value="19.104615923" calcext:value-type="float">
            <text:p>19.104615923</text:p>
          </table:table-cell>
        </table:table-row>
        <table:table-row table:style-name="ro1">
          <table:table-cell office:value-type="float" office:value="0.020370794" calcext:value-type="float">
            <text:p>0.020370794</text:p>
          </table:table-cell>
          <table:table-cell office:value-type="float" office:value="12.272472" calcext:value-type="float">
            <text:p>12.272472</text:p>
          </table:table-cell>
          <table:table-cell table:formula="of:=[.C728]+[.A729]" office:value-type="float" office:value="19.124986717" calcext:value-type="float">
            <text:p>19.124986717</text:p>
          </table:table-cell>
        </table:table-row>
        <table:table-row table:style-name="ro1">
          <table:table-cell office:value-type="float" office:value="0.020538643" calcext:value-type="float">
            <text:p>0.020538643</text:p>
          </table:table-cell>
          <table:table-cell office:value-type="float" office:value="12.172177" calcext:value-type="float">
            <text:p>12.172177</text:p>
          </table:table-cell>
          <table:table-cell table:formula="of:=[.C729]+[.A730]" office:value-type="float" office:value="19.14552536" calcext:value-type="float">
            <text:p>19.14552536</text:p>
          </table:table-cell>
        </table:table-row>
        <table:table-row table:style-name="ro1">
          <table:table-cell office:value-type="float" office:value="0.019928282" calcext:value-type="float">
            <text:p>0.019928282</text:p>
          </table:table-cell>
          <table:table-cell office:value-type="float" office:value="12.544986" calcext:value-type="float">
            <text:p>12.544986</text:p>
          </table:table-cell>
          <table:table-cell table:formula="of:=[.C730]+[.A731]" office:value-type="float" office:value="19.165453642" calcext:value-type="float">
            <text:p>19.165453642</text:p>
          </table:table-cell>
        </table:table-row>
        <table:table-row table:style-name="ro1">
          <table:table-cell office:value-type="float" office:value="0.020172426" calcext:value-type="float">
            <text:p>0.020172426</text:p>
          </table:table-cell>
          <table:table-cell office:value-type="float" office:value="12.393154" calcext:value-type="float">
            <text:p>12.393154</text:p>
          </table:table-cell>
          <table:table-cell table:formula="of:=[.C731]+[.A732]" office:value-type="float" office:value="19.185626068" calcext:value-type="float">
            <text:p>19.185626068</text:p>
          </table:table-cell>
        </table:table-row>
        <table:table-row table:style-name="ro1">
          <table:table-cell office:value-type="float" office:value="0.020202946" calcext:value-type="float">
            <text:p>0.020202946</text:p>
          </table:table-cell>
          <table:table-cell office:value-type="float" office:value="12.374433" calcext:value-type="float">
            <text:p>12.374433</text:p>
          </table:table-cell>
          <table:table-cell table:formula="of:=[.C732]+[.A733]" office:value-type="float" office:value="19.205829014" calcext:value-type="float">
            <text:p>19.205829014</text:p>
          </table:table-cell>
        </table:table-row>
        <table:table-row table:style-name="ro1">
          <table:table-cell office:value-type="float" office:value="0.020309757" calcext:value-type="float">
            <text:p>0.020309757</text:p>
          </table:table-cell>
          <table:table-cell office:value-type="float" office:value="12.309354" calcext:value-type="float">
            <text:p>12.309354</text:p>
          </table:table-cell>
          <table:table-cell table:formula="of:=[.C733]+[.A734]" office:value-type="float" office:value="19.226138771" calcext:value-type="float">
            <text:p>19.226138771</text:p>
          </table:table-cell>
        </table:table-row>
        <table:table-row table:style-name="ro1">
          <table:table-cell office:value-type="float" office:value="0.019699397" calcext:value-type="float">
            <text:p>0.019699397</text:p>
          </table:table-cell>
          <table:table-cell office:value-type="float" office:value="12.690743" calcext:value-type="float">
            <text:p>12.690743</text:p>
          </table:table-cell>
          <table:table-cell table:formula="of:=[.C734]+[.A735]" office:value-type="float" office:value="19.245838168" calcext:value-type="float">
            <text:p>19.245838168</text:p>
          </table:table-cell>
        </table:table-row>
        <table:table-row table:style-name="ro1">
          <table:table-cell office:value-type="float" office:value="0.019928282" calcext:value-type="float">
            <text:p>0.019928282</text:p>
          </table:table-cell>
          <table:table-cell office:value-type="float" office:value="12.544986" calcext:value-type="float">
            <text:p>12.544986</text:p>
          </table:table-cell>
          <table:table-cell table:formula="of:=[.C735]+[.A736]" office:value-type="float" office:value="19.26576645" calcext:value-type="float">
            <text:p>19.26576645</text:p>
          </table:table-cell>
        </table:table-row>
        <table:table-row table:style-name="ro1">
          <table:table-cell office:value-type="float" office:value="0.01994354" calcext:value-type="float">
            <text:p>0.01994354</text:p>
          </table:table-cell>
          <table:table-cell office:value-type="float" office:value="12.535387" calcext:value-type="float">
            <text:p>12.535387</text:p>
          </table:table-cell>
          <table:table-cell table:formula="of:=[.C736]+[.A737]" office:value-type="float" office:value="19.28570999" calcext:value-type="float">
            <text:p>19.28570999</text:p>
          </table:table-cell>
        </table:table-row>
        <table:table-row table:style-name="ro1">
          <table:table-cell office:value-type="float" office:value="0.020035096" calcext:value-type="float">
            <text:p>0.020035096</text:p>
          </table:table-cell>
          <table:table-cell office:value-type="float" office:value="12.478104" calcext:value-type="float">
            <text:p>12.478104</text:p>
          </table:table-cell>
          <table:table-cell table:formula="of:=[.C737]+[.A738]" office:value-type="float" office:value="19.305745086" calcext:value-type="float">
            <text:p>19.305745086</text:p>
          </table:table-cell>
        </table:table-row>
        <table:table-row table:style-name="ro1">
          <table:table-cell office:value-type="float" office:value="0.019424735" calcext:value-type="float">
            <text:p>0.019424735</text:p>
          </table:table-cell>
          <table:table-cell office:value-type="float" office:value="12.870189" calcext:value-type="float">
            <text:p>12.870189</text:p>
          </table:table-cell>
          <table:table-cell table:formula="of:=[.C738]+[.A739]" office:value-type="float" office:value="19.325169821" calcext:value-type="float">
            <text:p>19.325169821</text:p>
          </table:table-cell>
        </table:table-row>
        <table:table-row table:style-name="ro1">
          <table:table-cell office:value-type="float" office:value="0.019668879" calcext:value-type="float">
            <text:p>0.019668879</text:p>
          </table:table-cell>
          <table:table-cell office:value-type="float" office:value="12.710434" calcext:value-type="float">
            <text:p>12.710434</text:p>
          </table:table-cell>
          <table:table-cell table:formula="of:=[.C739]+[.A740]" office:value-type="float" office:value="19.3448387" calcext:value-type="float">
            <text:p>19.3448387</text:p>
          </table:table-cell>
        </table:table-row>
        <table:table-row table:style-name="ro1">
          <table:table-cell office:value-type="float" office:value="0.019760434" calcext:value-type="float">
            <text:p>0.019760434</text:p>
          </table:table-cell>
          <table:table-cell office:value-type="float" office:value="12.651545" calcext:value-type="float">
            <text:p>12.651545</text:p>
          </table:table-cell>
          <table:table-cell table:formula="of:=[.C740]+[.A741]" office:value-type="float" office:value="19.364599134" calcext:value-type="float">
            <text:p>19.364599134</text:p>
          </table:table-cell>
        </table:table-row>
        <table:table-row table:style-name="ro1">
          <table:table-cell office:value-type="float" office:value="0.019882506" calcext:value-type="float">
            <text:p>0.019882506</text:p>
          </table:table-cell>
          <table:table-cell office:value-type="float" office:value="12.573868" calcext:value-type="float">
            <text:p>12.573868</text:p>
          </table:table-cell>
          <table:table-cell table:formula="of:=[.C741]+[.A742]" office:value-type="float" office:value="19.38448164" calcext:value-type="float">
            <text:p>19.38448164</text:p>
          </table:table-cell>
        </table:table-row>
        <table:table-row table:style-name="ro1">
          <table:table-cell office:value-type="float" office:value="0.019317921" calcext:value-type="float">
            <text:p>0.019317921</text:p>
          </table:table-cell>
          <table:table-cell office:value-type="float" office:value="12.941351" calcext:value-type="float">
            <text:p>12.941351</text:p>
          </table:table-cell>
          <table:table-cell table:formula="of:=[.C742]+[.A743]" office:value-type="float" office:value="19.403799561" calcext:value-type="float">
            <text:p>19.403799561</text:p>
          </table:table-cell>
        </table:table-row>
        <table:table-row table:style-name="ro1">
          <table:table-cell office:value-type="float" office:value="0.019577324" calcext:value-type="float">
            <text:p>0.019577324</text:p>
          </table:table-cell>
          <table:table-cell office:value-type="float" office:value="12.769876" calcext:value-type="float">
            <text:p>12.769876</text:p>
          </table:table-cell>
          <table:table-cell table:formula="of:=[.C743]+[.A744]" office:value-type="float" office:value="19.423376885" calcext:value-type="float">
            <text:p>19.423376885</text:p>
          </table:table-cell>
        </table:table-row>
        <table:table-row table:style-name="ro1">
          <table:table-cell office:value-type="float" office:value="0.019638361" calcext:value-type="float">
            <text:p>0.019638361</text:p>
          </table:table-cell>
          <table:table-cell office:value-type="float" office:value="12.7301855" calcext:value-type="float">
            <text:p>12.7301855</text:p>
          </table:table-cell>
          <table:table-cell table:formula="of:=[.C744]+[.A745]" office:value-type="float" office:value="19.443015246" calcext:value-type="float">
            <text:p>19.443015246</text:p>
          </table:table-cell>
        </table:table-row>
        <table:table-row table:style-name="ro1">
          <table:table-cell office:value-type="float" office:value="0.019790951" calcext:value-type="float">
            <text:p>0.019790951</text:p>
          </table:table-cell>
          <table:table-cell office:value-type="float" office:value="12.632035" calcext:value-type="float">
            <text:p>12.632035</text:p>
          </table:table-cell>
          <table:table-cell table:formula="of:=[.C745]+[.A746]" office:value-type="float" office:value="19.462806197" calcext:value-type="float">
            <text:p>19.462806197</text:p>
          </table:table-cell>
        </table:table-row>
        <table:table-row table:style-name="ro1">
          <table:table-cell office:value-type="float" office:value="0.019241627" calcext:value-type="float">
            <text:p>0.019241627</text:p>
          </table:table-cell>
          <table:table-cell office:value-type="float" office:value="12.992664" calcext:value-type="float">
            <text:p>12.992664</text:p>
          </table:table-cell>
          <table:table-cell table:formula="of:=[.C746]+[.A747]" office:value-type="float" office:value="19.482047824" calcext:value-type="float">
            <text:p>19.482047824</text:p>
          </table:table-cell>
        </table:table-row>
        <table:table-row table:style-name="ro1">
          <table:table-cell office:value-type="float" office:value="0.01950103" calcext:value-type="float">
            <text:p>0.01950103</text:p>
          </table:table-cell>
          <table:table-cell office:value-type="float" office:value="12.819836" calcext:value-type="float">
            <text:p>12.819836</text:p>
          </table:table-cell>
          <table:table-cell table:formula="of:=[.C747]+[.A748]" office:value-type="float" office:value="19.501548854" calcext:value-type="float">
            <text:p>19.501548854</text:p>
          </table:table-cell>
        </table:table-row>
        <table:table-row table:style-name="ro1">
          <table:table-cell office:value-type="float" office:value="0.019592585" calcext:value-type="float">
            <text:p>0.019592585</text:p>
          </table:table-cell>
          <table:table-cell office:value-type="float" office:value="12.759929" calcext:value-type="float">
            <text:p>12.759929</text:p>
          </table:table-cell>
          <table:table-cell table:formula="of:=[.C748]+[.A749]" office:value-type="float" office:value="19.521141439" calcext:value-type="float">
            <text:p>19.521141439</text:p>
          </table:table-cell>
        </table:table-row>
        <table:table-row table:style-name="ro1">
          <table:table-cell office:value-type="float" office:value="0.019760434" calcext:value-type="float">
            <text:p>0.019760434</text:p>
          </table:table-cell>
          <table:table-cell office:value-type="float" office:value="12.651545" calcext:value-type="float">
            <text:p>12.651545</text:p>
          </table:table-cell>
          <table:table-cell table:formula="of:=[.C749]+[.A750]" office:value-type="float" office:value="19.540901873" calcext:value-type="float">
            <text:p>19.540901873</text:p>
          </table:table-cell>
        </table:table-row>
        <table:table-row table:style-name="ro1">
          <table:table-cell office:value-type="float" office:value="0.01919585" calcext:value-type="float">
            <text:p>0.01919585</text:p>
          </table:table-cell>
          <table:table-cell office:value-type="float" office:value="13.023648" calcext:value-type="float">
            <text:p>13.023648</text:p>
          </table:table-cell>
          <table:table-cell table:formula="of:=[.C750]+[.A751]" office:value-type="float" office:value="19.560097723" calcext:value-type="float">
            <text:p>19.560097723</text:p>
          </table:table-cell>
        </table:table-row>
        <table:table-row table:style-name="ro1">
          <table:table-cell office:value-type="float" office:value="0.01951629" calcext:value-type="float">
            <text:p>0.01951629</text:p>
          </table:table-cell>
          <table:table-cell office:value-type="float" office:value="12.809813" calcext:value-type="float">
            <text:p>12.809813</text:p>
          </table:table-cell>
          <table:table-cell table:formula="of:=[.C751]+[.A752]" office:value-type="float" office:value="19.579614013" calcext:value-type="float">
            <text:p>19.579614013</text:p>
          </table:table-cell>
        </table:table-row>
        <table:table-row table:style-name="ro1">
          <table:table-cell office:value-type="float" office:value="0.019607844" calcext:value-type="float">
            <text:p>0.019607844</text:p>
          </table:table-cell>
          <table:table-cell office:value-type="float" office:value="12.749999" calcext:value-type="float">
            <text:p>12.749999</text:p>
          </table:table-cell>
          <table:table-cell table:formula="of:=[.C752]+[.A753]" office:value-type="float" office:value="19.599221857" calcext:value-type="float">
            <text:p>19.599221857</text:p>
          </table:table-cell>
        </table:table-row>
        <table:table-row table:style-name="ro1">
          <table:table-cell office:value-type="float" office:value="0.019729916" calcext:value-type="float">
            <text:p>0.019729916</text:p>
          </table:table-cell>
          <table:table-cell office:value-type="float" office:value="12.671113" calcext:value-type="float">
            <text:p>12.671113</text:p>
          </table:table-cell>
          <table:table-cell table:formula="of:=[.C753]+[.A754]" office:value-type="float" office:value="19.618951773" calcext:value-type="float">
            <text:p>19.618951773</text:p>
          </table:table-cell>
        </table:table-row>
        <table:table-row table:style-name="ro1">
          <table:table-cell office:value-type="float" office:value="0.019211108" calcext:value-type="float">
            <text:p>0.019211108</text:p>
          </table:table-cell>
          <table:table-cell office:value-type="float" office:value="13.013305" calcext:value-type="float">
            <text:p>13.013305</text:p>
          </table:table-cell>
          <table:table-cell table:formula="of:=[.C754]+[.A755]" office:value-type="float" office:value="19.638162881" calcext:value-type="float">
            <text:p>19.638162881</text:p>
          </table:table-cell>
        </table:table-row>
        <table:table-row table:style-name="ro1">
          <table:table-cell office:value-type="float" office:value="0.019531548" calcext:value-type="float">
            <text:p>0.019531548</text:p>
          </table:table-cell>
          <table:table-cell office:value-type="float" office:value="12.799805" calcext:value-type="float">
            <text:p>12.799805</text:p>
          </table:table-cell>
          <table:table-cell table:formula="of:=[.C755]+[.A756]" office:value-type="float" office:value="19.657694429" calcext:value-type="float">
            <text:p>19.657694429</text:p>
          </table:table-cell>
        </table:table-row>
        <table:table-row table:style-name="ro1">
          <table:table-cell office:value-type="float" office:value="0.019623103" calcext:value-type="float">
            <text:p>0.019623103</text:p>
          </table:table-cell>
          <table:table-cell office:value-type="float" office:value="12.740085" calcext:value-type="float">
            <text:p>12.740085</text:p>
          </table:table-cell>
          <table:table-cell table:formula="of:=[.C756]+[.A757]" office:value-type="float" office:value="19.677317532" calcext:value-type="float">
            <text:p>19.677317532</text:p>
          </table:table-cell>
        </table:table-row>
        <table:table-row table:style-name="ro1">
          <table:table-cell office:value-type="float" office:value="0.019775692" calcext:value-type="float">
            <text:p>0.019775692</text:p>
          </table:table-cell>
          <table:table-cell office:value-type="float" office:value="12.641783" calcext:value-type="float">
            <text:p>12.641783</text:p>
          </table:table-cell>
          <table:table-cell table:formula="of:=[.C757]+[.A758]" office:value-type="float" office:value="19.697093224" calcext:value-type="float">
            <text:p>19.697093224</text:p>
          </table:table-cell>
        </table:table-row>
        <table:table-row table:style-name="ro1">
          <table:table-cell office:value-type="float" office:value="0.019226369" calcext:value-type="float">
            <text:p>0.019226369</text:p>
          </table:table-cell>
          <table:table-cell office:value-type="float" office:value="13.002975" calcext:value-type="float">
            <text:p>13.002975</text:p>
          </table:table-cell>
          <table:table-cell table:formula="of:=[.C758]+[.A759]" office:value-type="float" office:value="19.716319593" calcext:value-type="float">
            <text:p>19.716319593</text:p>
          </table:table-cell>
        </table:table-row>
        <table:table-row table:style-name="ro1">
          <table:table-cell office:value-type="float" office:value="0.019562066" calcext:value-type="float">
            <text:p>0.019562066</text:p>
          </table:table-cell>
          <table:table-cell office:value-type="float" office:value="12.779837" calcext:value-type="float">
            <text:p>12.779837</text:p>
          </table:table-cell>
          <table:table-cell table:formula="of:=[.C759]+[.A760]" office:value-type="float" office:value="19.735881659" calcext:value-type="float">
            <text:p>19.735881659</text:p>
          </table:table-cell>
        </table:table-row>
        <table:table-row table:style-name="ro1">
          <table:table-cell office:value-type="float" office:value="0.019668879" calcext:value-type="float">
            <text:p>0.019668879</text:p>
          </table:table-cell>
          <table:table-cell office:value-type="float" office:value="12.710434" calcext:value-type="float">
            <text:p>12.710434</text:p>
          </table:table-cell>
          <table:table-cell table:formula="of:=[.C760]+[.A761]" office:value-type="float" office:value="19.755550538" calcext:value-type="float">
            <text:p>19.755550538</text:p>
          </table:table-cell>
        </table:table-row>
        <table:table-row table:style-name="ro1">
          <table:table-cell office:value-type="float" office:value="0.019821469" calcext:value-type="float">
            <text:p>0.019821469</text:p>
          </table:table-cell>
          <table:table-cell office:value-type="float" office:value="12.612587" calcext:value-type="float">
            <text:p>12.612587</text:p>
          </table:table-cell>
          <table:table-cell table:formula="of:=[.C761]+[.A762]" office:value-type="float" office:value="19.775372007" calcext:value-type="float">
            <text:p>19.775372007</text:p>
          </table:table-cell>
        </table:table-row>
        <table:table-row table:style-name="ro1">
          <table:table-cell office:value-type="float" office:value="0.019287404" calcext:value-type="float">
            <text:p>0.019287404</text:p>
          </table:table-cell>
          <table:table-cell office:value-type="float" office:value="12.961827" calcext:value-type="float">
            <text:p>12.961827</text:p>
          </table:table-cell>
          <table:table-cell table:formula="of:=[.C762]+[.A763]" office:value-type="float" office:value="19.794659411" calcext:value-type="float">
            <text:p>19.794659411</text:p>
          </table:table-cell>
        </table:table-row>
        <table:table-row table:style-name="ro1">
          <table:table-cell office:value-type="float" office:value="0.019638361" calcext:value-type="float">
            <text:p>0.019638361</text:p>
          </table:table-cell>
          <table:table-cell office:value-type="float" office:value="12.7301855" calcext:value-type="float">
            <text:p>12.7301855</text:p>
          </table:table-cell>
          <table:table-cell table:formula="of:=[.C763]+[.A764]" office:value-type="float" office:value="19.814297772" calcext:value-type="float">
            <text:p>19.814297772</text:p>
          </table:table-cell>
        </table:table-row>
        <table:table-row table:style-name="ro1">
          <table:table-cell office:value-type="float" office:value="0.019760434" calcext:value-type="float">
            <text:p>0.019760434</text:p>
          </table:table-cell>
          <table:table-cell office:value-type="float" office:value="12.651545" calcext:value-type="float">
            <text:p>12.651545</text:p>
          </table:table-cell>
          <table:table-cell table:formula="of:=[.C764]+[.A765]" office:value-type="float" office:value="19.834058206" calcext:value-type="float">
            <text:p>19.834058206</text:p>
          </table:table-cell>
        </table:table-row>
        <table:table-row table:style-name="ro1">
          <table:table-cell office:value-type="float" office:value="0.019882506" calcext:value-type="float">
            <text:p>0.019882506</text:p>
          </table:table-cell>
          <table:table-cell office:value-type="float" office:value="12.573868" calcext:value-type="float">
            <text:p>12.573868</text:p>
          </table:table-cell>
          <table:table-cell table:formula="of:=[.C765]+[.A766]" office:value-type="float" office:value="19.853940712" calcext:value-type="float">
            <text:p>19.853940712</text:p>
          </table:table-cell>
        </table:table-row>
        <table:table-row table:style-name="ro1">
          <table:table-cell office:value-type="float" office:value="0.019409476" calcext:value-type="float">
            <text:p>0.019409476</text:p>
          </table:table-cell>
          <table:table-cell office:value-type="float" office:value="12.880307" calcext:value-type="float">
            <text:p>12.880307</text:p>
          </table:table-cell>
          <table:table-cell table:formula="of:=[.C766]+[.A767]" office:value-type="float" office:value="19.873350188" calcext:value-type="float">
            <text:p>19.873350188</text:p>
          </table:table-cell>
        </table:table-row>
        <table:table-row table:style-name="ro1">
          <table:table-cell office:value-type="float" office:value="0.019699397" calcext:value-type="float">
            <text:p>0.019699397</text:p>
          </table:table-cell>
          <table:table-cell office:value-type="float" office:value="12.690743" calcext:value-type="float">
            <text:p>12.690743</text:p>
          </table:table-cell>
          <table:table-cell table:formula="of:=[.C767]+[.A768]" office:value-type="float" office:value="19.893049585" calcext:value-type="float">
            <text:p>19.893049585</text:p>
          </table:table-cell>
        </table:table-row>
        <table:table-row table:style-name="ro1">
          <table:table-cell office:value-type="float" office:value="0.01983673" calcext:value-type="float">
            <text:p>0.01983673</text:p>
          </table:table-cell>
          <table:table-cell office:value-type="float" office:value="12.602884" calcext:value-type="float">
            <text:p>12.602884</text:p>
          </table:table-cell>
          <table:table-cell table:formula="of:=[.C768]+[.A769]" office:value-type="float" office:value="19.912886315" calcext:value-type="float">
            <text:p>19.912886315</text:p>
          </table:table-cell>
        </table:table-row>
        <table:table-row table:style-name="ro1">
          <table:table-cell office:value-type="float" office:value="0.020019837" calcext:value-type="float">
            <text:p>0.020019837</text:p>
          </table:table-cell>
          <table:table-cell office:value-type="float" office:value="12.487615" calcext:value-type="float">
            <text:p>12.487615</text:p>
          </table:table-cell>
          <table:table-cell table:formula="of:=[.C769]+[.A770]" office:value-type="float" office:value="19.932906152" calcext:value-type="float">
            <text:p>19.932906152</text:p>
          </table:table-cell>
        </table:table-row>
        <table:table-row table:style-name="ro1">
          <table:table-cell office:value-type="float" office:value="0.019485772" calcext:value-type="float">
            <text:p>0.019485772</text:p>
          </table:table-cell>
          <table:table-cell office:value-type="float" office:value="12.829874" calcext:value-type="float">
            <text:p>12.829874</text:p>
          </table:table-cell>
          <table:table-cell table:formula="of:=[.C770]+[.A771]" office:value-type="float" office:value="19.952391924" calcext:value-type="float">
            <text:p>19.952391924</text:p>
          </table:table-cell>
        </table:table-row>
        <table:table-row table:style-name="ro1">
          <table:table-cell office:value-type="float" office:value="0.01980621" calcext:value-type="float">
            <text:p>0.01980621</text:p>
          </table:table-cell>
          <table:table-cell office:value-type="float" office:value="12.622304" calcext:value-type="float">
            <text:p>12.622304</text:p>
          </table:table-cell>
          <table:table-cell table:formula="of:=[.C771]+[.A772]" office:value-type="float" office:value="19.972198134" calcext:value-type="float">
            <text:p>19.972198134</text:p>
          </table:table-cell>
        </table:table-row>
        <table:table-row table:style-name="ro1">
          <table:table-cell office:value-type="float" office:value="0.019897765" calcext:value-type="float">
            <text:p>0.019897765</text:p>
          </table:table-cell>
          <table:table-cell office:value-type="float" office:value="12.564226" calcext:value-type="float">
            <text:p>12.564226</text:p>
          </table:table-cell>
          <table:table-cell table:formula="of:=[.C772]+[.A773]" office:value-type="float" office:value="19.992095899" calcext:value-type="float">
            <text:p>19.992095899</text:p>
          </table:table-cell>
        </table:table-row>
        <table:table-row table:style-name="ro1">
          <table:table-cell office:value-type="float" office:value="0.020096133" calcext:value-type="float">
            <text:p>0.020096133</text:p>
          </table:table-cell>
          <table:table-cell office:value-type="float" office:value="12.440205" calcext:value-type="float">
            <text:p>12.440205</text:p>
          </table:table-cell>
          <table:table-cell table:formula="of:=[.C773]+[.A774]" office:value-type="float" office:value="20.012192032" calcext:value-type="float">
            <text:p>20.012192032</text:p>
          </table:table-cell>
        </table:table-row>
        <table:table-row table:style-name="ro1">
          <table:table-cell office:value-type="float" office:value="0.019577324" calcext:value-type="float">
            <text:p>0.019577324</text:p>
          </table:table-cell>
          <table:table-cell office:value-type="float" office:value="12.769876" calcext:value-type="float">
            <text:p>12.769876</text:p>
          </table:table-cell>
          <table:table-cell table:formula="of:=[.C774]+[.A775]" office:value-type="float" office:value="20.031769356" calcext:value-type="float">
            <text:p>20.031769356</text:p>
          </table:table-cell>
        </table:table-row>
        <table:table-row table:style-name="ro1">
          <table:table-cell office:value-type="float" office:value="0.019913023" calcext:value-type="float">
            <text:p>0.019913023</text:p>
          </table:table-cell>
          <table:table-cell office:value-type="float" office:value="12.554598" calcext:value-type="float">
            <text:p>12.554598</text:p>
          </table:table-cell>
          <table:table-cell table:formula="of:=[.C775]+[.A776]" office:value-type="float" office:value="20.051682379" calcext:value-type="float">
            <text:p>20.051682379</text:p>
          </table:table-cell>
        </table:table-row>
        <table:table-row table:style-name="ro1">
          <table:table-cell office:value-type="float" office:value="0.020050354" calcext:value-type="float">
            <text:p>0.020050354</text:p>
          </table:table-cell>
          <table:table-cell office:value-type="float" office:value="12.468608" calcext:value-type="float">
            <text:p>12.468608</text:p>
          </table:table-cell>
          <table:table-cell table:formula="of:=[.C776]+[.A777]" office:value-type="float" office:value="20.071732733" calcext:value-type="float">
            <text:p>20.071732733</text:p>
          </table:table-cell>
        </table:table-row>
        <table:table-row table:style-name="ro1">
          <table:table-cell office:value-type="float" office:value="0.020233463" calcext:value-type="float">
            <text:p>0.020233463</text:p>
          </table:table-cell>
          <table:table-cell office:value-type="float" office:value="12.355769" calcext:value-type="float">
            <text:p>12.355769</text:p>
          </table:table-cell>
          <table:table-cell table:formula="of:=[.C777]+[.A778]" office:value-type="float" office:value="20.091966196" calcext:value-type="float">
            <text:p>20.091966196</text:p>
          </table:table-cell>
        </table:table-row>
        <table:table-row table:style-name="ro1">
          <table:table-cell office:value-type="float" office:value="0.019684138" calcext:value-type="float">
            <text:p>0.019684138</text:p>
          </table:table-cell>
          <table:table-cell office:value-type="float" office:value="12.700582" calcext:value-type="float">
            <text:p>12.700582</text:p>
          </table:table-cell>
          <table:table-cell table:formula="of:=[.C778]+[.A779]" office:value-type="float" office:value="20.111650334" calcext:value-type="float">
            <text:p>20.111650334</text:p>
          </table:table-cell>
        </table:table-row>
        <table:table-row table:style-name="ro1">
          <table:table-cell office:value-type="float" office:value="0.020035096" calcext:value-type="float">
            <text:p>0.020035096</text:p>
          </table:table-cell>
          <table:table-cell office:value-type="float" office:value="12.478104" calcext:value-type="float">
            <text:p>12.478104</text:p>
          </table:table-cell>
          <table:table-cell table:formula="of:=[.C779]+[.A780]" office:value-type="float" office:value="20.13168543" calcext:value-type="float">
            <text:p>20.13168543</text:p>
          </table:table-cell>
        </table:table-row>
        <table:table-row table:style-name="ro1">
          <table:table-cell office:value-type="float" office:value="0.020157168" calcext:value-type="float">
            <text:p>0.020157168</text:p>
          </table:table-cell>
          <table:table-cell office:value-type="float" office:value="12.402535" calcext:value-type="float">
            <text:p>12.402535</text:p>
          </table:table-cell>
          <table:table-cell table:formula="of:=[.C780]+[.A781]" office:value-type="float" office:value="20.151842598" calcext:value-type="float">
            <text:p>20.151842598</text:p>
          </table:table-cell>
        </table:table-row>
        <table:table-row table:style-name="ro1">
          <table:table-cell office:value-type="float" office:value="0.020325018" calcext:value-type="float">
            <text:p>0.020325018</text:p>
          </table:table-cell>
          <table:table-cell office:value-type="float" office:value="12.300113" calcext:value-type="float">
            <text:p>12.300113</text:p>
          </table:table-cell>
          <table:table-cell table:formula="of:=[.C781]+[.A782]" office:value-type="float" office:value="20.172167616" calcext:value-type="float">
            <text:p>20.172167616</text:p>
          </table:table-cell>
        </table:table-row>
        <table:table-row table:style-name="ro1">
          <table:table-cell office:value-type="float" office:value="0.01980621" calcext:value-type="float">
            <text:p>0.01980621</text:p>
          </table:table-cell>
          <table:table-cell office:value-type="float" office:value="12.622304" calcext:value-type="float">
            <text:p>12.622304</text:p>
          </table:table-cell>
          <table:table-cell table:formula="of:=[.C782]+[.A783]" office:value-type="float" office:value="20.191973826" calcext:value-type="float">
            <text:p>20.191973826</text:p>
          </table:table-cell>
        </table:table-row>
        <table:table-row table:style-name="ro1">
          <table:table-cell office:value-type="float" office:value="0.02012665" calcext:value-type="float">
            <text:p>0.02012665</text:p>
          </table:table-cell>
          <table:table-cell office:value-type="float" office:value="12.421341" calcext:value-type="float">
            <text:p>12.421341</text:p>
          </table:table-cell>
          <table:table-cell table:formula="of:=[.C783]+[.A784]" office:value-type="float" office:value="20.212100476" calcext:value-type="float">
            <text:p>20.212100476</text:p>
          </table:table-cell>
        </table:table-row>
        <table:table-row table:style-name="ro1">
          <table:table-cell office:value-type="float" office:value="0.020248722" calcext:value-type="float">
            <text:p>0.020248722</text:p>
          </table:table-cell>
          <table:table-cell office:value-type="float" office:value="12.346458" calcext:value-type="float">
            <text:p>12.346458</text:p>
          </table:table-cell>
          <table:table-cell table:formula="of:=[.C784]+[.A785]" office:value-type="float" office:value="20.232349198" calcext:value-type="float">
            <text:p>20.232349198</text:p>
          </table:table-cell>
        </table:table-row>
        <table:table-row table:style-name="ro1">
          <table:table-cell office:value-type="float" office:value="0.02041657" calcext:value-type="float">
            <text:p>0.02041657</text:p>
          </table:table-cell>
          <table:table-cell office:value-type="float" office:value="12.244956" calcext:value-type="float">
            <text:p>12.244956</text:p>
          </table:table-cell>
          <table:table-cell table:formula="of:=[.C785]+[.A786]" office:value-type="float" office:value="20.252765768" calcext:value-type="float">
            <text:p>20.252765768</text:p>
          </table:table-cell>
        </table:table-row>
        <table:table-row table:style-name="ro1">
          <table:table-cell office:value-type="float" office:value="0.019897765" calcext:value-type="float">
            <text:p>0.019897765</text:p>
          </table:table-cell>
          <table:table-cell office:value-type="float" office:value="12.564226" calcext:value-type="float">
            <text:p>12.564226</text:p>
          </table:table-cell>
          <table:table-cell table:formula="of:=[.C786]+[.A787]" office:value-type="float" office:value="20.272663533" calcext:value-type="float">
            <text:p>20.272663533</text:p>
          </table:table-cell>
        </table:table-row>
        <table:table-row table:style-name="ro1">
          <table:table-cell office:value-type="float" office:value="0.020202946" calcext:value-type="float">
            <text:p>0.020202946</text:p>
          </table:table-cell>
          <table:table-cell office:value-type="float" office:value="12.374433" calcext:value-type="float">
            <text:p>12.374433</text:p>
          </table:table-cell>
          <table:table-cell table:formula="of:=[.C787]+[.A788]" office:value-type="float" office:value="20.292866479" calcext:value-type="float">
            <text:p>20.292866479</text:p>
          </table:table-cell>
        </table:table-row>
        <table:table-row table:style-name="ro1">
          <table:table-cell office:value-type="float" office:value="0.020370794" calcext:value-type="float">
            <text:p>0.020370794</text:p>
          </table:table-cell>
          <table:table-cell office:value-type="float" office:value="12.272472" calcext:value-type="float">
            <text:p>12.272472</text:p>
          </table:table-cell>
          <table:table-cell table:formula="of:=[.C788]+[.A789]" office:value-type="float" office:value="20.313237273" calcext:value-type="float">
            <text:p>20.313237273</text:p>
          </table:table-cell>
        </table:table-row>
        <table:table-row table:style-name="ro1">
          <table:table-cell office:value-type="float" office:value="0.020553902" calcext:value-type="float">
            <text:p>0.020553902</text:p>
          </table:table-cell>
          <table:table-cell office:value-type="float" office:value="12.16314" calcext:value-type="float">
            <text:p>12.16314</text:p>
          </table:table-cell>
          <table:table-cell table:formula="of:=[.C789]+[.A790]" office:value-type="float" office:value="20.333791175" calcext:value-type="float">
            <text:p>20.333791175</text:p>
          </table:table-cell>
        </table:table-row>
        <table:table-row table:style-name="ro1">
          <table:table-cell office:value-type="float" office:value="0.01998932" calcext:value-type="float">
            <text:p>0.01998932</text:p>
          </table:table-cell>
          <table:table-cell office:value-type="float" office:value="12.50668" calcext:value-type="float">
            <text:p>12.50668</text:p>
          </table:table-cell>
          <table:table-cell table:formula="of:=[.C790]+[.A791]" office:value-type="float" office:value="20.353780495" calcext:value-type="float">
            <text:p>20.353780495</text:p>
          </table:table-cell>
        </table:table-row>
        <table:table-row table:style-name="ro1">
          <table:table-cell office:value-type="float" office:value="0.020340277" calcext:value-type="float">
            <text:p>0.020340277</text:p>
          </table:table-cell>
          <table:table-cell office:value-type="float" office:value="12.290885" calcext:value-type="float">
            <text:p>12.290885</text:p>
          </table:table-cell>
          <table:table-cell table:formula="of:=[.C791]+[.A792]" office:value-type="float" office:value="20.374120772" calcext:value-type="float">
            <text:p>20.374120772</text:p>
          </table:table-cell>
        </table:table-row>
        <table:table-row table:style-name="ro1">
          <table:table-cell office:value-type="float" office:value="0.02043183" calcext:value-type="float">
            <text:p>0.02043183</text:p>
          </table:table-cell>
          <table:table-cell office:value-type="float" office:value="12.235811" calcext:value-type="float">
            <text:p>12.235811</text:p>
          </table:table-cell>
          <table:table-cell table:formula="of:=[.C792]+[.A793]" office:value-type="float" office:value="20.394552602" calcext:value-type="float">
            <text:p>20.394552602</text:p>
          </table:table-cell>
        </table:table-row>
        <table:table-row table:style-name="ro1">
          <table:table-cell office:value-type="float" office:value="0.020614939" calcext:value-type="float">
            <text:p>0.020614939</text:p>
          </table:table-cell>
          <table:table-cell office:value-type="float" office:value="12.127128" calcext:value-type="float">
            <text:p>12.127128</text:p>
          </table:table-cell>
          <table:table-cell table:formula="of:=[.C793]+[.A794]" office:value-type="float" office:value="20.415167541" calcext:value-type="float">
            <text:p>20.415167541</text:p>
          </table:table-cell>
        </table:table-row>
        <table:table-row table:style-name="ro1">
          <table:table-cell office:value-type="float" office:value="0.020096133" calcext:value-type="float">
            <text:p>0.020096133</text:p>
          </table:table-cell>
          <table:table-cell office:value-type="float" office:value="12.440205" calcext:value-type="float">
            <text:p>12.440205</text:p>
          </table:table-cell>
          <table:table-cell table:formula="of:=[.C794]+[.A795]" office:value-type="float" office:value="20.435263674" calcext:value-type="float">
            <text:p>20.435263674</text:p>
          </table:table-cell>
        </table:table-row>
        <table:table-row table:style-name="ro1">
          <table:table-cell office:value-type="float" office:value="0.02041657" calcext:value-type="float">
            <text:p>0.02041657</text:p>
          </table:table-cell>
          <table:table-cell office:value-type="float" office:value="12.244956" calcext:value-type="float">
            <text:p>12.244956</text:p>
          </table:table-cell>
          <table:table-cell table:formula="of:=[.C795]+[.A796]" office:value-type="float" office:value="20.455680244" calcext:value-type="float">
            <text:p>20.455680244</text:p>
          </table:table-cell>
        </table:table-row>
        <table:table-row table:style-name="ro1">
          <table:table-cell office:value-type="float" office:value="0.020523384" calcext:value-type="float">
            <text:p>0.020523384</text:p>
          </table:table-cell>
          <table:table-cell office:value-type="float" office:value="12.181227" calcext:value-type="float">
            <text:p>12.181227</text:p>
          </table:table-cell>
          <table:table-cell table:formula="of:=[.C796]+[.A797]" office:value-type="float" office:value="20.476203628" calcext:value-type="float">
            <text:p>20.476203628</text:p>
          </table:table-cell>
        </table:table-row>
        <table:table-row table:style-name="ro1">
          <table:table-cell office:value-type="float" office:value="0.020675974" calcext:value-type="float">
            <text:p>0.020675974</text:p>
          </table:table-cell>
          <table:table-cell office:value-type="float" office:value="12.091329" calcext:value-type="float">
            <text:p>12.091329</text:p>
          </table:table-cell>
          <table:table-cell table:formula="of:=[.C797]+[.A798]" office:value-type="float" office:value="20.496879602" calcext:value-type="float">
            <text:p>20.496879602</text:p>
          </table:table-cell>
        </table:table-row>
        <table:table-row table:style-name="ro1">
          <table:table-cell office:value-type="float" office:value="0.020157168" calcext:value-type="float">
            <text:p>0.020157168</text:p>
          </table:table-cell>
          <table:table-cell office:value-type="float" office:value="12.402535" calcext:value-type="float">
            <text:p>12.402535</text:p>
          </table:table-cell>
          <table:table-cell table:formula="of:=[.C798]+[.A799]" office:value-type="float" office:value="20.51703677" calcext:value-type="float">
            <text:p>20.51703677</text:p>
          </table:table-cell>
        </table:table-row>
        <table:table-row table:style-name="ro1">
          <table:table-cell office:value-type="float" office:value="0.020462349" calcext:value-type="float">
            <text:p>0.020462349</text:p>
          </table:table-cell>
          <table:table-cell office:value-type="float" office:value="12.217561" calcext:value-type="float">
            <text:p>12.217561</text:p>
          </table:table-cell>
          <table:table-cell table:formula="of:=[.C799]+[.A800]" office:value-type="float" office:value="20.537499119" calcext:value-type="float">
            <text:p>20.537499119</text:p>
          </table:table-cell>
        </table:table-row>
        <table:table-row table:style-name="ro1">
          <table:table-cell office:value-type="float" office:value="0.020569162" calcext:value-type="float">
            <text:p>0.020569162</text:p>
          </table:table-cell>
          <table:table-cell office:value-type="float" office:value="12.154117" calcext:value-type="float">
            <text:p>12.154117</text:p>
          </table:table-cell>
          <table:table-cell table:formula="of:=[.C800]+[.A801]" office:value-type="float" office:value="20.558068281" calcext:value-type="float">
            <text:p>20.558068281</text:p>
          </table:table-cell>
        </table:table-row>
        <table:table-row table:style-name="ro1">
          <table:table-cell office:value-type="float" office:value="0.020721752" calcext:value-type="float">
            <text:p>0.020721752</text:p>
          </table:table-cell>
          <table:table-cell office:value-type="float" office:value="12.064617" calcext:value-type="float">
            <text:p>12.064617</text:p>
          </table:table-cell>
          <table:table-cell table:formula="of:=[.C801]+[.A802]" office:value-type="float" office:value="20.578790033" calcext:value-type="float">
            <text:p>20.578790033</text:p>
          </table:table-cell>
        </table:table-row>
        <table:table-row table:style-name="ro1">
          <table:table-cell office:value-type="float" office:value="0.020202946" calcext:value-type="float">
            <text:p>0.020202946</text:p>
          </table:table-cell>
          <table:table-cell office:value-type="float" office:value="12.374433" calcext:value-type="float">
            <text:p>12.374433</text:p>
          </table:table-cell>
          <table:table-cell table:formula="of:=[.C802]+[.A803]" office:value-type="float" office:value="20.598992979" calcext:value-type="float">
            <text:p>20.598992979</text:p>
          </table:table-cell>
        </table:table-row>
        <table:table-row table:style-name="ro1">
          <table:table-cell office:value-type="float" office:value="0.020508125" calcext:value-type="float">
            <text:p>0.020508125</text:p>
          </table:table-cell>
          <table:table-cell office:value-type="float" office:value="12.19029" calcext:value-type="float">
            <text:p>12.19029</text:p>
          </table:table-cell>
          <table:table-cell table:formula="of:=[.C803]+[.A804]" office:value-type="float" office:value="20.619501104" calcext:value-type="float">
            <text:p>20.619501104</text:p>
          </table:table-cell>
        </table:table-row>
        <table:table-row table:style-name="ro1">
          <table:table-cell office:value-type="float" office:value="0.020584421" calcext:value-type="float">
            <text:p>0.020584421</text:p>
          </table:table-cell>
          <table:table-cell office:value-type="float" office:value="12.145106" calcext:value-type="float">
            <text:p>12.145106</text:p>
          </table:table-cell>
          <table:table-cell table:formula="of:=[.C804]+[.A805]" office:value-type="float" office:value="20.640085525" calcext:value-type="float">
            <text:p>20.640085525</text:p>
          </table:table-cell>
        </table:table-row>
        <table:table-row table:style-name="ro1">
          <table:table-cell office:value-type="float" office:value="0.020767529" calcext:value-type="float">
            <text:p>0.020767529</text:p>
          </table:table-cell>
          <table:table-cell office:value-type="float" office:value="12.038024" calcext:value-type="float">
            <text:p>12.038024</text:p>
          </table:table-cell>
          <table:table-cell table:formula="of:=[.C805]+[.A806]" office:value-type="float" office:value="20.660853054" calcext:value-type="float">
            <text:p>20.660853054</text:p>
          </table:table-cell>
        </table:table-row>
        <table:table-row table:style-name="ro1">
          <table:table-cell office:value-type="float" office:value="0.020202946" calcext:value-type="float">
            <text:p>0.020202946</text:p>
          </table:table-cell>
          <table:table-cell office:value-type="float" office:value="12.374433" calcext:value-type="float">
            <text:p>12.374433</text:p>
          </table:table-cell>
          <table:table-cell table:formula="of:=[.C806]+[.A807]" office:value-type="float" office:value="20.681056" calcext:value-type="float">
            <text:p>20.681056</text:p>
          </table:table-cell>
        </table:table-row>
        <table:table-row table:style-name="ro1">
          <table:table-cell office:value-type="float" office:value="0.020508125" calcext:value-type="float">
            <text:p>0.020508125</text:p>
          </table:table-cell>
          <table:table-cell office:value-type="float" office:value="12.19029" calcext:value-type="float">
            <text:p>12.19029</text:p>
          </table:table-cell>
          <table:table-cell table:formula="of:=[.C807]+[.A808]" office:value-type="float" office:value="20.701564125" calcext:value-type="float">
            <text:p>20.701564125</text:p>
          </table:table-cell>
        </table:table-row>
        <table:table-row table:style-name="ro1">
          <table:table-cell office:value-type="float" office:value="0.020614939" calcext:value-type="float">
            <text:p>0.020614939</text:p>
          </table:table-cell>
          <table:table-cell office:value-type="float" office:value="12.127128" calcext:value-type="float">
            <text:p>12.127128</text:p>
          </table:table-cell>
          <table:table-cell table:formula="of:=[.C808]+[.A809]" office:value-type="float" office:value="20.722179064" calcext:value-type="float">
            <text:p>20.722179064</text:p>
          </table:table-cell>
        </table:table-row>
        <table:table-row table:style-name="ro1">
          <table:table-cell office:value-type="float" office:value="0.02075227" calcext:value-type="float">
            <text:p>0.02075227</text:p>
          </table:table-cell>
          <table:table-cell office:value-type="float" office:value="12.046875" calcext:value-type="float">
            <text:p>12.046875</text:p>
          </table:table-cell>
          <table:table-cell table:formula="of:=[.C809]+[.A810]" office:value-type="float" office:value="20.742931334" calcext:value-type="float">
            <text:p>20.742931334</text:p>
          </table:table-cell>
        </table:table-row>
        <table:table-row table:style-name="ro1">
          <table:table-cell office:value-type="float" office:value="0.020218205" calcext:value-type="float">
            <text:p>0.020218205</text:p>
          </table:table-cell>
          <table:table-cell office:value-type="float" office:value="12.365094" calcext:value-type="float">
            <text:p>12.365094</text:p>
          </table:table-cell>
          <table:table-cell table:formula="of:=[.C810]+[.A811]" office:value-type="float" office:value="20.763149539" calcext:value-type="float">
            <text:p>20.763149539</text:p>
          </table:table-cell>
        </table:table-row>
        <table:table-row table:style-name="ro1">
          <table:table-cell office:value-type="float" office:value="0.020523384" calcext:value-type="float">
            <text:p>0.020523384</text:p>
          </table:table-cell>
          <table:table-cell office:value-type="float" office:value="12.181227" calcext:value-type="float">
            <text:p>12.181227</text:p>
          </table:table-cell>
          <table:table-cell table:formula="of:=[.C811]+[.A812]" office:value-type="float" office:value="20.783672923" calcext:value-type="float">
            <text:p>20.783672923</text:p>
          </table:table-cell>
        </table:table-row>
        <table:table-row table:style-name="ro1">
          <table:table-cell office:value-type="float" office:value="0.020614939" calcext:value-type="float">
            <text:p>0.020614939</text:p>
          </table:table-cell>
          <table:table-cell office:value-type="float" office:value="12.127128" calcext:value-type="float">
            <text:p>12.127128</text:p>
          </table:table-cell>
          <table:table-cell table:formula="of:=[.C812]+[.A813]" office:value-type="float" office:value="20.804287862" calcext:value-type="float">
            <text:p>20.804287862</text:p>
          </table:table-cell>
        </table:table-row>
        <table:table-row table:style-name="ro1">
          <table:table-cell office:value-type="float" office:value="0.02075227" calcext:value-type="float">
            <text:p>0.02075227</text:p>
          </table:table-cell>
          <table:table-cell office:value-type="float" office:value="12.046875" calcext:value-type="float">
            <text:p>12.046875</text:p>
          </table:table-cell>
          <table:table-cell table:formula="of:=[.C813]+[.A814]" office:value-type="float" office:value="20.825040132" calcext:value-type="float">
            <text:p>20.825040132</text:p>
          </table:table-cell>
        </table:table-row>
        <table:table-row table:style-name="ro1">
          <table:table-cell office:value-type="float" office:value="0.020172426" calcext:value-type="float">
            <text:p>0.020172426</text:p>
          </table:table-cell>
          <table:table-cell office:value-type="float" office:value="12.393154" calcext:value-type="float">
            <text:p>12.393154</text:p>
          </table:table-cell>
          <table:table-cell table:formula="of:=[.C814]+[.A815]" office:value-type="float" office:value="20.845212558" calcext:value-type="float">
            <text:p>20.845212558</text:p>
          </table:table-cell>
        </table:table-row>
        <table:table-row table:style-name="ro1">
          <table:table-cell office:value-type="float" office:value="0.020508125" calcext:value-type="float">
            <text:p>0.020508125</text:p>
          </table:table-cell>
          <table:table-cell office:value-type="float" office:value="12.19029" calcext:value-type="float">
            <text:p>12.19029</text:p>
          </table:table-cell>
          <table:table-cell table:formula="of:=[.C815]+[.A816]" office:value-type="float" office:value="20.865720683" calcext:value-type="float">
            <text:p>20.865720683</text:p>
          </table:table-cell>
        </table:table-row>
        <table:table-row table:style-name="ro1">
          <table:table-cell office:value-type="float" office:value="0.020584421" calcext:value-type="float">
            <text:p>0.020584421</text:p>
          </table:table-cell>
          <table:table-cell office:value-type="float" office:value="12.145106" calcext:value-type="float">
            <text:p>12.145106</text:p>
          </table:table-cell>
          <table:table-cell table:formula="of:=[.C816]+[.A817]" office:value-type="float" office:value="20.886305104" calcext:value-type="float">
            <text:p>20.886305104</text:p>
          </table:table-cell>
        </table:table-row>
        <table:table-row table:style-name="ro1">
          <table:table-cell office:value-type="float" office:value="0.020737011" calcext:value-type="float">
            <text:p>0.020737011</text:p>
          </table:table-cell>
          <table:table-cell office:value-type="float" office:value="12.055739" calcext:value-type="float">
            <text:p>12.055739</text:p>
          </table:table-cell>
          <table:table-cell table:formula="of:=[.C817]+[.A818]" office:value-type="float" office:value="20.907042115" calcext:value-type="float">
            <text:p>20.907042115</text:p>
          </table:table-cell>
        </table:table-row>
        <table:table-row table:style-name="ro1">
          <table:table-cell office:value-type="float" office:value="0.020172426" calcext:value-type="float">
            <text:p>0.020172426</text:p>
          </table:table-cell>
          <table:table-cell office:value-type="float" office:value="12.393154" calcext:value-type="float">
            <text:p>12.393154</text:p>
          </table:table-cell>
          <table:table-cell table:formula="of:=[.C818]+[.A819]" office:value-type="float" office:value="20.927214541" calcext:value-type="float">
            <text:p>20.927214541</text:p>
          </table:table-cell>
        </table:table-row>
        <table:table-row table:style-name="ro1">
          <table:table-cell office:value-type="float" office:value="0.02043183" calcext:value-type="float">
            <text:p>0.02043183</text:p>
          </table:table-cell>
          <table:table-cell office:value-type="float" office:value="12.235811" calcext:value-type="float">
            <text:p>12.235811</text:p>
          </table:table-cell>
          <table:table-cell table:formula="of:=[.C819]+[.A820]" office:value-type="float" office:value="20.947646371" calcext:value-type="float">
            <text:p>20.947646371</text:p>
          </table:table-cell>
        </table:table-row>
        <table:table-row table:style-name="ro1">
          <table:table-cell office:value-type="float" office:value="0.020538643" calcext:value-type="float">
            <text:p>0.020538643</text:p>
          </table:table-cell>
          <table:table-cell office:value-type="float" office:value="12.172177" calcext:value-type="float">
            <text:p>12.172177</text:p>
          </table:table-cell>
          <table:table-cell table:formula="of:=[.C820]+[.A821]" office:value-type="float" office:value="20.968185014" calcext:value-type="float">
            <text:p>20.968185014</text:p>
          </table:table-cell>
        </table:table-row>
        <table:table-row table:style-name="ro1">
          <table:table-cell office:value-type="float" office:value="0.020675974" calcext:value-type="float">
            <text:p>0.020675974</text:p>
          </table:table-cell>
          <table:table-cell office:value-type="float" office:value="12.091329" calcext:value-type="float">
            <text:p>12.091329</text:p>
          </table:table-cell>
          <table:table-cell table:formula="of:=[.C821]+[.A822]" office:value-type="float" office:value="20.988860988" calcext:value-type="float">
            <text:p>20.988860988</text:p>
          </table:table-cell>
        </table:table-row>
        <table:table-row table:style-name="ro1">
          <table:table-cell office:value-type="float" office:value="0.020096133" calcext:value-type="float">
            <text:p>0.020096133</text:p>
          </table:table-cell>
          <table:table-cell office:value-type="float" office:value="12.440205" calcext:value-type="float">
            <text:p>12.440205</text:p>
          </table:table-cell>
          <table:table-cell table:formula="of:=[.C822]+[.A823]" office:value-type="float" office:value="21.008957121" calcext:value-type="float">
            <text:p>21.008957121</text:p>
          </table:table-cell>
        </table:table-row>
        <table:table-row table:style-name="ro1">
          <table:table-cell office:value-type="float" office:value="0.020386053" calcext:value-type="float">
            <text:p>0.020386053</text:p>
          </table:table-cell>
          <table:table-cell office:value-type="float" office:value="12.263287" calcext:value-type="float">
            <text:p>12.263287</text:p>
          </table:table-cell>
          <table:table-cell table:formula="of:=[.C823]+[.A824]" office:value-type="float" office:value="21.029343174" calcext:value-type="float">
            <text:p>21.029343174</text:p>
          </table:table-cell>
        </table:table-row>
        <table:table-row table:style-name="ro1">
          <table:table-cell office:value-type="float" office:value="0.02044709" calcext:value-type="float">
            <text:p>0.02044709</text:p>
          </table:table-cell>
          <table:table-cell office:value-type="float" office:value="12.226679" calcext:value-type="float">
            <text:p>12.226679</text:p>
          </table:table-cell>
          <table:table-cell table:formula="of:=[.C824]+[.A825]" office:value-type="float" office:value="21.049790264" calcext:value-type="float">
            <text:p>21.049790264</text:p>
          </table:table-cell>
        </table:table-row>
        <table:table-row table:style-name="ro1">
          <table:table-cell office:value-type="float" office:value="0.020584421" calcext:value-type="float">
            <text:p>0.020584421</text:p>
          </table:table-cell>
          <table:table-cell office:value-type="float" office:value="12.145106" calcext:value-type="float">
            <text:p>12.145106</text:p>
          </table:table-cell>
          <table:table-cell table:formula="of:=[.C825]+[.A826]" office:value-type="float" office:value="21.070374685" calcext:value-type="float">
            <text:p>21.070374685</text:p>
          </table:table-cell>
        </table:table-row>
        <table:table-row table:style-name="ro1">
          <table:table-cell office:value-type="float" office:value="0.020004578" calcext:value-type="float">
            <text:p>0.020004578</text:p>
          </table:table-cell>
          <table:table-cell office:value-type="float" office:value="12.497139" calcext:value-type="float">
            <text:p>12.497139</text:p>
          </table:table-cell>
          <table:table-cell table:formula="of:=[.C826]+[.A827]" office:value-type="float" office:value="21.090379263" calcext:value-type="float">
            <text:p>21.090379263</text:p>
          </table:table-cell>
        </table:table-row>
        <table:table-row table:style-name="ro1">
          <table:table-cell office:value-type="float" office:value="0.02027924" calcext:value-type="float">
            <text:p>0.02027924</text:p>
          </table:table-cell>
          <table:table-cell office:value-type="float" office:value="12.327878" calcext:value-type="float">
            <text:p>12.327878</text:p>
          </table:table-cell>
          <table:table-cell table:formula="of:=[.C827]+[.A828]" office:value-type="float" office:value="21.110658503" calcext:value-type="float">
            <text:p>21.110658503</text:p>
          </table:table-cell>
        </table:table-row>
        <table:table-row table:style-name="ro1">
          <table:table-cell office:value-type="float" office:value="0.020355536" calcext:value-type="float">
            <text:p>0.020355536</text:p>
          </table:table-cell>
          <table:table-cell office:value-type="float" office:value="12.281672" calcext:value-type="float">
            <text:p>12.281672</text:p>
          </table:table-cell>
          <table:table-cell table:formula="of:=[.C828]+[.A829]" office:value-type="float" office:value="21.131014039" calcext:value-type="float">
            <text:p>21.131014039</text:p>
          </table:table-cell>
        </table:table-row>
        <table:table-row table:style-name="ro1">
          <table:table-cell office:value-type="float" office:value="0.020477608" calcext:value-type="float">
            <text:p>0.020477608</text:p>
          </table:table-cell>
          <table:table-cell office:value-type="float" office:value="12.208457" calcext:value-type="float">
            <text:p>12.208457</text:p>
          </table:table-cell>
          <table:table-cell table:formula="of:=[.C829]+[.A830]" office:value-type="float" office:value="21.151491647" calcext:value-type="float">
            <text:p>21.151491647</text:p>
          </table:table-cell>
        </table:table-row>
        <table:table-row table:style-name="ro1">
          <table:table-cell office:value-type="float" office:value="0.019897765" calcext:value-type="float">
            <text:p>0.019897765</text:p>
          </table:table-cell>
          <table:table-cell office:value-type="float" office:value="12.564226" calcext:value-type="float">
            <text:p>12.564226</text:p>
          </table:table-cell>
          <table:table-cell table:formula="of:=[.C830]+[.A831]" office:value-type="float" office:value="21.171389412" calcext:value-type="float">
            <text:p>21.171389412</text:p>
          </table:table-cell>
        </table:table-row>
        <table:table-row table:style-name="ro1">
          <table:table-cell office:value-type="float" office:value="0.020141909" calcext:value-type="float">
            <text:p>0.020141909</text:p>
          </table:table-cell>
          <table:table-cell office:value-type="float" office:value="12.411931" calcext:value-type="float">
            <text:p>12.411931</text:p>
          </table:table-cell>
          <table:table-cell table:formula="of:=[.C831]+[.A832]" office:value-type="float" office:value="21.191531321" calcext:value-type="float">
            <text:p>21.191531321</text:p>
          </table:table-cell>
        </table:table-row>
        <table:table-row table:style-name="ro1">
          <table:table-cell office:value-type="float" office:value="0.020233463" calcext:value-type="float">
            <text:p>0.020233463</text:p>
          </table:table-cell>
          <table:table-cell office:value-type="float" office:value="12.355769" calcext:value-type="float">
            <text:p>12.355769</text:p>
          </table:table-cell>
          <table:table-cell table:formula="of:=[.C832]+[.A833]" office:value-type="float" office:value="21.211764784" calcext:value-type="float">
            <text:p>21.211764784</text:p>
          </table:table-cell>
        </table:table-row>
        <table:table-row table:style-name="ro1">
          <table:table-cell office:value-type="float" office:value="0.020355536" calcext:value-type="float">
            <text:p>0.020355536</text:p>
          </table:table-cell>
          <table:table-cell office:value-type="float" office:value="12.281672" calcext:value-type="float">
            <text:p>12.281672</text:p>
          </table:table-cell>
          <table:table-cell table:formula="of:=[.C833]+[.A834]" office:value-type="float" office:value="21.23212032" calcext:value-type="float">
            <text:p>21.23212032</text:p>
          </table:table-cell>
        </table:table-row>
        <table:table-row table:style-name="ro1">
          <table:table-cell office:value-type="float" office:value="0.019775692" calcext:value-type="float">
            <text:p>0.019775692</text:p>
          </table:table-cell>
          <table:table-cell office:value-type="float" office:value="12.641783" calcext:value-type="float">
            <text:p>12.641783</text:p>
          </table:table-cell>
          <table:table-cell table:formula="of:=[.C834]+[.A835]" office:value-type="float" office:value="21.251896012" calcext:value-type="float">
            <text:p>21.251896012</text:p>
          </table:table-cell>
        </table:table-row>
        <table:table-row table:style-name="ro1">
          <table:table-cell office:value-type="float" office:value="0.020004578" calcext:value-type="float">
            <text:p>0.020004578</text:p>
          </table:table-cell>
          <table:table-cell office:value-type="float" office:value="12.497139" calcext:value-type="float">
            <text:p>12.497139</text:p>
          </table:table-cell>
          <table:table-cell table:formula="of:=[.C835]+[.A836]" office:value-type="float" office:value="21.27190059" calcext:value-type="float">
            <text:p>21.27190059</text:p>
          </table:table-cell>
        </table:table-row>
        <table:table-row table:style-name="ro1">
          <table:table-cell office:value-type="float" office:value="0.020080874" calcext:value-type="float">
            <text:p>0.020080874</text:p>
          </table:table-cell>
          <table:table-cell office:value-type="float" office:value="12.449657" calcext:value-type="float">
            <text:p>12.449657</text:p>
          </table:table-cell>
          <table:table-cell table:formula="of:=[.C836]+[.A837]" office:value-type="float" office:value="21.291981464" calcext:value-type="float">
            <text:p>21.291981464</text:p>
          </table:table-cell>
        </table:table-row>
        <table:table-row table:style-name="ro1">
          <table:table-cell office:value-type="float" office:value="0.020187685" calcext:value-type="float">
            <text:p>0.020187685</text:p>
          </table:table-cell>
          <table:table-cell office:value-type="float" office:value="12.383787" calcext:value-type="float">
            <text:p>12.383787</text:p>
          </table:table-cell>
          <table:table-cell table:formula="of:=[.C837]+[.A838]" office:value-type="float" office:value="21.312169149" calcext:value-type="float">
            <text:p>21.312169149</text:p>
          </table:table-cell>
        </table:table-row>
        <table:table-row table:style-name="ro1">
          <table:table-cell office:value-type="float" office:value="0.019607844" calcext:value-type="float">
            <text:p>0.019607844</text:p>
          </table:table-cell>
          <table:table-cell office:value-type="float" office:value="12.749999" calcext:value-type="float">
            <text:p>12.749999</text:p>
          </table:table-cell>
          <table:table-cell table:formula="of:=[.C838]+[.A839]" office:value-type="float" office:value="21.331776993" calcext:value-type="float">
            <text:p>21.331776993</text:p>
          </table:table-cell>
        </table:table-row>
        <table:table-row table:style-name="ro1">
          <table:table-cell office:value-type="float" office:value="0.01983673" calcext:value-type="float">
            <text:p>0.01983673</text:p>
          </table:table-cell>
          <table:table-cell office:value-type="float" office:value="12.602884" calcext:value-type="float">
            <text:p>12.602884</text:p>
          </table:table-cell>
          <table:table-cell table:formula="of:=[.C839]+[.A840]" office:value-type="float" office:value="21.351613723" calcext:value-type="float">
            <text:p>21.351613723</text:p>
          </table:table-cell>
        </table:table-row>
        <table:table-row table:style-name="ro1">
          <table:table-cell office:value-type="float" office:value="0.019882506" calcext:value-type="float">
            <text:p>0.019882506</text:p>
          </table:table-cell>
          <table:table-cell office:value-type="float" office:value="12.573868" calcext:value-type="float">
            <text:p>12.573868</text:p>
          </table:table-cell>
          <table:table-cell table:formula="of:=[.C840]+[.A841]" office:value-type="float" office:value="21.371496229" calcext:value-type="float">
            <text:p>21.371496229</text:p>
          </table:table-cell>
        </table:table-row>
        <table:table-row table:style-name="ro1">
          <table:table-cell office:value-type="float" office:value="0.01997406" calcext:value-type="float">
            <text:p>0.01997406</text:p>
          </table:table-cell>
          <table:table-cell office:value-type="float" office:value="12.516233" calcext:value-type="float">
            <text:p>12.516233</text:p>
          </table:table-cell>
          <table:table-cell table:formula="of:=[.C841]+[.A842]" office:value-type="float" office:value="21.391470289" calcext:value-type="float">
            <text:p>21.391470289</text:p>
          </table:table-cell>
        </table:table-row>
        <table:table-row table:style-name="ro1">
          <table:table-cell office:value-type="float" office:value="0.019394217" calcext:value-type="float">
            <text:p>0.019394217</text:p>
          </table:table-cell>
          <table:table-cell office:value-type="float" office:value="12.890441" calcext:value-type="float">
            <text:p>12.890441</text:p>
          </table:table-cell>
          <table:table-cell table:formula="of:=[.C842]+[.A843]" office:value-type="float" office:value="21.410864506" calcext:value-type="float">
            <text:p>21.410864506</text:p>
          </table:table-cell>
        </table:table-row>
        <table:table-row table:style-name="ro1">
          <table:table-cell office:value-type="float" office:value="0.019623103" calcext:value-type="float">
            <text:p>0.019623103</text:p>
          </table:table-cell>
          <table:table-cell office:value-type="float" office:value="12.740085" calcext:value-type="float">
            <text:p>12.740085</text:p>
          </table:table-cell>
          <table:table-cell table:formula="of:=[.C843]+[.A844]" office:value-type="float" office:value="21.430487609" calcext:value-type="float">
            <text:p>21.430487609</text:p>
          </table:table-cell>
        </table:table-row>
        <table:table-row table:style-name="ro1">
          <table:table-cell office:value-type="float" office:value="0.019684138" calcext:value-type="float">
            <text:p>0.019684138</text:p>
          </table:table-cell>
          <table:table-cell office:value-type="float" office:value="12.700582" calcext:value-type="float">
            <text:p>12.700582</text:p>
          </table:table-cell>
          <table:table-cell table:formula="of:=[.C844]+[.A845]" office:value-type="float" office:value="21.450171747" calcext:value-type="float">
            <text:p>21.450171747</text:p>
          </table:table-cell>
        </table:table-row>
        <table:table-row table:style-name="ro1">
          <table:table-cell office:value-type="float" office:value="0.019790951" calcext:value-type="float">
            <text:p>0.019790951</text:p>
          </table:table-cell>
          <table:table-cell office:value-type="float" office:value="12.632035" calcext:value-type="float">
            <text:p>12.632035</text:p>
          </table:table-cell>
          <table:table-cell table:formula="of:=[.C845]+[.A846]" office:value-type="float" office:value="21.469962698" calcext:value-type="float">
            <text:p>21.469962698</text:p>
          </table:table-cell>
        </table:table-row>
        <table:table-row table:style-name="ro1">
          <table:table-cell office:value-type="float" office:value="0.019165331" calcext:value-type="float">
            <text:p>0.019165331</text:p>
          </table:table-cell>
          <table:table-cell office:value-type="float" office:value="13.044387" calcext:value-type="float">
            <text:p>13.044387</text:p>
          </table:table-cell>
          <table:table-cell table:formula="of:=[.C846]+[.A847]" office:value-type="float" office:value="21.489128029" calcext:value-type="float">
            <text:p>21.489128029</text:p>
          </table:table-cell>
        </table:table-row>
        <table:table-row table:style-name="ro1">
          <table:table-cell office:value-type="float" office:value="0.019455252" calcext:value-type="float">
            <text:p>0.019455252</text:p>
          </table:table-cell>
          <table:table-cell office:value-type="float" office:value="12.850001" calcext:value-type="float">
            <text:p>12.850001</text:p>
          </table:table-cell>
          <table:table-cell table:formula="of:=[.C847]+[.A848]" office:value-type="float" office:value="21.508583281" calcext:value-type="float">
            <text:p>21.508583281</text:p>
          </table:table-cell>
        </table:table-row>
        <table:table-row table:style-name="ro1">
          <table:table-cell office:value-type="float" office:value="0.01950103" calcext:value-type="float">
            <text:p>0.01950103</text:p>
          </table:table-cell>
          <table:table-cell office:value-type="float" office:value="12.819836" calcext:value-type="float">
            <text:p>12.819836</text:p>
          </table:table-cell>
          <table:table-cell table:formula="of:=[.C848]+[.A849]" office:value-type="float" office:value="21.528084311" calcext:value-type="float">
            <text:p>21.528084311</text:p>
          </table:table-cell>
        </table:table-row>
        <table:table-row table:style-name="ro1">
          <table:table-cell office:value-type="float" office:value="0.019623103" calcext:value-type="float">
            <text:p>0.019623103</text:p>
          </table:table-cell>
          <table:table-cell office:value-type="float" office:value="12.740085" calcext:value-type="float">
            <text:p>12.740085</text:p>
          </table:table-cell>
          <table:table-cell table:formula="of:=[.C849]+[.A850]" office:value-type="float" office:value="21.547707414" calcext:value-type="float">
            <text:p>21.547707414</text:p>
          </table:table-cell>
        </table:table-row>
        <table:table-row table:style-name="ro1">
          <table:table-cell office:value-type="float" office:value="0.01904326" calcext:value-type="float">
            <text:p>0.01904326</text:p>
          </table:table-cell>
          <table:table-cell office:value-type="float" office:value="13.128005" calcext:value-type="float">
            <text:p>13.128005</text:p>
          </table:table-cell>
          <table:table-cell table:formula="of:=[.C850]+[.A851]" office:value-type="float" office:value="21.566750674" calcext:value-type="float">
            <text:p>21.566750674</text:p>
          </table:table-cell>
        </table:table-row>
        <table:table-row table:style-name="ro1">
          <table:table-cell office:value-type="float" office:value="0.019302662" calcext:value-type="float">
            <text:p>0.019302662</text:p>
          </table:table-cell>
          <table:table-cell office:value-type="float" office:value="12.951581" calcext:value-type="float">
            <text:p>12.951581</text:p>
          </table:table-cell>
          <table:table-cell table:formula="of:=[.C851]+[.A852]" office:value-type="float" office:value="21.586053336" calcext:value-type="float">
            <text:p>21.586053336</text:p>
          </table:table-cell>
        </table:table-row>
        <table:table-row table:style-name="ro1">
          <table:table-cell office:value-type="float" office:value="0.019378958" calcext:value-type="float">
            <text:p>0.019378958</text:p>
          </table:table-cell>
          <table:table-cell office:value-type="float" office:value="12.900591" calcext:value-type="float">
            <text:p>12.900591</text:p>
          </table:table-cell>
          <table:table-cell table:formula="of:=[.C852]+[.A853]" office:value-type="float" office:value="21.605432294" calcext:value-type="float">
            <text:p>21.605432294</text:p>
          </table:table-cell>
        </table:table-row>
        <table:table-row table:style-name="ro1">
          <table:table-cell office:value-type="float" office:value="0.019470513" calcext:value-type="float">
            <text:p>0.019470513</text:p>
          </table:table-cell>
          <table:table-cell office:value-type="float" office:value="12.839929" calcext:value-type="float">
            <text:p>12.839929</text:p>
          </table:table-cell>
          <table:table-cell table:formula="of:=[.C853]+[.A854]" office:value-type="float" office:value="21.624902807" calcext:value-type="float">
            <text:p>21.624902807</text:p>
          </table:table-cell>
        </table:table-row>
        <table:table-row table:style-name="ro1">
          <table:table-cell office:value-type="float" office:value="0.018921187" calcext:value-type="float">
            <text:p>0.018921187</text:p>
          </table:table-cell>
          <table:table-cell office:value-type="float" office:value="13.212702" calcext:value-type="float">
            <text:p>13.212702</text:p>
          </table:table-cell>
          <table:table-cell table:formula="of:=[.C854]+[.A855]" office:value-type="float" office:value="21.643823994" calcext:value-type="float">
            <text:p>21.643823994</text:p>
          </table:table-cell>
        </table:table-row>
        <table:table-row table:style-name="ro1">
          <table:table-cell office:value-type="float" office:value="0.01919585" calcext:value-type="float">
            <text:p>0.01919585</text:p>
          </table:table-cell>
          <table:table-cell office:value-type="float" office:value="13.023648" calcext:value-type="float">
            <text:p>13.023648</text:p>
          </table:table-cell>
          <table:table-cell table:formula="of:=[.C855]+[.A856]" office:value-type="float" office:value="21.663019844" calcext:value-type="float">
            <text:p>21.663019844</text:p>
          </table:table-cell>
        </table:table-row>
        <table:table-row table:style-name="ro1">
          <table:table-cell office:value-type="float" office:value="0.019272145" calcext:value-type="float">
            <text:p>0.019272145</text:p>
          </table:table-cell>
          <table:table-cell office:value-type="float" office:value="12.97209" calcext:value-type="float">
            <text:p>12.97209</text:p>
          </table:table-cell>
          <table:table-cell table:formula="of:=[.C856]+[.A857]" office:value-type="float" office:value="21.682291989" calcext:value-type="float">
            <text:p>21.682291989</text:p>
          </table:table-cell>
        </table:table-row>
        <table:table-row table:style-name="ro1">
          <table:table-cell office:value-type="float" office:value="0.019394217" calcext:value-type="float">
            <text:p>0.019394217</text:p>
          </table:table-cell>
          <table:table-cell office:value-type="float" office:value="12.890441" calcext:value-type="float">
            <text:p>12.890441</text:p>
          </table:table-cell>
          <table:table-cell table:formula="of:=[.C857]+[.A858]" office:value-type="float" office:value="21.701686206" calcext:value-type="float">
            <text:p>21.701686206</text:p>
          </table:table-cell>
        </table:table-row>
        <table:table-row table:style-name="ro1">
          <table:table-cell office:value-type="float" office:value="0.018860152" calcext:value-type="float">
            <text:p>0.018860152</text:p>
          </table:table-cell>
          <table:table-cell office:value-type="float" office:value="13.255461" calcext:value-type="float">
            <text:p>13.255461</text:p>
          </table:table-cell>
          <table:table-cell table:formula="of:=[.C858]+[.A859]" office:value-type="float" office:value="21.720546358" calcext:value-type="float">
            <text:p>21.720546358</text:p>
          </table:table-cell>
        </table:table-row>
        <table:table-row table:style-name="ro1">
          <table:table-cell office:value-type="float" office:value="0.019134814" calcext:value-type="float">
            <text:p>0.019134814</text:p>
          </table:table-cell>
          <table:table-cell office:value-type="float" office:value="13.06519" calcext:value-type="float">
            <text:p>13.06519</text:p>
          </table:table-cell>
          <table:table-cell table:formula="of:=[.C859]+[.A860]" office:value-type="float" office:value="21.739681172" calcext:value-type="float">
            <text:p>21.739681172</text:p>
          </table:table-cell>
        </table:table-row>
        <table:table-row table:style-name="ro1">
          <table:table-cell office:value-type="float" office:value="0.019211108" calcext:value-type="float">
            <text:p>0.019211108</text:p>
          </table:table-cell>
          <table:table-cell office:value-type="float" office:value="13.013305" calcext:value-type="float">
            <text:p>13.013305</text:p>
          </table:table-cell>
          <table:table-cell table:formula="of:=[.C860]+[.A861]" office:value-type="float" office:value="21.75889228" calcext:value-type="float">
            <text:p>21.75889228</text:p>
          </table:table-cell>
        </table:table-row>
        <table:table-row table:style-name="ro1">
          <table:table-cell office:value-type="float" office:value="0.01934844" calcext:value-type="float">
            <text:p>0.01934844</text:p>
          </table:table-cell>
          <table:table-cell office:value-type="float" office:value="12.9209385" calcext:value-type="float">
            <text:p>12.9209385</text:p>
          </table:table-cell>
          <table:table-cell table:formula="of:=[.C861]+[.A862]" office:value-type="float" office:value="21.77824072" calcext:value-type="float">
            <text:p>21.77824072</text:p>
          </table:table-cell>
        </table:table-row>
        <table:table-row table:style-name="ro1">
          <table:table-cell office:value-type="float" office:value="0.018829633" calcext:value-type="float">
            <text:p>0.018829633</text:p>
          </table:table-cell>
          <table:table-cell office:value-type="float" office:value="13.276945" calcext:value-type="float">
            <text:p>13.276945</text:p>
          </table:table-cell>
          <table:table-cell table:formula="of:=[.C862]+[.A863]" office:value-type="float" office:value="21.797070353" calcext:value-type="float">
            <text:p>21.797070353</text:p>
          </table:table-cell>
        </table:table-row>
        <table:table-row table:style-name="ro1">
          <table:table-cell office:value-type="float" office:value="0.019134814" calcext:value-type="float">
            <text:p>0.019134814</text:p>
          </table:table-cell>
          <table:table-cell office:value-type="float" office:value="13.06519" calcext:value-type="float">
            <text:p>13.06519</text:p>
          </table:table-cell>
          <table:table-cell table:formula="of:=[.C863]+[.A864]" office:value-type="float" office:value="21.816205167" calcext:value-type="float">
            <text:p>21.816205167</text:p>
          </table:table-cell>
        </table:table-row>
        <table:table-row table:style-name="ro1">
          <table:table-cell office:value-type="float" office:value="0.019211108" calcext:value-type="float">
            <text:p>0.019211108</text:p>
          </table:table-cell>
          <table:table-cell office:value-type="float" office:value="13.013305" calcext:value-type="float">
            <text:p>13.013305</text:p>
          </table:table-cell>
          <table:table-cell table:formula="of:=[.C864]+[.A865]" office:value-type="float" office:value="21.835416275" calcext:value-type="float">
            <text:p>21.835416275</text:p>
          </table:table-cell>
        </table:table-row>
        <table:table-row table:style-name="ro1">
          <table:table-cell office:value-type="float" office:value="0.019378958" calcext:value-type="float">
            <text:p>0.019378958</text:p>
          </table:table-cell>
          <table:table-cell office:value-type="float" office:value="12.900591" calcext:value-type="float">
            <text:p>12.900591</text:p>
          </table:table-cell>
          <table:table-cell table:formula="of:=[.C865]+[.A866]" office:value-type="float" office:value="21.854795233" calcext:value-type="float">
            <text:p>21.854795233</text:p>
          </table:table-cell>
        </table:table-row>
        <table:table-row table:style-name="ro1">
          <table:table-cell office:value-type="float" office:value="0.018844891" calcext:value-type="float">
            <text:p>0.018844891</text:p>
          </table:table-cell>
          <table:table-cell office:value-type="float" office:value="13.266195" calcext:value-type="float">
            <text:p>13.266195</text:p>
          </table:table-cell>
          <table:table-cell table:formula="of:=[.C866]+[.A867]" office:value-type="float" office:value="21.873640124" calcext:value-type="float">
            <text:p>21.873640124</text:p>
          </table:table-cell>
        </table:table-row>
        <table:table-row table:style-name="ro1">
          <table:table-cell office:value-type="float" office:value="0.019165331" calcext:value-type="float">
            <text:p>0.019165331</text:p>
          </table:table-cell>
          <table:table-cell office:value-type="float" office:value="13.044387" calcext:value-type="float">
            <text:p>13.044387</text:p>
          </table:table-cell>
          <table:table-cell table:formula="of:=[.C867]+[.A868]" office:value-type="float" office:value="21.892805455" calcext:value-type="float">
            <text:p>21.892805455</text:p>
          </table:table-cell>
        </table:table-row>
        <table:table-row table:style-name="ro1">
          <table:table-cell office:value-type="float" office:value="0.019241627" calcext:value-type="float">
            <text:p>0.019241627</text:p>
          </table:table-cell>
          <table:table-cell office:value-type="float" office:value="12.992664" calcext:value-type="float">
            <text:p>12.992664</text:p>
          </table:table-cell>
          <table:table-cell table:formula="of:=[.C868]+[.A869]" office:value-type="float" office:value="21.912047082" calcext:value-type="float">
            <text:p>21.912047082</text:p>
          </table:table-cell>
        </table:table-row>
        <table:table-row table:style-name="ro1">
          <table:table-cell office:value-type="float" office:value="0.019394217" calcext:value-type="float">
            <text:p>0.019394217</text:p>
          </table:table-cell>
          <table:table-cell office:value-type="float" office:value="12.890441" calcext:value-type="float">
            <text:p>12.890441</text:p>
          </table:table-cell>
          <table:table-cell table:formula="of:=[.C869]+[.A870]" office:value-type="float" office:value="21.931441299" calcext:value-type="float">
            <text:p>21.931441299</text:p>
          </table:table-cell>
        </table:table-row>
        <table:table-row table:style-name="ro1">
          <table:table-cell office:value-type="float" office:value="0.01889067" calcext:value-type="float">
            <text:p>0.01889067</text:p>
          </table:table-cell>
          <table:table-cell office:value-type="float" office:value="13.234047" calcext:value-type="float">
            <text:p>13.234047</text:p>
          </table:table-cell>
          <table:table-cell table:formula="of:=[.C870]+[.A871]" office:value-type="float" office:value="21.950331969" calcext:value-type="float">
            <text:p>21.950331969</text:p>
          </table:table-cell>
        </table:table-row>
        <table:table-row table:style-name="ro1">
          <table:table-cell office:value-type="float" office:value="0.019165331" calcext:value-type="float">
            <text:p>0.019165331</text:p>
          </table:table-cell>
          <table:table-cell office:value-type="float" office:value="13.044387" calcext:value-type="float">
            <text:p>13.044387</text:p>
          </table:table-cell>
          <table:table-cell table:formula="of:=[.C871]+[.A872]" office:value-type="float" office:value="21.9694973" calcext:value-type="float">
            <text:p>21.9694973</text:p>
          </table:table-cell>
        </table:table-row>
        <table:table-row table:style-name="ro1">
          <table:table-cell office:value-type="float" office:value="0.019256886" calcext:value-type="float">
            <text:p>0.019256886</text:p>
          </table:table-cell>
          <table:table-cell office:value-type="float" office:value="12.982368" calcext:value-type="float">
            <text:p>12.982368</text:p>
          </table:table-cell>
          <table:table-cell table:formula="of:=[.C872]+[.A873]" office:value-type="float" office:value="21.988754186" calcext:value-type="float">
            <text:p>21.988754186</text:p>
          </table:table-cell>
        </table:table-row>
        <table:table-row table:style-name="ro1">
          <table:table-cell office:value-type="float" office:value="0.019394217" calcext:value-type="float">
            <text:p>0.019394217</text:p>
          </table:table-cell>
          <table:table-cell office:value-type="float" office:value="12.890441" calcext:value-type="float">
            <text:p>12.890441</text:p>
          </table:table-cell>
          <table:table-cell table:formula="of:=[.C873]+[.A874]" office:value-type="float" office:value="22.008148403" calcext:value-type="float">
            <text:p>22.008148403</text:p>
          </table:table-cell>
        </table:table-row>
        <table:table-row table:style-name="ro1">
          <table:table-cell office:value-type="float" office:value="0.018905928" calcext:value-type="float">
            <text:p>0.018905928</text:p>
          </table:table-cell>
          <table:table-cell office:value-type="float" office:value="13.223366" calcext:value-type="float">
            <text:p>13.223366</text:p>
          </table:table-cell>
          <table:table-cell table:formula="of:=[.C874]+[.A875]" office:value-type="float" office:value="22.027054331" calcext:value-type="float">
            <text:p>22.027054331</text:p>
          </table:table-cell>
        </table:table-row>
        <table:table-row table:style-name="ro1">
          <table:table-cell office:value-type="float" office:value="0.01919585" calcext:value-type="float">
            <text:p>0.01919585</text:p>
          </table:table-cell>
          <table:table-cell office:value-type="float" office:value="13.023648" calcext:value-type="float">
            <text:p>13.023648</text:p>
          </table:table-cell>
          <table:table-cell table:formula="of:=[.C875]+[.A876]" office:value-type="float" office:value="22.046250181" calcext:value-type="float">
            <text:p>22.046250181</text:p>
          </table:table-cell>
        </table:table-row>
        <table:table-row table:style-name="ro1">
          <table:table-cell office:value-type="float" office:value="0.019317921" calcext:value-type="float">
            <text:p>0.019317921</text:p>
          </table:table-cell>
          <table:table-cell office:value-type="float" office:value="12.941351" calcext:value-type="float">
            <text:p>12.941351</text:p>
          </table:table-cell>
          <table:table-cell table:formula="of:=[.C876]+[.A877]" office:value-type="float" office:value="22.065568102" calcext:value-type="float">
            <text:p>22.065568102</text:p>
          </table:table-cell>
        </table:table-row>
        <table:table-row table:style-name="ro1">
          <table:table-cell office:value-type="float" office:value="0.01950103" calcext:value-type="float">
            <text:p>0.01950103</text:p>
          </table:table-cell>
          <table:table-cell office:value-type="float" office:value="12.819836" calcext:value-type="float">
            <text:p>12.819836</text:p>
          </table:table-cell>
          <table:table-cell table:formula="of:=[.C877]+[.A878]" office:value-type="float" office:value="22.085069132" calcext:value-type="float">
            <text:p>22.085069132</text:p>
          </table:table-cell>
        </table:table-row>
        <table:table-row table:style-name="ro1">
          <table:table-cell office:value-type="float" office:value="0.018951705" calcext:value-type="float">
            <text:p>0.018951705</text:p>
          </table:table-cell>
          <table:table-cell office:value-type="float" office:value="13.191426" calcext:value-type="float">
            <text:p>13.191426</text:p>
          </table:table-cell>
          <table:table-cell table:formula="of:=[.C878]+[.A879]" office:value-type="float" office:value="22.104020837" calcext:value-type="float">
            <text:p>22.104020837</text:p>
          </table:table-cell>
        </table:table-row>
        <table:table-row table:style-name="ro1">
          <table:table-cell office:value-type="float" office:value="0.019256886" calcext:value-type="float">
            <text:p>0.019256886</text:p>
          </table:table-cell>
          <table:table-cell office:value-type="float" office:value="12.982368" calcext:value-type="float">
            <text:p>12.982368</text:p>
          </table:table-cell>
          <table:table-cell table:formula="of:=[.C879]+[.A880]" office:value-type="float" office:value="22.123277723" calcext:value-type="float">
            <text:p>22.123277723</text:p>
          </table:table-cell>
        </table:table-row>
        <table:table-row table:style-name="ro1">
          <table:table-cell office:value-type="float" office:value="0.019409476" calcext:value-type="float">
            <text:p>0.019409476</text:p>
          </table:table-cell>
          <table:table-cell office:value-type="float" office:value="12.880307" calcext:value-type="float">
            <text:p>12.880307</text:p>
          </table:table-cell>
          <table:table-cell table:formula="of:=[.C880]+[.A881]" office:value-type="float" office:value="22.142687199" calcext:value-type="float">
            <text:p>22.142687199</text:p>
          </table:table-cell>
        </table:table-row>
        <table:table-row table:style-name="ro1">
          <table:table-cell office:value-type="float" office:value="0.019546807" calcext:value-type="float">
            <text:p>0.019546807</text:p>
          </table:table-cell>
          <table:table-cell office:value-type="float" office:value="12.789813" calcext:value-type="float">
            <text:p>12.789813</text:p>
          </table:table-cell>
          <table:table-cell table:formula="of:=[.C881]+[.A882]" office:value-type="float" office:value="22.162234006" calcext:value-type="float">
            <text:p>22.162234006</text:p>
          </table:table-cell>
        </table:table-row>
        <table:table-row table:style-name="ro1">
          <table:table-cell office:value-type="float" office:value="0.01904326" calcext:value-type="float">
            <text:p>0.01904326</text:p>
          </table:table-cell>
          <table:table-cell office:value-type="float" office:value="13.128005" calcext:value-type="float">
            <text:p>13.128005</text:p>
          </table:table-cell>
          <table:table-cell table:formula="of:=[.C882]+[.A883]" office:value-type="float" office:value="22.181277266" calcext:value-type="float">
            <text:p>22.181277266</text:p>
          </table:table-cell>
        </table:table-row>
        <table:table-row table:style-name="ro1">
          <table:table-cell office:value-type="float" office:value="0.01934844" calcext:value-type="float">
            <text:p>0.01934844</text:p>
          </table:table-cell>
          <table:table-cell office:value-type="float" office:value="12.9209385" calcext:value-type="float">
            <text:p>12.9209385</text:p>
          </table:table-cell>
          <table:table-cell table:formula="of:=[.C883]+[.A884]" office:value-type="float" office:value="22.200625706" calcext:value-type="float">
            <text:p>22.200625706</text:p>
          </table:table-cell>
        </table:table-row>
        <table:table-row table:style-name="ro1">
          <table:table-cell office:value-type="float" office:value="0.019439993" calcext:value-type="float">
            <text:p>0.019439993</text:p>
          </table:table-cell>
          <table:table-cell office:value-type="float" office:value="12.860087" calcext:value-type="float">
            <text:p>12.860087</text:p>
          </table:table-cell>
          <table:table-cell table:formula="of:=[.C884]+[.A885]" office:value-type="float" office:value="22.220065699" calcext:value-type="float">
            <text:p>22.220065699</text:p>
          </table:table-cell>
        </table:table-row>
        <table:table-row table:style-name="ro1">
          <table:table-cell office:value-type="float" office:value="0.019607844" calcext:value-type="float">
            <text:p>0.019607844</text:p>
          </table:table-cell>
          <table:table-cell office:value-type="float" office:value="12.749999" calcext:value-type="float">
            <text:p>12.749999</text:p>
          </table:table-cell>
          <table:table-cell table:formula="of:=[.C885]+[.A886]" office:value-type="float" office:value="22.239673543" calcext:value-type="float">
            <text:p>22.239673543</text:p>
          </table:table-cell>
        </table:table-row>
        <table:table-row table:style-name="ro1">
          <table:table-cell office:value-type="float" office:value="0.019089036" calcext:value-type="float">
            <text:p>0.019089036</text:p>
          </table:table-cell>
          <table:table-cell office:value-type="float" office:value="13.096523" calcext:value-type="float">
            <text:p>13.096523</text:p>
          </table:table-cell>
          <table:table-cell table:formula="of:=[.C886]+[.A887]" office:value-type="float" office:value="22.258762579" calcext:value-type="float">
            <text:p>22.258762579</text:p>
          </table:table-cell>
        </table:table-row>
        <table:table-row table:style-name="ro1">
          <table:table-cell office:value-type="float" office:value="0.019409476" calcext:value-type="float">
            <text:p>0.019409476</text:p>
          </table:table-cell>
          <table:table-cell office:value-type="float" office:value="12.880307" calcext:value-type="float">
            <text:p>12.880307</text:p>
          </table:table-cell>
          <table:table-cell table:formula="of:=[.C887]+[.A888]" office:value-type="float" office:value="22.278172055" calcext:value-type="float">
            <text:p>22.278172055</text:p>
          </table:table-cell>
        </table:table-row>
        <table:table-row table:style-name="ro1">
          <table:table-cell office:value-type="float" office:value="0.019485772" calcext:value-type="float">
            <text:p>0.019485772</text:p>
          </table:table-cell>
          <table:table-cell office:value-type="float" office:value="12.829874" calcext:value-type="float">
            <text:p>12.829874</text:p>
          </table:table-cell>
          <table:table-cell table:formula="of:=[.C888]+[.A889]" office:value-type="float" office:value="22.297657827" calcext:value-type="float">
            <text:p>22.297657827</text:p>
          </table:table-cell>
        </table:table-row>
        <table:table-row table:style-name="ro1">
          <table:table-cell office:value-type="float" office:value="0.019684138" calcext:value-type="float">
            <text:p>0.019684138</text:p>
          </table:table-cell>
          <table:table-cell office:value-type="float" office:value="12.700582" calcext:value-type="float">
            <text:p>12.700582</text:p>
          </table:table-cell>
          <table:table-cell table:formula="of:=[.C889]+[.A890]" office:value-type="float" office:value="22.317341965" calcext:value-type="float">
            <text:p>22.317341965</text:p>
          </table:table-cell>
        </table:table-row>
        <table:table-row table:style-name="ro1">
          <table:table-cell office:value-type="float" office:value="0.019165331" calcext:value-type="float">
            <text:p>0.019165331</text:p>
          </table:table-cell>
          <table:table-cell office:value-type="float" office:value="13.044387" calcext:value-type="float">
            <text:p>13.044387</text:p>
          </table:table-cell>
          <table:table-cell table:formula="of:=[.C890]+[.A891]" office:value-type="float" office:value="22.336507296" calcext:value-type="float">
            <text:p>22.336507296</text:p>
          </table:table-cell>
        </table:table-row>
        <table:table-row table:style-name="ro1">
          <table:table-cell office:value-type="float" office:value="0.019470513" calcext:value-type="float">
            <text:p>0.019470513</text:p>
          </table:table-cell>
          <table:table-cell office:value-type="float" office:value="12.839929" calcext:value-type="float">
            <text:p>12.839929</text:p>
          </table:table-cell>
          <table:table-cell table:formula="of:=[.C891]+[.A892]" office:value-type="float" office:value="22.355977809" calcext:value-type="float">
            <text:p>22.355977809</text:p>
          </table:table-cell>
        </table:table-row>
        <table:table-row table:style-name="ro1">
          <table:table-cell office:value-type="float" office:value="0.019607844" calcext:value-type="float">
            <text:p>0.019607844</text:p>
          </table:table-cell>
          <table:table-cell office:value-type="float" office:value="12.749999" calcext:value-type="float">
            <text:p>12.749999</text:p>
          </table:table-cell>
          <table:table-cell table:formula="of:=[.C892]+[.A893]" office:value-type="float" office:value="22.375585653" calcext:value-type="float">
            <text:p>22.375585653</text:p>
          </table:table-cell>
        </table:table-row>
        <table:table-row table:style-name="ro1">
          <table:table-cell office:value-type="float" office:value="0.019760434" calcext:value-type="float">
            <text:p>0.019760434</text:p>
          </table:table-cell>
          <table:table-cell office:value-type="float" office:value="12.651545" calcext:value-type="float">
            <text:p>12.651545</text:p>
          </table:table-cell>
          <table:table-cell table:formula="of:=[.C893]+[.A894]" office:value-type="float" office:value="22.395346087" calcext:value-type="float">
            <text:p>22.395346087</text:p>
          </table:table-cell>
        </table:table-row>
        <table:table-row table:style-name="ro1">
          <table:table-cell office:value-type="float" office:value="0.019211108" calcext:value-type="float">
            <text:p>0.019211108</text:p>
          </table:table-cell>
          <table:table-cell office:value-type="float" office:value="13.013305" calcext:value-type="float">
            <text:p>13.013305</text:p>
          </table:table-cell>
          <table:table-cell table:formula="of:=[.C894]+[.A895]" office:value-type="float" office:value="22.414557195" calcext:value-type="float">
            <text:p>22.414557195</text:p>
          </table:table-cell>
        </table:table-row>
        <table:table-row table:style-name="ro1">
          <table:table-cell office:value-type="float" office:value="0.019562066" calcext:value-type="float">
            <text:p>0.019562066</text:p>
          </table:table-cell>
          <table:table-cell office:value-type="float" office:value="12.779837" calcext:value-type="float">
            <text:p>12.779837</text:p>
          </table:table-cell>
          <table:table-cell table:formula="of:=[.C895]+[.A896]" office:value-type="float" office:value="22.434119261" calcext:value-type="float">
            <text:p>22.434119261</text:p>
          </table:table-cell>
        </table:table-row>
        <table:table-row table:style-name="ro1">
          <table:table-cell office:value-type="float" office:value="0.019684138" calcext:value-type="float">
            <text:p>0.019684138</text:p>
          </table:table-cell>
          <table:table-cell office:value-type="float" office:value="12.700582" calcext:value-type="float">
            <text:p>12.700582</text:p>
          </table:table-cell>
          <table:table-cell table:formula="of:=[.C896]+[.A897]" office:value-type="float" office:value="22.453803399" calcext:value-type="float">
            <text:p>22.453803399</text:p>
          </table:table-cell>
        </table:table-row>
        <table:table-row table:style-name="ro1">
          <table:table-cell office:value-type="float" office:value="0.019821469" calcext:value-type="float">
            <text:p>0.019821469</text:p>
          </table:table-cell>
          <table:table-cell office:value-type="float" office:value="12.612587" calcext:value-type="float">
            <text:p>12.612587</text:p>
          </table:table-cell>
          <table:table-cell table:formula="of:=[.C897]+[.A898]" office:value-type="float" office:value="22.473624868" calcext:value-type="float">
            <text:p>22.473624868</text:p>
          </table:table-cell>
        </table:table-row>
        <table:table-row table:style-name="ro1">
          <table:table-cell office:value-type="float" office:value="0.019302662" calcext:value-type="float">
            <text:p>0.019302662</text:p>
          </table:table-cell>
          <table:table-cell office:value-type="float" office:value="12.951581" calcext:value-type="float">
            <text:p>12.951581</text:p>
          </table:table-cell>
          <table:table-cell table:formula="of:=[.C898]+[.A899]" office:value-type="float" office:value="22.49292753" calcext:value-type="float">
            <text:p>22.49292753</text:p>
          </table:table-cell>
        </table:table-row>
        <table:table-row table:style-name="ro1">
          <table:table-cell office:value-type="float" office:value="0.01965362" calcext:value-type="float">
            <text:p>0.01965362</text:p>
          </table:table-cell>
          <table:table-cell office:value-type="float" office:value="12.720303" calcext:value-type="float">
            <text:p>12.720303</text:p>
          </table:table-cell>
          <table:table-cell table:formula="of:=[.C899]+[.A900]" office:value-type="float" office:value="22.51258115" calcext:value-type="float">
            <text:p>22.51258115</text:p>
          </table:table-cell>
        </table:table-row>
        <table:table-row table:style-name="ro1">
          <table:table-cell office:value-type="float" office:value="0.019760434" calcext:value-type="float">
            <text:p>0.019760434</text:p>
          </table:table-cell>
          <table:table-cell office:value-type="float" office:value="12.651545" calcext:value-type="float">
            <text:p>12.651545</text:p>
          </table:table-cell>
          <table:table-cell table:formula="of:=[.C900]+[.A901]" office:value-type="float" office:value="22.532341584" calcext:value-type="float">
            <text:p>22.532341584</text:p>
          </table:table-cell>
        </table:table-row>
        <table:table-row table:style-name="ro1">
          <table:table-cell office:value-type="float" office:value="0.019928282" calcext:value-type="float">
            <text:p>0.019928282</text:p>
          </table:table-cell>
          <table:table-cell office:value-type="float" office:value="12.544986" calcext:value-type="float">
            <text:p>12.544986</text:p>
          </table:table-cell>
          <table:table-cell table:formula="of:=[.C901]+[.A902]" office:value-type="float" office:value="22.552269866" calcext:value-type="float">
            <text:p>22.552269866</text:p>
          </table:table-cell>
        </table:table-row>
        <table:table-row table:style-name="ro1">
          <table:table-cell office:value-type="float" office:value="0.019409476" calcext:value-type="float">
            <text:p>0.019409476</text:p>
          </table:table-cell>
          <table:table-cell office:value-type="float" office:value="12.880307" calcext:value-type="float">
            <text:p>12.880307</text:p>
          </table:table-cell>
          <table:table-cell table:formula="of:=[.C902]+[.A903]" office:value-type="float" office:value="22.571679342" calcext:value-type="float">
            <text:p>22.571679342</text:p>
          </table:table-cell>
        </table:table-row>
        <table:table-row table:style-name="ro1">
          <table:table-cell office:value-type="float" office:value="0.019714657" calcext:value-type="float">
            <text:p>0.019714657</text:p>
          </table:table-cell>
          <table:table-cell office:value-type="float" office:value="12.680921" calcext:value-type="float">
            <text:p>12.680921</text:p>
          </table:table-cell>
          <table:table-cell table:formula="of:=[.C903]+[.A904]" office:value-type="float" office:value="22.591393999" calcext:value-type="float">
            <text:p>22.591393999</text:p>
          </table:table-cell>
        </table:table-row>
        <table:table-row table:style-name="ro1">
          <table:table-cell office:value-type="float" office:value="0.019821469" calcext:value-type="float">
            <text:p>0.019821469</text:p>
          </table:table-cell>
          <table:table-cell office:value-type="float" office:value="12.612587" calcext:value-type="float">
            <text:p>12.612587</text:p>
          </table:table-cell>
          <table:table-cell table:formula="of:=[.C904]+[.A905]" office:value-type="float" office:value="22.611215468" calcext:value-type="float">
            <text:p>22.611215468</text:p>
          </table:table-cell>
        </table:table-row>
        <table:table-row table:style-name="ro1">
          <table:table-cell office:value-type="float" office:value="0.020019837" calcext:value-type="float">
            <text:p>0.020019837</text:p>
          </table:table-cell>
          <table:table-cell office:value-type="float" office:value="12.487615" calcext:value-type="float">
            <text:p>12.487615</text:p>
          </table:table-cell>
          <table:table-cell table:formula="of:=[.C905]+[.A906]" office:value-type="float" office:value="22.631235305" calcext:value-type="float">
            <text:p>22.631235305</text:p>
          </table:table-cell>
        </table:table-row>
        <table:table-row table:style-name="ro1">
          <table:table-cell office:value-type="float" office:value="0.019485772" calcext:value-type="float">
            <text:p>0.019485772</text:p>
          </table:table-cell>
          <table:table-cell office:value-type="float" office:value="12.829874" calcext:value-type="float">
            <text:p>12.829874</text:p>
          </table:table-cell>
          <table:table-cell table:formula="of:=[.C906]+[.A907]" office:value-type="float" office:value="22.650721077" calcext:value-type="float">
            <text:p>22.650721077</text:p>
          </table:table-cell>
        </table:table-row>
        <table:table-row table:style-name="ro1">
          <table:table-cell office:value-type="float" office:value="0.019790951" calcext:value-type="float">
            <text:p>0.019790951</text:p>
          </table:table-cell>
          <table:table-cell office:value-type="float" office:value="12.632035" calcext:value-type="float">
            <text:p>12.632035</text:p>
          </table:table-cell>
          <table:table-cell table:formula="of:=[.C907]+[.A908]" office:value-type="float" office:value="22.670512028" calcext:value-type="float">
            <text:p>22.670512028</text:p>
          </table:table-cell>
        </table:table-row>
        <table:table-row table:style-name="ro1">
          <table:table-cell office:value-type="float" office:value="0.01994354" calcext:value-type="float">
            <text:p>0.01994354</text:p>
          </table:table-cell>
          <table:table-cell office:value-type="float" office:value="12.535387" calcext:value-type="float">
            <text:p>12.535387</text:p>
          </table:table-cell>
          <table:table-cell table:formula="of:=[.C908]+[.A909]" office:value-type="float" office:value="22.690455568" calcext:value-type="float">
            <text:p>22.690455568</text:p>
          </table:table-cell>
        </table:table-row>
        <table:table-row table:style-name="ro1">
          <table:table-cell office:value-type="float" office:value="0.02012665" calcext:value-type="float">
            <text:p>0.02012665</text:p>
          </table:table-cell>
          <table:table-cell office:value-type="float" office:value="12.421341" calcext:value-type="float">
            <text:p>12.421341</text:p>
          </table:table-cell>
          <table:table-cell table:formula="of:=[.C909]+[.A910]" office:value-type="float" office:value="22.710582218" calcext:value-type="float">
            <text:p>22.710582218</text:p>
          </table:table-cell>
        </table:table-row>
        <table:table-row table:style-name="ro1">
          <table:table-cell office:value-type="float" office:value="0.019592585" calcext:value-type="float">
            <text:p>0.019592585</text:p>
          </table:table-cell>
          <table:table-cell office:value-type="float" office:value="12.759929" calcext:value-type="float">
            <text:p>12.759929</text:p>
          </table:table-cell>
          <table:table-cell table:formula="of:=[.C910]+[.A911]" office:value-type="float" office:value="22.730174803" calcext:value-type="float">
            <text:p>22.730174803</text:p>
          </table:table-cell>
        </table:table-row>
        <table:table-row table:style-name="ro1">
          <table:table-cell office:value-type="float" office:value="0.019928282" calcext:value-type="float">
            <text:p>0.019928282</text:p>
          </table:table-cell>
          <table:table-cell office:value-type="float" office:value="12.544986" calcext:value-type="float">
            <text:p>12.544986</text:p>
          </table:table-cell>
          <table:table-cell table:formula="of:=[.C911]+[.A912]" office:value-type="float" office:value="22.750103085" calcext:value-type="float">
            <text:p>22.750103085</text:p>
          </table:table-cell>
        </table:table-row>
        <table:table-row table:style-name="ro1">
          <table:table-cell office:value-type="float" office:value="0.020050354" calcext:value-type="float">
            <text:p>0.020050354</text:p>
          </table:table-cell>
          <table:table-cell office:value-type="float" office:value="12.468608" calcext:value-type="float">
            <text:p>12.468608</text:p>
          </table:table-cell>
          <table:table-cell table:formula="of:=[.C912]+[.A913]" office:value-type="float" office:value="22.770153439" calcext:value-type="float">
            <text:p>22.770153439</text:p>
          </table:table-cell>
        </table:table-row>
        <table:table-row table:style-name="ro1">
          <table:table-cell office:value-type="float" office:value="0.020233463" calcext:value-type="float">
            <text:p>0.020233463</text:p>
          </table:table-cell>
          <table:table-cell office:value-type="float" office:value="12.355769" calcext:value-type="float">
            <text:p>12.355769</text:p>
          </table:table-cell>
          <table:table-cell table:formula="of:=[.C913]+[.A914]" office:value-type="float" office:value="22.790386902" calcext:value-type="float">
            <text:p>22.790386902</text:p>
          </table:table-cell>
        </table:table-row>
        <table:table-row table:style-name="ro1">
          <table:table-cell office:value-type="float" office:value="0.019699397" calcext:value-type="float">
            <text:p>0.019699397</text:p>
          </table:table-cell>
          <table:table-cell office:value-type="float" office:value="12.690743" calcext:value-type="float">
            <text:p>12.690743</text:p>
          </table:table-cell>
          <table:table-cell table:formula="of:=[.C914]+[.A915]" office:value-type="float" office:value="22.810086299" calcext:value-type="float">
            <text:p>22.810086299</text:p>
          </table:table-cell>
        </table:table-row>
        <table:table-row table:style-name="ro1">
          <table:table-cell office:value-type="float" office:value="0.020019837" calcext:value-type="float">
            <text:p>0.020019837</text:p>
          </table:table-cell>
          <table:table-cell office:value-type="float" office:value="12.487615" calcext:value-type="float">
            <text:p>12.487615</text:p>
          </table:table-cell>
          <table:table-cell table:formula="of:=[.C915]+[.A916]" office:value-type="float" office:value="22.830106136" calcext:value-type="float">
            <text:p>22.830106136</text:p>
          </table:table-cell>
        </table:table-row>
        <table:table-row table:style-name="ro1">
          <table:table-cell office:value-type="float" office:value="0.020141909" calcext:value-type="float">
            <text:p>0.020141909</text:p>
          </table:table-cell>
          <table:table-cell office:value-type="float" office:value="12.411931" calcext:value-type="float">
            <text:p>12.411931</text:p>
          </table:table-cell>
          <table:table-cell table:formula="of:=[.C916]+[.A917]" office:value-type="float" office:value="22.850248045" calcext:value-type="float">
            <text:p>22.850248045</text:p>
          </table:table-cell>
        </table:table-row>
        <table:table-row table:style-name="ro1">
          <table:table-cell office:value-type="float" office:value="0.020340277" calcext:value-type="float">
            <text:p>0.020340277</text:p>
          </table:table-cell>
          <table:table-cell office:value-type="float" office:value="12.290885" calcext:value-type="float">
            <text:p>12.290885</text:p>
          </table:table-cell>
          <table:table-cell table:formula="of:=[.C917]+[.A918]" office:value-type="float" office:value="22.870588322" calcext:value-type="float">
            <text:p>22.870588322</text:p>
          </table:table-cell>
        </table:table-row>
        <table:table-row table:style-name="ro1">
          <table:table-cell office:value-type="float" office:value="0.01980621" calcext:value-type="float">
            <text:p>0.01980621</text:p>
          </table:table-cell>
          <table:table-cell office:value-type="float" office:value="12.622304" calcext:value-type="float">
            <text:p>12.622304</text:p>
          </table:table-cell>
          <table:table-cell table:formula="of:=[.C918]+[.A919]" office:value-type="float" office:value="22.890394532" calcext:value-type="float">
            <text:p>22.890394532</text:p>
          </table:table-cell>
        </table:table-row>
        <table:table-row table:style-name="ro1">
          <table:table-cell office:value-type="float" office:value="0.020157168" calcext:value-type="float">
            <text:p>0.020157168</text:p>
          </table:table-cell>
          <table:table-cell office:value-type="float" office:value="12.402535" calcext:value-type="float">
            <text:p>12.402535</text:p>
          </table:table-cell>
          <table:table-cell table:formula="of:=[.C919]+[.A920]" office:value-type="float" office:value="22.9105517" calcext:value-type="float">
            <text:p>22.9105517</text:p>
          </table:table-cell>
        </table:table-row>
        <table:table-row table:style-name="ro1">
          <table:table-cell office:value-type="float" office:value="0.020233463" calcext:value-type="float">
            <text:p>0.020233463</text:p>
          </table:table-cell>
          <table:table-cell office:value-type="float" office:value="12.355769" calcext:value-type="float">
            <text:p>12.355769</text:p>
          </table:table-cell>
          <table:table-cell table:formula="of:=[.C920]+[.A921]" office:value-type="float" office:value="22.930785163" calcext:value-type="float">
            <text:p>22.930785163</text:p>
          </table:table-cell>
        </table:table-row>
        <table:table-row table:style-name="ro1">
          <table:table-cell office:value-type="float" office:value="0.020462349" calcext:value-type="float">
            <text:p>0.020462349</text:p>
          </table:table-cell>
          <table:table-cell office:value-type="float" office:value="12.217561" calcext:value-type="float">
            <text:p>12.217561</text:p>
          </table:table-cell>
          <table:table-cell table:formula="of:=[.C921]+[.A922]" office:value-type="float" office:value="22.951247512" calcext:value-type="float">
            <text:p>22.951247512</text:p>
          </table:table-cell>
        </table:table-row>
        <table:table-row table:style-name="ro1">
          <table:table-cell office:value-type="float" office:value="0.019913023" calcext:value-type="float">
            <text:p>0.019913023</text:p>
          </table:table-cell>
          <table:table-cell office:value-type="float" office:value="12.554598" calcext:value-type="float">
            <text:p>12.554598</text:p>
          </table:table-cell>
          <table:table-cell table:formula="of:=[.C922]+[.A923]" office:value-type="float" office:value="22.971160535" calcext:value-type="float">
            <text:p>22.971160535</text:p>
          </table:table-cell>
        </table:table-row>
        <table:table-row table:style-name="ro1">
          <table:table-cell office:value-type="float" office:value="0.020233463" calcext:value-type="float">
            <text:p>0.020233463</text:p>
          </table:table-cell>
          <table:table-cell office:value-type="float" office:value="12.355769" calcext:value-type="float">
            <text:p>12.355769</text:p>
          </table:table-cell>
          <table:table-cell table:formula="of:=[.C923]+[.A924]" office:value-type="float" office:value="22.991393998" calcext:value-type="float">
            <text:p>22.991393998</text:p>
          </table:table-cell>
        </table:table-row>
        <table:table-row table:style-name="ro1">
          <table:table-cell office:value-type="float" office:value="0.020401312" calcext:value-type="float">
            <text:p>0.020401312</text:p>
          </table:table-cell>
          <table:table-cell office:value-type="float" office:value="12.254114" calcext:value-type="float">
            <text:p>12.254114</text:p>
          </table:table-cell>
          <table:table-cell table:formula="of:=[.C924]+[.A925]" office:value-type="float" office:value="23.01179531" calcext:value-type="float">
            <text:p>23.01179531</text:p>
          </table:table-cell>
        </table:table-row>
        <table:table-row table:style-name="ro1">
          <table:table-cell office:value-type="float" office:value="0.020569162" calcext:value-type="float">
            <text:p>0.020569162</text:p>
          </table:table-cell>
          <table:table-cell office:value-type="float" office:value="12.154117" calcext:value-type="float">
            <text:p>12.154117</text:p>
          </table:table-cell>
          <table:table-cell table:formula="of:=[.C925]+[.A926]" office:value-type="float" office:value="23.032364472" calcext:value-type="float">
            <text:p>23.032364472</text:p>
          </table:table-cell>
        </table:table-row>
        <table:table-row table:style-name="ro1">
          <table:table-cell office:value-type="float" office:value="0.020035096" calcext:value-type="float">
            <text:p>0.020035096</text:p>
          </table:table-cell>
          <table:table-cell office:value-type="float" office:value="12.478104" calcext:value-type="float">
            <text:p>12.478104</text:p>
          </table:table-cell>
          <table:table-cell table:formula="of:=[.C926]+[.A927]" office:value-type="float" office:value="23.052399568" calcext:value-type="float">
            <text:p>23.052399568</text:p>
          </table:table-cell>
        </table:table-row>
        <table:table-row table:style-name="ro1">
          <table:table-cell office:value-type="float" office:value="0.020355536" calcext:value-type="float">
            <text:p>0.020355536</text:p>
          </table:table-cell>
          <table:table-cell office:value-type="float" office:value="12.281672" calcext:value-type="float">
            <text:p>12.281672</text:p>
          </table:table-cell>
          <table:table-cell table:formula="of:=[.C927]+[.A928]" office:value-type="float" office:value="23.072755104" calcext:value-type="float">
            <text:p>23.072755104</text:p>
          </table:table-cell>
        </table:table-row>
        <table:table-row table:style-name="ro1">
          <table:table-cell office:value-type="float" office:value="0.020492867" calcext:value-type="float">
            <text:p>0.020492867</text:p>
          </table:table-cell>
          <table:table-cell office:value-type="float" office:value="12.199367" calcext:value-type="float">
            <text:p>12.199367</text:p>
          </table:table-cell>
          <table:table-cell table:formula="of:=[.C928]+[.A929]" office:value-type="float" office:value="23.093247971" calcext:value-type="float">
            <text:p>23.093247971</text:p>
          </table:table-cell>
        </table:table-row>
        <table:table-row table:style-name="ro1">
          <table:table-cell office:value-type="float" office:value="0.020660715" calcext:value-type="float">
            <text:p>0.020660715</text:p>
          </table:table-cell>
          <table:table-cell office:value-type="float" office:value="12.100259" calcext:value-type="float">
            <text:p>12.100259</text:p>
          </table:table-cell>
          <table:table-cell table:formula="of:=[.C929]+[.A930]" office:value-type="float" office:value="23.113908686" calcext:value-type="float">
            <text:p>23.113908686</text:p>
          </table:table-cell>
        </table:table-row>
        <table:table-row table:style-name="ro1">
          <table:table-cell office:value-type="float" office:value="0.020141909" calcext:value-type="float">
            <text:p>0.020141909</text:p>
          </table:table-cell>
          <table:table-cell office:value-type="float" office:value="12.411931" calcext:value-type="float">
            <text:p>12.411931</text:p>
          </table:table-cell>
          <table:table-cell table:formula="of:=[.C930]+[.A931]" office:value-type="float" office:value="23.134050595" calcext:value-type="float">
            <text:p>23.134050595</text:p>
          </table:table-cell>
        </table:table-row>
        <table:table-row table:style-name="ro1">
          <table:table-cell office:value-type="float" office:value="0.02044709" calcext:value-type="float">
            <text:p>0.02044709</text:p>
          </table:table-cell>
          <table:table-cell office:value-type="float" office:value="12.226679" calcext:value-type="float">
            <text:p>12.226679</text:p>
          </table:table-cell>
          <table:table-cell table:formula="of:=[.C931]+[.A932]" office:value-type="float" office:value="23.154497685" calcext:value-type="float">
            <text:p>23.154497685</text:p>
          </table:table-cell>
        </table:table-row>
        <table:table-row table:style-name="ro1">
          <table:table-cell office:value-type="float" office:value="0.020569162" calcext:value-type="float">
            <text:p>0.020569162</text:p>
          </table:table-cell>
          <table:table-cell office:value-type="float" office:value="12.154117" calcext:value-type="float">
            <text:p>12.154117</text:p>
          </table:table-cell>
          <table:table-cell table:formula="of:=[.C932]+[.A933]" office:value-type="float" office:value="23.175066847" calcext:value-type="float">
            <text:p>23.175066847</text:p>
          </table:table-cell>
        </table:table-row>
        <table:table-row table:style-name="ro1">
          <table:table-cell office:value-type="float" office:value="0.02075227" calcext:value-type="float">
            <text:p>0.02075227</text:p>
          </table:table-cell>
          <table:table-cell office:value-type="float" office:value="12.046875" calcext:value-type="float">
            <text:p>12.046875</text:p>
          </table:table-cell>
          <table:table-cell table:formula="of:=[.C933]+[.A934]" office:value-type="float" office:value="23.195819117" calcext:value-type="float">
            <text:p>23.195819117</text:p>
          </table:table-cell>
        </table:table-row>
        <table:table-row table:style-name="ro1">
          <table:table-cell office:value-type="float" office:value="0.020218205" calcext:value-type="float">
            <text:p>0.020218205</text:p>
          </table:table-cell>
          <table:table-cell office:value-type="float" office:value="12.365094" calcext:value-type="float">
            <text:p>12.365094</text:p>
          </table:table-cell>
          <table:table-cell table:formula="of:=[.C934]+[.A935]" office:value-type="float" office:value="23.216037322" calcext:value-type="float">
            <text:p>23.216037322</text:p>
          </table:table-cell>
        </table:table-row>
        <table:table-row table:style-name="ro1">
          <table:table-cell office:value-type="float" office:value="0.020538643" calcext:value-type="float">
            <text:p>0.020538643</text:p>
          </table:table-cell>
          <table:table-cell office:value-type="float" office:value="12.172177" calcext:value-type="float">
            <text:p>12.172177</text:p>
          </table:table-cell>
          <table:table-cell table:formula="of:=[.C935]+[.A936]" office:value-type="float" office:value="23.236575965" calcext:value-type="float">
            <text:p>23.236575965</text:p>
          </table:table-cell>
        </table:table-row>
        <table:table-row table:style-name="ro1">
          <table:table-cell office:value-type="float" office:value="0.020645456" calcext:value-type="float">
            <text:p>0.020645456</text:p>
          </table:table-cell>
          <table:table-cell office:value-type="float" office:value="12.109201" calcext:value-type="float">
            <text:p>12.109201</text:p>
          </table:table-cell>
          <table:table-cell table:formula="of:=[.C936]+[.A937]" office:value-type="float" office:value="23.257221421" calcext:value-type="float">
            <text:p>23.257221421</text:p>
          </table:table-cell>
        </table:table-row>
        <table:table-row table:style-name="ro1">
          <table:table-cell office:value-type="float" office:value="0.020843824" calcext:value-type="float">
            <text:p>0.020843824</text:p>
          </table:table-cell>
          <table:table-cell office:value-type="float" office:value="11.99396" calcext:value-type="float">
            <text:p>11.99396</text:p>
          </table:table-cell>
          <table:table-cell table:formula="of:=[.C937]+[.A938]" office:value-type="float" office:value="23.278065245" calcext:value-type="float">
            <text:p>23.278065245</text:p>
          </table:table-cell>
        </table:table-row>
        <table:table-row table:style-name="ro1">
          <table:table-cell office:value-type="float" office:value="0.020263981" calcext:value-type="float">
            <text:p>0.020263981</text:p>
          </table:table-cell>
          <table:table-cell office:value-type="float" office:value="12.337161" calcext:value-type="float">
            <text:p>12.337161</text:p>
          </table:table-cell>
          <table:table-cell table:formula="of:=[.C938]+[.A939]" office:value-type="float" office:value="23.298329226" calcext:value-type="float">
            <text:p>23.298329226</text:p>
          </table:table-cell>
        </table:table-row>
        <table:table-row table:style-name="ro1">
          <table:table-cell office:value-type="float" office:value="0.02059968" calcext:value-type="float">
            <text:p>0.02059968</text:p>
          </table:table-cell>
          <table:table-cell office:value-type="float" office:value="12.13611" calcext:value-type="float">
            <text:p>12.13611</text:p>
          </table:table-cell>
          <table:table-cell table:formula="of:=[.C939]+[.A940]" office:value-type="float" office:value="23.318928906" calcext:value-type="float">
            <text:p>23.318928906</text:p>
          </table:table-cell>
        </table:table-row>
        <table:table-row table:style-name="ro1">
          <table:table-cell office:value-type="float" office:value="0.020737011" calcext:value-type="float">
            <text:p>0.020737011</text:p>
          </table:table-cell>
          <table:table-cell office:value-type="float" office:value="12.055739" calcext:value-type="float">
            <text:p>12.055739</text:p>
          </table:table-cell>
          <table:table-cell table:formula="of:=[.C940]+[.A941]" office:value-type="float" office:value="23.339665917" calcext:value-type="float">
            <text:p>23.339665917</text:p>
          </table:table-cell>
        </table:table-row>
        <table:table-row table:style-name="ro1">
          <table:table-cell office:value-type="float" office:value="0.0208896" calcext:value-type="float">
            <text:p>0.0208896</text:p>
          </table:table-cell>
          <table:table-cell office:value-type="float" office:value="11.967678" calcext:value-type="float">
            <text:p>11.967678</text:p>
          </table:table-cell>
          <table:table-cell table:formula="of:=[.C941]+[.A942]" office:value-type="float" office:value="23.360555517" calcext:value-type="float">
            <text:p>23.360555517</text:p>
          </table:table-cell>
        </table:table-row>
        <table:table-row table:style-name="ro1">
          <table:table-cell office:value-type="float" office:value="0.020340277" calcext:value-type="float">
            <text:p>0.020340277</text:p>
          </table:table-cell>
          <table:table-cell office:value-type="float" office:value="12.290885" calcext:value-type="float">
            <text:p>12.290885</text:p>
          </table:table-cell>
          <table:table-cell table:formula="of:=[.C942]+[.A943]" office:value-type="float" office:value="23.380895794" calcext:value-type="float">
            <text:p>23.380895794</text:p>
          </table:table-cell>
        </table:table-row>
        <table:table-row table:style-name="ro1">
          <table:table-cell office:value-type="float" office:value="0.020660715" calcext:value-type="float">
            <text:p>0.020660715</text:p>
          </table:table-cell>
          <table:table-cell office:value-type="float" office:value="12.100259" calcext:value-type="float">
            <text:p>12.100259</text:p>
          </table:table-cell>
          <table:table-cell table:formula="of:=[.C943]+[.A944]" office:value-type="float" office:value="23.401556509" calcext:value-type="float">
            <text:p>23.401556509</text:p>
          </table:table-cell>
        </table:table-row>
        <table:table-row table:style-name="ro1">
          <table:table-cell office:value-type="float" office:value="0.020782787" calcext:value-type="float">
            <text:p>0.020782787</text:p>
          </table:table-cell>
          <table:table-cell office:value-type="float" office:value="12.029185" calcext:value-type="float">
            <text:p>12.029185</text:p>
          </table:table-cell>
          <table:table-cell table:formula="of:=[.C944]+[.A945]" office:value-type="float" office:value="23.422339296" calcext:value-type="float">
            <text:p>23.422339296</text:p>
          </table:table-cell>
        </table:table-row>
        <table:table-row table:style-name="ro1">
          <table:table-cell office:value-type="float" office:value="0.020935379" calcext:value-type="float">
            <text:p>0.020935379</text:p>
          </table:table-cell>
          <table:table-cell office:value-type="float" office:value="11.941508" calcext:value-type="float">
            <text:p>11.941508</text:p>
          </table:table-cell>
          <table:table-cell table:formula="of:=[.C945]+[.A946]" office:value-type="float" office:value="23.443274675" calcext:value-type="float">
            <text:p>23.443274675</text:p>
          </table:table-cell>
        </table:table-row>
        <table:table-row table:style-name="ro1">
          <table:table-cell office:value-type="float" office:value="0.020386053" calcext:value-type="float">
            <text:p>0.020386053</text:p>
          </table:table-cell>
          <table:table-cell office:value-type="float" office:value="12.263287" calcext:value-type="float">
            <text:p>12.263287</text:p>
          </table:table-cell>
          <table:table-cell table:formula="of:=[.C946]+[.A947]" office:value-type="float" office:value="23.463660728" calcext:value-type="float">
            <text:p>23.463660728</text:p>
          </table:table-cell>
        </table:table-row>
        <table:table-row table:style-name="ro1">
          <table:table-cell office:value-type="float" office:value="0.020691235" calcext:value-type="float">
            <text:p>0.020691235</text:p>
          </table:table-cell>
          <table:table-cell office:value-type="float" office:value="12.082411" calcext:value-type="float">
            <text:p>12.082411</text:p>
          </table:table-cell>
          <table:table-cell table:formula="of:=[.C947]+[.A948]" office:value-type="float" office:value="23.484351963" calcext:value-type="float">
            <text:p>23.484351963</text:p>
          </table:table-cell>
        </table:table-row>
        <table:table-row table:style-name="ro1">
          <table:table-cell office:value-type="float" office:value="0.020798046" calcext:value-type="float">
            <text:p>0.020798046</text:p>
          </table:table-cell>
          <table:table-cell office:value-type="float" office:value="12.02036" calcext:value-type="float">
            <text:p>12.02036</text:p>
          </table:table-cell>
          <table:table-cell table:formula="of:=[.C948]+[.A949]" office:value-type="float" office:value="23.505150009" calcext:value-type="float">
            <text:p>23.505150009</text:p>
          </table:table-cell>
        </table:table-row>
        <table:table-row table:style-name="ro1">
          <table:table-cell office:value-type="float" office:value="0.020950638" calcext:value-type="float">
            <text:p>0.020950638</text:p>
          </table:table-cell>
          <table:table-cell office:value-type="float" office:value="11.932811" calcext:value-type="float">
            <text:p>11.932811</text:p>
          </table:table-cell>
          <table:table-cell table:formula="of:=[.C949]+[.A950]" office:value-type="float" office:value="23.526100647" calcext:value-type="float">
            <text:p>23.526100647</text:p>
          </table:table-cell>
        </table:table-row>
        <table:table-row table:style-name="ro1">
          <table:table-cell office:value-type="float" office:value="0.020401312" calcext:value-type="float">
            <text:p>0.020401312</text:p>
          </table:table-cell>
          <table:table-cell office:value-type="float" office:value="12.254114" calcext:value-type="float">
            <text:p>12.254114</text:p>
          </table:table-cell>
          <table:table-cell table:formula="of:=[.C950]+[.A951]" office:value-type="float" office:value="23.546501959" calcext:value-type="float">
            <text:p>23.546501959</text:p>
          </table:table-cell>
        </table:table-row>
        <table:table-row table:style-name="ro1">
          <table:table-cell office:value-type="float" office:value="0.020691235" calcext:value-type="float">
            <text:p>0.020691235</text:p>
          </table:table-cell>
          <table:table-cell office:value-type="float" office:value="12.082411" calcext:value-type="float">
            <text:p>12.082411</text:p>
          </table:table-cell>
          <table:table-cell table:formula="of:=[.C951]+[.A952]" office:value-type="float" office:value="23.567193194" calcext:value-type="float">
            <text:p>23.567193194</text:p>
          </table:table-cell>
        </table:table-row>
        <table:table-row table:style-name="ro1">
          <table:table-cell office:value-type="float" office:value="0.020782787" calcext:value-type="float">
            <text:p>0.020782787</text:p>
          </table:table-cell>
          <table:table-cell office:value-type="float" office:value="12.029185" calcext:value-type="float">
            <text:p>12.029185</text:p>
          </table:table-cell>
          <table:table-cell table:formula="of:=[.C952]+[.A953]" office:value-type="float" office:value="23.587975981" calcext:value-type="float">
            <text:p>23.587975981</text:p>
          </table:table-cell>
        </table:table-row>
        <table:table-row table:style-name="ro1">
          <table:table-cell office:value-type="float" office:value="0.020950638" calcext:value-type="float">
            <text:p>0.020950638</text:p>
          </table:table-cell>
          <table:table-cell office:value-type="float" office:value="11.932811" calcext:value-type="float">
            <text:p>11.932811</text:p>
          </table:table-cell>
          <table:table-cell table:formula="of:=[.C953]+[.A954]" office:value-type="float" office:value="23.608926619" calcext:value-type="float">
            <text:p>23.608926619</text:p>
          </table:table-cell>
        </table:table-row>
        <table:table-row table:style-name="ro1">
          <table:table-cell office:value-type="float" office:value="0.020355536" calcext:value-type="float">
            <text:p>0.020355536</text:p>
          </table:table-cell>
          <table:table-cell office:value-type="float" office:value="12.281672" calcext:value-type="float">
            <text:p>12.281672</text:p>
          </table:table-cell>
          <table:table-cell table:formula="of:=[.C954]+[.A955]" office:value-type="float" office:value="23.629282155" calcext:value-type="float">
            <text:p>23.629282155</text:p>
          </table:table-cell>
        </table:table-row>
        <table:table-row table:style-name="ro1">
          <table:table-cell office:value-type="float" office:value="0.020630198" calcext:value-type="float">
            <text:p>0.020630198</text:p>
          </table:table-cell>
          <table:table-cell office:value-type="float" office:value="12.118158" calcext:value-type="float">
            <text:p>12.118158</text:p>
          </table:table-cell>
          <table:table-cell table:formula="of:=[.C955]+[.A956]" office:value-type="float" office:value="23.649912353" calcext:value-type="float">
            <text:p>23.649912353</text:p>
          </table:table-cell>
        </table:table-row>
        <table:table-row table:style-name="ro1">
          <table:table-cell office:value-type="float" office:value="0.020675974" calcext:value-type="float">
            <text:p>0.020675974</text:p>
          </table:table-cell>
          <table:table-cell office:value-type="float" office:value="12.091329" calcext:value-type="float">
            <text:p>12.091329</text:p>
          </table:table-cell>
          <table:table-cell table:formula="of:=[.C956]+[.A957]" office:value-type="float" office:value="23.670588327" calcext:value-type="float">
            <text:p>23.670588327</text:p>
          </table:table-cell>
        </table:table-row>
        <table:table-row table:style-name="ro1">
          <table:table-cell office:value-type="float" office:value="0.020843824" calcext:value-type="float">
            <text:p>0.020843824</text:p>
          </table:table-cell>
          <table:table-cell office:value-type="float" office:value="11.99396" calcext:value-type="float">
            <text:p>11.99396</text:p>
          </table:table-cell>
          <table:table-cell table:formula="of:=[.C957]+[.A958]" office:value-type="float" office:value="23.691432151" calcext:value-type="float">
            <text:p>23.691432151</text:p>
          </table:table-cell>
        </table:table-row>
        <table:table-row table:style-name="ro1">
          <table:table-cell office:value-type="float" office:value="0.020248722" calcext:value-type="float">
            <text:p>0.020248722</text:p>
          </table:table-cell>
          <table:table-cell office:value-type="float" office:value="12.346458" calcext:value-type="float">
            <text:p>12.346458</text:p>
          </table:table-cell>
          <table:table-cell table:formula="of:=[.C958]+[.A959]" office:value-type="float" office:value="23.711680873" calcext:value-type="float">
            <text:p>23.711680873</text:p>
          </table:table-cell>
        </table:table-row>
        <table:table-row table:style-name="ro1">
          <table:table-cell office:value-type="float" office:value="0.020508125" calcext:value-type="float">
            <text:p>0.020508125</text:p>
          </table:table-cell>
          <table:table-cell office:value-type="float" office:value="12.19029" calcext:value-type="float">
            <text:p>12.19029</text:p>
          </table:table-cell>
          <table:table-cell table:formula="of:=[.C959]+[.A960]" office:value-type="float" office:value="23.732188998" calcext:value-type="float">
            <text:p>23.732188998</text:p>
          </table:table-cell>
        </table:table-row>
        <table:table-row table:style-name="ro1">
          <table:table-cell office:value-type="float" office:value="0.020553902" calcext:value-type="float">
            <text:p>0.020553902</text:p>
          </table:table-cell>
          <table:table-cell office:value-type="float" office:value="12.16314" calcext:value-type="float">
            <text:p>12.16314</text:p>
          </table:table-cell>
          <table:table-cell table:formula="of:=[.C960]+[.A961]" office:value-type="float" office:value="23.7527429" calcext:value-type="float">
            <text:p>23.7527429</text:p>
          </table:table-cell>
        </table:table-row>
        <table:table-row table:style-name="ro1">
          <table:table-cell office:value-type="float" office:value="0.020645456" calcext:value-type="float">
            <text:p>0.020645456</text:p>
          </table:table-cell>
          <table:table-cell office:value-type="float" office:value="12.109201" calcext:value-type="float">
            <text:p>12.109201</text:p>
          </table:table-cell>
          <table:table-cell table:formula="of:=[.C961]+[.A962]" office:value-type="float" office:value="23.773388356" calcext:value-type="float">
            <text:p>23.773388356</text:p>
          </table:table-cell>
        </table:table-row>
        <table:table-row table:style-name="ro1">
          <table:table-cell office:value-type="float" office:value="0.020019837" calcext:value-type="float">
            <text:p>0.020019837</text:p>
          </table:table-cell>
          <table:table-cell office:value-type="float" office:value="12.487615" calcext:value-type="float">
            <text:p>12.487615</text:p>
          </table:table-cell>
          <table:table-cell table:formula="of:=[.C962]+[.A963]" office:value-type="float" office:value="23.793408193" calcext:value-type="float">
            <text:p>23.793408193</text:p>
          </table:table-cell>
        </table:table-row>
        <table:table-row table:style-name="ro1">
          <table:table-cell office:value-type="float" office:value="0.02027924" calcext:value-type="float">
            <text:p>0.02027924</text:p>
          </table:table-cell>
          <table:table-cell office:value-type="float" office:value="12.327878" calcext:value-type="float">
            <text:p>12.327878</text:p>
          </table:table-cell>
          <table:table-cell table:formula="of:=[.C963]+[.A964]" office:value-type="float" office:value="23.813687433" calcext:value-type="float">
            <text:p>23.813687433</text:p>
          </table:table-cell>
        </table:table-row>
        <table:table-row table:style-name="ro1">
          <table:table-cell office:value-type="float" office:value="0.020294499" calcext:value-type="float">
            <text:p>0.020294499</text:p>
          </table:table-cell>
          <table:table-cell office:value-type="float" office:value="12.318609" calcext:value-type="float">
            <text:p>12.318609</text:p>
          </table:table-cell>
          <table:table-cell table:formula="of:=[.C964]+[.A965]" office:value-type="float" office:value="23.833981932" calcext:value-type="float">
            <text:p>23.833981932</text:p>
          </table:table-cell>
        </table:table-row>
        <table:table-row table:style-name="ro1">
          <table:table-cell office:value-type="float" office:value="0.020355536" calcext:value-type="float">
            <text:p>0.020355536</text:p>
          </table:table-cell>
          <table:table-cell office:value-type="float" office:value="12.281672" calcext:value-type="float">
            <text:p>12.281672</text:p>
          </table:table-cell>
          <table:table-cell table:formula="of:=[.C965]+[.A966]" office:value-type="float" office:value="23.854337468" calcext:value-type="float">
            <text:p>23.854337468</text:p>
          </table:table-cell>
        </table:table-row>
        <table:table-row table:style-name="ro1">
          <table:table-cell office:value-type="float" office:value="0.019760434" calcext:value-type="float">
            <text:p>0.019760434</text:p>
          </table:table-cell>
          <table:table-cell office:value-type="float" office:value="12.651545" calcext:value-type="float">
            <text:p>12.651545</text:p>
          </table:table-cell>
          <table:table-cell table:formula="of:=[.C966]+[.A967]" office:value-type="float" office:value="23.874097902" calcext:value-type="float">
            <text:p>23.874097902</text:p>
          </table:table-cell>
        </table:table-row>
        <table:table-row table:style-name="ro1">
          <table:table-cell office:value-type="float" office:value="0.01997406" calcext:value-type="float">
            <text:p>0.01997406</text:p>
          </table:table-cell>
          <table:table-cell office:value-type="float" office:value="12.516233" calcext:value-type="float">
            <text:p>12.516233</text:p>
          </table:table-cell>
          <table:table-cell table:formula="of:=[.C967]+[.A968]" office:value-type="float" office:value="23.894071962" calcext:value-type="float">
            <text:p>23.894071962</text:p>
          </table:table-cell>
        </table:table-row>
        <table:table-row table:style-name="ro1">
          <table:table-cell office:value-type="float" office:value="0.01998932" calcext:value-type="float">
            <text:p>0.01998932</text:p>
          </table:table-cell>
          <table:table-cell office:value-type="float" office:value="12.50668" calcext:value-type="float">
            <text:p>12.50668</text:p>
          </table:table-cell>
          <table:table-cell table:formula="of:=[.C968]+[.A969]" office:value-type="float" office:value="23.914061282" calcext:value-type="float">
            <text:p>23.914061282</text:p>
          </table:table-cell>
        </table:table-row>
        <table:table-row table:style-name="ro1">
          <table:table-cell office:value-type="float" office:value="0.020096133" calcext:value-type="float">
            <text:p>0.020096133</text:p>
          </table:table-cell>
          <table:table-cell office:value-type="float" office:value="12.440205" calcext:value-type="float">
            <text:p>12.440205</text:p>
          </table:table-cell>
          <table:table-cell table:formula="of:=[.C969]+[.A970]" office:value-type="float" office:value="23.934157415" calcext:value-type="float">
            <text:p>23.934157415</text:p>
          </table:table-cell>
        </table:table-row>
        <table:table-row table:style-name="ro1">
          <table:table-cell office:value-type="float" office:value="0.019485772" calcext:value-type="float">
            <text:p>0.019485772</text:p>
          </table:table-cell>
          <table:table-cell office:value-type="float" office:value="12.829874" calcext:value-type="float">
            <text:p>12.829874</text:p>
          </table:table-cell>
          <table:table-cell table:formula="of:=[.C970]+[.A971]" office:value-type="float" office:value="23.953643187" calcext:value-type="float">
            <text:p>23.953643187</text:p>
          </table:table-cell>
        </table:table-row>
        <table:table-row table:style-name="ro1">
          <table:table-cell office:value-type="float" office:value="0.019745175" calcext:value-type="float">
            <text:p>0.019745175</text:p>
          </table:table-cell>
          <table:table-cell office:value-type="float" office:value="12.661322" calcext:value-type="float">
            <text:p>12.661322</text:p>
          </table:table-cell>
          <table:table-cell table:formula="of:=[.C971]+[.A972]" office:value-type="float" office:value="23.973388362" calcext:value-type="float">
            <text:p>23.973388362</text:p>
          </table:table-cell>
        </table:table-row>
        <table:table-row table:style-name="ro1">
          <table:table-cell office:value-type="float" office:value="0.019760434" calcext:value-type="float">
            <text:p>0.019760434</text:p>
          </table:table-cell>
          <table:table-cell office:value-type="float" office:value="12.651545" calcext:value-type="float">
            <text:p>12.651545</text:p>
          </table:table-cell>
          <table:table-cell table:formula="of:=[.C972]+[.A973]" office:value-type="float" office:value="23.993148796" calcext:value-type="float">
            <text:p>23.993148796</text:p>
          </table:table-cell>
        </table:table-row>
        <table:table-row table:style-name="ro1">
          <table:table-cell office:value-type="float" office:value="0.019867247" calcext:value-type="float">
            <text:p>0.019867247</text:p>
          </table:table-cell>
          <table:table-cell office:value-type="float" office:value="12.583526" calcext:value-type="float">
            <text:p>12.583526</text:p>
          </table:table-cell>
          <table:table-cell table:formula="of:=[.C973]+[.A974]" office:value-type="float" office:value="24.013016043" calcext:value-type="float">
            <text:p>24.013016043</text:p>
          </table:table-cell>
        </table:table-row>
        <table:table-row table:style-name="ro1">
          <table:table-cell office:value-type="float" office:value="0.019256886" calcext:value-type="float">
            <text:p>0.019256886</text:p>
          </table:table-cell>
          <table:table-cell office:value-type="float" office:value="12.982368" calcext:value-type="float">
            <text:p>12.982368</text:p>
          </table:table-cell>
          <table:table-cell table:formula="of:=[.C974]+[.A975]" office:value-type="float" office:value="24.032272929" calcext:value-type="float">
            <text:p>24.032272929</text:p>
          </table:table-cell>
        </table:table-row>
        <table:table-row table:style-name="ro1">
          <table:table-cell office:value-type="float" office:value="0.019562066" calcext:value-type="float">
            <text:p>0.019562066</text:p>
          </table:table-cell>
          <table:table-cell office:value-type="float" office:value="12.779837" calcext:value-type="float">
            <text:p>12.779837</text:p>
          </table:table-cell>
          <table:table-cell table:formula="of:=[.C975]+[.A976]" office:value-type="float" office:value="24.051834995" calcext:value-type="float">
            <text:p>24.051834995</text:p>
          </table:table-cell>
        </table:table-row>
        <table:table-row table:style-name="ro1">
          <table:table-cell office:value-type="float" office:value="0.019607844" calcext:value-type="float">
            <text:p>0.019607844</text:p>
          </table:table-cell>
          <table:table-cell office:value-type="float" office:value="12.749999" calcext:value-type="float">
            <text:p>12.749999</text:p>
          </table:table-cell>
          <table:table-cell table:formula="of:=[.C976]+[.A977]" office:value-type="float" office:value="24.071442839" calcext:value-type="float">
            <text:p>24.071442839</text:p>
          </table:table-cell>
        </table:table-row>
        <table:table-row table:style-name="ro1">
          <table:table-cell office:value-type="float" office:value="0.019729916" calcext:value-type="float">
            <text:p>0.019729916</text:p>
          </table:table-cell>
          <table:table-cell office:value-type="float" office:value="12.671113" calcext:value-type="float">
            <text:p>12.671113</text:p>
          </table:table-cell>
          <table:table-cell table:formula="of:=[.C977]+[.A978]" office:value-type="float" office:value="24.091172755" calcext:value-type="float">
            <text:p>24.091172755</text:p>
          </table:table-cell>
        </table:table-row>
        <table:table-row table:style-name="ro1">
          <table:table-cell office:value-type="float" office:value="0.01919585" calcext:value-type="float">
            <text:p>0.01919585</text:p>
          </table:table-cell>
          <table:table-cell office:value-type="float" office:value="13.023648" calcext:value-type="float">
            <text:p>13.023648</text:p>
          </table:table-cell>
          <table:table-cell table:formula="of:=[.C978]+[.A979]" office:value-type="float" office:value="24.110368605" calcext:value-type="float">
            <text:p>24.110368605</text:p>
          </table:table-cell>
        </table:table-row>
        <table:table-row table:style-name="ro1">
          <table:table-cell office:value-type="float" office:value="0.019439993" calcext:value-type="float">
            <text:p>0.019439993</text:p>
          </table:table-cell>
          <table:table-cell office:value-type="float" office:value="12.860087" calcext:value-type="float">
            <text:p>12.860087</text:p>
          </table:table-cell>
          <table:table-cell table:formula="of:=[.C979]+[.A980]" office:value-type="float" office:value="24.129808598" calcext:value-type="float">
            <text:p>24.129808598</text:p>
          </table:table-cell>
        </table:table-row>
        <table:table-row table:style-name="ro1">
          <table:table-cell office:value-type="float" office:value="0.019531548" calcext:value-type="float">
            <text:p>0.019531548</text:p>
          </table:table-cell>
          <table:table-cell office:value-type="float" office:value="12.799805" calcext:value-type="float">
            <text:p>12.799805</text:p>
          </table:table-cell>
          <table:table-cell table:formula="of:=[.C980]+[.A981]" office:value-type="float" office:value="24.149340146" calcext:value-type="float">
            <text:p>24.149340146</text:p>
          </table:table-cell>
        </table:table-row>
        <table:table-row table:style-name="ro1">
          <table:table-cell office:value-type="float" office:value="0.019668879" calcext:value-type="float">
            <text:p>0.019668879</text:p>
          </table:table-cell>
          <table:table-cell office:value-type="float" office:value="12.710434" calcext:value-type="float">
            <text:p>12.710434</text:p>
          </table:table-cell>
          <table:table-cell table:formula="of:=[.C981]+[.A982]" office:value-type="float" office:value="24.169009025" calcext:value-type="float">
            <text:p>24.169009025</text:p>
          </table:table-cell>
        </table:table-row>
        <table:table-row table:style-name="ro1">
          <table:table-cell office:value-type="float" office:value="0.019134814" calcext:value-type="float">
            <text:p>0.019134814</text:p>
          </table:table-cell>
          <table:table-cell office:value-type="float" office:value="13.06519" calcext:value-type="float">
            <text:p>13.06519</text:p>
          </table:table-cell>
          <table:table-cell table:formula="of:=[.C982]+[.A983]" office:value-type="float" office:value="24.188143839" calcext:value-type="float">
            <text:p>24.188143839</text:p>
          </table:table-cell>
        </table:table-row>
        <table:table-row table:style-name="ro1">
          <table:table-cell office:value-type="float" office:value="0.019424735" calcext:value-type="float">
            <text:p>0.019424735</text:p>
          </table:table-cell>
          <table:table-cell office:value-type="float" office:value="12.870189" calcext:value-type="float">
            <text:p>12.870189</text:p>
          </table:table-cell>
          <table:table-cell table:formula="of:=[.C983]+[.A984]" office:value-type="float" office:value="24.207568574" calcext:value-type="float">
            <text:p>24.207568574</text:p>
          </table:table-cell>
        </table:table-row>
        <table:table-row table:style-name="ro1">
          <table:table-cell office:value-type="float" office:value="0.019485772" calcext:value-type="float">
            <text:p>0.019485772</text:p>
          </table:table-cell>
          <table:table-cell office:value-type="float" office:value="12.829874" calcext:value-type="float">
            <text:p>12.829874</text:p>
          </table:table-cell>
          <table:table-cell table:formula="of:=[.C984]+[.A985]" office:value-type="float" office:value="24.227054346" calcext:value-type="float">
            <text:p>24.227054346</text:p>
          </table:table-cell>
        </table:table-row>
        <table:table-row table:style-name="ro1">
          <table:table-cell office:value-type="float" office:value="0.01965362" calcext:value-type="float">
            <text:p>0.01965362</text:p>
          </table:table-cell>
          <table:table-cell office:value-type="float" office:value="12.720303" calcext:value-type="float">
            <text:p>12.720303</text:p>
          </table:table-cell>
          <table:table-cell table:formula="of:=[.C985]+[.A986]" office:value-type="float" office:value="24.246707966" calcext:value-type="float">
            <text:p>24.246707966</text:p>
          </table:table-cell>
        </table:table-row>
        <table:table-row table:style-name="ro1">
          <table:table-cell office:value-type="float" office:value="0.019104296" calcext:value-type="float">
            <text:p>0.019104296</text:p>
          </table:table-cell>
          <table:table-cell office:value-type="float" office:value="13.0860615" calcext:value-type="float">
            <text:p>13.0860615</text:p>
          </table:table-cell>
          <table:table-cell table:formula="of:=[.C986]+[.A987]" office:value-type="float" office:value="24.265812262" calcext:value-type="float">
            <text:p>24.265812262</text:p>
          </table:table-cell>
        </table:table-row>
        <table:table-row table:style-name="ro1">
          <table:table-cell office:value-type="float" office:value="0.019424735" calcext:value-type="float">
            <text:p>0.019424735</text:p>
          </table:table-cell>
          <table:table-cell office:value-type="float" office:value="12.870189" calcext:value-type="float">
            <text:p>12.870189</text:p>
          </table:table-cell>
          <table:table-cell table:formula="of:=[.C987]+[.A988]" office:value-type="float" office:value="24.285236997" calcext:value-type="float">
            <text:p>24.285236997</text:p>
          </table:table-cell>
        </table:table-row>
        <table:table-row table:style-name="ro1">
          <table:table-cell office:value-type="float" office:value="0.01951629" calcext:value-type="float">
            <text:p>0.01951629</text:p>
          </table:table-cell>
          <table:table-cell office:value-type="float" office:value="12.809813" calcext:value-type="float">
            <text:p>12.809813</text:p>
          </table:table-cell>
          <table:table-cell table:formula="of:=[.C988]+[.A989]" office:value-type="float" office:value="24.304753287" calcext:value-type="float">
            <text:p>24.304753287</text:p>
          </table:table-cell>
        </table:table-row>
        <table:table-row table:style-name="ro1">
          <table:table-cell office:value-type="float" office:value="0.019638361" calcext:value-type="float">
            <text:p>0.019638361</text:p>
          </table:table-cell>
          <table:table-cell office:value-type="float" office:value="12.7301855" calcext:value-type="float">
            <text:p>12.7301855</text:p>
          </table:table-cell>
          <table:table-cell table:formula="of:=[.C989]+[.A990]" office:value-type="float" office:value="24.324391648" calcext:value-type="float">
            <text:p>24.324391648</text:p>
          </table:table-cell>
        </table:table-row>
        <table:table-row table:style-name="ro1">
          <table:table-cell office:value-type="float" office:value="0.019119555" calcext:value-type="float">
            <text:p>0.019119555</text:p>
          </table:table-cell>
          <table:table-cell office:value-type="float" office:value="13.075618" calcext:value-type="float">
            <text:p>13.075618</text:p>
          </table:table-cell>
          <table:table-cell table:formula="of:=[.C990]+[.A991]" office:value-type="float" office:value="24.343511203" calcext:value-type="float">
            <text:p>24.343511203</text:p>
          </table:table-cell>
        </table:table-row>
        <table:table-row table:style-name="ro1">
          <table:table-cell office:value-type="float" office:value="0.019424735" calcext:value-type="float">
            <text:p>0.019424735</text:p>
          </table:table-cell>
          <table:table-cell office:value-type="float" office:value="12.870189" calcext:value-type="float">
            <text:p>12.870189</text:p>
          </table:table-cell>
          <table:table-cell table:formula="of:=[.C991]+[.A992]" office:value-type="float" office:value="24.362935938" calcext:value-type="float">
            <text:p>24.362935938</text:p>
          </table:table-cell>
        </table:table-row>
        <table:table-row table:style-name="ro1">
          <table:table-cell office:value-type="float" office:value="0.019531548" calcext:value-type="float">
            <text:p>0.019531548</text:p>
          </table:table-cell>
          <table:table-cell office:value-type="float" office:value="12.799805" calcext:value-type="float">
            <text:p>12.799805</text:p>
          </table:table-cell>
          <table:table-cell table:formula="of:=[.C992]+[.A993]" office:value-type="float" office:value="24.382467486" calcext:value-type="float">
            <text:p>24.382467486</text:p>
          </table:table-cell>
        </table:table-row>
        <table:table-row table:style-name="ro1">
          <table:table-cell office:value-type="float" office:value="0.019684138" calcext:value-type="float">
            <text:p>0.019684138</text:p>
          </table:table-cell>
          <table:table-cell office:value-type="float" office:value="12.700582" calcext:value-type="float">
            <text:p>12.700582</text:p>
          </table:table-cell>
          <table:table-cell table:formula="of:=[.C993]+[.A994]" office:value-type="float" office:value="24.402151624" calcext:value-type="float">
            <text:p>24.402151624</text:p>
          </table:table-cell>
        </table:table-row>
        <table:table-row table:style-name="ro1">
          <table:table-cell office:value-type="float" office:value="0.01918059" calcext:value-type="float">
            <text:p>0.01918059</text:p>
          </table:table-cell>
          <table:table-cell office:value-type="float" office:value="13.034009" calcext:value-type="float">
            <text:p>13.034009</text:p>
          </table:table-cell>
          <table:table-cell table:formula="of:=[.C994]+[.A995]" office:value-type="float" office:value="24.421332214" calcext:value-type="float">
            <text:p>24.421332214</text:p>
          </table:table-cell>
        </table:table-row>
        <table:table-row table:style-name="ro1">
          <table:table-cell office:value-type="float" office:value="0.019470513" calcext:value-type="float">
            <text:p>0.019470513</text:p>
          </table:table-cell>
          <table:table-cell office:value-type="float" office:value="12.839929" calcext:value-type="float">
            <text:p>12.839929</text:p>
          </table:table-cell>
          <table:table-cell table:formula="of:=[.C995]+[.A996]" office:value-type="float" office:value="24.440802727" calcext:value-type="float">
            <text:p>24.440802727</text:p>
          </table:table-cell>
        </table:table-row>
        <table:table-row table:style-name="ro1">
          <table:table-cell office:value-type="float" office:value="0.019577324" calcext:value-type="float">
            <text:p>0.019577324</text:p>
          </table:table-cell>
          <table:table-cell office:value-type="float" office:value="12.769876" calcext:value-type="float">
            <text:p>12.769876</text:p>
          </table:table-cell>
          <table:table-cell table:formula="of:=[.C996]+[.A997]" office:value-type="float" office:value="24.460380051" calcext:value-type="float">
            <text:p>24.460380051</text:p>
          </table:table-cell>
        </table:table-row>
        <table:table-row table:style-name="ro1">
          <table:table-cell office:value-type="float" office:value="0.019714657" calcext:value-type="float">
            <text:p>0.019714657</text:p>
          </table:table-cell>
          <table:table-cell office:value-type="float" office:value="12.680921" calcext:value-type="float">
            <text:p>12.680921</text:p>
          </table:table-cell>
          <table:table-cell table:formula="of:=[.C997]+[.A998]" office:value-type="float" office:value="24.480094708" calcext:value-type="float">
            <text:p>24.480094708</text:p>
          </table:table-cell>
        </table:table-row>
        <table:table-row table:style-name="ro1">
          <table:table-cell office:value-type="float" office:value="0.01919585" calcext:value-type="float">
            <text:p>0.01919585</text:p>
          </table:table-cell>
          <table:table-cell office:value-type="float" office:value="13.023648" calcext:value-type="float">
            <text:p>13.023648</text:p>
          </table:table-cell>
          <table:table-cell table:formula="of:=[.C998]+[.A999]" office:value-type="float" office:value="24.499290558" calcext:value-type="float">
            <text:p>24.499290558</text:p>
          </table:table-cell>
        </table:table-row>
        <table:table-row table:style-name="ro1">
          <table:table-cell office:value-type="float" office:value="0.019531548" calcext:value-type="float">
            <text:p>0.019531548</text:p>
          </table:table-cell>
          <table:table-cell office:value-type="float" office:value="12.799805" calcext:value-type="float">
            <text:p>12.799805</text:p>
          </table:table-cell>
          <table:table-cell table:formula="of:=[.C999]+[.A1000]" office:value-type="float" office:value="24.518822106" calcext:value-type="float">
            <text:p>24.518822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0T14:14:46.587673668</dc:date>
    <meta:editing-duration>PT3H39M57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'data-open-0.7'.B1:'data-open-0.7'.C100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open-0.7'.B1:'data-open-0.7'.B1000" chart:class="chart:scatter">
            <chart:domain table:cell-range-address="'data-open-0.7'.C1:'data-open-0.7'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831693">
                <text:p>1.9831693</text:p>
                <draw:g>
                  <svg:desc>'data-open-0.7'.C1:'data-open-0.7'.C1000</svg:desc>
                </draw:g>
              </table:table-cell>
              <table:table-cell office:value-type="float" office:value="0.12606084">
                <text:p>0.12606084</text:p>
                <draw:g>
                  <svg:desc>'data-open-0.7'.B1:'data-open-0.7'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225147">
                <text:p>2.5225147</text:p>
              </table:table-cell>
              <table:table-cell office:value-type="float" office:value="0.46352488">
                <text:p>0.46352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499275">
                <text:p>3.4499275</text:p>
              </table:table-cell>
              <table:table-cell office:value-type="float" office:value="0.2695671">
                <text:p>0.26956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582055">
                <text:p>3.9582055</text:p>
              </table:table-cell>
              <table:table-cell office:value-type="float" office:value="0.4918568">
                <text:p>0.4918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1962307">
                <text:p>4.21962307</text:p>
              </table:table-cell>
              <table:table-cell office:value-type="float" office:value="0.9563244">
                <text:p>0.9563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0592047">
                <text:p>4.40592047</text:p>
              </table:table-cell>
              <table:table-cell office:value-type="float" office:value="1.3419404">
                <text:p>1.3419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0601965">
                <text:p>4.50601965</text:p>
              </table:table-cell>
              <table:table-cell office:value-type="float" office:value="2.4975228">
                <text:p>2.497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8344393">
                <text:p>4.58344393</text:p>
              </table:table-cell>
              <table:table-cell office:value-type="float" office:value="3.2289612">
                <text:p>3.2289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4905772">
                <text:p>4.64905772</text:p>
              </table:table-cell>
              <table:table-cell office:value-type="float" office:value="3.8101745">
                <text:p>3.8101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07469255">
                <text:p>4.707469255</text:p>
              </table:table-cell>
              <table:table-cell office:value-type="float" office:value="4.279977">
                <text:p>4.2799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58953195">
                <text:p>4.758953195</text:p>
              </table:table-cell>
              <table:table-cell office:value-type="float" office:value="4.855883">
                <text:p>4.855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07186965">
                <text:p>4.807186965</text:p>
              </table:table-cell>
              <table:table-cell office:value-type="float" office:value="5.1830907">
                <text:p>5.1830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52323152">
                <text:p>4.852323152</text:p>
              </table:table-cell>
              <table:table-cell office:value-type="float" office:value="5.538793">
                <text:p>5.538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95078932">
                <text:p>4.895078932</text:p>
              </table:table-cell>
              <table:table-cell office:value-type="float" office:value="5.847163">
                <text:p>5.847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34569282">
                <text:p>4.934569282</text:p>
              </table:table-cell>
              <table:table-cell office:value-type="float" office:value="6.330661">
                <text:p>6.330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72823652">
                <text:p>4.972823652</text:p>
              </table:table-cell>
              <table:table-cell office:value-type="float" office:value="6.535201">
                <text:p>6.535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09704708">
                <text:p>5.009704708</text:p>
              </table:table-cell>
              <table:table-cell office:value-type="float" office:value="6.7785482">
                <text:p>6.77854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45471858">
                <text:p>5.045471858</text:p>
              </table:table-cell>
              <table:table-cell office:value-type="float" office:value="6.9896545">
                <text:p>6.9896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79056968">
                <text:p>5.079056968</text:p>
              </table:table-cell>
              <table:table-cell office:value-type="float" office:value="7.443775">
                <text:p>7.443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12169048">
                <text:p>5.112169048</text:p>
              </table:table-cell>
              <table:table-cell office:value-type="float" office:value="7.550115">
                <text:p>7.550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144563953">
                <text:p>5.144563953</text:p>
              </table:table-cell>
              <table:table-cell office:value-type="float" office:value="7.7172627">
                <text:p>7.71726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176379013">
                <text:p>5.176379013</text:p>
              </table:table-cell>
              <table:table-cell office:value-type="float" office:value="7.857914">
                <text:p>7.857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06668171">
                <text:p>5.206668171</text:p>
              </table:table-cell>
              <table:table-cell office:value-type="float" office:value="8.253778">
                <text:p>8.253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236789481">
                <text:p>5.236789481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266483537">
                <text:p>5.266483537</text:p>
              </table:table-cell>
              <table:table-cell office:value-type="float" office:value="8.419193">
                <text:p>8.419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95902931">
                <text:p>5.295902931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24132121">
                <text:p>5.324132121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52346052">
                <text:p>5.352346052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80315839">
                <text:p>5.380315839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408148295">
                <text:p>5.408148295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434882101">
                <text:p>5.434882101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61631166">
                <text:p>5.461631166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488105569">
                <text:p>5.488105569</text:p>
              </table:table-cell>
              <table:table-cell office:value-type="float" office:value="9.443083">
                <text:p>9.443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14442641">
                <text:p>5.514442641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39742099">
                <text:p>5.539742099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565087335">
                <text:p>5.565087335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90203685">
                <text:p>5.590203685</text:p>
              </table:table-cell>
              <table:table-cell office:value-type="float" office:value="9.953676">
                <text:p>9.9536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615136926">
                <text:p>5.615136926</text:p>
              </table:table-cell>
              <table:table-cell office:value-type="float" office:value="10.026775">
                <text:p>10.026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639032555">
                <text:p>5.639032555</text:p>
              </table:table-cell>
              <table:table-cell office:value-type="float" office:value="10.462165">
                <text:p>10.462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662989219">
                <text:p>5.662989219</text:p>
              </table:table-cell>
              <table:table-cell office:value-type="float" office:value="10.43551">
                <text:p>10.435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686747517">
                <text:p>5.686747517</text:p>
              </table:table-cell>
              <table:table-cell office:value-type="float" office:value="10.522639">
                <text:p>10.522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10383743">
                <text:p>5.710383743</text:p>
              </table:table-cell>
              <table:table-cell office:value-type="float" office:value="10.576984">
                <text:p>10.5769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733104426">
                <text:p>5.733104426</text:p>
              </table:table-cell>
              <table:table-cell office:value-type="float" office:value="11.00319">
                <text:p>11.003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755901406">
                <text:p>5.755901406</text:p>
              </table:table-cell>
              <table:table-cell office:value-type="float" office:value="10.966366">
                <text:p>10.9663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778561054">
                <text:p>5.778561054</text:p>
              </table:table-cell>
              <table:table-cell office:value-type="float" office:value="11.032827">
                <text:p>11.032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80109863">
                <text:p>5.80109863</text:p>
              </table:table-cell>
              <table:table-cell office:value-type="float" office:value="11.092586">
                <text:p>11.092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2279696">
                <text:p>5.82279696</text:p>
              </table:table-cell>
              <table:table-cell office:value-type="float" office:value="11.521624">
                <text:p>11.5216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44693656">
                <text:p>5.844693656</text:p>
              </table:table-cell>
              <table:table-cell office:value-type="float" office:value="11.417248">
                <text:p>11.417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66559834">
                <text:p>5.866559834</text:p>
              </table:table-cell>
              <table:table-cell office:value-type="float" office:value="11.433183">
                <text:p>11.433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888441271">
                <text:p>5.888441271</text:p>
              </table:table-cell>
              <table:table-cell office:value-type="float" office:value="11.42521">
                <text:p>11.425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909605534">
                <text:p>5.909605534</text:p>
              </table:table-cell>
              <table:table-cell office:value-type="float" office:value="11.812365">
                <text:p>11.8123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930937647">
                <text:p>5.930937647</text:p>
              </table:table-cell>
              <table:table-cell office:value-type="float" office:value="11.71942">
                <text:p>11.719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952254501">
                <text:p>5.952254501</text:p>
              </table:table-cell>
              <table:table-cell office:value-type="float" office:value="11.72781">
                <text:p>11.72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973632391">
                <text:p>5.973632391</text:p>
              </table:table-cell>
              <table:table-cell office:value-type="float" office:value="11.694326">
                <text:p>11.694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94338884">
                <text:p>5.994338884</text:p>
              </table:table-cell>
              <table:table-cell office:value-type="float" office:value="12.073507">
                <text:p>12.0735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015243744">
                <text:p>6.015243744</text:p>
              </table:table-cell>
              <table:table-cell office:value-type="float" office:value="11.958942">
                <text:p>11.9589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036163862">
                <text:p>6.036163862</text:p>
              </table:table-cell>
              <table:table-cell office:value-type="float" office:value="11.950219">
                <text:p>11.950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057145017">
                <text:p>6.057145017</text:p>
              </table:table-cell>
              <table:table-cell office:value-type="float" office:value="11.915455">
                <text:p>11.915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77470035">
                <text:p>6.077470035</text:p>
              </table:table-cell>
              <table:table-cell office:value-type="float" office:value="12.300113">
                <text:p>12.300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098039197">
                <text:p>6.098039197</text:p>
              </table:table-cell>
              <table:table-cell office:value-type="float" office:value="12.154117">
                <text:p>12.154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18623618">
                <text:p>6.118623618</text:p>
              </table:table-cell>
              <table:table-cell office:value-type="float" office:value="12.145106">
                <text:p>12.145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39284333">
                <text:p>6.139284333</text:p>
              </table:table-cell>
              <table:table-cell office:value-type="float" office:value="12.100259">
                <text:p>12.1002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5930417">
                <text:p>6.15930417</text:p>
              </table:table-cell>
              <table:table-cell office:value-type="float" office:value="12.487615">
                <text:p>12.4876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179568151">
                <text:p>6.179568151</text:p>
              </table:table-cell>
              <table:table-cell office:value-type="float" office:value="12.337161">
                <text:p>12.3371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199847391">
                <text:p>6.199847391</text:p>
              </table:table-cell>
              <table:table-cell office:value-type="float" office:value="12.327878">
                <text:p>12.327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220233444">
                <text:p>6.220233444</text:p>
              </table:table-cell>
              <table:table-cell office:value-type="float" office:value="12.263287">
                <text:p>12.2632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239978619">
                <text:p>6.239978619</text:p>
              </table:table-cell>
              <table:table-cell office:value-type="float" office:value="12.661322">
                <text:p>12.6613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60013715">
                <text:p>6.260013715</text:p>
              </table:table-cell>
              <table:table-cell office:value-type="float" office:value="12.478104">
                <text:p>12.478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280079328">
                <text:p>6.280079328</text:p>
              </table:table-cell>
              <table:table-cell office:value-type="float" office:value="12.4591255">
                <text:p>12.4591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300267013">
                <text:p>6.300267013</text:p>
              </table:table-cell>
              <table:table-cell office:value-type="float" office:value="12.383787">
                <text:p>12.3837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319859598">
                <text:p>6.319859598</text:p>
              </table:table-cell>
              <table:table-cell office:value-type="float" office:value="12.759929">
                <text:p>12.7599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339711586">
                <text:p>6.339711586</text:p>
              </table:table-cell>
              <table:table-cell office:value-type="float" office:value="12.593198">
                <text:p>12.593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59563574">
                <text:p>6.359563574</text:p>
              </table:table-cell>
              <table:table-cell office:value-type="float" office:value="12.593198">
                <text:p>12.5931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379552894">
                <text:p>6.379552894</text:p>
              </table:table-cell>
              <table:table-cell office:value-type="float" office:value="12.50668">
                <text:p>12.506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39896237">
                <text:p>6.39896237</text:p>
              </table:table-cell>
              <table:table-cell office:value-type="float" office:value="12.880307">
                <text:p>12.8803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418631249">
                <text:p>6.418631249</text:p>
              </table:table-cell>
              <table:table-cell office:value-type="float" office:value="12.710434">
                <text:p>12.7104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38330646">
                <text:p>6.438330646</text:p>
              </table:table-cell>
              <table:table-cell office:value-type="float" office:value="12.690743">
                <text:p>12.6907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458136856">
                <text:p>6.458136856</text:p>
              </table:table-cell>
              <table:table-cell office:value-type="float" office:value="12.622304">
                <text:p>12.622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477378483">
                <text:p>6.477378483</text:p>
              </table:table-cell>
              <table:table-cell office:value-type="float" office:value="12.992664">
                <text:p>12.9926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96864255">
                <text:p>6.496864255</text:p>
              </table:table-cell>
              <table:table-cell office:value-type="float" office:value="12.829874">
                <text:p>12.829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516395803">
                <text:p>6.516395803</text:p>
              </table:table-cell>
              <table:table-cell office:value-type="float" office:value="12.799805">
                <text:p>12.7998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536064682">
                <text:p>6.536064682</text:p>
              </table:table-cell>
              <table:table-cell office:value-type="float" office:value="12.710434">
                <text:p>12.7104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5551232">
                <text:p>6.5551232</text:p>
              </table:table-cell>
              <table:table-cell office:value-type="float" office:value="13.117495">
                <text:p>13.1174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57447164">
                <text:p>6.57447164</text:p>
              </table:table-cell>
              <table:table-cell office:value-type="float" office:value="12.9209385">
                <text:p>12.9209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593865857">
                <text:p>6.593865857</text:p>
              </table:table-cell>
              <table:table-cell office:value-type="float" office:value="12.890441">
                <text:p>12.890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613366887">
                <text:p>6.613366887</text:p>
              </table:table-cell>
              <table:table-cell office:value-type="float" office:value="12.819836">
                <text:p>12.8198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632303333">
                <text:p>6.632303333</text:p>
              </table:table-cell>
              <table:table-cell office:value-type="float" office:value="13.202055">
                <text:p>13.202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651483923">
                <text:p>6.651483923</text:p>
              </table:table-cell>
              <table:table-cell office:value-type="float" office:value="13.034009">
                <text:p>13.0340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67072555">
                <text:p>6.67072555</text:p>
              </table:table-cell>
              <table:table-cell office:value-type="float" office:value="12.992664">
                <text:p>12.9926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69007399">
                <text:p>6.69007399</text:p>
              </table:table-cell>
              <table:table-cell office:value-type="float" office:value="12.9209385">
                <text:p>12.92093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708873105">
                <text:p>6.708873105</text:p>
              </table:table-cell>
              <table:table-cell office:value-type="float" office:value="13.298498">
                <text:p>13.2984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727931623">
                <text:p>6.727931623</text:p>
              </table:table-cell>
              <table:table-cell office:value-type="float" office:value="13.117495">
                <text:p>13.1174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747020659">
                <text:p>6.747020659</text:p>
              </table:table-cell>
              <table:table-cell office:value-type="float" office:value="13.096523">
                <text:p>13.0965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766216509">
                <text:p>6.766216509</text:p>
              </table:table-cell>
              <table:table-cell office:value-type="float" office:value="13.023648">
                <text:p>13.0236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784878293">
                <text:p>6.784878293</text:p>
              </table:table-cell>
              <table:table-cell office:value-type="float" office:value="13.39636">
                <text:p>13.396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80379948">
                <text:p>6.80379948</text:p>
              </table:table-cell>
              <table:table-cell office:value-type="float" office:value="13.212702">
                <text:p>13.212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822781704">
                <text:p>6.822781704</text:p>
              </table:table-cell>
              <table:table-cell office:value-type="float" office:value="13.170217">
                <text:p>13.1702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841855481">
                <text:p>6.841855481</text:p>
              </table:table-cell>
              <table:table-cell office:value-type="float" office:value="13.107">
                <text:p>13.1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860395193">
                <text:p>6.860395193</text:p>
              </table:table-cell>
              <table:table-cell office:value-type="float" office:value="13.484568">
                <text:p>13.484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879209567">
                <text:p>6.879209567</text:p>
              </table:table-cell>
              <table:table-cell office:value-type="float" office:value="13.287713">
                <text:p>13.2877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898069719">
                <text:p>6.898069719</text:p>
              </table:table-cell>
              <table:table-cell office:value-type="float" office:value="13.255461">
                <text:p>13.2554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917051943">
                <text:p>6.917051943</text:p>
              </table:table-cell>
              <table:table-cell office:value-type="float" office:value="13.170217">
                <text:p>13.1702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935515359">
                <text:p>6.935515359</text:p>
              </table:table-cell>
              <table:table-cell office:value-type="float" office:value="13.54029">
                <text:p>13.540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954192402">
                <text:p>6.954192402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972945741">
                <text:p>6.972945741</text:p>
              </table:table-cell>
              <table:table-cell office:value-type="float" office:value="13.330959">
                <text:p>13.3309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991836411">
                <text:p>6.991836411</text:p>
              </table:table-cell>
              <table:table-cell office:value-type="float" office:value="13.234047">
                <text:p>13.2340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010193014">
                <text:p>7.010193014</text:p>
              </table:table-cell>
              <table:table-cell office:value-type="float" office:value="13.619078">
                <text:p>13.6190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028839539">
                <text:p>7.028839539</text:p>
              </table:table-cell>
              <table:table-cell office:value-type="float" office:value="13.407323">
                <text:p>13.4073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47531841">
                <text:p>7.047531841</text:p>
              </table:table-cell>
              <table:table-cell office:value-type="float" office:value="13.37449">
                <text:p>13.374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066346215">
                <text:p>7.066346215</text:p>
              </table:table-cell>
              <table:table-cell office:value-type="float" office:value="13.287713">
                <text:p>13.2877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084626524">
                <text:p>7.084626524</text:p>
              </table:table-cell>
              <table:table-cell office:value-type="float" office:value="13.675918">
                <text:p>13.6759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103196754">
                <text:p>7.103196754</text:p>
              </table:table-cell>
              <table:table-cell office:value-type="float" office:value="13.462408">
                <text:p>13.4624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121843279">
                <text:p>7.121843279</text:p>
              </table:table-cell>
              <table:table-cell office:value-type="float" office:value="13.407323">
                <text:p>13.4073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140596618">
                <text:p>7.140596618</text:p>
              </table:table-cell>
              <table:table-cell office:value-type="float" office:value="13.330959">
                <text:p>13.3309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58846409">
                <text:p>7.158846409</text:p>
              </table:table-cell>
              <table:table-cell office:value-type="float" office:value="13.698787">
                <text:p>13.6987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77370862">
                <text:p>7.177370862</text:p>
              </table:table-cell>
              <table:table-cell office:value-type="float" office:value="13.495675">
                <text:p>13.4956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195941092">
                <text:p>7.195941092</text:p>
              </table:table-cell>
              <table:table-cell office:value-type="float" office:value="13.462408">
                <text:p>13.462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214633394">
                <text:p>7.214633394</text:p>
              </table:table-cell>
              <table:table-cell office:value-type="float" office:value="13.37449">
                <text:p>13.374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232791631">
                <text:p>7.232791631</text:p>
              </table:table-cell>
              <table:table-cell office:value-type="float" office:value="13.767857">
                <text:p>13.7678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251209271">
                <text:p>7.251209271</text:p>
              </table:table-cell>
              <table:table-cell office:value-type="float" office:value="13.573944">
                <text:p>13.5739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269733724">
                <text:p>7.269733724</text:p>
              </table:table-cell>
              <table:table-cell office:value-type="float" office:value="13.495675">
                <text:p>13.4956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28836499">
                <text:p>7.28836499</text:p>
              </table:table-cell>
              <table:table-cell office:value-type="float" office:value="13.4183035">
                <text:p>13.41830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306492709">
                <text:p>7.306492709</text:p>
              </table:table-cell>
              <table:table-cell office:value-type="float" office:value="13.791034">
                <text:p>13.7910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324864572">
                <text:p>7.324864572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4329747">
                <text:p>7.34329747</text:p>
              </table:table-cell>
              <table:table-cell office:value-type="float" office:value="13.562707">
                <text:p>13.5627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618677">
                <text:p>7.3618677</text:p>
              </table:table-cell>
              <table:table-cell office:value-type="float" office:value="13.462408">
                <text:p>13.4624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79919123">
                <text:p>7.379919123</text:p>
              </table:table-cell>
              <table:table-cell office:value-type="float" office:value="13.849323">
                <text:p>13.8493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98229949">
                <text:p>7.398229949</text:p>
              </table:table-cell>
              <table:table-cell office:value-type="float" office:value="13.653125">
                <text:p>13.65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416632329">
                <text:p>7.416632329</text:p>
              </table:table-cell>
              <table:table-cell office:value-type="float" office:value="13.585199">
                <text:p>13.5851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435156782">
                <text:p>7.435156782</text:p>
              </table:table-cell>
              <table:table-cell office:value-type="float" office:value="13.495675">
                <text:p>13.4956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453177688">
                <text:p>7.453177688</text:p>
              </table:table-cell>
              <table:table-cell office:value-type="float" office:value="13.872777">
                <text:p>13.8727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471427479">
                <text:p>7.471427479</text:p>
              </table:table-cell>
              <table:table-cell office:value-type="float" office:value="13.698787">
                <text:p>13.6987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489753564">
                <text:p>7.489753564</text:p>
              </table:table-cell>
              <table:table-cell office:value-type="float" office:value="13.641757">
                <text:p>13.6417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508201721">
                <text:p>7.508201721</text:p>
              </table:table-cell>
              <table:table-cell office:value-type="float" office:value="13.55149">
                <text:p>13.551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52616159">
                <text:p>7.52616159</text:p>
              </table:table-cell>
              <table:table-cell office:value-type="float" office:value="13.919924">
                <text:p>13.9199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544380862">
                <text:p>7.544380862</text:p>
              </table:table-cell>
              <table:table-cell office:value-type="float" office:value="13.721733">
                <text:p>13.7217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562691688">
                <text:p>7.562691688</text:p>
              </table:table-cell>
              <table:table-cell office:value-type="float" office:value="13.653125">
                <text:p>13.65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581109328">
                <text:p>7.581109328</text:p>
              </table:table-cell>
              <table:table-cell office:value-type="float" office:value="13.573944">
                <text:p>13.5739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99008161">
                <text:p>7.599008161</text:p>
              </table:table-cell>
              <table:table-cell office:value-type="float" office:value="13.967391">
                <text:p>13.9673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617212174">
                <text:p>7.617212174</text:p>
              </table:table-cell>
              <table:table-cell office:value-type="float" office:value="13.733235">
                <text:p>13.7332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635461965">
                <text:p>7.635461965</text:p>
              </table:table-cell>
              <table:table-cell office:value-type="float" office:value="13.698787">
                <text:p>13.6987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653833828">
                <text:p>7.653833828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671732661">
                <text:p>7.671732661</text:p>
              </table:table-cell>
              <table:table-cell office:value-type="float" office:value="13.967391">
                <text:p>13.9673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68986038">
                <text:p>7.68986038</text:p>
              </table:table-cell>
              <table:table-cell office:value-type="float" office:value="13.791034">
                <text:p>13.7910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708064393">
                <text:p>7.708064393</text:p>
              </table:table-cell>
              <table:table-cell office:value-type="float" office:value="13.733235">
                <text:p>13.733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726390478">
                <text:p>7.726390478</text:p>
              </table:table-cell>
              <table:table-cell office:value-type="float" office:value="13.641757">
                <text:p>13.6417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744228274">
                <text:p>7.744228274</text:p>
              </table:table-cell>
              <table:table-cell office:value-type="float" office:value="14.015184">
                <text:p>14.0151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762340732">
                <text:p>7.762340732</text:p>
              </table:table-cell>
              <table:table-cell office:value-type="float" office:value="13.802654">
                <text:p>13.8026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780498969">
                <text:p>7.780498969</text:p>
              </table:table-cell>
              <table:table-cell office:value-type="float" office:value="13.767857">
                <text:p>13.7678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798809795">
                <text:p>7.798809795</text:p>
              </table:table-cell>
              <table:table-cell office:value-type="float" office:value="13.653125">
                <text:p>13.653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816632333">
                <text:p>7.816632333</text:p>
              </table:table-cell>
              <table:table-cell office:value-type="float" office:value="14.027184">
                <text:p>14.027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34699015">
                <text:p>7.834699015</text:p>
              </table:table-cell>
              <table:table-cell office:value-type="float" office:value="13.837626">
                <text:p>13.8376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852826734">
                <text:p>7.852826734</text:p>
              </table:table-cell>
              <table:table-cell office:value-type="float" office:value="13.791034">
                <text:p>13.7910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871122301">
                <text:p>7.871122301</text:p>
              </table:table-cell>
              <table:table-cell office:value-type="float" office:value="13.664512">
                <text:p>13.6645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888899062">
                <text:p>7.888899062</text:p>
              </table:table-cell>
              <table:table-cell office:value-type="float" office:value="14.063304">
                <text:p>14.0633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906950485">
                <text:p>7.906950485</text:p>
              </table:table-cell>
              <table:table-cell office:value-type="float" office:value="13.849323">
                <text:p>13.8493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925062943">
                <text:p>7.925062943</text:p>
              </table:table-cell>
              <table:table-cell office:value-type="float" office:value="13.802654">
                <text:p>13.8026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943312734">
                <text:p>7.943312734</text:p>
              </table:table-cell>
              <table:table-cell office:value-type="float" office:value="13.698787">
                <text:p>13.6987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61074236">
                <text:p>7.961074236</text:p>
              </table:table-cell>
              <table:table-cell office:value-type="float" office:value="14.075386">
                <text:p>14.0753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79049363">
                <text:p>7.979049363</text:p>
              </table:table-cell>
              <table:table-cell office:value-type="float" office:value="13.908108">
                <text:p>13.9081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7116045">
                <text:p>7.997116045</text:p>
              </table:table-cell>
              <table:table-cell office:value-type="float" office:value="13.837626">
                <text:p>13.8376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15335317">
                <text:p>8.015335317</text:p>
              </table:table-cell>
              <table:table-cell office:value-type="float" office:value="13.721733">
                <text:p>13.7217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33020524">
                <text:p>8.033020524</text:p>
              </table:table-cell>
              <table:table-cell office:value-type="float" office:value="14.136108">
                <text:p>14.136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050995651">
                <text:p>8.050995651</text:p>
              </table:table-cell>
              <table:table-cell office:value-type="float" office:value="13.908108">
                <text:p>13.9081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069062333">
                <text:p>8.069062333</text:p>
              </table:table-cell>
              <table:table-cell office:value-type="float" office:value="13.837626">
                <text:p>13.8376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087251087">
                <text:p>8.087251087</text:p>
              </table:table-cell>
              <table:table-cell office:value-type="float" office:value="13.744757">
                <text:p>13.7447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104936294">
                <text:p>8.104936294</text:p>
              </table:table-cell>
              <table:table-cell office:value-type="float" office:value="14.136108">
                <text:p>14.1361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122896163">
                <text:p>8.122896163</text:p>
              </table:table-cell>
              <table:table-cell office:value-type="float" office:value="13.919924">
                <text:p>13.9199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140947586">
                <text:p>8.140947586</text:p>
              </table:table-cell>
              <table:table-cell office:value-type="float" office:value="13.849323">
                <text:p>13.8493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159121081">
                <text:p>8.159121081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176791029">
                <text:p>8.176791029</text:p>
              </table:table-cell>
              <table:table-cell office:value-type="float" office:value="14.148315">
                <text:p>14.1483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194750898">
                <text:p>8.194750898</text:p>
              </table:table-cell>
              <table:table-cell office:value-type="float" office:value="13.919924">
                <text:p>13.9199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212802321">
                <text:p>8.212802321</text:p>
              </table:table-cell>
              <table:table-cell office:value-type="float" office:value="13.849323">
                <text:p>13.8493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230975816">
                <text:p>8.230975816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248645764">
                <text:p>8.248645764</text:p>
              </table:table-cell>
              <table:table-cell office:value-type="float" office:value="14.148315">
                <text:p>14.1483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266575115">
                <text:p>8.266575115</text:p>
              </table:table-cell>
              <table:table-cell office:value-type="float" office:value="13.943617">
                <text:p>13.9436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284611279">
                <text:p>8.284611279</text:p>
              </table:table-cell>
              <table:table-cell office:value-type="float" office:value="13.86104">
                <text:p>13.861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302784774">
                <text:p>8.302784774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320469981">
                <text:p>8.320469981</text:p>
              </table:table-cell>
              <table:table-cell office:value-type="float" office:value="14.136108">
                <text:p>14.1361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338445108">
                <text:p>8.338445108</text:p>
              </table:table-cell>
              <table:table-cell office:value-type="float" office:value="13.908108">
                <text:p>13.9081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356466014">
                <text:p>8.356466014</text:p>
              </table:table-cell>
              <table:table-cell office:value-type="float" office:value="13.872777">
                <text:p>13.8727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374670027">
                <text:p>8.374670027</text:p>
              </table:table-cell>
              <table:table-cell office:value-type="float" office:value="13.733235">
                <text:p>13.733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392370492">
                <text:p>8.392370492</text:p>
              </table:table-cell>
              <table:table-cell office:value-type="float" office:value="14.123922">
                <text:p>14.1239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10360878">
                <text:p>8.410360878</text:p>
              </table:table-cell>
              <table:table-cell office:value-type="float" office:value="13.896312">
                <text:p>13.896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42841230099999">
                <text:p>8.42841230099999</text:p>
              </table:table-cell>
              <table:table-cell office:value-type="float" office:value="13.849323">
                <text:p>13.849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4661631399999">
                <text:p>8.44661631399999</text:p>
              </table:table-cell>
              <table:table-cell office:value-type="float" office:value="13.733235">
                <text:p>13.7332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464332038">
                <text:p>8.464332038</text:p>
              </table:table-cell>
              <table:table-cell office:value-type="float" office:value="14.111756">
                <text:p>14.1117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48230716499999">
                <text:p>8.48230716499999</text:p>
              </table:table-cell>
              <table:table-cell office:value-type="float" office:value="13.908108">
                <text:p>13.9081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500373847">
                <text:p>8.500373847</text:p>
              </table:table-cell>
              <table:table-cell office:value-type="float" office:value="13.837626">
                <text:p>13.8376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518608377">
                <text:p>8.518608377</text:p>
              </table:table-cell>
              <table:table-cell office:value-type="float" office:value="13.710251">
                <text:p>13.7102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536354619">
                <text:p>8.536354619</text:p>
              </table:table-cell>
              <table:table-cell office:value-type="float" office:value="14.087489">
                <text:p>14.0874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554375525">
                <text:p>8.554375525</text:p>
              </table:table-cell>
              <table:table-cell office:value-type="float" office:value="13.872777">
                <text:p>13.8727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572457465">
                <text:p>8.572457465</text:p>
              </table:table-cell>
              <table:table-cell office:value-type="float" office:value="13.82595">
                <text:p>13.825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590707256">
                <text:p>8.590707256</text:p>
              </table:table-cell>
              <table:table-cell office:value-type="float" office:value="13.698787">
                <text:p>13.6987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608468758">
                <text:p>8.608468758</text:p>
              </table:table-cell>
              <table:table-cell office:value-type="float" office:value="14.075386">
                <text:p>14.0753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626520181">
                <text:p>8.626520181</text:p>
              </table:table-cell>
              <table:table-cell office:value-type="float" office:value="13.849323">
                <text:p>13.8493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6446479">
                <text:p>8.6446479</text:p>
              </table:table-cell>
              <table:table-cell office:value-type="float" office:value="13.791034">
                <text:p>13.7910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66291295">
                <text:p>8.66291295</text:p>
              </table:table-cell>
              <table:table-cell office:value-type="float" office:value="13.687343">
                <text:p>13.6873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680720229">
                <text:p>8.680720229</text:p>
              </table:table-cell>
              <table:table-cell office:value-type="float" office:value="14.039203">
                <text:p>14.0392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698817429">
                <text:p>8.698817429</text:p>
              </table:table-cell>
              <table:table-cell office:value-type="float" office:value="13.814292">
                <text:p>13.8142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716975666">
                <text:p>8.716975666</text:p>
              </table:table-cell>
              <table:table-cell office:value-type="float" office:value="13.767857">
                <text:p>13.7678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735332269">
                <text:p>8.735332269</text:p>
              </table:table-cell>
              <table:table-cell office:value-type="float" office:value="13.619078">
                <text:p>13.6190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753200583">
                <text:p>8.753200583</text:p>
              </table:table-cell>
              <table:table-cell office:value-type="float" office:value="13.991247">
                <text:p>13.9912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771343561">
                <text:p>8.771343561</text:p>
              </table:table-cell>
              <table:table-cell office:value-type="float" office:value="13.779435">
                <text:p>13.7794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789593352">
                <text:p>8.789593352</text:p>
              </table:table-cell>
              <table:table-cell office:value-type="float" office:value="13.698787">
                <text:p>13.6987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807965215">
                <text:p>8.807965215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825879307">
                <text:p>8.825879307</text:p>
              </table:table-cell>
              <table:table-cell office:value-type="float" office:value="13.955494">
                <text:p>13.955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84408332">
                <text:p>8.84408332</text:p>
              </table:table-cell>
              <table:table-cell office:value-type="float" office:value="13.733235">
                <text:p>13.7332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862363629">
                <text:p>8.862363629</text:p>
              </table:table-cell>
              <table:table-cell office:value-type="float" office:value="13.675918">
                <text:p>13.6759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880827045">
                <text:p>8.880827045</text:p>
              </table:table-cell>
              <table:table-cell office:value-type="float" office:value="13.54029">
                <text:p>13.540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898771655">
                <text:p>8.898771655</text:p>
              </table:table-cell>
              <table:table-cell office:value-type="float" office:value="13.931761">
                <text:p>13.931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916990927">
                <text:p>8.916990927</text:p>
              </table:table-cell>
              <table:table-cell office:value-type="float" office:value="13.721733">
                <text:p>13.7217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93536279">
                <text:p>8.93536279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953887243">
                <text:p>8.953887243</text:p>
              </table:table-cell>
              <table:table-cell office:value-type="float" office:value="13.495675">
                <text:p>13.4956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971908149">
                <text:p>8.971908149</text:p>
              </table:table-cell>
              <table:table-cell office:value-type="float" office:value="13.872777">
                <text:p>13.8727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990249493">
                <text:p>8.990249493</text:p>
              </table:table-cell>
              <table:table-cell office:value-type="float" office:value="13.630408">
                <text:p>13.6304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008682391">
                <text:p>9.008682391</text:p>
              </table:table-cell>
              <table:table-cell office:value-type="float" office:value="13.562707">
                <text:p>13.5627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.027283138">
                <text:p>9.027283138</text:p>
              </table:table-cell>
              <table:table-cell office:value-type="float" office:value="13.44032">
                <text:p>13.440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.045365078">
                <text:p>9.045365078</text:p>
              </table:table-cell>
              <table:table-cell office:value-type="float" office:value="13.82595">
                <text:p>13.825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063767458">
                <text:p>9.063767458</text:p>
              </table:table-cell>
              <table:table-cell office:value-type="float" office:value="13.585199">
                <text:p>13.5851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.082276652">
                <text:p>9.082276652</text:p>
              </table:table-cell>
              <table:table-cell office:value-type="float" office:value="13.506801">
                <text:p>13.5068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.100953695">
                <text:p>9.100953695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11912719">
                <text:p>9.11912719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137605865">
                <text:p>9.137605865</text:p>
              </table:table-cell>
              <table:table-cell office:value-type="float" office:value="13.529109">
                <text:p>13.5291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.156176095">
                <text:p>9.156176095</text:p>
              </table:table-cell>
              <table:table-cell office:value-type="float" office:value="13.462408">
                <text:p>13.4624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174914175">
                <text:p>9.174914175</text:p>
              </table:table-cell>
              <table:table-cell office:value-type="float" office:value="13.341815">
                <text:p>13.3418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193163966">
                <text:p>9.193163966</text:p>
              </table:table-cell>
              <table:table-cell office:value-type="float" office:value="13.698787">
                <text:p>13.6987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211703678">
                <text:p>9.211703678</text:p>
              </table:table-cell>
              <table:table-cell office:value-type="float" office:value="13.484568">
                <text:p>13.4845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230350203">
                <text:p>9.230350203</text:p>
              </table:table-cell>
              <table:table-cell office:value-type="float" office:value="13.407323">
                <text:p>13.4073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249164577">
                <text:p>9.249164577</text:p>
              </table:table-cell>
              <table:table-cell office:value-type="float" office:value="13.287713">
                <text:p>13.2877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67505921">
                <text:p>9.267505921</text:p>
              </table:table-cell>
              <table:table-cell office:value-type="float" office:value="13.630408">
                <text:p>13.6304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86137187">
                <text:p>9.286137187</text:p>
              </table:table-cell>
              <table:table-cell office:value-type="float" office:value="13.4183035">
                <text:p>13.41830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304860007">
                <text:p>9.304860007</text:p>
              </table:table-cell>
              <table:table-cell office:value-type="float" office:value="13.35269">
                <text:p>13.352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23765935">
                <text:p>9.323765935</text:p>
              </table:table-cell>
              <table:table-cell office:value-type="float" office:value="13.223366">
                <text:p>13.2233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342168315">
                <text:p>9.342168315</text:p>
              </table:table-cell>
              <table:table-cell office:value-type="float" office:value="13.585199">
                <text:p>13.5851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360891135">
                <text:p>9.360891135</text:p>
              </table:table-cell>
              <table:table-cell office:value-type="float" office:value="13.35269">
                <text:p>13.352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379705509">
                <text:p>9.379705509</text:p>
              </table:table-cell>
              <table:table-cell office:value-type="float" office:value="13.287713">
                <text:p>13.2877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398702992">
                <text:p>9.398702992</text:p>
              </table:table-cell>
              <table:table-cell office:value-type="float" office:value="13.159638">
                <text:p>13.1596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417181667">
                <text:p>9.417181667</text:p>
              </table:table-cell>
              <table:table-cell office:value-type="float" office:value="13.529109">
                <text:p>13.5291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435980782">
                <text:p>9.435980782</text:p>
              </table:table-cell>
              <table:table-cell office:value-type="float" office:value="13.298498">
                <text:p>13.2984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454871452">
                <text:p>9.454871452</text:p>
              </table:table-cell>
              <table:table-cell office:value-type="float" office:value="13.234047">
                <text:p>13.2340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47392997">
                <text:p>9.47392997</text:p>
              </table:table-cell>
              <table:table-cell office:value-type="float" office:value="13.117495">
                <text:p>13.1174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4925002">
                <text:p>9.4925002</text:p>
              </table:table-cell>
              <table:table-cell office:value-type="float" office:value="13.462408">
                <text:p>13.4624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51137561">
                <text:p>9.51137561</text:p>
              </table:table-cell>
              <table:table-cell office:value-type="float" office:value="13.244745">
                <text:p>13.2447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530327315">
                <text:p>9.530327315</text:p>
              </table:table-cell>
              <table:table-cell office:value-type="float" office:value="13.191426">
                <text:p>13.1914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549492646">
                <text:p>9.549492646</text:p>
              </table:table-cell>
              <table:table-cell office:value-type="float" office:value="13.044387">
                <text:p>13.0443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568139171">
                <text:p>9.568139171</text:p>
              </table:table-cell>
              <table:table-cell office:value-type="float" office:value="13.407323">
                <text:p>13.4073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587121395">
                <text:p>9.587121395</text:p>
              </table:table-cell>
              <table:table-cell office:value-type="float" office:value="13.170217">
                <text:p>13.1702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606210431">
                <text:p>9.606210431</text:p>
              </table:table-cell>
              <table:table-cell office:value-type="float" office:value="13.096523">
                <text:p>13.0965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6254368">
                <text:p>9.6254368</text:p>
              </table:table-cell>
              <table:table-cell office:value-type="float" office:value="13.002975">
                <text:p>13.0029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64415962">
                <text:p>9.64415962</text:p>
              </table:table-cell>
              <table:table-cell office:value-type="float" office:value="13.35269">
                <text:p>13.352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.66320288">
                <text:p>9.66320288</text:p>
              </table:table-cell>
              <table:table-cell office:value-type="float" office:value="13.128005">
                <text:p>13.128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68238347">
                <text:p>9.68238347</text:p>
              </table:table-cell>
              <table:table-cell office:value-type="float" office:value="13.034009">
                <text:p>13.0340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.70174717">
                <text:p>9.70174717</text:p>
              </table:table-cell>
              <table:table-cell office:value-type="float" office:value="12.910756">
                <text:p>12.9107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72062258">
                <text:p>9.72062258</text:p>
              </table:table-cell>
              <table:table-cell office:value-type="float" office:value="13.244745">
                <text:p>13.2447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73980317">
                <text:p>9.73980317</text:p>
              </table:table-cell>
              <table:table-cell office:value-type="float" office:value="13.034009">
                <text:p>13.034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759075315">
                <text:p>9.759075315</text:p>
              </table:table-cell>
              <table:table-cell office:value-type="float" office:value="12.97209">
                <text:p>12.972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778515308">
                <text:p>9.778515308</text:p>
              </table:table-cell>
              <table:table-cell office:value-type="float" office:value="12.860087">
                <text:p>12.8600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797451754">
                <text:p>9.797451754</text:p>
              </table:table-cell>
              <table:table-cell office:value-type="float" office:value="13.202055">
                <text:p>13.2020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816739158">
                <text:p>9.816739158</text:p>
              </table:table-cell>
              <table:table-cell office:value-type="float" office:value="12.961827">
                <text:p>12.9618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.836133375">
                <text:p>9.836133375</text:p>
              </table:table-cell>
              <table:table-cell office:value-type="float" office:value="12.890441">
                <text:p>12.8904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.855695441">
                <text:p>9.855695441</text:p>
              </table:table-cell>
              <table:table-cell office:value-type="float" office:value="12.779837">
                <text:p>12.7798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874769218">
                <text:p>9.874769218</text:p>
              </table:table-cell>
              <table:table-cell office:value-type="float" office:value="13.107">
                <text:p>13.1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894148176">
                <text:p>9.894148176</text:p>
              </table:table-cell>
              <table:table-cell office:value-type="float" office:value="12.900591">
                <text:p>12.9005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913649206">
                <text:p>9.913649206</text:p>
              </table:table-cell>
              <table:table-cell office:value-type="float" office:value="12.819836">
                <text:p>12.8198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.933318085">
                <text:p>9.933318085</text:p>
              </table:table-cell>
              <table:table-cell office:value-type="float" office:value="12.710434">
                <text:p>12.7104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.952498675">
                <text:p>9.952498675</text:p>
              </table:table-cell>
              <table:table-cell office:value-type="float" office:value="13.034009">
                <text:p>13.0340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.971969188">
                <text:p>9.971969188</text:p>
              </table:table-cell>
              <table:table-cell office:value-type="float" office:value="12.839929">
                <text:p>12.8399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.991561773">
                <text:p>9.991561773</text:p>
              </table:table-cell>
              <table:table-cell office:value-type="float" office:value="12.759929">
                <text:p>12.7599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011337465">
                <text:p>10.011337465</text:p>
              </table:table-cell>
              <table:table-cell office:value-type="float" office:value="12.641783">
                <text:p>12.6417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030594351">
                <text:p>10.030594351</text:p>
              </table:table-cell>
              <table:table-cell office:value-type="float" office:value="12.982368">
                <text:p>12.9823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050186936">
                <text:p>10.050186936</text:p>
              </table:table-cell>
              <table:table-cell office:value-type="float" office:value="12.759929">
                <text:p>12.7599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069886333">
                <text:p>10.069886333</text:p>
              </table:table-cell>
              <table:table-cell office:value-type="float" office:value="12.690743">
                <text:p>12.6907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089738321">
                <text:p>10.089738321</text:p>
              </table:table-cell>
              <table:table-cell office:value-type="float" office:value="12.593198">
                <text:p>12.5931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109102021">
                <text:p>10.109102021</text:p>
              </table:table-cell>
              <table:table-cell office:value-type="float" office:value="12.910756">
                <text:p>12.9107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128786159">
                <text:p>10.128786159</text:p>
              </table:table-cell>
              <table:table-cell office:value-type="float" office:value="12.700582">
                <text:p>12.7005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.14857711">
                <text:p>10.14857711</text:p>
              </table:table-cell>
              <table:table-cell office:value-type="float" office:value="12.632035">
                <text:p>12.6320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.16855117">
                <text:p>10.16855117</text:p>
              </table:table-cell>
              <table:table-cell office:value-type="float" office:value="12.516233">
                <text:p>12.5162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188006422">
                <text:p>10.188006422</text:p>
              </table:table-cell>
              <table:table-cell office:value-type="float" office:value="12.850001">
                <text:p>12.8500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207782114">
                <text:p>10.207782114</text:p>
              </table:table-cell>
              <table:table-cell office:value-type="float" office:value="12.641783">
                <text:p>12.6417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227618844">
                <text:p>10.227618844</text:p>
              </table:table-cell>
              <table:table-cell office:value-type="float" office:value="12.602884">
                <text:p>12.6028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.247669198">
                <text:p>10.247669198</text:p>
              </table:table-cell>
              <table:table-cell office:value-type="float" office:value="12.468608">
                <text:p>12.4686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.26715497">
                <text:p>10.26715497</text:p>
              </table:table-cell>
              <table:table-cell office:value-type="float" office:value="12.829874">
                <text:p>12.8298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.28696118">
                <text:p>10.28696118</text:p>
              </table:table-cell>
              <table:table-cell office:value-type="float" office:value="12.622304">
                <text:p>12.6223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306843686">
                <text:p>10.306843686</text:p>
              </table:table-cell>
              <table:table-cell office:value-type="float" office:value="12.573868">
                <text:p>12.5738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326878782">
                <text:p>10.326878782</text:p>
              </table:table-cell>
              <table:table-cell office:value-type="float" office:value="12.478104">
                <text:p>12.4781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346395072">
                <text:p>10.346395072</text:p>
              </table:table-cell>
              <table:table-cell office:value-type="float" office:value="12.809813">
                <text:p>12.8098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366186023">
                <text:p>10.366186023</text:p>
              </table:table-cell>
              <table:table-cell office:value-type="float" office:value="12.632035">
                <text:p>12.632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38605327">
                <text:p>10.38605327</text:p>
              </table:table-cell>
              <table:table-cell office:value-type="float" office:value="12.583526">
                <text:p>12.5835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40604259">
                <text:p>10.40604259</text:p>
              </table:table-cell>
              <table:table-cell office:value-type="float" office:value="12.50668">
                <text:p>12.506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425482583">
                <text:p>10.425482583</text:p>
              </table:table-cell>
              <table:table-cell office:value-type="float" office:value="12.860087">
                <text:p>12.8600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44519724">
                <text:p>10.44519724</text:p>
              </table:table-cell>
              <table:table-cell office:value-type="float" office:value="12.680921">
                <text:p>12.6809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.464972932">
                <text:p>10.464972932</text:p>
              </table:table-cell>
              <table:table-cell office:value-type="float" office:value="12.641783">
                <text:p>12.6417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484840179">
                <text:p>10.484840179</text:p>
              </table:table-cell>
              <table:table-cell office:value-type="float" office:value="12.583526">
                <text:p>12.5835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.504112324">
                <text:p>10.504112324</text:p>
              </table:table-cell>
              <table:table-cell office:value-type="float" office:value="12.97209">
                <text:p>12.972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523643872">
                <text:p>10.523643872</text:p>
              </table:table-cell>
              <table:table-cell office:value-type="float" office:value="12.799805">
                <text:p>12.7998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543236457">
                <text:p>10.543236457</text:p>
              </table:table-cell>
              <table:table-cell office:value-type="float" office:value="12.759929">
                <text:p>12.7599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562951114">
                <text:p>10.562951114</text:p>
              </table:table-cell>
              <table:table-cell office:value-type="float" office:value="12.680921">
                <text:p>12.6809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582085928">
                <text:p>10.582085928</text:p>
              </table:table-cell>
              <table:table-cell office:value-type="float" office:value="13.06519">
                <text:p>13.065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601480145">
                <text:p>10.601480145</text:p>
              </table:table-cell>
              <table:table-cell office:value-type="float" office:value="12.890441">
                <text:p>12.8904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62090488">
                <text:p>10.62090488</text:p>
              </table:table-cell>
              <table:table-cell office:value-type="float" office:value="12.870189">
                <text:p>12.8701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640436428">
                <text:p>10.640436428</text:p>
              </table:table-cell>
              <table:table-cell office:value-type="float" office:value="12.799805">
                <text:p>12.7998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659403392">
                <text:p>10.659403392</text:p>
              </table:table-cell>
              <table:table-cell office:value-type="float" office:value="13.180814">
                <text:p>13.1808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6786145">
                <text:p>10.6786145</text:p>
              </table:table-cell>
              <table:table-cell office:value-type="float" office:value="13.013305">
                <text:p>13.0133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697856127">
                <text:p>10.697856127</text:p>
              </table:table-cell>
              <table:table-cell office:value-type="float" office:value="12.992664">
                <text:p>12.992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717219827">
                <text:p>10.717219827</text:p>
              </table:table-cell>
              <table:table-cell office:value-type="float" office:value="12.910756">
                <text:p>12.9107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73604946">
                <text:p>10.73604946</text:p>
              </table:table-cell>
              <table:table-cell office:value-type="float" office:value="13.276945">
                <text:p>13.2769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55107978">
                <text:p>10.755107978</text:p>
              </table:table-cell>
              <table:table-cell office:value-type="float" office:value="13.117495">
                <text:p>13.1174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774242792">
                <text:p>10.774242792</text:p>
              </table:table-cell>
              <table:table-cell office:value-type="float" office:value="13.06519">
                <text:p>13.065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793484419">
                <text:p>10.793484419</text:p>
              </table:table-cell>
              <table:table-cell office:value-type="float" office:value="12.992664">
                <text:p>12.9926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812176721">
                <text:p>10.812176721</text:p>
              </table:table-cell>
              <table:table-cell office:value-type="float" office:value="13.37449">
                <text:p>13.374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831128426">
                <text:p>10.831128426</text:p>
              </table:table-cell>
              <table:table-cell office:value-type="float" office:value="13.191426">
                <text:p>13.1914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850125909">
                <text:p>10.850125909</text:p>
              </table:table-cell>
              <table:table-cell office:value-type="float" office:value="13.159638">
                <text:p>13.1596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869230205">
                <text:p>10.869230205</text:p>
              </table:table-cell>
              <table:table-cell office:value-type="float" office:value="13.0860615">
                <text:p>13.08606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887815693">
                <text:p>10.887815693</text:p>
              </table:table-cell>
              <table:table-cell office:value-type="float" office:value="13.451355">
                <text:p>13.4513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906675845">
                <text:p>10.906675845</text:p>
              </table:table-cell>
              <table:table-cell office:value-type="float" office:value="13.255461">
                <text:p>13.2554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925612291">
                <text:p>10.925612291</text:p>
              </table:table-cell>
              <table:table-cell office:value-type="float" office:value="13.202055">
                <text:p>13.2020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944686068">
                <text:p>10.944686068</text:p>
              </table:table-cell>
              <table:table-cell office:value-type="float" office:value="13.107">
                <text:p>13.1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963241038">
                <text:p>10.963241038</text:p>
              </table:table-cell>
              <table:table-cell office:value-type="float" office:value="13.473478">
                <text:p>13.4734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982070671">
                <text:p>10.982070671</text:p>
              </table:table-cell>
              <table:table-cell office:value-type="float" office:value="13.276945">
                <text:p>13.2769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000976599">
                <text:p>11.000976599</text:p>
              </table:table-cell>
              <table:table-cell office:value-type="float" office:value="13.223366">
                <text:p>13.2233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020035117">
                <text:p>11.020035117</text:p>
              </table:table-cell>
              <table:table-cell office:value-type="float" office:value="13.117495">
                <text:p>13.1174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.038574829">
                <text:p>11.038574829</text:p>
              </table:table-cell>
              <table:table-cell office:value-type="float" office:value="13.484568">
                <text:p>13.4845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057404462">
                <text:p>11.057404462</text:p>
              </table:table-cell>
              <table:table-cell office:value-type="float" office:value="13.276945">
                <text:p>13.2769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076325649">
                <text:p>11.076325649</text:p>
              </table:table-cell>
              <table:table-cell office:value-type="float" office:value="13.212702">
                <text:p>13.2127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095399426">
                <text:p>11.095399426</text:p>
              </table:table-cell>
              <table:table-cell office:value-type="float" office:value="13.107">
                <text:p>13.1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113969656">
                <text:p>11.113969656</text:p>
              </table:table-cell>
              <table:table-cell office:value-type="float" office:value="13.462408">
                <text:p>13.4624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132829808">
                <text:p>11.132829808</text:p>
              </table:table-cell>
              <table:table-cell office:value-type="float" office:value="13.255461">
                <text:p>13.2554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151766254">
                <text:p>11.151766254</text:p>
              </table:table-cell>
              <table:table-cell office:value-type="float" office:value="13.202055">
                <text:p>13.2020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17087055">
                <text:p>11.17087055</text:p>
              </table:table-cell>
              <table:table-cell office:value-type="float" office:value="13.0860615">
                <text:p>13.08606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189486558">
                <text:p>11.189486558</text:p>
              </table:table-cell>
              <table:table-cell office:value-type="float" office:value="13.429302">
                <text:p>13.4293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208407745">
                <text:p>11.208407745</text:p>
              </table:table-cell>
              <table:table-cell office:value-type="float" office:value="13.212702">
                <text:p>13.2127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227405228">
                <text:p>11.227405228</text:p>
              </table:table-cell>
              <table:table-cell office:value-type="float" office:value="13.159638">
                <text:p>13.1596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246585818">
                <text:p>11.246585818</text:p>
              </table:table-cell>
              <table:table-cell office:value-type="float" office:value="13.034009">
                <text:p>13.0340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265262861">
                <text:p>11.265262861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84214566">
                <text:p>11.284214566</text:p>
              </table:table-cell>
              <table:table-cell office:value-type="float" office:value="13.191426">
                <text:p>13.1914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303242566">
                <text:p>11.303242566</text:p>
              </table:table-cell>
              <table:table-cell office:value-type="float" office:value="13.138533">
                <text:p>13.1385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322453674">
                <text:p>11.322453674</text:p>
              </table:table-cell>
              <table:table-cell office:value-type="float" office:value="13.013305">
                <text:p>13.0133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41176494">
                <text:p>11.341176494</text:p>
              </table:table-cell>
              <table:table-cell office:value-type="float" office:value="13.35269">
                <text:p>13.352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60204494">
                <text:p>11.360204494</text:p>
              </table:table-cell>
              <table:table-cell office:value-type="float" office:value="13.138533">
                <text:p>13.1385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379354567">
                <text:p>11.379354567</text:p>
              </table:table-cell>
              <table:table-cell office:value-type="float" office:value="13.05478">
                <text:p>13.054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398657229">
                <text:p>11.398657229</text:p>
              </table:table-cell>
              <table:table-cell office:value-type="float" office:value="12.951581">
                <text:p>12.9515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17456344">
                <text:p>11.417456344</text:p>
              </table:table-cell>
              <table:table-cell office:value-type="float" office:value="13.298498">
                <text:p>13.2984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3656064">
                <text:p>11.43656064</text:p>
              </table:table-cell>
              <table:table-cell office:value-type="float" office:value="13.0860615">
                <text:p>13.08606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455787009">
                <text:p>11.455787009</text:p>
              </table:table-cell>
              <table:table-cell office:value-type="float" office:value="13.002975">
                <text:p>13.0029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475196485">
                <text:p>11.475196485</text:p>
              </table:table-cell>
              <table:table-cell office:value-type="float" office:value="12.880307">
                <text:p>12.8803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494071895">
                <text:p>11.494071895</text:p>
              </table:table-cell>
              <table:table-cell office:value-type="float" office:value="13.244745">
                <text:p>13.2447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513267745">
                <text:p>11.513267745</text:p>
              </table:table-cell>
              <table:table-cell office:value-type="float" office:value="13.023648">
                <text:p>13.0236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53253989">
                <text:p>11.53253989</text:p>
              </table:table-cell>
              <table:table-cell office:value-type="float" office:value="12.97209">
                <text:p>12.972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552010403">
                <text:p>11.552010403</text:p>
              </table:table-cell>
              <table:table-cell office:value-type="float" office:value="12.839929">
                <text:p>12.8399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570977367">
                <text:p>11.570977367</text:p>
              </table:table-cell>
              <table:table-cell office:value-type="float" office:value="13.180814">
                <text:p>13.1808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590264771">
                <text:p>11.590264771</text:p>
              </table:table-cell>
              <table:table-cell office:value-type="float" office:value="12.961827">
                <text:p>12.9618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609674247">
                <text:p>11.609674247</text:p>
              </table:table-cell>
              <table:table-cell office:value-type="float" office:value="12.880307">
                <text:p>12.8803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629205795">
                <text:p>11.629205795</text:p>
              </table:table-cell>
              <table:table-cell office:value-type="float" office:value="12.799805">
                <text:p>12.7998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648279572">
                <text:p>11.648279572</text:p>
              </table:table-cell>
              <table:table-cell office:value-type="float" office:value="13.107">
                <text:p>13.1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66765853">
                <text:p>11.66765853</text:p>
              </table:table-cell>
              <table:table-cell office:value-type="float" office:value="12.900591">
                <text:p>12.9005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68715956">
                <text:p>11.68715956</text:p>
              </table:table-cell>
              <table:table-cell office:value-type="float" office:value="12.819836">
                <text:p>12.8198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70681318">
                <text:p>11.70681318</text:p>
              </table:table-cell>
              <table:table-cell office:value-type="float" office:value="12.720303">
                <text:p>12.7203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725963253">
                <text:p>11.725963253</text:p>
              </table:table-cell>
              <table:table-cell office:value-type="float" office:value="13.05478">
                <text:p>13.054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.745433766">
                <text:p>11.745433766</text:p>
              </table:table-cell>
              <table:table-cell office:value-type="float" office:value="12.839929">
                <text:p>12.8399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.765026351">
                <text:p>11.765026351</text:p>
              </table:table-cell>
              <table:table-cell office:value-type="float" office:value="12.759929">
                <text:p>12.7599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784786785">
                <text:p>11.784786785</text:p>
              </table:table-cell>
              <table:table-cell office:value-type="float" office:value="12.651545">
                <text:p>12.6515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80405893">
                <text:p>11.80405893</text:p>
              </table:table-cell>
              <table:table-cell office:value-type="float" office:value="12.97209">
                <text:p>12.972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.823636254">
                <text:p>11.823636254</text:p>
              </table:table-cell>
              <table:table-cell office:value-type="float" office:value="12.769876">
                <text:p>12.7698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.843320392">
                <text:p>11.843320392</text:p>
              </table:table-cell>
              <table:table-cell office:value-type="float" office:value="12.700582">
                <text:p>12.7005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.863187639">
                <text:p>11.863187639</text:p>
              </table:table-cell>
              <table:table-cell office:value-type="float" office:value="12.583526">
                <text:p>12.5835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.882551339">
                <text:p>11.882551339</text:p>
              </table:table-cell>
              <table:table-cell office:value-type="float" office:value="12.910756">
                <text:p>12.9107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.902220218">
                <text:p>11.902220218</text:p>
              </table:table-cell>
              <table:table-cell office:value-type="float" office:value="12.710434">
                <text:p>12.7104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922026428">
                <text:p>11.922026428</text:p>
              </table:table-cell>
              <table:table-cell office:value-type="float" office:value="12.622304">
                <text:p>12.6223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.942000488">
                <text:p>11.942000488</text:p>
              </table:table-cell>
              <table:table-cell office:value-type="float" office:value="12.516233">
                <text:p>12.5162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.96145574">
                <text:p>11.96145574</text:p>
              </table:table-cell>
              <table:table-cell office:value-type="float" office:value="12.850001">
                <text:p>12.850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.981231432">
                <text:p>11.981231432</text:p>
              </table:table-cell>
              <table:table-cell office:value-type="float" office:value="12.641783">
                <text:p>12.6417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001098679">
                <text:p>12.001098679</text:p>
              </table:table-cell>
              <table:table-cell office:value-type="float" office:value="12.583526">
                <text:p>12.5835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021194812">
                <text:p>12.021194812</text:p>
              </table:table-cell>
              <table:table-cell office:value-type="float" office:value="12.440205">
                <text:p>12.4402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040772136">
                <text:p>12.040772136</text:p>
              </table:table-cell>
              <table:table-cell office:value-type="float" office:value="12.769876">
                <text:p>12.7698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060685159">
                <text:p>12.060685159</text:p>
              </table:table-cell>
              <table:table-cell office:value-type="float" office:value="12.554598">
                <text:p>12.5545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080704996">
                <text:p>12.080704996</text:p>
              </table:table-cell>
              <table:table-cell office:value-type="float" office:value="12.487615">
                <text:p>12.4876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100923201">
                <text:p>12.100923201</text:p>
              </table:table-cell>
              <table:table-cell office:value-type="float" office:value="12.365094">
                <text:p>12.3650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120576821">
                <text:p>12.120576821</text:p>
              </table:table-cell>
              <table:table-cell office:value-type="float" office:value="12.720303">
                <text:p>12.7203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140596658">
                <text:p>12.140596658</text:p>
              </table:table-cell>
              <table:table-cell office:value-type="float" office:value="12.487615">
                <text:p>12.4876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160708049">
                <text:p>12.160708049</text:p>
              </table:table-cell>
              <table:table-cell office:value-type="float" office:value="12.430766">
                <text:p>12.4307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181017806">
                <text:p>12.181017806</text:p>
              </table:table-cell>
              <table:table-cell office:value-type="float" office:value="12.309354">
                <text:p>12.3093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200793498">
                <text:p>12.200793498</text:p>
              </table:table-cell>
              <table:table-cell office:value-type="float" office:value="12.641783">
                <text:p>12.6417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220904889">
                <text:p>12.220904889</text:p>
              </table:table-cell>
              <table:table-cell office:value-type="float" office:value="12.430766">
                <text:p>12.4307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241123094">
                <text:p>12.241123094</text:p>
              </table:table-cell>
              <table:table-cell office:value-type="float" office:value="12.365094">
                <text:p>12.3650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261539664">
                <text:p>12.261539664</text:p>
              </table:table-cell>
              <table:table-cell office:value-type="float" office:value="12.244956">
                <text:p>12.2449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28142217">
                <text:p>12.28142217</text:p>
              </table:table-cell>
              <table:table-cell office:value-type="float" office:value="12.573868">
                <text:p>12.5738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301640375">
                <text:p>12.301640375</text:p>
              </table:table-cell>
              <table:table-cell office:value-type="float" office:value="12.365094">
                <text:p>12.3650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321950132">
                <text:p>12.321950132</text:p>
              </table:table-cell>
              <table:table-cell office:value-type="float" office:value="12.309354">
                <text:p>12.3093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.34242774">
                <text:p>12.34242774</text:p>
              </table:table-cell>
              <table:table-cell office:value-type="float" office:value="12.208457">
                <text:p>12.2084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.362386542">
                <text:p>12.362386542</text:p>
              </table:table-cell>
              <table:table-cell office:value-type="float" office:value="12.525803">
                <text:p>12.5258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.382650523">
                <text:p>12.382650523</text:p>
              </table:table-cell>
              <table:table-cell office:value-type="float" office:value="12.337161">
                <text:p>12.3371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.403051835">
                <text:p>12.403051835</text:p>
              </table:table-cell>
              <table:table-cell office:value-type="float" office:value="12.254114">
                <text:p>12.2541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.423605737">
                <text:p>12.423605737</text:p>
              </table:table-cell>
              <table:table-cell office:value-type="float" office:value="12.16314">
                <text:p>12.163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.443610315">
                <text:p>12.443610315</text:p>
              </table:table-cell>
              <table:table-cell office:value-type="float" office:value="12.497139">
                <text:p>12.4971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.463950592">
                <text:p>12.463950592</text:p>
              </table:table-cell>
              <table:table-cell office:value-type="float" office:value="12.290885">
                <text:p>12.2908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.484397682">
                <text:p>12.484397682</text:p>
              </table:table-cell>
              <table:table-cell office:value-type="float" office:value="12.226679">
                <text:p>12.2266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.504966844">
                <text:p>12.504966844</text:p>
              </table:table-cell>
              <table:table-cell office:value-type="float" office:value="12.154117">
                <text:p>12.1541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.52500194">
                <text:p>12.52500194</text:p>
              </table:table-cell>
              <table:table-cell office:value-type="float" office:value="12.478104">
                <text:p>12.4781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.545296439">
                <text:p>12.545296439</text:p>
              </table:table-cell>
              <table:table-cell office:value-type="float" office:value="12.318609">
                <text:p>12.3186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.565713009">
                <text:p>12.565713009</text:p>
              </table:table-cell>
              <table:table-cell office:value-type="float" office:value="12.244956">
                <text:p>12.2449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.58629743">
                <text:p>12.58629743</text:p>
              </table:table-cell>
              <table:table-cell office:value-type="float" office:value="12.145106">
                <text:p>12.1451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.606317267">
                <text:p>12.606317267</text:p>
              </table:table-cell>
              <table:table-cell office:value-type="float" office:value="12.487615">
                <text:p>12.4876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.626611766">
                <text:p>12.626611766</text:p>
              </table:table-cell>
              <table:table-cell office:value-type="float" office:value="12.318609">
                <text:p>12.3186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.646967302">
                <text:p>12.646967302</text:p>
              </table:table-cell>
              <table:table-cell office:value-type="float" office:value="12.281672">
                <text:p>12.2816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.667475427">
                <text:p>12.667475427</text:p>
              </table:table-cell>
              <table:table-cell office:value-type="float" office:value="12.19029">
                <text:p>12.190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.68738845">
                <text:p>12.68738845</text:p>
              </table:table-cell>
              <table:table-cell office:value-type="float" office:value="12.554598">
                <text:p>12.5545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.707576135">
                <text:p>12.707576135</text:p>
              </table:table-cell>
              <table:table-cell office:value-type="float" office:value="12.383787">
                <text:p>12.3837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.727824857">
                <text:p>12.727824857</text:p>
              </table:table-cell>
              <table:table-cell office:value-type="float" office:value="12.346458">
                <text:p>12.3464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.74821091">
                <text:p>12.74821091</text:p>
              </table:table-cell>
              <table:table-cell office:value-type="float" office:value="12.263287">
                <text:p>12.2632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.76801712">
                <text:p>12.76801712</text:p>
              </table:table-cell>
              <table:table-cell office:value-type="float" office:value="12.622304">
                <text:p>12.6223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.788067474">
                <text:p>12.788067474</text:p>
              </table:table-cell>
              <table:table-cell office:value-type="float" office:value="12.468608">
                <text:p>12.4686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.808148348">
                <text:p>12.808148348</text:p>
              </table:table-cell>
              <table:table-cell office:value-type="float" office:value="12.449657">
                <text:p>12.4496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.828305516">
                <text:p>12.828305516</text:p>
              </table:table-cell>
              <table:table-cell office:value-type="float" office:value="12.402535">
                <text:p>12.4025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.84788284">
                <text:p>12.84788284</text:p>
              </table:table-cell>
              <table:table-cell office:value-type="float" office:value="12.769876">
                <text:p>12.7698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.86771957">
                <text:p>12.86771957</text:p>
              </table:table-cell>
              <table:table-cell office:value-type="float" office:value="12.602884">
                <text:p>12.6028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887586817">
                <text:p>12.887586817</text:p>
              </table:table-cell>
              <table:table-cell office:value-type="float" office:value="12.583526">
                <text:p>12.5835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.907545619">
                <text:p>12.907545619</text:p>
              </table:table-cell>
              <table:table-cell office:value-type="float" office:value="12.525803">
                <text:p>12.5258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.926894059">
                <text:p>12.926894059</text:p>
              </table:table-cell>
              <table:table-cell office:value-type="float" office:value="12.9209385">
                <text:p>12.92093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.946501903">
                <text:p>12.946501903</text:p>
              </table:table-cell>
              <table:table-cell office:value-type="float" office:value="12.749999">
                <text:p>12.7499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.966125006">
                <text:p>12.966125006</text:p>
              </table:table-cell>
              <table:table-cell office:value-type="float" office:value="12.740085">
                <text:p>12.7400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.98588544">
                <text:p>12.98588544</text:p>
              </table:table-cell>
              <table:table-cell office:value-type="float" office:value="12.651545">
                <text:p>12.6515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.005050771">
                <text:p>13.005050771</text:p>
              </table:table-cell>
              <table:table-cell office:value-type="float" office:value="13.044387">
                <text:p>13.0443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.024460247">
                <text:p>13.024460247</text:p>
              </table:table-cell>
              <table:table-cell office:value-type="float" office:value="12.880307">
                <text:p>12.8803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04393076">
                <text:p>13.04393076</text:p>
              </table:table-cell>
              <table:table-cell office:value-type="float" office:value="12.839929">
                <text:p>12.8399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.063523345">
                <text:p>13.063523345</text:p>
              </table:table-cell>
              <table:table-cell office:value-type="float" office:value="12.759929">
                <text:p>12.7599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.082551345">
                <text:p>13.082551345</text:p>
              </table:table-cell>
              <table:table-cell office:value-type="float" office:value="13.138533">
                <text:p>13.1385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.101838749">
                <text:p>13.101838749</text:p>
              </table:table-cell>
              <table:table-cell office:value-type="float" office:value="12.961827">
                <text:p>12.9618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.121171929">
                <text:p>13.121171929</text:p>
              </table:table-cell>
              <table:table-cell office:value-type="float" office:value="12.931137">
                <text:p>12.9311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.140642442">
                <text:p>13.140642442</text:p>
              </table:table-cell>
              <table:table-cell office:value-type="float" office:value="12.839929">
                <text:p>12.8399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.15954837">
                <text:p>13.15954837</text:p>
              </table:table-cell>
              <table:table-cell office:value-type="float" office:value="13.223366">
                <text:p>13.2233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.17872896">
                <text:p>13.17872896</text:p>
              </table:table-cell>
              <table:table-cell office:value-type="float" office:value="13.034009">
                <text:p>13.0340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.197955329">
                <text:p>13.197955329</text:p>
              </table:table-cell>
              <table:table-cell office:value-type="float" office:value="13.002975">
                <text:p>13.0029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.217349546">
                <text:p>13.217349546</text:p>
              </table:table-cell>
              <table:table-cell office:value-type="float" office:value="12.890441">
                <text:p>12.8904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.236179179">
                <text:p>13.236179179</text:p>
              </table:table-cell>
              <table:table-cell office:value-type="float" office:value="13.276945">
                <text:p>13.2769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.255313993">
                <text:p>13.255313993</text:p>
              </table:table-cell>
              <table:table-cell office:value-type="float" office:value="13.06519">
                <text:p>13.065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.274540362">
                <text:p>13.274540362</text:p>
              </table:table-cell>
              <table:table-cell office:value-type="float" office:value="13.002975">
                <text:p>13.0029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.293904062">
                <text:p>13.293904062</text:p>
              </table:table-cell>
              <table:table-cell office:value-type="float" office:value="12.910756">
                <text:p>12.9107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.312703177">
                <text:p>13.312703177</text:p>
              </table:table-cell>
              <table:table-cell office:value-type="float" office:value="13.298498">
                <text:p>13.2984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.331807473">
                <text:p>13.331807473</text:p>
              </table:table-cell>
              <table:table-cell office:value-type="float" office:value="13.0860615">
                <text:p>13.08606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.350988063">
                <text:p>13.350988063</text:p>
              </table:table-cell>
              <table:table-cell office:value-type="float" office:value="13.034009">
                <text:p>13.03400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.370305984">
                <text:p>13.370305984</text:p>
              </table:table-cell>
              <table:table-cell office:value-type="float" office:value="12.941351">
                <text:p>12.9413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.38908984">
                <text:p>13.38908984</text:p>
              </table:table-cell>
              <table:table-cell office:value-type="float" office:value="13.309301">
                <text:p>13.3093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.408178876">
                <text:p>13.408178876</text:p>
              </table:table-cell>
              <table:table-cell office:value-type="float" office:value="13.096523">
                <text:p>13.0965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.427344207">
                <text:p>13.427344207</text:p>
              </table:table-cell>
              <table:table-cell office:value-type="float" office:value="13.044387">
                <text:p>13.0443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.446677387">
                <text:p>13.446677387</text:p>
              </table:table-cell>
              <table:table-cell office:value-type="float" office:value="12.931137">
                <text:p>12.9311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.465461243">
                <text:p>13.465461243</text:p>
              </table:table-cell>
              <table:table-cell office:value-type="float" office:value="13.309301">
                <text:p>13.3093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.484550279">
                <text:p>13.484550279</text:p>
              </table:table-cell>
              <table:table-cell office:value-type="float" office:value="13.096523">
                <text:p>13.0965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.50371561">
                <text:p>13.50371561</text:p>
              </table:table-cell>
              <table:table-cell office:value-type="float" office:value="13.044387">
                <text:p>13.0443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.523018272">
                <text:p>13.523018272</text:p>
              </table:table-cell>
              <table:table-cell office:value-type="float" office:value="12.951581">
                <text:p>12.9515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.541786869">
                <text:p>13.541786869</text:p>
              </table:table-cell>
              <table:table-cell office:value-type="float" office:value="13.320122">
                <text:p>13.3201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.560845387">
                <text:p>13.560845387</text:p>
              </table:table-cell>
              <table:table-cell office:value-type="float" office:value="13.117495">
                <text:p>13.1174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.580010718">
                <text:p>13.580010718</text:p>
              </table:table-cell>
              <table:table-cell office:value-type="float" office:value="13.044387">
                <text:p>13.0443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.599328639">
                <text:p>13.599328639</text:p>
              </table:table-cell>
              <table:table-cell office:value-type="float" office:value="12.941351">
                <text:p>12.9413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.618143013">
                <text:p>13.618143013</text:p>
              </table:table-cell>
              <table:table-cell office:value-type="float" office:value="13.287713">
                <text:p>13.2877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.637232049">
                <text:p>13.637232049</text:p>
              </table:table-cell>
              <table:table-cell office:value-type="float" office:value="13.096523">
                <text:p>13.0965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.656412639">
                <text:p>13.656412639</text:p>
              </table:table-cell>
              <table:table-cell office:value-type="float" office:value="13.034009">
                <text:p>13.0340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.67573056">
                <text:p>13.67573056</text:p>
              </table:table-cell>
              <table:table-cell office:value-type="float" office:value="12.941351">
                <text:p>12.9413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.694544934">
                <text:p>13.694544934</text:p>
              </table:table-cell>
              <table:table-cell office:value-type="float" office:value="13.287713">
                <text:p>13.2877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.71364923">
                <text:p>13.71364923</text:p>
              </table:table-cell>
              <table:table-cell office:value-type="float" office:value="13.0860615">
                <text:p>13.08606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.73282982">
                <text:p>13.73282982</text:p>
              </table:table-cell>
              <table:table-cell office:value-type="float" office:value="13.034009">
                <text:p>13.0340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.75219352">
                <text:p>13.75219352</text:p>
              </table:table-cell>
              <table:table-cell office:value-type="float" office:value="12.910756">
                <text:p>12.9107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.771038411">
                <text:p>13.771038411</text:p>
              </table:table-cell>
              <table:table-cell office:value-type="float" office:value="13.266195">
                <text:p>13.2661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.790173225">
                <text:p>13.790173225</text:p>
              </table:table-cell>
              <table:table-cell office:value-type="float" office:value="13.06519">
                <text:p>13.065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.809399594">
                <text:p>13.809399594</text:p>
              </table:table-cell>
              <table:table-cell office:value-type="float" office:value="13.002975">
                <text:p>13.0029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.828778552">
                <text:p>13.828778552</text:p>
              </table:table-cell>
              <table:table-cell office:value-type="float" office:value="12.900591">
                <text:p>12.9005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.847638704">
                <text:p>13.847638704</text:p>
              </table:table-cell>
              <table:table-cell office:value-type="float" office:value="13.255461">
                <text:p>13.2554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.866758259">
                <text:p>13.866758259</text:p>
              </table:table-cell>
              <table:table-cell office:value-type="float" office:value="13.075618">
                <text:p>13.0756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.886015145">
                <text:p>13.886015145</text:p>
              </table:table-cell>
              <table:table-cell office:value-type="float" office:value="12.982368">
                <text:p>12.9823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.905424621">
                <text:p>13.905424621</text:p>
              </table:table-cell>
              <table:table-cell office:value-type="float" office:value="12.880307">
                <text:p>12.8803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.924330549">
                <text:p>13.924330549</text:p>
              </table:table-cell>
              <table:table-cell office:value-type="float" office:value="13.223366">
                <text:p>13.2233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.943541657">
                <text:p>13.943541657</text:p>
              </table:table-cell>
              <table:table-cell office:value-type="float" office:value="13.013305">
                <text:p>13.0133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.962813802">
                <text:p>13.962813802</text:p>
              </table:table-cell>
              <table:table-cell office:value-type="float" office:value="12.97209">
                <text:p>12.972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.982284315">
                <text:p>13.982284315</text:p>
              </table:table-cell>
              <table:table-cell office:value-type="float" office:value="12.839929">
                <text:p>12.8399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.001251279">
                <text:p>14.001251279</text:p>
              </table:table-cell>
              <table:table-cell office:value-type="float" office:value="13.180814">
                <text:p>13.1808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.020523424">
                <text:p>14.020523424</text:p>
              </table:table-cell>
              <table:table-cell office:value-type="float" office:value="12.97209">
                <text:p>12.972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.039887124">
                <text:p>14.039887124</text:p>
              </table:table-cell>
              <table:table-cell office:value-type="float" office:value="12.910756">
                <text:p>12.9107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.059433931">
                <text:p>14.059433931</text:p>
              </table:table-cell>
              <table:table-cell office:value-type="float" office:value="12.789813">
                <text:p>12.7898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.078446673">
                <text:p>14.078446673</text:p>
              </table:table-cell>
              <table:table-cell office:value-type="float" office:value="13.149076">
                <text:p>13.1490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.097795113">
                <text:p>14.097795113</text:p>
              </table:table-cell>
              <table:table-cell office:value-type="float" office:value="12.9209385">
                <text:p>12.92093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.117250365">
                <text:p>14.117250365</text:p>
              </table:table-cell>
              <table:table-cell office:value-type="float" office:value="12.850001">
                <text:p>12.8500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.136873468">
                <text:p>14.136873468</text:p>
              </table:table-cell>
              <table:table-cell office:value-type="float" office:value="12.740085">
                <text:p>12.7400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.155993023">
                <text:p>14.155993023</text:p>
              </table:table-cell>
              <table:table-cell office:value-type="float" office:value="13.075618">
                <text:p>13.0756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.175433016">
                <text:p>14.175433016</text:p>
              </table:table-cell>
              <table:table-cell office:value-type="float" office:value="12.860087">
                <text:p>12.8600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.194949306">
                <text:p>14.194949306</text:p>
              </table:table-cell>
              <table:table-cell office:value-type="float" office:value="12.809813">
                <text:p>12.8098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.214663963">
                <text:p>14.214663963</text:p>
              </table:table-cell>
              <table:table-cell office:value-type="float" office:value="12.680921">
                <text:p>12.6809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.233829294">
                <text:p>14.233829294</text:p>
              </table:table-cell>
              <table:table-cell office:value-type="float" office:value="13.044387">
                <text:p>13.0443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.253360842">
                <text:p>14.253360842</text:p>
              </table:table-cell>
              <table:table-cell office:value-type="float" office:value="12.799805">
                <text:p>12.7998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.272983945">
                <text:p>14.272983945</text:p>
              </table:table-cell>
              <table:table-cell office:value-type="float" office:value="12.740085">
                <text:p>12.7400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.292790155">
                <text:p>14.292790155</text:p>
              </table:table-cell>
              <table:table-cell office:value-type="float" office:value="12.622304">
                <text:p>12.6223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.312077559">
                <text:p>14.312077559</text:p>
              </table:table-cell>
              <table:table-cell office:value-type="float" office:value="12.961827">
                <text:p>12.9618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.331685403">
                <text:p>14.331685403</text:p>
              </table:table-cell>
              <table:table-cell office:value-type="float" office:value="12.749999">
                <text:p>12.7499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.3513848">
                <text:p>14.3513848</text:p>
              </table:table-cell>
              <table:table-cell office:value-type="float" office:value="12.690743">
                <text:p>12.6907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.371282565">
                <text:p>14.371282565</text:p>
              </table:table-cell>
              <table:table-cell office:value-type="float" office:value="12.564226">
                <text:p>12.5642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.390661523">
                <text:p>14.390661523</text:p>
              </table:table-cell>
              <table:table-cell office:value-type="float" office:value="12.900591">
                <text:p>12.9005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.410315143">
                <text:p>14.410315143</text:p>
              </table:table-cell>
              <table:table-cell office:value-type="float" office:value="12.720303">
                <text:p>12.7203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.430121353">
                <text:p>14.430121353</text:p>
              </table:table-cell>
              <table:table-cell office:value-type="float" office:value="12.622304">
                <text:p>12.6223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.450095413">
                <text:p>14.450095413</text:p>
              </table:table-cell>
              <table:table-cell office:value-type="float" office:value="12.516233">
                <text:p>12.5162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.469535406">
                <text:p>14.469535406</text:p>
              </table:table-cell>
              <table:table-cell office:value-type="float" office:value="12.860087">
                <text:p>12.8600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.48929584">
                <text:p>14.48929584</text:p>
              </table:table-cell>
              <table:table-cell office:value-type="float" office:value="12.651545">
                <text:p>12.6515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.509147828">
                <text:p>14.509147828</text:p>
              </table:table-cell>
              <table:table-cell office:value-type="float" office:value="12.593198">
                <text:p>12.5931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.529228702">
                <text:p>14.529228702</text:p>
              </table:table-cell>
              <table:table-cell office:value-type="float" office:value="12.449657">
                <text:p>12.4496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.548790768">
                <text:p>14.548790768</text:p>
              </table:table-cell>
              <table:table-cell office:value-type="float" office:value="12.779837">
                <text:p>12.7798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.568658015">
                <text:p>14.568658015</text:p>
              </table:table-cell>
              <table:table-cell office:value-type="float" office:value="12.583526">
                <text:p>12.5835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.588647335">
                <text:p>14.588647335</text:p>
              </table:table-cell>
              <table:table-cell office:value-type="float" office:value="12.50668">
                <text:p>12.506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.608819761">
                <text:p>14.608819761</text:p>
              </table:table-cell>
              <table:table-cell office:value-type="float" office:value="12.393154">
                <text:p>12.3931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.628442864">
                <text:p>14.628442864</text:p>
              </table:table-cell>
              <table:table-cell office:value-type="float" office:value="12.740085">
                <text:p>12.74008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.648416924">
                <text:p>14.648416924</text:p>
              </table:table-cell>
              <table:table-cell office:value-type="float" office:value="12.516233">
                <text:p>12.5162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.668497798">
                <text:p>14.668497798</text:p>
              </table:table-cell>
              <table:table-cell office:value-type="float" office:value="12.449657">
                <text:p>12.4496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.688761779">
                <text:p>14.688761779</text:p>
              </table:table-cell>
              <table:table-cell office:value-type="float" office:value="12.337161">
                <text:p>12.3371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.708461176">
                <text:p>14.708461176</text:p>
              </table:table-cell>
              <table:table-cell office:value-type="float" office:value="12.690743">
                <text:p>12.6907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.72854205">
                <text:p>14.72854205</text:p>
              </table:table-cell>
              <table:table-cell office:value-type="float" office:value="12.449657">
                <text:p>12.4496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.748760255">
                <text:p>14.748760255</text:p>
              </table:table-cell>
              <table:table-cell office:value-type="float" office:value="12.365094">
                <text:p>12.3650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.769146308">
                <text:p>14.769146308</text:p>
              </table:table-cell>
              <table:table-cell office:value-type="float" office:value="12.263287">
                <text:p>12.26328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.789013555">
                <text:p>14.789013555</text:p>
              </table:table-cell>
              <table:table-cell office:value-type="float" office:value="12.583526">
                <text:p>12.5835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.809185981">
                <text:p>14.809185981</text:p>
              </table:table-cell>
              <table:table-cell office:value-type="float" office:value="12.393154">
                <text:p>12.3931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.82948048">
                <text:p>14.82948048</text:p>
              </table:table-cell>
              <table:table-cell office:value-type="float" office:value="12.318609">
                <text:p>12.3186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.849988605">
                <text:p>14.849988605</text:p>
              </table:table-cell>
              <table:table-cell office:value-type="float" office:value="12.19029">
                <text:p>12.1902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.869962665">
                <text:p>14.869962665</text:p>
              </table:table-cell>
              <table:table-cell office:value-type="float" office:value="12.516233">
                <text:p>12.5162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.890257164">
                <text:p>14.890257164</text:p>
              </table:table-cell>
              <table:table-cell office:value-type="float" office:value="12.318609">
                <text:p>12.3186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.910658476">
                <text:p>14.910658476</text:p>
              </table:table-cell>
              <table:table-cell office:value-type="float" office:value="12.254114">
                <text:p>12.2541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.931273415">
                <text:p>14.931273415</text:p>
              </table:table-cell>
              <table:table-cell office:value-type="float" office:value="12.127128">
                <text:p>12.1271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.951354289">
                <text:p>14.951354289</text:p>
              </table:table-cell>
              <table:table-cell office:value-type="float" office:value="12.449657">
                <text:p>12.4496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.971755601">
                <text:p>14.971755601</text:p>
              </table:table-cell>
              <table:table-cell office:value-type="float" office:value="12.254114">
                <text:p>12.2541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.992294244">
                <text:p>14.992294244</text:p>
              </table:table-cell>
              <table:table-cell office:value-type="float" office:value="12.172177">
                <text:p>12.1721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.013031255">
                <text:p>15.013031255</text:p>
              </table:table-cell>
              <table:table-cell office:value-type="float" office:value="12.055739">
                <text:p>12.0557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.03321894">
                <text:p>15.03321894</text:p>
              </table:table-cell>
              <table:table-cell office:value-type="float" office:value="12.383787">
                <text:p>12.3837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.053757583">
                <text:p>15.053757583</text:p>
              </table:table-cell>
              <table:table-cell office:value-type="float" office:value="12.172177">
                <text:p>12.1721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.074403039">
                <text:p>15.074403039</text:p>
              </table:table-cell>
              <table:table-cell office:value-type="float" office:value="12.109201">
                <text:p>12.1092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.095216346">
                <text:p>15.095216346</text:p>
              </table:table-cell>
              <table:table-cell office:value-type="float" office:value="12.011547">
                <text:p>12.0115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.115526103">
                <text:p>15.115526103</text:p>
              </table:table-cell>
              <table:table-cell office:value-type="float" office:value="12.309354">
                <text:p>12.30935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.136171559">
                <text:p>15.136171559</text:p>
              </table:table-cell>
              <table:table-cell office:value-type="float" office:value="12.109201">
                <text:p>12.1092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.156923829">
                <text:p>15.156923829</text:p>
              </table:table-cell>
              <table:table-cell office:value-type="float" office:value="12.046875">
                <text:p>12.0468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.177874467">
                <text:p>15.177874467</text:p>
              </table:table-cell>
              <table:table-cell office:value-type="float" office:value="11.932811">
                <text:p>11.9328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.198306297">
                <text:p>15.198306297</text:p>
              </table:table-cell>
              <table:table-cell office:value-type="float" office:value="12.235811">
                <text:p>12.2358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.219058567">
                <text:p>15.219058567</text:p>
              </table:table-cell>
              <table:table-cell office:value-type="float" office:value="12.046875">
                <text:p>12.0468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.23991765">
                <text:p>15.23991765</text:p>
              </table:table-cell>
              <table:table-cell office:value-type="float" office:value="11.985187">
                <text:p>11.9851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.26099036">
                <text:p>15.26099036</text:p>
              </table:table-cell>
              <table:table-cell office:value-type="float" office:value="11.863685">
                <text:p>11.8636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.281529003">
                <text:p>15.281529003</text:p>
              </table:table-cell>
              <table:table-cell office:value-type="float" office:value="12.172177">
                <text:p>12.1721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.302418603">
                <text:p>15.302418603</text:p>
              </table:table-cell>
              <table:table-cell office:value-type="float" office:value="11.967678">
                <text:p>11.96767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.323430276">
                <text:p>15.323430276</text:p>
              </table:table-cell>
              <table:table-cell office:value-type="float" office:value="11.898149">
                <text:p>11.89814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.344609799">
                <text:p>15.344609799</text:p>
              </table:table-cell>
              <table:table-cell office:value-type="float" office:value="11.803855">
                <text:p>11.8038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.365270514">
                <text:p>15.365270514</text:p>
              </table:table-cell>
              <table:table-cell office:value-type="float" office:value="12.100259">
                <text:p>12.10025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.386251669">
                <text:p>15.386251669</text:p>
              </table:table-cell>
              <table:table-cell office:value-type="float" office:value="11.915455">
                <text:p>11.9154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.407370155">
                <text:p>15.407370155</text:p>
              </table:table-cell>
              <table:table-cell office:value-type="float" office:value="11.83797">
                <text:p>11.837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.42867175">
                <text:p>15.42867175</text:p>
              </table:table-cell>
              <table:table-cell office:value-type="float" office:value="11.736211">
                <text:p>11.7362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.449408761">
                <text:p>15.449408761</text:p>
              </table:table-cell>
              <table:table-cell office:value-type="float" office:value="12.055739">
                <text:p>12.0557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.470511989">
                <text:p>15.470511989</text:p>
              </table:table-cell>
              <table:table-cell office:value-type="float" office:value="11.846529">
                <text:p>11.8465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.491737289">
                <text:p>15.491737289</text:p>
              </table:table-cell>
              <table:table-cell office:value-type="float" office:value="11.778398">
                <text:p>11.7783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.513130437">
                <text:p>15.513130437</text:p>
              </table:table-cell>
              <table:table-cell office:value-type="float" office:value="11.685985">
                <text:p>11.6859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.53398952">
                <text:p>15.53398952</text:p>
              </table:table-cell>
              <table:table-cell office:value-type="float" office:value="11.985187">
                <text:p>11.9851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.555169043">
                <text:p>15.555169043</text:p>
              </table:table-cell>
              <table:table-cell office:value-type="float" office:value="11.803855">
                <text:p>11.8038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.576501156">
                <text:p>15.576501156</text:p>
              </table:table-cell>
              <table:table-cell office:value-type="float" office:value="11.71942">
                <text:p>11.7194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.598001118">
                <text:p>15.598001118</text:p>
              </table:table-cell>
              <table:table-cell office:value-type="float" office:value="11.627928">
                <text:p>11.6279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.618967015">
                <text:p>15.618967015</text:p>
              </table:table-cell>
              <table:table-cell office:value-type="float" office:value="11.924127">
                <text:p>11.9241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.640299128">
                <text:p>15.640299128</text:p>
              </table:table-cell>
              <table:table-cell office:value-type="float" office:value="11.71942">
                <text:p>11.719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.661753313">
                <text:p>15.661753313</text:p>
              </table:table-cell>
              <table:table-cell office:value-type="float" office:value="11.652738">
                <text:p>11.6527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.683390606">
                <text:p>15.683390606</text:p>
              </table:table-cell>
              <table:table-cell office:value-type="float" office:value="11.554126">
                <text:p>11.55412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.704478575">
                <text:p>15.704478575</text:p>
              </table:table-cell>
              <table:table-cell office:value-type="float" office:value="11.855101">
                <text:p>11.8551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.725902243">
                <text:p>15.725902243</text:p>
              </table:table-cell>
              <table:table-cell office:value-type="float" office:value="11.669337">
                <text:p>11.6693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.747402205">
                <text:p>15.747402205</text:p>
              </table:table-cell>
              <table:table-cell office:value-type="float" office:value="11.627928">
                <text:p>11.6279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.769115793">
                <text:p>15.769115793</text:p>
              </table:table-cell>
              <table:table-cell office:value-type="float" office:value="11.513527">
                <text:p>11.5135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.790264797">
                <text:p>15.790264797</text:p>
              </table:table-cell>
              <table:table-cell office:value-type="float" office:value="11.820888">
                <text:p>11.8208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.8117495">
                <text:p>15.8117495</text:p>
              </table:table-cell>
              <table:table-cell office:value-type="float" office:value="11.636186">
                <text:p>11.6361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.833356275">
                <text:p>15.833356275</text:p>
              </table:table-cell>
              <table:table-cell office:value-type="float" office:value="11.570445">
                <text:p>11.5704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.855146159">
                <text:p>15.855146159</text:p>
              </table:table-cell>
              <table:table-cell office:value-type="float" office:value="11.473214">
                <text:p>11.4732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.876371459">
                <text:p>15.876371459</text:p>
              </table:table-cell>
              <table:table-cell office:value-type="float" office:value="11.778398">
                <text:p>11.7783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.897932458">
                <text:p>15.897932458</text:p>
              </table:table-cell>
              <table:table-cell office:value-type="float" office:value="11.59501">
                <text:p>11.595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.919585009">
                <text:p>15.919585009</text:p>
              </table:table-cell>
              <table:table-cell office:value-type="float" office:value="11.545983">
                <text:p>11.54598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.941435929">
                <text:p>15.941435929</text:p>
              </table:table-cell>
              <table:table-cell office:value-type="float" office:value="11.441167">
                <text:p>11.4411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.962676487">
                <text:p>15.962676487</text:p>
              </table:table-cell>
              <table:table-cell office:value-type="float" office:value="11.769936">
                <text:p>11.7699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.984268003">
                <text:p>15.984268003</text:p>
              </table:table-cell>
              <table:table-cell office:value-type="float" office:value="11.578622">
                <text:p>11.5786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.005951073">
                <text:p>16.005951073</text:p>
              </table:table-cell>
              <table:table-cell office:value-type="float" office:value="11.529732">
                <text:p>11.5297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.027801993">
                <text:p>16.027801993</text:p>
              </table:table-cell>
              <table:table-cell office:value-type="float" office:value="11.441167">
                <text:p>11.4411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.04905781">
                <text:p>16.04905781</text:p>
              </table:table-cell>
              <table:table-cell office:value-type="float" office:value="11.761487">
                <text:p>11.76148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.070634067">
                <text:p>16.070634067</text:p>
              </table:table-cell>
              <table:table-cell office:value-type="float" office:value="11.58681">
                <text:p>11.5868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.092286618">
                <text:p>16.092286618</text:p>
              </table:table-cell>
              <table:table-cell office:value-type="float" office:value="11.545983">
                <text:p>11.54598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.114091761">
                <text:p>16.114091761</text:p>
              </table:table-cell>
              <table:table-cell office:value-type="float" office:value="11.465185">
                <text:p>11.46518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.135286543">
                <text:p>16.135286543</text:p>
              </table:table-cell>
              <table:table-cell office:value-type="float" office:value="11.795357">
                <text:p>11.7953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.156801763">
                <text:p>16.156801763</text:p>
              </table:table-cell>
              <table:table-cell office:value-type="float" office:value="11.619681">
                <text:p>11.6196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.178393279">
                <text:p>16.178393279</text:p>
              </table:table-cell>
              <table:table-cell office:value-type="float" office:value="11.578622">
                <text:p>11.5786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.200122126">
                <text:p>16.200122126</text:p>
              </table:table-cell>
              <table:table-cell office:value-type="float" office:value="11.505442">
                <text:p>11.5054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.221255871">
                <text:p>16.221255871</text:p>
              </table:table-cell>
              <table:table-cell office:value-type="float" office:value="11.829422">
                <text:p>11.8294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.242679539">
                <text:p>16.242679539</text:p>
              </table:table-cell>
              <table:table-cell office:value-type="float" office:value="11.669337">
                <text:p>11.6693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.264164242">
                <text:p>16.264164242</text:p>
              </table:table-cell>
              <table:table-cell office:value-type="float" office:value="11.636186">
                <text:p>11.6361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.285771017">
                <text:p>16.285771017</text:p>
              </table:table-cell>
              <table:table-cell office:value-type="float" office:value="11.570445">
                <text:p>11.57044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.30678269">
                <text:p>16.30678269</text:p>
              </table:table-cell>
              <table:table-cell office:value-type="float" office:value="11.898149">
                <text:p>11.89814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.328099544">
                <text:p>16.328099544</text:p>
              </table:table-cell>
              <table:table-cell office:value-type="float" office:value="11.72781">
                <text:p>11.7278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.349462174">
                <text:p>16.349462174</text:p>
              </table:table-cell>
              <table:table-cell office:value-type="float" office:value="11.702679">
                <text:p>11.7026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.370962136">
                <text:p>16.370962136</text:p>
              </table:table-cell>
              <table:table-cell office:value-type="float" office:value="11.627928">
                <text:p>11.6279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.391821219">
                <text:p>16.391821219</text:p>
              </table:table-cell>
              <table:table-cell office:value-type="float" office:value="11.985187">
                <text:p>11.9851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.413000742">
                <text:p>16.413000742</text:p>
              </table:table-cell>
              <table:table-cell office:value-type="float" office:value="11.803855">
                <text:p>11.8038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.434210782">
                <text:p>16.434210782</text:p>
              </table:table-cell>
              <table:table-cell office:value-type="float" office:value="11.786871">
                <text:p>11.7868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.455573412">
                <text:p>16.455573412</text:p>
              </table:table-cell>
              <table:table-cell office:value-type="float" office:value="11.702679">
                <text:p>11.7026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.476279905">
                <text:p>16.476279905</text:p>
              </table:table-cell>
              <table:table-cell office:value-type="float" office:value="12.073507">
                <text:p>12.0735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.497291578">
                <text:p>16.497291578</text:p>
              </table:table-cell>
              <table:table-cell office:value-type="float" office:value="11.898149">
                <text:p>11.8981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.518349029">
                <text:p>16.518349029</text:p>
              </table:table-cell>
              <table:table-cell office:value-type="float" office:value="11.872282">
                <text:p>11.8722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.539543811">
                <text:p>16.539543811</text:p>
              </table:table-cell>
              <table:table-cell office:value-type="float" office:value="11.795357">
                <text:p>11.79535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.560143491">
                <text:p>16.560143491</text:p>
              </table:table-cell>
              <table:table-cell office:value-type="float" office:value="12.13611">
                <text:p>12.136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.580987315">
                <text:p>16.580987315</text:p>
              </table:table-cell>
              <table:table-cell office:value-type="float" office:value="11.99396">
                <text:p>11.993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.601922694">
                <text:p>16.601922694</text:p>
              </table:table-cell>
              <table:table-cell office:value-type="float" office:value="11.941508">
                <text:p>11.9415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.622964884">
                <text:p>16.622964884</text:p>
              </table:table-cell>
              <table:table-cell office:value-type="float" office:value="11.880893">
                <text:p>11.8808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.643366196">
                <text:p>16.643366196</text:p>
              </table:table-cell>
              <table:table-cell office:value-type="float" office:value="12.254114">
                <text:p>12.2541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.664057431">
                <text:p>16.664057431</text:p>
              </table:table-cell>
              <table:table-cell office:value-type="float" office:value="12.082411">
                <text:p>12.0824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.684809701">
                <text:p>16.684809701</text:p>
              </table:table-cell>
              <table:table-cell office:value-type="float" office:value="12.046875">
                <text:p>12.0468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.705684043">
                <text:p>16.705684043</text:p>
              </table:table-cell>
              <table:table-cell office:value-type="float" office:value="11.976426">
                <text:p>11.9764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.725932765">
                <text:p>16.725932765</text:p>
              </table:table-cell>
              <table:table-cell office:value-type="float" office:value="12.346458">
                <text:p>12.34645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.746486667">
                <text:p>16.746486667</text:p>
              </table:table-cell>
              <table:table-cell office:value-type="float" office:value="12.16314">
                <text:p>12.163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.767071088">
                <text:p>16.767071088</text:p>
              </table:table-cell>
              <table:table-cell office:value-type="float" office:value="12.145106">
                <text:p>12.14510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.787808099">
                <text:p>16.787808099</text:p>
              </table:table-cell>
              <table:table-cell office:value-type="float" office:value="12.055739">
                <text:p>12.0557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.807934749">
                <text:p>16.807934749</text:p>
              </table:table-cell>
              <table:table-cell office:value-type="float" office:value="12.421341">
                <text:p>12.4213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.828351319">
                <text:p>16.828351319</text:p>
              </table:table-cell>
              <table:table-cell office:value-type="float" office:value="12.244956">
                <text:p>12.24495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.848828927">
                <text:p>16.848828927</text:p>
              </table:table-cell>
              <table:table-cell office:value-type="float" office:value="12.208457">
                <text:p>12.2084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.869398089">
                <text:p>16.869398089</text:p>
              </table:table-cell>
              <table:table-cell office:value-type="float" office:value="12.154117">
                <text:p>12.1541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.889372149">
                <text:p>16.889372149</text:p>
              </table:table-cell>
              <table:table-cell office:value-type="float" office:value="12.516233">
                <text:p>12.5162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.909605612">
                <text:p>16.909605612</text:p>
              </table:table-cell>
              <table:table-cell office:value-type="float" office:value="12.355769">
                <text:p>12.3557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.929900111">
                <text:p>16.929900111</text:p>
              </table:table-cell>
              <table:table-cell office:value-type="float" office:value="12.318609">
                <text:p>12.3186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.950301423">
                <text:p>16.950301423</text:p>
              </table:table-cell>
              <table:table-cell office:value-type="float" office:value="12.254114">
                <text:p>12.2541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.970107633">
                <text:p>16.970107633</text:p>
              </table:table-cell>
              <table:table-cell office:value-type="float" office:value="12.622304">
                <text:p>12.6223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.990157987">
                <text:p>16.990157987</text:p>
              </table:table-cell>
              <table:table-cell office:value-type="float" office:value="12.468608">
                <text:p>12.4686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.010284637">
                <text:p>17.010284637</text:p>
              </table:table-cell>
              <table:table-cell office:value-type="float" office:value="12.421341">
                <text:p>12.42134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.030533359">
                <text:p>17.030533359</text:p>
              </table:table-cell>
              <table:table-cell office:value-type="float" office:value="12.346458">
                <text:p>12.34645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.05017172">
                <text:p>17.05017172</text:p>
              </table:table-cell>
              <table:table-cell office:value-type="float" office:value="12.7301855">
                <text:p>12.73018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.070084743">
                <text:p>17.070084743</text:p>
              </table:table-cell>
              <table:table-cell office:value-type="float" office:value="12.554598">
                <text:p>12.5545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.090043545">
                <text:p>17.090043545</text:p>
              </table:table-cell>
              <table:table-cell office:value-type="float" office:value="12.525803">
                <text:p>12.5258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.110109158">
                <text:p>17.110109158</text:p>
              </table:table-cell>
              <table:table-cell office:value-type="float" office:value="12.4591255">
                <text:p>12.45912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.12959493">
                <text:p>17.12959493</text:p>
              </table:table-cell>
              <table:table-cell office:value-type="float" office:value="12.829874">
                <text:p>12.8298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.149340105">
                <text:p>17.149340105</text:p>
              </table:table-cell>
              <table:table-cell office:value-type="float" office:value="12.661322">
                <text:p>12.66132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.169115797">
                <text:p>17.169115797</text:p>
              </table:table-cell>
              <table:table-cell office:value-type="float" office:value="12.641783">
                <text:p>12.64178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.18902882">
                <text:p>17.18902882</text:p>
              </table:table-cell>
              <table:table-cell office:value-type="float" office:value="12.554598">
                <text:p>12.5545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.208362">
                <text:p>17.208362</text:p>
              </table:table-cell>
              <table:table-cell office:value-type="float" office:value="12.931137">
                <text:p>12.9311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.227924066">
                <text:p>17.227924066</text:p>
              </table:table-cell>
              <table:table-cell office:value-type="float" office:value="12.779837">
                <text:p>12.7798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.24753191">
                <text:p>17.24753191</text:p>
              </table:table-cell>
              <table:table-cell office:value-type="float" office:value="12.749999">
                <text:p>12.7499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.267261826">
                <text:p>17.267261826</text:p>
              </table:table-cell>
              <table:table-cell office:value-type="float" office:value="12.671113">
                <text:p>12.6711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.286427157">
                <text:p>17.286427157</text:p>
              </table:table-cell>
              <table:table-cell office:value-type="float" office:value="13.044387">
                <text:p>13.04438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.305821374">
                <text:p>17.305821374</text:p>
              </table:table-cell>
              <table:table-cell office:value-type="float" office:value="12.890441">
                <text:p>12.89044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.325261367">
                <text:p>17.325261367</text:p>
              </table:table-cell>
              <table:table-cell office:value-type="float" office:value="12.860087">
                <text:p>12.86008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.344823433">
                <text:p>17.344823433</text:p>
              </table:table-cell>
              <table:table-cell office:value-type="float" office:value="12.779837">
                <text:p>12.7798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.363805657">
                <text:p>17.363805657</text:p>
              </table:table-cell>
              <table:table-cell office:value-type="float" office:value="13.170217">
                <text:p>13.1702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.383032026">
                <text:p>17.383032026</text:p>
              </table:table-cell>
              <table:table-cell office:value-type="float" office:value="13.002975">
                <text:p>13.0029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.40231943">
                <text:p>17.40231943</text:p>
              </table:table-cell>
              <table:table-cell office:value-type="float" office:value="12.961827">
                <text:p>12.9618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.42168313">
                <text:p>17.42168313</text:p>
              </table:table-cell>
              <table:table-cell office:value-type="float" office:value="12.910756">
                <text:p>12.9107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.440528021">
                <text:p>17.440528021</text:p>
              </table:table-cell>
              <table:table-cell office:value-type="float" office:value="13.266195">
                <text:p>13.2661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.459617057">
                <text:p>17.459617057</text:p>
              </table:table-cell>
              <table:table-cell office:value-type="float" office:value="13.096523">
                <text:p>13.0965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.478797647">
                <text:p>17.478797647</text:p>
              </table:table-cell>
              <table:table-cell office:value-type="float" office:value="13.034009">
                <text:p>13.0340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.498100309">
                <text:p>17.498100309</text:p>
              </table:table-cell>
              <table:table-cell office:value-type="float" office:value="12.951581">
                <text:p>12.9515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.516853648">
                <text:p>17.516853648</text:p>
              </table:table-cell>
              <table:table-cell office:value-type="float" office:value="13.330959">
                <text:p>13.33095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.535851131">
                <text:p>17.535851131</text:p>
              </table:table-cell>
              <table:table-cell office:value-type="float" office:value="13.159638">
                <text:p>13.1596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.554909649">
                <text:p>17.554909649</text:p>
              </table:table-cell>
              <table:table-cell office:value-type="float" office:value="13.117495">
                <text:p>13.1174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.574105499">
                <text:p>17.574105499</text:p>
              </table:table-cell>
              <table:table-cell office:value-type="float" office:value="13.023648">
                <text:p>13.0236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.592782542">
                <text:p>17.592782542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.611734247">
                <text:p>17.611734247</text:p>
              </table:table-cell>
              <table:table-cell office:value-type="float" office:value="13.191426">
                <text:p>13.1914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.630777507">
                <text:p>17.630777507</text:p>
              </table:table-cell>
              <table:table-cell office:value-type="float" office:value="13.128005">
                <text:p>13.1280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.649973357">
                <text:p>17.649973357</text:p>
              </table:table-cell>
              <table:table-cell office:value-type="float" office:value="13.023648">
                <text:p>13.0236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.6686504">
                <text:p>17.6686504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.687602105">
                <text:p>17.687602105</text:p>
              </table:table-cell>
              <table:table-cell office:value-type="float" office:value="13.191426">
                <text:p>13.1914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.706645365">
                <text:p>17.706645365</text:p>
              </table:table-cell>
              <table:table-cell office:value-type="float" office:value="13.128005">
                <text:p>13.1280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.725871734">
                <text:p>17.725871734</text:p>
              </table:table-cell>
              <table:table-cell office:value-type="float" office:value="13.002975">
                <text:p>13.0029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.744564036">
                <text:p>17.744564036</text:p>
              </table:table-cell>
              <table:table-cell office:value-type="float" office:value="13.37449">
                <text:p>13.3744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.763561519">
                <text:p>17.763561519</text:p>
              </table:table-cell>
              <table:table-cell office:value-type="float" office:value="13.159638">
                <text:p>13.15963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.782635296">
                <text:p>17.782635296</text:p>
              </table:table-cell>
              <table:table-cell office:value-type="float" office:value="13.107">
                <text:p>13.1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.801892182">
                <text:p>17.801892182</text:p>
              </table:table-cell>
              <table:table-cell office:value-type="float" office:value="12.982368">
                <text:p>12.9823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.820615002">
                <text:p>17.820615002</text:p>
              </table:table-cell>
              <table:table-cell office:value-type="float" office:value="13.35269">
                <text:p>13.352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.839643002">
                <text:p>17.839643002</text:p>
              </table:table-cell>
              <table:table-cell office:value-type="float" office:value="13.138533">
                <text:p>13.1385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.858777816">
                <text:p>17.858777816</text:p>
              </table:table-cell>
              <table:table-cell office:value-type="float" office:value="13.06519">
                <text:p>13.065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.878095737">
                <text:p>17.878095737</text:p>
              </table:table-cell>
              <table:table-cell office:value-type="float" office:value="12.941351">
                <text:p>12.9413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.896879593">
                <text:p>17.896879593</text:p>
              </table:table-cell>
              <table:table-cell office:value-type="float" office:value="13.309301">
                <text:p>13.3093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.915983889">
                <text:p>17.915983889</text:p>
              </table:table-cell>
              <table:table-cell office:value-type="float" office:value="13.0860615">
                <text:p>13.08606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.935210258">
                <text:p>17.935210258</text:p>
              </table:table-cell>
              <table:table-cell office:value-type="float" office:value="13.002975">
                <text:p>13.0029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.954589216">
                <text:p>17.954589216</text:p>
              </table:table-cell>
              <table:table-cell office:value-type="float" office:value="12.900591">
                <text:p>12.90059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.973418849">
                <text:p>17.973418849</text:p>
              </table:table-cell>
              <table:table-cell office:value-type="float" office:value="13.276945">
                <text:p>13.27694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.992568922">
                <text:p>17.992568922</text:p>
              </table:table-cell>
              <table:table-cell office:value-type="float" office:value="13.05478">
                <text:p>13.0547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8.011841067">
                <text:p>18.011841067</text:p>
              </table:table-cell>
              <table:table-cell office:value-type="float" office:value="12.97209">
                <text:p>12.972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.031296319">
                <text:p>18.031296319</text:p>
              </table:table-cell>
              <table:table-cell office:value-type="float" office:value="12.850001">
                <text:p>12.85000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.050232765">
                <text:p>18.050232765</text:p>
              </table:table-cell>
              <table:table-cell office:value-type="float" office:value="13.202055">
                <text:p>13.2020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.069489651">
                <text:p>18.069489651</text:p>
              </table:table-cell>
              <table:table-cell office:value-type="float" office:value="12.982368">
                <text:p>12.98236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.088838091">
                <text:p>18.088838091</text:p>
              </table:table-cell>
              <table:table-cell office:value-type="float" office:value="12.9209385">
                <text:p>12.92093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.108369639">
                <text:p>18.108369639</text:p>
              </table:table-cell>
              <table:table-cell office:value-type="float" office:value="12.799805">
                <text:p>12.79980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.127397639">
                <text:p>18.127397639</text:p>
              </table:table-cell>
              <table:table-cell office:value-type="float" office:value="13.138533">
                <text:p>13.1385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.146730819">
                <text:p>18.146730819</text:p>
              </table:table-cell>
              <table:table-cell office:value-type="float" office:value="12.931137">
                <text:p>12.9311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.166186071">
                <text:p>18.166186071</text:p>
              </table:table-cell>
              <table:table-cell office:value-type="float" office:value="12.850001">
                <text:p>12.85000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.185793915">
                <text:p>18.185793915</text:p>
              </table:table-cell>
              <table:table-cell office:value-type="float" office:value="12.749999">
                <text:p>12.74999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.20491347">
                <text:p>18.20491347</text:p>
              </table:table-cell>
              <table:table-cell office:value-type="float" office:value="13.075618">
                <text:p>13.0756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.224368722">
                <text:p>18.224368722</text:p>
              </table:table-cell>
              <table:table-cell office:value-type="float" office:value="12.850001">
                <text:p>12.8500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.243885012">
                <text:p>18.243885012</text:p>
              </table:table-cell>
              <table:table-cell office:value-type="float" office:value="12.809813">
                <text:p>12.8098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.263599669">
                <text:p>18.263599669</text:p>
              </table:table-cell>
              <table:table-cell office:value-type="float" office:value="12.680921">
                <text:p>12.6809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.282826038">
                <text:p>18.282826038</text:p>
              </table:table-cell>
              <table:table-cell office:value-type="float" office:value="13.002975">
                <text:p>13.0029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.302372845">
                <text:p>18.302372845</text:p>
              </table:table-cell>
              <table:table-cell office:value-type="float" office:value="12.789813">
                <text:p>12.7898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.322026465">
                <text:p>18.322026465</text:p>
              </table:table-cell>
              <table:table-cell office:value-type="float" office:value="12.720303">
                <text:p>12.72030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.341878453">
                <text:p>18.341878453</text:p>
              </table:table-cell>
              <table:table-cell office:value-type="float" office:value="12.593198">
                <text:p>12.5931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8.361211633">
                <text:p>18.361211633</text:p>
              </table:table-cell>
              <table:table-cell office:value-type="float" office:value="12.931137">
                <text:p>12.9311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.380865253">
                <text:p>18.380865253</text:p>
              </table:table-cell>
              <table:table-cell office:value-type="float" office:value="12.720303">
                <text:p>12.7203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.400625687">
                <text:p>18.400625687</text:p>
              </table:table-cell>
              <table:table-cell office:value-type="float" office:value="12.651545">
                <text:p>12.6515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8.420569227">
                <text:p>18.420569227</text:p>
              </table:table-cell>
              <table:table-cell office:value-type="float" office:value="12.535387">
                <text:p>12.53538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.439993962">
                <text:p>18.439993962</text:p>
              </table:table-cell>
              <table:table-cell office:value-type="float" office:value="12.870189">
                <text:p>12.8701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8.459739137">
                <text:p>18.459739137</text:p>
              </table:table-cell>
              <table:table-cell office:value-type="float" office:value="12.661322">
                <text:p>12.6613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8.479636902">
                <text:p>18.479636902</text:p>
              </table:table-cell>
              <table:table-cell office:value-type="float" office:value="12.564226">
                <text:p>12.5642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.499702515">
                <text:p>18.499702515</text:p>
              </table:table-cell>
              <table:table-cell office:value-type="float" office:value="12.4591255">
                <text:p>12.45912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.519234063">
                <text:p>18.519234063</text:p>
              </table:table-cell>
              <table:table-cell office:value-type="float" office:value="12.799805">
                <text:p>12.7998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.539086051">
                <text:p>18.539086051</text:p>
              </table:table-cell>
              <table:table-cell office:value-type="float" office:value="12.593198">
                <text:p>12.59319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.559044853">
                <text:p>18.559044853</text:p>
              </table:table-cell>
              <table:table-cell office:value-type="float" office:value="12.525803">
                <text:p>12.5258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.579217279">
                <text:p>18.579217279</text:p>
              </table:table-cell>
              <table:table-cell office:value-type="float" office:value="12.393154">
                <text:p>12.3931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.598840382">
                <text:p>18.598840382</text:p>
              </table:table-cell>
              <table:table-cell office:value-type="float" office:value="12.740085">
                <text:p>12.74008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8.618799184">
                <text:p>18.618799184</text:p>
              </table:table-cell>
              <table:table-cell office:value-type="float" office:value="12.525803">
                <text:p>12.5258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.638895317">
                <text:p>18.638895317</text:p>
              </table:table-cell>
              <table:table-cell office:value-type="float" office:value="12.440205">
                <text:p>12.4402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.65912878">
                <text:p>18.65912878</text:p>
              </table:table-cell>
              <table:table-cell office:value-type="float" office:value="12.355769">
                <text:p>12.35576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.678858696">
                <text:p>18.678858696</text:p>
              </table:table-cell>
              <table:table-cell office:value-type="float" office:value="12.671113">
                <text:p>12.6711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8.698924309">
                <text:p>18.698924309</text:p>
              </table:table-cell>
              <table:table-cell office:value-type="float" office:value="12.4591255">
                <text:p>12.45912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.719127255">
                <text:p>18.719127255</text:p>
              </table:table-cell>
              <table:table-cell office:value-type="float" office:value="12.374433">
                <text:p>12.3744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.739513308">
                <text:p>18.739513308</text:p>
              </table:table-cell>
              <table:table-cell office:value-type="float" office:value="12.263287">
                <text:p>12.26328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.759334777">
                <text:p>18.759334777</text:p>
              </table:table-cell>
              <table:table-cell office:value-type="float" office:value="12.612587">
                <text:p>12.6125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.779522462">
                <text:p>18.779522462</text:p>
              </table:table-cell>
              <table:table-cell office:value-type="float" office:value="12.383787">
                <text:p>12.38378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.799832219">
                <text:p>18.799832219</text:p>
              </table:table-cell>
              <table:table-cell office:value-type="float" office:value="12.309354">
                <text:p>12.3093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.820294568">
                <text:p>18.820294568</text:p>
              </table:table-cell>
              <table:table-cell office:value-type="float" office:value="12.217561">
                <text:p>12.21756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.84022285">
                <text:p>18.84022285</text:p>
              </table:table-cell>
              <table:table-cell office:value-type="float" office:value="12.544986">
                <text:p>12.54498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.860471572">
                <text:p>18.860471572</text:p>
              </table:table-cell>
              <table:table-cell office:value-type="float" office:value="12.346458">
                <text:p>12.3464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8.880857625">
                <text:p>18.880857625</text:p>
              </table:table-cell>
              <table:table-cell office:value-type="float" office:value="12.263287">
                <text:p>12.26328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.901381009">
                <text:p>18.901381009</text:p>
              </table:table-cell>
              <table:table-cell office:value-type="float" office:value="12.181227">
                <text:p>12.1812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8.921385587">
                <text:p>18.921385587</text:p>
              </table:table-cell>
              <table:table-cell office:value-type="float" office:value="12.497139">
                <text:p>12.4971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.941741123">
                <text:p>18.941741123</text:p>
              </table:table-cell>
              <table:table-cell office:value-type="float" office:value="12.281672">
                <text:p>12.2816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.962188213">
                <text:p>18.962188213</text:p>
              </table:table-cell>
              <table:table-cell office:value-type="float" office:value="12.226679">
                <text:p>12.2266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.982772634">
                <text:p>18.982772634</text:p>
              </table:table-cell>
              <table:table-cell office:value-type="float" office:value="12.145106">
                <text:p>12.14510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.002838247">
                <text:p>19.002838247</text:p>
              </table:table-cell>
              <table:table-cell office:value-type="float" office:value="12.4591255">
                <text:p>12.45912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.023209041">
                <text:p>19.023209041</text:p>
              </table:table-cell>
              <table:table-cell office:value-type="float" office:value="12.272472">
                <text:p>12.27247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9.043686649">
                <text:p>19.043686649</text:p>
              </table:table-cell>
              <table:table-cell office:value-type="float" office:value="12.208457">
                <text:p>12.2084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.06427107">
                <text:p>19.06427107</text:p>
              </table:table-cell>
              <table:table-cell office:value-type="float" office:value="12.145106">
                <text:p>12.14510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.084306166">
                <text:p>19.084306166</text:p>
              </table:table-cell>
              <table:table-cell office:value-type="float" office:value="12.478104">
                <text:p>12.4781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.104615923">
                <text:p>19.104615923</text:p>
              </table:table-cell>
              <table:table-cell office:value-type="float" office:value="12.309354">
                <text:p>12.30935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.124986717">
                <text:p>19.124986717</text:p>
              </table:table-cell>
              <table:table-cell office:value-type="float" office:value="12.272472">
                <text:p>12.2724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.14552536">
                <text:p>19.14552536</text:p>
              </table:table-cell>
              <table:table-cell office:value-type="float" office:value="12.172177">
                <text:p>12.17217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.165453642">
                <text:p>19.165453642</text:p>
              </table:table-cell>
              <table:table-cell office:value-type="float" office:value="12.544986">
                <text:p>12.54498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.185626068">
                <text:p>19.185626068</text:p>
              </table:table-cell>
              <table:table-cell office:value-type="float" office:value="12.393154">
                <text:p>12.3931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.205829014">
                <text:p>19.205829014</text:p>
              </table:table-cell>
              <table:table-cell office:value-type="float" office:value="12.374433">
                <text:p>12.3744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.226138771">
                <text:p>19.226138771</text:p>
              </table:table-cell>
              <table:table-cell office:value-type="float" office:value="12.309354">
                <text:p>12.30935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.245838168">
                <text:p>19.245838168</text:p>
              </table:table-cell>
              <table:table-cell office:value-type="float" office:value="12.690743">
                <text:p>12.69074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.26576645">
                <text:p>19.26576645</text:p>
              </table:table-cell>
              <table:table-cell office:value-type="float" office:value="12.544986">
                <text:p>12.54498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.28570999">
                <text:p>19.28570999</text:p>
              </table:table-cell>
              <table:table-cell office:value-type="float" office:value="12.535387">
                <text:p>12.5353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.305745086">
                <text:p>19.305745086</text:p>
              </table:table-cell>
              <table:table-cell office:value-type="float" office:value="12.478104">
                <text:p>12.4781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.325169821">
                <text:p>19.325169821</text:p>
              </table:table-cell>
              <table:table-cell office:value-type="float" office:value="12.870189">
                <text:p>12.87018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.3448387">
                <text:p>19.3448387</text:p>
              </table:table-cell>
              <table:table-cell office:value-type="float" office:value="12.710434">
                <text:p>12.7104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.364599134">
                <text:p>19.364599134</text:p>
              </table:table-cell>
              <table:table-cell office:value-type="float" office:value="12.651545">
                <text:p>12.6515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.38448164">
                <text:p>19.38448164</text:p>
              </table:table-cell>
              <table:table-cell office:value-type="float" office:value="12.573868">
                <text:p>12.57386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.403799561">
                <text:p>19.403799561</text:p>
              </table:table-cell>
              <table:table-cell office:value-type="float" office:value="12.941351">
                <text:p>12.9413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.423376885">
                <text:p>19.423376885</text:p>
              </table:table-cell>
              <table:table-cell office:value-type="float" office:value="12.769876">
                <text:p>12.76987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.443015246">
                <text:p>19.443015246</text:p>
              </table:table-cell>
              <table:table-cell office:value-type="float" office:value="12.7301855">
                <text:p>12.73018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.462806197">
                <text:p>19.462806197</text:p>
              </table:table-cell>
              <table:table-cell office:value-type="float" office:value="12.632035">
                <text:p>12.6320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.482047824">
                <text:p>19.482047824</text:p>
              </table:table-cell>
              <table:table-cell office:value-type="float" office:value="12.992664">
                <text:p>12.9926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.501548854">
                <text:p>19.501548854</text:p>
              </table:table-cell>
              <table:table-cell office:value-type="float" office:value="12.819836">
                <text:p>12.8198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.521141439">
                <text:p>19.521141439</text:p>
              </table:table-cell>
              <table:table-cell office:value-type="float" office:value="12.759929">
                <text:p>12.75992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.540901873">
                <text:p>19.540901873</text:p>
              </table:table-cell>
              <table:table-cell office:value-type="float" office:value="12.651545">
                <text:p>12.6515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.560097723">
                <text:p>19.560097723</text:p>
              </table:table-cell>
              <table:table-cell office:value-type="float" office:value="13.023648">
                <text:p>13.0236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9.579614013">
                <text:p>19.579614013</text:p>
              </table:table-cell>
              <table:table-cell office:value-type="float" office:value="12.809813">
                <text:p>12.8098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9.599221857">
                <text:p>19.599221857</text:p>
              </table:table-cell>
              <table:table-cell office:value-type="float" office:value="12.749999">
                <text:p>12.74999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.618951773">
                <text:p>19.618951773</text:p>
              </table:table-cell>
              <table:table-cell office:value-type="float" office:value="12.671113">
                <text:p>12.6711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9.638162881">
                <text:p>19.638162881</text:p>
              </table:table-cell>
              <table:table-cell office:value-type="float" office:value="13.013305">
                <text:p>13.0133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9.657694429">
                <text:p>19.657694429</text:p>
              </table:table-cell>
              <table:table-cell office:value-type="float" office:value="12.799805">
                <text:p>12.7998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.677317532">
                <text:p>19.677317532</text:p>
              </table:table-cell>
              <table:table-cell office:value-type="float" office:value="12.740085">
                <text:p>12.74008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9.697093224">
                <text:p>19.697093224</text:p>
              </table:table-cell>
              <table:table-cell office:value-type="float" office:value="12.641783">
                <text:p>12.6417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9.716319593">
                <text:p>19.716319593</text:p>
              </table:table-cell>
              <table:table-cell office:value-type="float" office:value="13.002975">
                <text:p>13.0029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.735881659">
                <text:p>19.735881659</text:p>
              </table:table-cell>
              <table:table-cell office:value-type="float" office:value="12.779837">
                <text:p>12.7798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9.755550538">
                <text:p>19.755550538</text:p>
              </table:table-cell>
              <table:table-cell office:value-type="float" office:value="12.710434">
                <text:p>12.7104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9.775372007">
                <text:p>19.775372007</text:p>
              </table:table-cell>
              <table:table-cell office:value-type="float" office:value="12.612587">
                <text:p>12.61258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.794659411">
                <text:p>19.794659411</text:p>
              </table:table-cell>
              <table:table-cell office:value-type="float" office:value="12.961827">
                <text:p>12.9618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9.814297772">
                <text:p>19.814297772</text:p>
              </table:table-cell>
              <table:table-cell office:value-type="float" office:value="12.7301855">
                <text:p>12.73018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.834058206">
                <text:p>19.834058206</text:p>
              </table:table-cell>
              <table:table-cell office:value-type="float" office:value="12.651545">
                <text:p>12.6515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.853940712">
                <text:p>19.853940712</text:p>
              </table:table-cell>
              <table:table-cell office:value-type="float" office:value="12.573868">
                <text:p>12.57386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9.873350188">
                <text:p>19.873350188</text:p>
              </table:table-cell>
              <table:table-cell office:value-type="float" office:value="12.880307">
                <text:p>12.8803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.893049585">
                <text:p>19.893049585</text:p>
              </table:table-cell>
              <table:table-cell office:value-type="float" office:value="12.690743">
                <text:p>12.6907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.912886315">
                <text:p>19.912886315</text:p>
              </table:table-cell>
              <table:table-cell office:value-type="float" office:value="12.602884">
                <text:p>12.60288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.932906152">
                <text:p>19.932906152</text:p>
              </table:table-cell>
              <table:table-cell office:value-type="float" office:value="12.487615">
                <text:p>12.4876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.952391924">
                <text:p>19.952391924</text:p>
              </table:table-cell>
              <table:table-cell office:value-type="float" office:value="12.829874">
                <text:p>12.82987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.972198134">
                <text:p>19.972198134</text:p>
              </table:table-cell>
              <table:table-cell office:value-type="float" office:value="12.622304">
                <text:p>12.6223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9.992095899">
                <text:p>19.992095899</text:p>
              </table:table-cell>
              <table:table-cell office:value-type="float" office:value="12.564226">
                <text:p>12.56422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.012192032">
                <text:p>20.012192032</text:p>
              </table:table-cell>
              <table:table-cell office:value-type="float" office:value="12.440205">
                <text:p>12.4402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.031769356">
                <text:p>20.031769356</text:p>
              </table:table-cell>
              <table:table-cell office:value-type="float" office:value="12.769876">
                <text:p>12.7698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.051682379">
                <text:p>20.051682379</text:p>
              </table:table-cell>
              <table:table-cell office:value-type="float" office:value="12.554598">
                <text:p>12.55459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.071732733">
                <text:p>20.071732733</text:p>
              </table:table-cell>
              <table:table-cell office:value-type="float" office:value="12.468608">
                <text:p>12.46860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.091966196">
                <text:p>20.091966196</text:p>
              </table:table-cell>
              <table:table-cell office:value-type="float" office:value="12.355769">
                <text:p>12.35576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.111650334">
                <text:p>20.111650334</text:p>
              </table:table-cell>
              <table:table-cell office:value-type="float" office:value="12.700582">
                <text:p>12.70058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.13168543">
                <text:p>20.13168543</text:p>
              </table:table-cell>
              <table:table-cell office:value-type="float" office:value="12.478104">
                <text:p>12.47810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.151842598">
                <text:p>20.151842598</text:p>
              </table:table-cell>
              <table:table-cell office:value-type="float" office:value="12.402535">
                <text:p>12.40253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.172167616">
                <text:p>20.172167616</text:p>
              </table:table-cell>
              <table:table-cell office:value-type="float" office:value="12.300113">
                <text:p>12.3001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.191973826">
                <text:p>20.191973826</text:p>
              </table:table-cell>
              <table:table-cell office:value-type="float" office:value="12.622304">
                <text:p>12.6223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.212100476">
                <text:p>20.212100476</text:p>
              </table:table-cell>
              <table:table-cell office:value-type="float" office:value="12.421341">
                <text:p>12.4213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.232349198">
                <text:p>20.232349198</text:p>
              </table:table-cell>
              <table:table-cell office:value-type="float" office:value="12.346458">
                <text:p>12.3464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.252765768">
                <text:p>20.252765768</text:p>
              </table:table-cell>
              <table:table-cell office:value-type="float" office:value="12.244956">
                <text:p>12.24495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.272663533">
                <text:p>20.272663533</text:p>
              </table:table-cell>
              <table:table-cell office:value-type="float" office:value="12.564226">
                <text:p>12.5642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.292866479">
                <text:p>20.292866479</text:p>
              </table:table-cell>
              <table:table-cell office:value-type="float" office:value="12.374433">
                <text:p>12.3744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.313237273">
                <text:p>20.313237273</text:p>
              </table:table-cell>
              <table:table-cell office:value-type="float" office:value="12.272472">
                <text:p>12.2724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.333791175">
                <text:p>20.333791175</text:p>
              </table:table-cell>
              <table:table-cell office:value-type="float" office:value="12.16314">
                <text:p>12.163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.353780495">
                <text:p>20.353780495</text:p>
              </table:table-cell>
              <table:table-cell office:value-type="float" office:value="12.50668">
                <text:p>12.506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.374120772">
                <text:p>20.374120772</text:p>
              </table:table-cell>
              <table:table-cell office:value-type="float" office:value="12.290885">
                <text:p>12.29088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.394552602">
                <text:p>20.394552602</text:p>
              </table:table-cell>
              <table:table-cell office:value-type="float" office:value="12.235811">
                <text:p>12.23581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.415167541">
                <text:p>20.415167541</text:p>
              </table:table-cell>
              <table:table-cell office:value-type="float" office:value="12.127128">
                <text:p>12.1271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.435263674">
                <text:p>20.435263674</text:p>
              </table:table-cell>
              <table:table-cell office:value-type="float" office:value="12.440205">
                <text:p>12.4402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.455680244">
                <text:p>20.455680244</text:p>
              </table:table-cell>
              <table:table-cell office:value-type="float" office:value="12.244956">
                <text:p>12.24495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.476203628">
                <text:p>20.476203628</text:p>
              </table:table-cell>
              <table:table-cell office:value-type="float" office:value="12.181227">
                <text:p>12.18122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.496879602">
                <text:p>20.496879602</text:p>
              </table:table-cell>
              <table:table-cell office:value-type="float" office:value="12.091329">
                <text:p>12.09132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.51703677">
                <text:p>20.51703677</text:p>
              </table:table-cell>
              <table:table-cell office:value-type="float" office:value="12.402535">
                <text:p>12.4025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.537499119">
                <text:p>20.537499119</text:p>
              </table:table-cell>
              <table:table-cell office:value-type="float" office:value="12.217561">
                <text:p>12.21756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.558068281">
                <text:p>20.558068281</text:p>
              </table:table-cell>
              <table:table-cell office:value-type="float" office:value="12.154117">
                <text:p>12.15411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.578790033">
                <text:p>20.578790033</text:p>
              </table:table-cell>
              <table:table-cell office:value-type="float" office:value="12.064617">
                <text:p>12.0646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.598992979">
                <text:p>20.598992979</text:p>
              </table:table-cell>
              <table:table-cell office:value-type="float" office:value="12.374433">
                <text:p>12.3744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.619501104">
                <text:p>20.619501104</text:p>
              </table:table-cell>
              <table:table-cell office:value-type="float" office:value="12.19029">
                <text:p>12.190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.640085525">
                <text:p>20.640085525</text:p>
              </table:table-cell>
              <table:table-cell office:value-type="float" office:value="12.145106">
                <text:p>12.14510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.660853054">
                <text:p>20.660853054</text:p>
              </table:table-cell>
              <table:table-cell office:value-type="float" office:value="12.038024">
                <text:p>12.0380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.681056">
                <text:p>20.681056</text:p>
              </table:table-cell>
              <table:table-cell office:value-type="float" office:value="12.374433">
                <text:p>12.37443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.701564125">
                <text:p>20.701564125</text:p>
              </table:table-cell>
              <table:table-cell office:value-type="float" office:value="12.19029">
                <text:p>12.1902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.722179064">
                <text:p>20.722179064</text:p>
              </table:table-cell>
              <table:table-cell office:value-type="float" office:value="12.127128">
                <text:p>12.1271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.742931334">
                <text:p>20.742931334</text:p>
              </table:table-cell>
              <table:table-cell office:value-type="float" office:value="12.046875">
                <text:p>12.0468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.763149539">
                <text:p>20.763149539</text:p>
              </table:table-cell>
              <table:table-cell office:value-type="float" office:value="12.365094">
                <text:p>12.36509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.783672923">
                <text:p>20.783672923</text:p>
              </table:table-cell>
              <table:table-cell office:value-type="float" office:value="12.181227">
                <text:p>12.1812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.804287862">
                <text:p>20.804287862</text:p>
              </table:table-cell>
              <table:table-cell office:value-type="float" office:value="12.127128">
                <text:p>12.1271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.825040132">
                <text:p>20.825040132</text:p>
              </table:table-cell>
              <table:table-cell office:value-type="float" office:value="12.046875">
                <text:p>12.0468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.845212558">
                <text:p>20.845212558</text:p>
              </table:table-cell>
              <table:table-cell office:value-type="float" office:value="12.393154">
                <text:p>12.39315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.865720683">
                <text:p>20.865720683</text:p>
              </table:table-cell>
              <table:table-cell office:value-type="float" office:value="12.19029">
                <text:p>12.1902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.886305104">
                <text:p>20.886305104</text:p>
              </table:table-cell>
              <table:table-cell office:value-type="float" office:value="12.145106">
                <text:p>12.14510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.907042115">
                <text:p>20.907042115</text:p>
              </table:table-cell>
              <table:table-cell office:value-type="float" office:value="12.055739">
                <text:p>12.05573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.927214541">
                <text:p>20.927214541</text:p>
              </table:table-cell>
              <table:table-cell office:value-type="float" office:value="12.393154">
                <text:p>12.39315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.947646371">
                <text:p>20.947646371</text:p>
              </table:table-cell>
              <table:table-cell office:value-type="float" office:value="12.235811">
                <text:p>12.23581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.968185014">
                <text:p>20.968185014</text:p>
              </table:table-cell>
              <table:table-cell office:value-type="float" office:value="12.172177">
                <text:p>12.1721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.988860988">
                <text:p>20.988860988</text:p>
              </table:table-cell>
              <table:table-cell office:value-type="float" office:value="12.091329">
                <text:p>12.09132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1.008957121">
                <text:p>21.008957121</text:p>
              </table:table-cell>
              <table:table-cell office:value-type="float" office:value="12.440205">
                <text:p>12.44020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1.029343174">
                <text:p>21.029343174</text:p>
              </table:table-cell>
              <table:table-cell office:value-type="float" office:value="12.263287">
                <text:p>12.26328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.049790264">
                <text:p>21.049790264</text:p>
              </table:table-cell>
              <table:table-cell office:value-type="float" office:value="12.226679">
                <text:p>12.2266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.070374685">
                <text:p>21.070374685</text:p>
              </table:table-cell>
              <table:table-cell office:value-type="float" office:value="12.145106">
                <text:p>12.14510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.090379263">
                <text:p>21.090379263</text:p>
              </table:table-cell>
              <table:table-cell office:value-type="float" office:value="12.497139">
                <text:p>12.4971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.110658503">
                <text:p>21.110658503</text:p>
              </table:table-cell>
              <table:table-cell office:value-type="float" office:value="12.327878">
                <text:p>12.32787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1.131014039">
                <text:p>21.131014039</text:p>
              </table:table-cell>
              <table:table-cell office:value-type="float" office:value="12.281672">
                <text:p>12.28167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.151491647">
                <text:p>21.151491647</text:p>
              </table:table-cell>
              <table:table-cell office:value-type="float" office:value="12.208457">
                <text:p>12.20845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.171389412">
                <text:p>21.171389412</text:p>
              </table:table-cell>
              <table:table-cell office:value-type="float" office:value="12.564226">
                <text:p>12.56422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1.191531321">
                <text:p>21.191531321</text:p>
              </table:table-cell>
              <table:table-cell office:value-type="float" office:value="12.411931">
                <text:p>12.41193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1.211764784">
                <text:p>21.211764784</text:p>
              </table:table-cell>
              <table:table-cell office:value-type="float" office:value="12.355769">
                <text:p>12.3557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1.23212032">
                <text:p>21.23212032</text:p>
              </table:table-cell>
              <table:table-cell office:value-type="float" office:value="12.281672">
                <text:p>12.28167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1.251896012">
                <text:p>21.251896012</text:p>
              </table:table-cell>
              <table:table-cell office:value-type="float" office:value="12.641783">
                <text:p>12.64178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1.27190059">
                <text:p>21.27190059</text:p>
              </table:table-cell>
              <table:table-cell office:value-type="float" office:value="12.497139">
                <text:p>12.4971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1.291981464">
                <text:p>21.291981464</text:p>
              </table:table-cell>
              <table:table-cell office:value-type="float" office:value="12.449657">
                <text:p>12.44965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1.312169149">
                <text:p>21.312169149</text:p>
              </table:table-cell>
              <table:table-cell office:value-type="float" office:value="12.383787">
                <text:p>12.38378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1.331776993">
                <text:p>21.331776993</text:p>
              </table:table-cell>
              <table:table-cell office:value-type="float" office:value="12.749999">
                <text:p>12.7499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1.351613723">
                <text:p>21.351613723</text:p>
              </table:table-cell>
              <table:table-cell office:value-type="float" office:value="12.602884">
                <text:p>12.60288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1.371496229">
                <text:p>21.371496229</text:p>
              </table:table-cell>
              <table:table-cell office:value-type="float" office:value="12.573868">
                <text:p>12.57386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1.391470289">
                <text:p>21.391470289</text:p>
              </table:table-cell>
              <table:table-cell office:value-type="float" office:value="12.516233">
                <text:p>12.5162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1.410864506">
                <text:p>21.410864506</text:p>
              </table:table-cell>
              <table:table-cell office:value-type="float" office:value="12.890441">
                <text:p>12.89044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1.430487609">
                <text:p>21.430487609</text:p>
              </table:table-cell>
              <table:table-cell office:value-type="float" office:value="12.740085">
                <text:p>12.74008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1.450171747">
                <text:p>21.450171747</text:p>
              </table:table-cell>
              <table:table-cell office:value-type="float" office:value="12.700582">
                <text:p>12.70058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1.469962698">
                <text:p>21.469962698</text:p>
              </table:table-cell>
              <table:table-cell office:value-type="float" office:value="12.632035">
                <text:p>12.63203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1.489128029">
                <text:p>21.489128029</text:p>
              </table:table-cell>
              <table:table-cell office:value-type="float" office:value="13.044387">
                <text:p>13.04438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1.508583281">
                <text:p>21.508583281</text:p>
              </table:table-cell>
              <table:table-cell office:value-type="float" office:value="12.850001">
                <text:p>12.8500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1.528084311">
                <text:p>21.528084311</text:p>
              </table:table-cell>
              <table:table-cell office:value-type="float" office:value="12.819836">
                <text:p>12.81983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1.547707414">
                <text:p>21.547707414</text:p>
              </table:table-cell>
              <table:table-cell office:value-type="float" office:value="12.740085">
                <text:p>12.74008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1.566750674">
                <text:p>21.566750674</text:p>
              </table:table-cell>
              <table:table-cell office:value-type="float" office:value="13.128005">
                <text:p>13.1280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1.586053336">
                <text:p>21.586053336</text:p>
              </table:table-cell>
              <table:table-cell office:value-type="float" office:value="12.951581">
                <text:p>12.95158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1.605432294">
                <text:p>21.605432294</text:p>
              </table:table-cell>
              <table:table-cell office:value-type="float" office:value="12.900591">
                <text:p>12.9005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1.624902807">
                <text:p>21.624902807</text:p>
              </table:table-cell>
              <table:table-cell office:value-type="float" office:value="12.839929">
                <text:p>12.83992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1.643823994">
                <text:p>21.643823994</text:p>
              </table:table-cell>
              <table:table-cell office:value-type="float" office:value="13.212702">
                <text:p>13.21270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1.663019844">
                <text:p>21.663019844</text:p>
              </table:table-cell>
              <table:table-cell office:value-type="float" office:value="13.023648">
                <text:p>13.02364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1.682291989">
                <text:p>21.682291989</text:p>
              </table:table-cell>
              <table:table-cell office:value-type="float" office:value="12.97209">
                <text:p>12.9720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1.701686206">
                <text:p>21.701686206</text:p>
              </table:table-cell>
              <table:table-cell office:value-type="float" office:value="12.890441">
                <text:p>12.8904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1.720546358">
                <text:p>21.720546358</text:p>
              </table:table-cell>
              <table:table-cell office:value-type="float" office:value="13.255461">
                <text:p>13.25546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1.739681172">
                <text:p>21.739681172</text:p>
              </table:table-cell>
              <table:table-cell office:value-type="float" office:value="13.06519">
                <text:p>13.065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1.75889228">
                <text:p>21.75889228</text:p>
              </table:table-cell>
              <table:table-cell office:value-type="float" office:value="13.013305">
                <text:p>13.01330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1.77824072">
                <text:p>21.77824072</text:p>
              </table:table-cell>
              <table:table-cell office:value-type="float" office:value="12.9209385">
                <text:p>12.92093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1.797070353">
                <text:p>21.797070353</text:p>
              </table:table-cell>
              <table:table-cell office:value-type="float" office:value="13.276945">
                <text:p>13.27694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1.816205167">
                <text:p>21.816205167</text:p>
              </table:table-cell>
              <table:table-cell office:value-type="float" office:value="13.06519">
                <text:p>13.065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1.835416275">
                <text:p>21.835416275</text:p>
              </table:table-cell>
              <table:table-cell office:value-type="float" office:value="13.013305">
                <text:p>13.0133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1.854795233">
                <text:p>21.854795233</text:p>
              </table:table-cell>
              <table:table-cell office:value-type="float" office:value="12.900591">
                <text:p>12.9005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1.873640124">
                <text:p>21.873640124</text:p>
              </table:table-cell>
              <table:table-cell office:value-type="float" office:value="13.266195">
                <text:p>13.2661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1.892805455">
                <text:p>21.892805455</text:p>
              </table:table-cell>
              <table:table-cell office:value-type="float" office:value="13.044387">
                <text:p>13.04438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1.912047082">
                <text:p>21.912047082</text:p>
              </table:table-cell>
              <table:table-cell office:value-type="float" office:value="12.992664">
                <text:p>12.9926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1.931441299">
                <text:p>21.931441299</text:p>
              </table:table-cell>
              <table:table-cell office:value-type="float" office:value="12.890441">
                <text:p>12.89044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1.950331969">
                <text:p>21.950331969</text:p>
              </table:table-cell>
              <table:table-cell office:value-type="float" office:value="13.234047">
                <text:p>13.23404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1.9694973">
                <text:p>21.9694973</text:p>
              </table:table-cell>
              <table:table-cell office:value-type="float" office:value="13.044387">
                <text:p>13.04438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1.988754186">
                <text:p>21.988754186</text:p>
              </table:table-cell>
              <table:table-cell office:value-type="float" office:value="12.982368">
                <text:p>12.98236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.008148403">
                <text:p>22.008148403</text:p>
              </table:table-cell>
              <table:table-cell office:value-type="float" office:value="12.890441">
                <text:p>12.89044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.027054331">
                <text:p>22.027054331</text:p>
              </table:table-cell>
              <table:table-cell office:value-type="float" office:value="13.223366">
                <text:p>13.22336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2.046250181">
                <text:p>22.046250181</text:p>
              </table:table-cell>
              <table:table-cell office:value-type="float" office:value="13.023648">
                <text:p>13.02364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2.065568102">
                <text:p>22.065568102</text:p>
              </table:table-cell>
              <table:table-cell office:value-type="float" office:value="12.941351">
                <text:p>12.9413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2.085069132">
                <text:p>22.085069132</text:p>
              </table:table-cell>
              <table:table-cell office:value-type="float" office:value="12.819836">
                <text:p>12.8198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2.104020837">
                <text:p>22.104020837</text:p>
              </table:table-cell>
              <table:table-cell office:value-type="float" office:value="13.191426">
                <text:p>13.19142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2.123277723">
                <text:p>22.123277723</text:p>
              </table:table-cell>
              <table:table-cell office:value-type="float" office:value="12.982368">
                <text:p>12.98236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2.142687199">
                <text:p>22.142687199</text:p>
              </table:table-cell>
              <table:table-cell office:value-type="float" office:value="12.880307">
                <text:p>12.8803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2.162234006">
                <text:p>22.162234006</text:p>
              </table:table-cell>
              <table:table-cell office:value-type="float" office:value="12.789813">
                <text:p>12.78981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2.181277266">
                <text:p>22.181277266</text:p>
              </table:table-cell>
              <table:table-cell office:value-type="float" office:value="13.128005">
                <text:p>13.1280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.200625706">
                <text:p>22.200625706</text:p>
              </table:table-cell>
              <table:table-cell office:value-type="float" office:value="12.9209385">
                <text:p>12.920938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.220065699">
                <text:p>22.220065699</text:p>
              </table:table-cell>
              <table:table-cell office:value-type="float" office:value="12.860087">
                <text:p>12.86008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2.239673543">
                <text:p>22.239673543</text:p>
              </table:table-cell>
              <table:table-cell office:value-type="float" office:value="12.749999">
                <text:p>12.74999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2.258762579">
                <text:p>22.258762579</text:p>
              </table:table-cell>
              <table:table-cell office:value-type="float" office:value="13.096523">
                <text:p>13.0965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.278172055">
                <text:p>22.278172055</text:p>
              </table:table-cell>
              <table:table-cell office:value-type="float" office:value="12.880307">
                <text:p>12.88030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.297657827">
                <text:p>22.297657827</text:p>
              </table:table-cell>
              <table:table-cell office:value-type="float" office:value="12.829874">
                <text:p>12.82987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.317341965">
                <text:p>22.317341965</text:p>
              </table:table-cell>
              <table:table-cell office:value-type="float" office:value="12.700582">
                <text:p>12.70058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2.336507296">
                <text:p>22.336507296</text:p>
              </table:table-cell>
              <table:table-cell office:value-type="float" office:value="13.044387">
                <text:p>13.04438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2.355977809">
                <text:p>22.355977809</text:p>
              </table:table-cell>
              <table:table-cell office:value-type="float" office:value="12.839929">
                <text:p>12.83992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2.375585653">
                <text:p>22.375585653</text:p>
              </table:table-cell>
              <table:table-cell office:value-type="float" office:value="12.749999">
                <text:p>12.74999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2.395346087">
                <text:p>22.395346087</text:p>
              </table:table-cell>
              <table:table-cell office:value-type="float" office:value="12.651545">
                <text:p>12.65154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.414557195">
                <text:p>22.414557195</text:p>
              </table:table-cell>
              <table:table-cell office:value-type="float" office:value="13.013305">
                <text:p>13.0133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2.434119261">
                <text:p>22.434119261</text:p>
              </table:table-cell>
              <table:table-cell office:value-type="float" office:value="12.779837">
                <text:p>12.77983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.453803399">
                <text:p>22.453803399</text:p>
              </table:table-cell>
              <table:table-cell office:value-type="float" office:value="12.700582">
                <text:p>12.7005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2.473624868">
                <text:p>22.473624868</text:p>
              </table:table-cell>
              <table:table-cell office:value-type="float" office:value="12.612587">
                <text:p>12.61258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2.49292753">
                <text:p>22.49292753</text:p>
              </table:table-cell>
              <table:table-cell office:value-type="float" office:value="12.951581">
                <text:p>12.95158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2.51258115">
                <text:p>22.51258115</text:p>
              </table:table-cell>
              <table:table-cell office:value-type="float" office:value="12.720303">
                <text:p>12.7203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2.532341584">
                <text:p>22.532341584</text:p>
              </table:table-cell>
              <table:table-cell office:value-type="float" office:value="12.651545">
                <text:p>12.65154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2.552269866">
                <text:p>22.552269866</text:p>
              </table:table-cell>
              <table:table-cell office:value-type="float" office:value="12.544986">
                <text:p>12.54498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2.571679342">
                <text:p>22.571679342</text:p>
              </table:table-cell>
              <table:table-cell office:value-type="float" office:value="12.880307">
                <text:p>12.8803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2.591393999">
                <text:p>22.591393999</text:p>
              </table:table-cell>
              <table:table-cell office:value-type="float" office:value="12.680921">
                <text:p>12.68092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2.611215468">
                <text:p>22.611215468</text:p>
              </table:table-cell>
              <table:table-cell office:value-type="float" office:value="12.612587">
                <text:p>12.6125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2.631235305">
                <text:p>22.631235305</text:p>
              </table:table-cell>
              <table:table-cell office:value-type="float" office:value="12.487615">
                <text:p>12.4876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2.650721077">
                <text:p>22.650721077</text:p>
              </table:table-cell>
              <table:table-cell office:value-type="float" office:value="12.829874">
                <text:p>12.82987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2.670512028">
                <text:p>22.670512028</text:p>
              </table:table-cell>
              <table:table-cell office:value-type="float" office:value="12.632035">
                <text:p>12.6320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.690455568">
                <text:p>22.690455568</text:p>
              </table:table-cell>
              <table:table-cell office:value-type="float" office:value="12.535387">
                <text:p>12.53538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2.710582218">
                <text:p>22.710582218</text:p>
              </table:table-cell>
              <table:table-cell office:value-type="float" office:value="12.421341">
                <text:p>12.42134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2.730174803">
                <text:p>22.730174803</text:p>
              </table:table-cell>
              <table:table-cell office:value-type="float" office:value="12.759929">
                <text:p>12.7599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2.750103085">
                <text:p>22.750103085</text:p>
              </table:table-cell>
              <table:table-cell office:value-type="float" office:value="12.544986">
                <text:p>12.5449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2.770153439">
                <text:p>22.770153439</text:p>
              </table:table-cell>
              <table:table-cell office:value-type="float" office:value="12.468608">
                <text:p>12.46860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2.790386902">
                <text:p>22.790386902</text:p>
              </table:table-cell>
              <table:table-cell office:value-type="float" office:value="12.355769">
                <text:p>12.35576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2.810086299">
                <text:p>22.810086299</text:p>
              </table:table-cell>
              <table:table-cell office:value-type="float" office:value="12.690743">
                <text:p>12.69074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2.830106136">
                <text:p>22.830106136</text:p>
              </table:table-cell>
              <table:table-cell office:value-type="float" office:value="12.487615">
                <text:p>12.4876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2.850248045">
                <text:p>22.850248045</text:p>
              </table:table-cell>
              <table:table-cell office:value-type="float" office:value="12.411931">
                <text:p>12.41193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2.870588322">
                <text:p>22.870588322</text:p>
              </table:table-cell>
              <table:table-cell office:value-type="float" office:value="12.290885">
                <text:p>12.2908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2.890394532">
                <text:p>22.890394532</text:p>
              </table:table-cell>
              <table:table-cell office:value-type="float" office:value="12.622304">
                <text:p>12.6223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2.9105517">
                <text:p>22.9105517</text:p>
              </table:table-cell>
              <table:table-cell office:value-type="float" office:value="12.402535">
                <text:p>12.4025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2.930785163">
                <text:p>22.930785163</text:p>
              </table:table-cell>
              <table:table-cell office:value-type="float" office:value="12.355769">
                <text:p>12.35576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2.951247512">
                <text:p>22.951247512</text:p>
              </table:table-cell>
              <table:table-cell office:value-type="float" office:value="12.217561">
                <text:p>12.21756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2.971160535">
                <text:p>22.971160535</text:p>
              </table:table-cell>
              <table:table-cell office:value-type="float" office:value="12.554598">
                <text:p>12.55459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2.991393998">
                <text:p>22.991393998</text:p>
              </table:table-cell>
              <table:table-cell office:value-type="float" office:value="12.355769">
                <text:p>12.35576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.01179531">
                <text:p>23.01179531</text:p>
              </table:table-cell>
              <table:table-cell office:value-type="float" office:value="12.254114">
                <text:p>12.2541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3.032364472">
                <text:p>23.032364472</text:p>
              </table:table-cell>
              <table:table-cell office:value-type="float" office:value="12.154117">
                <text:p>12.1541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3.052399568">
                <text:p>23.052399568</text:p>
              </table:table-cell>
              <table:table-cell office:value-type="float" office:value="12.478104">
                <text:p>12.4781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3.072755104">
                <text:p>23.072755104</text:p>
              </table:table-cell>
              <table:table-cell office:value-type="float" office:value="12.281672">
                <text:p>12.2816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3.093247971">
                <text:p>23.093247971</text:p>
              </table:table-cell>
              <table:table-cell office:value-type="float" office:value="12.199367">
                <text:p>12.1993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3.113908686">
                <text:p>23.113908686</text:p>
              </table:table-cell>
              <table:table-cell office:value-type="float" office:value="12.100259">
                <text:p>12.1002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3.134050595">
                <text:p>23.134050595</text:p>
              </table:table-cell>
              <table:table-cell office:value-type="float" office:value="12.411931">
                <text:p>12.41193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3.154497685">
                <text:p>23.154497685</text:p>
              </table:table-cell>
              <table:table-cell office:value-type="float" office:value="12.226679">
                <text:p>12.22667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3.175066847">
                <text:p>23.175066847</text:p>
              </table:table-cell>
              <table:table-cell office:value-type="float" office:value="12.154117">
                <text:p>12.15411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3.195819117">
                <text:p>23.195819117</text:p>
              </table:table-cell>
              <table:table-cell office:value-type="float" office:value="12.046875">
                <text:p>12.0468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3.216037322">
                <text:p>23.216037322</text:p>
              </table:table-cell>
              <table:table-cell office:value-type="float" office:value="12.365094">
                <text:p>12.36509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3.236575965">
                <text:p>23.236575965</text:p>
              </table:table-cell>
              <table:table-cell office:value-type="float" office:value="12.172177">
                <text:p>12.17217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3.257221421">
                <text:p>23.257221421</text:p>
              </table:table-cell>
              <table:table-cell office:value-type="float" office:value="12.109201">
                <text:p>12.1092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3.278065245">
                <text:p>23.278065245</text:p>
              </table:table-cell>
              <table:table-cell office:value-type="float" office:value="11.99396">
                <text:p>11.9939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3.298329226">
                <text:p>23.298329226</text:p>
              </table:table-cell>
              <table:table-cell office:value-type="float" office:value="12.337161">
                <text:p>12.33716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3.318928906">
                <text:p>23.318928906</text:p>
              </table:table-cell>
              <table:table-cell office:value-type="float" office:value="12.13611">
                <text:p>12.136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3.339665917">
                <text:p>23.339665917</text:p>
              </table:table-cell>
              <table:table-cell office:value-type="float" office:value="12.055739">
                <text:p>12.0557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3.360555517">
                <text:p>23.360555517</text:p>
              </table:table-cell>
              <table:table-cell office:value-type="float" office:value="11.967678">
                <text:p>11.96767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3.380895794">
                <text:p>23.380895794</text:p>
              </table:table-cell>
              <table:table-cell office:value-type="float" office:value="12.290885">
                <text:p>12.29088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3.401556509">
                <text:p>23.401556509</text:p>
              </table:table-cell>
              <table:table-cell office:value-type="float" office:value="12.100259">
                <text:p>12.10025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3.422339296">
                <text:p>23.422339296</text:p>
              </table:table-cell>
              <table:table-cell office:value-type="float" office:value="12.029185">
                <text:p>12.02918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3.443274675">
                <text:p>23.443274675</text:p>
              </table:table-cell>
              <table:table-cell office:value-type="float" office:value="11.941508">
                <text:p>11.9415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3.463660728">
                <text:p>23.463660728</text:p>
              </table:table-cell>
              <table:table-cell office:value-type="float" office:value="12.263287">
                <text:p>12.2632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3.484351963">
                <text:p>23.484351963</text:p>
              </table:table-cell>
              <table:table-cell office:value-type="float" office:value="12.082411">
                <text:p>12.0824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3.505150009">
                <text:p>23.505150009</text:p>
              </table:table-cell>
              <table:table-cell office:value-type="float" office:value="12.02036">
                <text:p>12.020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3.526100647">
                <text:p>23.526100647</text:p>
              </table:table-cell>
              <table:table-cell office:value-type="float" office:value="11.932811">
                <text:p>11.9328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3.546501959">
                <text:p>23.546501959</text:p>
              </table:table-cell>
              <table:table-cell office:value-type="float" office:value="12.254114">
                <text:p>12.2541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3.567193194">
                <text:p>23.567193194</text:p>
              </table:table-cell>
              <table:table-cell office:value-type="float" office:value="12.082411">
                <text:p>12.0824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3.587975981">
                <text:p>23.587975981</text:p>
              </table:table-cell>
              <table:table-cell office:value-type="float" office:value="12.029185">
                <text:p>12.02918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3.608926619">
                <text:p>23.608926619</text:p>
              </table:table-cell>
              <table:table-cell office:value-type="float" office:value="11.932811">
                <text:p>11.9328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3.629282155">
                <text:p>23.629282155</text:p>
              </table:table-cell>
              <table:table-cell office:value-type="float" office:value="12.281672">
                <text:p>12.28167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3.649912353">
                <text:p>23.649912353</text:p>
              </table:table-cell>
              <table:table-cell office:value-type="float" office:value="12.118158">
                <text:p>12.11815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3.670588327">
                <text:p>23.670588327</text:p>
              </table:table-cell>
              <table:table-cell office:value-type="float" office:value="12.091329">
                <text:p>12.09132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3.691432151">
                <text:p>23.691432151</text:p>
              </table:table-cell>
              <table:table-cell office:value-type="float" office:value="11.99396">
                <text:p>11.9939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3.711680873">
                <text:p>23.711680873</text:p>
              </table:table-cell>
              <table:table-cell office:value-type="float" office:value="12.346458">
                <text:p>12.34645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3.732188998">
                <text:p>23.732188998</text:p>
              </table:table-cell>
              <table:table-cell office:value-type="float" office:value="12.19029">
                <text:p>12.1902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3.7527429">
                <text:p>23.7527429</text:p>
              </table:table-cell>
              <table:table-cell office:value-type="float" office:value="12.16314">
                <text:p>12.163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3.773388356">
                <text:p>23.773388356</text:p>
              </table:table-cell>
              <table:table-cell office:value-type="float" office:value="12.109201">
                <text:p>12.1092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3.793408193">
                <text:p>23.793408193</text:p>
              </table:table-cell>
              <table:table-cell office:value-type="float" office:value="12.487615">
                <text:p>12.4876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3.813687433">
                <text:p>23.813687433</text:p>
              </table:table-cell>
              <table:table-cell office:value-type="float" office:value="12.327878">
                <text:p>12.32787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3.833981932">
                <text:p>23.833981932</text:p>
              </table:table-cell>
              <table:table-cell office:value-type="float" office:value="12.318609">
                <text:p>12.31860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3.854337468">
                <text:p>23.854337468</text:p>
              </table:table-cell>
              <table:table-cell office:value-type="float" office:value="12.281672">
                <text:p>12.2816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3.874097902">
                <text:p>23.874097902</text:p>
              </table:table-cell>
              <table:table-cell office:value-type="float" office:value="12.651545">
                <text:p>12.65154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3.894071962">
                <text:p>23.894071962</text:p>
              </table:table-cell>
              <table:table-cell office:value-type="float" office:value="12.516233">
                <text:p>12.5162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3.914061282">
                <text:p>23.914061282</text:p>
              </table:table-cell>
              <table:table-cell office:value-type="float" office:value="12.50668">
                <text:p>12.5066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3.934157415">
                <text:p>23.934157415</text:p>
              </table:table-cell>
              <table:table-cell office:value-type="float" office:value="12.440205">
                <text:p>12.4402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3.953643187">
                <text:p>23.953643187</text:p>
              </table:table-cell>
              <table:table-cell office:value-type="float" office:value="12.829874">
                <text:p>12.82987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3.973388362">
                <text:p>23.973388362</text:p>
              </table:table-cell>
              <table:table-cell office:value-type="float" office:value="12.661322">
                <text:p>12.66132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3.993148796">
                <text:p>23.993148796</text:p>
              </table:table-cell>
              <table:table-cell office:value-type="float" office:value="12.651545">
                <text:p>12.65154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4.013016043">
                <text:p>24.013016043</text:p>
              </table:table-cell>
              <table:table-cell office:value-type="float" office:value="12.583526">
                <text:p>12.58352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4.032272929">
                <text:p>24.032272929</text:p>
              </table:table-cell>
              <table:table-cell office:value-type="float" office:value="12.982368">
                <text:p>12.98236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4.051834995">
                <text:p>24.051834995</text:p>
              </table:table-cell>
              <table:table-cell office:value-type="float" office:value="12.779837">
                <text:p>12.77983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4.071442839">
                <text:p>24.071442839</text:p>
              </table:table-cell>
              <table:table-cell office:value-type="float" office:value="12.749999">
                <text:p>12.74999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.091172755">
                <text:p>24.091172755</text:p>
              </table:table-cell>
              <table:table-cell office:value-type="float" office:value="12.671113">
                <text:p>12.6711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4.110368605">
                <text:p>24.110368605</text:p>
              </table:table-cell>
              <table:table-cell office:value-type="float" office:value="13.023648">
                <text:p>13.02364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4.129808598">
                <text:p>24.129808598</text:p>
              </table:table-cell>
              <table:table-cell office:value-type="float" office:value="12.860087">
                <text:p>12.86008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4.149340146">
                <text:p>24.149340146</text:p>
              </table:table-cell>
              <table:table-cell office:value-type="float" office:value="12.799805">
                <text:p>12.79980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4.169009025">
                <text:p>24.169009025</text:p>
              </table:table-cell>
              <table:table-cell office:value-type="float" office:value="12.710434">
                <text:p>12.7104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4.188143839">
                <text:p>24.188143839</text:p>
              </table:table-cell>
              <table:table-cell office:value-type="float" office:value="13.06519">
                <text:p>13.065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4.207568574">
                <text:p>24.207568574</text:p>
              </table:table-cell>
              <table:table-cell office:value-type="float" office:value="12.870189">
                <text:p>12.87018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.227054346">
                <text:p>24.227054346</text:p>
              </table:table-cell>
              <table:table-cell office:value-type="float" office:value="12.829874">
                <text:p>12.82987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4.246707966">
                <text:p>24.246707966</text:p>
              </table:table-cell>
              <table:table-cell office:value-type="float" office:value="12.720303">
                <text:p>12.72030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4.265812262">
                <text:p>24.265812262</text:p>
              </table:table-cell>
              <table:table-cell office:value-type="float" office:value="13.0860615">
                <text:p>13.08606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4.285236997">
                <text:p>24.285236997</text:p>
              </table:table-cell>
              <table:table-cell office:value-type="float" office:value="12.870189">
                <text:p>12.87018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4.304753287">
                <text:p>24.304753287</text:p>
              </table:table-cell>
              <table:table-cell office:value-type="float" office:value="12.809813">
                <text:p>12.8098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.324391648">
                <text:p>24.324391648</text:p>
              </table:table-cell>
              <table:table-cell office:value-type="float" office:value="12.7301855">
                <text:p>12.73018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4.343511203">
                <text:p>24.343511203</text:p>
              </table:table-cell>
              <table:table-cell office:value-type="float" office:value="13.075618">
                <text:p>13.07561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.362935938">
                <text:p>24.362935938</text:p>
              </table:table-cell>
              <table:table-cell office:value-type="float" office:value="12.870189">
                <text:p>12.8701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.382467486">
                <text:p>24.382467486</text:p>
              </table:table-cell>
              <table:table-cell office:value-type="float" office:value="12.799805">
                <text:p>12.79980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.402151624">
                <text:p>24.402151624</text:p>
              </table:table-cell>
              <table:table-cell office:value-type="float" office:value="12.700582">
                <text:p>12.70058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4.421332214">
                <text:p>24.421332214</text:p>
              </table:table-cell>
              <table:table-cell office:value-type="float" office:value="13.034009">
                <text:p>13.03400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.440802727">
                <text:p>24.440802727</text:p>
              </table:table-cell>
              <table:table-cell office:value-type="float" office:value="12.839929">
                <text:p>12.8399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.460380051">
                <text:p>24.460380051</text:p>
              </table:table-cell>
              <table:table-cell office:value-type="float" office:value="12.769876">
                <text:p>12.76987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.480094708">
                <text:p>24.480094708</text:p>
              </table:table-cell>
              <table:table-cell office:value-type="float" office:value="12.680921">
                <text:p>12.6809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.499290558">
                <text:p>24.499290558</text:p>
              </table:table-cell>
              <table:table-cell office:value-type="float" office:value="13.023648">
                <text:p>13.0236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.518822106">
                <text:p>24.518822106</text:p>
              </table:table-cell>
              <table:table-cell office:value-type="float" office:value="12.799805">
                <text:p>12.7998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